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officeooo:paragraph-rsid="000fecca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8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0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1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2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0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1" style:family="paragraph" style:parent-style-name="Standard">
      <style:text-properties fo:font-style="normal" officeooo:paragraph-rsid="00751d17" style:font-style-asian="normal" style:font-style-complex="normal"/>
    </style:style>
    <style:style style:name="P32" style:family="paragraph" style:parent-style-name="Standard">
      <style:text-properties fo:font-style="normal" officeooo:paragraph-rsid="006f66ec" style:font-style-asian="normal" style:font-style-complex="normal"/>
    </style:style>
    <style:style style:name="P33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4" style:family="paragraph" style:parent-style-name="Standard">
      <style:text-properties fo:font-style="normal" officeooo:paragraph-rsid="005f2637" style:font-style-asian="normal" style:font-style-complex="normal"/>
    </style:style>
    <style:style style:name="P35" style:family="paragraph" style:parent-style-name="Standard">
      <style:text-properties fo:font-style="normal" officeooo:paragraph-rsid="00644350" style:font-style-asian="normal" style:font-style-complex="normal"/>
    </style:style>
    <style:style style:name="P36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7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38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39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0" style:family="paragraph" style:parent-style-name="Standard">
      <style:text-properties fo:font-style="normal" officeooo:rsid="00751d17" officeooo:paragraph-rsid="0205ef18" style:font-style-asian="normal" style:font-style-complex="normal"/>
    </style:style>
    <style:style style:name="P41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2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3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4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6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47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48" style:family="paragraph" style:parent-style-name="Standard">
      <style:text-properties fo:font-style="normal" officeooo:paragraph-rsid="00939859" style:font-style-asian="normal" style:font-style-complex="normal"/>
    </style:style>
    <style:style style:name="P49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1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2" style:family="paragraph" style:parent-style-name="Standard">
      <style:text-properties fo:font-style="normal" officeooo:paragraph-rsid="00956521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4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5" style:family="paragraph" style:parent-style-name="Standard">
      <style:text-properties fo:font-style="normal" officeooo:rsid="00a1e031" style:font-style-asian="normal" style:font-style-complex="normal"/>
    </style:style>
    <style:style style:name="P56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57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58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59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0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6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6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67" style:family="paragraph" style:parent-style-name="Standard">
      <style:text-properties fo:font-style="normal" officeooo:paragraph-rsid="00c2c999" style:font-style-asian="normal" style:font-style-complex="normal"/>
    </style:style>
    <style:style style:name="P6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6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73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74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76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77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78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79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0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1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2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83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84" style:family="paragraph" style:parent-style-name="Standard">
      <style:text-properties fo:font-style="normal" officeooo:paragraph-rsid="01148430" style:font-style-asian="normal" style:font-style-complex="normal"/>
    </style:style>
    <style:style style:name="P85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8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89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0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1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2" style:family="paragraph" style:parent-style-name="Standard">
      <style:text-properties fo:font-style="normal" officeooo:paragraph-rsid="01190d75" style:font-style-asian="normal" style:font-style-complex="normal"/>
    </style:style>
    <style:style style:name="P93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94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98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0" style:family="paragraph" style:parent-style-name="Standard">
      <style:text-properties fo:font-style="normal" officeooo:paragraph-rsid="01305c41" style:font-style-asian="normal" style:font-style-complex="normal"/>
    </style:style>
    <style:style style:name="P101" style:family="paragraph" style:parent-style-name="Standard">
      <style:text-properties fo:font-style="normal" officeooo:paragraph-rsid="01401741" style:font-style-asian="normal" style:font-style-complex="normal"/>
    </style:style>
    <style:style style:name="P102" style:family="paragraph" style:parent-style-name="Standard">
      <style:text-properties fo:font-style="normal" officeooo:paragraph-rsid="01466326" style:font-style-asian="normal" style:font-style-complex="normal"/>
    </style:style>
    <style:style style:name="P103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04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05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06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07" style:family="paragraph" style:parent-style-name="Standard">
      <style:text-properties fo:font-style="normal" officeooo:paragraph-rsid="01549026" style:font-style-asian="normal" style:font-style-complex="normal"/>
    </style:style>
    <style:style style:name="P108" style:family="paragraph" style:parent-style-name="Standard">
      <style:text-properties fo:font-style="normal" officeooo:paragraph-rsid="01549d31" style:font-style-asian="normal" style:font-style-complex="normal"/>
    </style:style>
    <style:style style:name="P109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12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13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114" style:family="paragraph" style:parent-style-name="Standard">
      <style:text-properties fo:font-style="normal" officeooo:rsid="01f1e927" officeooo:paragraph-rsid="01f1e927" style:font-style-asian="normal" style:font-style-complex="normal"/>
    </style:style>
    <style:style style:name="P115" style:family="paragraph" style:parent-style-name="Standard">
      <style:text-properties fo:font-style="normal" officeooo:paragraph-rsid="02004c51" style:font-style-asian="normal" style:font-style-complex="normal"/>
    </style:style>
    <style:style style:name="P116" style:family="paragraph" style:parent-style-name="Standard">
      <style:text-properties fo:font-style="normal" officeooo:paragraph-rsid="0200a83b" style:font-style-asian="normal" style:font-style-complex="normal"/>
    </style:style>
    <style:style style:name="P117" style:family="paragraph" style:parent-style-name="Standard">
      <style:text-properties fo:font-style="normal" officeooo:rsid="0200a83b" officeooo:paragraph-rsid="0200a83b" style:font-style-asian="normal" style:font-style-complex="normal"/>
    </style:style>
    <style:style style:name="P118" style:family="paragraph" style:parent-style-name="Standard">
      <style:text-properties fo:font-style="normal" officeooo:rsid="009f187e" officeooo:paragraph-rsid="0217a59b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48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1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paragraph-rsid="0200a83b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89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6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1cdcabe" officeooo:paragraph-rsid="01d1bca2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paragraph-rsid="0200a83b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officeooo:paragraph-rsid="00134990"/>
    </style:style>
    <style:style style:name="P237" style:family="paragraph" style:parent-style-name="Standard">
      <style:text-properties fo:font-style="italic" style:font-style-asian="italic" style:font-style-complex="italic"/>
    </style:style>
    <style:style style:name="P23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3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4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4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4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4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4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47" style:family="paragraph" style:parent-style-name="Standard">
      <style:text-properties fo:font-style="italic" officeooo:paragraph-rsid="0057ec24" style:font-style-asian="italic" style:font-style-complex="italic"/>
    </style:style>
    <style:style style:name="P24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4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1" style:family="paragraph" style:parent-style-name="Standard">
      <style:text-properties fo:font-style="italic" officeooo:paragraph-rsid="005f2637" style:font-style-asian="italic" style:font-style-complex="italic"/>
    </style:style>
    <style:style style:name="P252" style:family="paragraph" style:parent-style-name="Standard">
      <style:text-properties fo:font-style="italic" officeooo:paragraph-rsid="00644350" style:font-style-asian="italic" style:font-style-complex="italic"/>
    </style:style>
    <style:style style:name="P25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5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5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56" style:family="paragraph" style:parent-style-name="Standard">
      <style:text-properties fo:font-style="italic" officeooo:paragraph-rsid="00684bfc" style:font-style-asian="italic" style:font-style-complex="italic"/>
    </style:style>
    <style:style style:name="P25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58" style:family="paragraph" style:parent-style-name="Standard">
      <style:text-properties fo:font-style="italic" officeooo:paragraph-rsid="006f66ec" style:font-style-asian="italic" style:font-style-complex="italic"/>
    </style:style>
    <style:style style:name="P259" style:family="paragraph" style:parent-style-name="Standard">
      <style:text-properties fo:font-style="italic" officeooo:paragraph-rsid="0071baff" style:font-style-asian="italic" style:font-style-complex="italic"/>
    </style:style>
    <style:style style:name="P26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1" style:family="paragraph" style:parent-style-name="Standard">
      <style:text-properties fo:font-style="italic" officeooo:paragraph-rsid="00751d17" style:font-style-asian="italic" style:font-style-complex="italic"/>
    </style:style>
    <style:style style:name="P26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63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64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65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66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67" style:family="paragraph" style:parent-style-name="Standard">
      <style:text-properties fo:font-style="italic" officeooo:rsid="006f66ec" officeooo:paragraph-rsid="01fd9e65" style:font-style-asian="italic" style:font-style-complex="italic"/>
    </style:style>
    <style:style style:name="P268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69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70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71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72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73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74" style:family="paragraph" style:parent-style-name="Standard">
      <style:text-properties fo:font-style="italic" officeooo:rsid="008c034a" officeooo:paragraph-rsid="020b5b34" style:font-style-asian="italic" style:font-style-complex="italic"/>
    </style:style>
    <style:style style:name="P275" style:family="paragraph" style:parent-style-name="Standard">
      <style:text-properties fo:font-style="italic" officeooo:paragraph-rsid="008eb3ea" style:font-style-asian="italic" style:font-style-complex="italic"/>
    </style:style>
    <style:style style:name="P276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77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78" style:family="paragraph" style:parent-style-name="Standard">
      <style:text-properties fo:font-style="italic" officeooo:paragraph-rsid="00939859" style:font-style-asian="italic" style:font-style-complex="italic"/>
    </style:style>
    <style:style style:name="P279" style:family="paragraph" style:parent-style-name="Standard">
      <style:text-properties fo:font-style="italic" officeooo:paragraph-rsid="00971224" style:font-style-asian="italic" style:font-style-complex="italic"/>
    </style:style>
    <style:style style:name="P280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81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82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83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84" style:family="paragraph" style:parent-style-name="Standard">
      <style:text-properties fo:font-style="italic" officeooo:paragraph-rsid="00a6f347" style:font-style-asian="italic" style:font-style-complex="italic"/>
    </style:style>
    <style:style style:name="P285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86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87" style:family="paragraph" style:parent-style-name="Standard">
      <style:text-properties fo:font-style="italic" officeooo:paragraph-rsid="00acfb9d" style:font-style-asian="italic" style:font-style-complex="italic"/>
    </style:style>
    <style:style style:name="P288" style:family="paragraph" style:parent-style-name="Standard">
      <style:text-properties fo:font-style="italic" officeooo:paragraph-rsid="00b41267" style:font-style-asian="italic" style:font-style-complex="italic"/>
    </style:style>
    <style:style style:name="P289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290" style:family="paragraph" style:parent-style-name="Standard">
      <style:text-properties fo:font-style="italic" officeooo:paragraph-rsid="00ba819c" style:font-style-asian="italic" style:font-style-complex="italic"/>
    </style:style>
    <style:style style:name="P291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92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93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294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95" style:family="paragraph" style:parent-style-name="Standard">
      <style:text-properties fo:font-style="italic" officeooo:paragraph-rsid="00c2c999" style:font-style-asian="italic" style:font-style-complex="italic"/>
    </style:style>
    <style:style style:name="P296" style:family="paragraph" style:parent-style-name="Standard">
      <style:text-properties fo:font-style="italic" officeooo:paragraph-rsid="00c50878" style:font-style-asian="italic" style:font-style-complex="italic"/>
    </style:style>
    <style:style style:name="P297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98" style:family="paragraph" style:parent-style-name="Standard">
      <style:text-properties fo:font-style="italic" officeooo:paragraph-rsid="00dd44af" style:font-style-asian="italic" style:font-style-complex="italic"/>
    </style:style>
    <style:style style:name="P299" style:family="paragraph" style:parent-style-name="Standard">
      <style:text-properties fo:font-style="italic" officeooo:paragraph-rsid="00f4c6c5" style:font-style-asian="italic" style:font-style-complex="italic"/>
    </style:style>
    <style:style style:name="P300" style:family="paragraph" style:parent-style-name="Standard">
      <style:text-properties fo:font-style="italic" officeooo:paragraph-rsid="00fc67ff" style:font-style-asian="italic" style:font-style-complex="italic"/>
    </style:style>
    <style:style style:name="P301" style:family="paragraph" style:parent-style-name="Standard">
      <style:text-properties fo:font-style="italic" officeooo:paragraph-rsid="00fdd3aa" style:font-style-asian="italic" style:font-style-complex="italic"/>
    </style:style>
    <style:style style:name="P302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03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04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05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06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07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08" style:family="paragraph" style:parent-style-name="Standard">
      <style:text-properties fo:font-style="italic" officeooo:paragraph-rsid="01148430" style:font-style-asian="italic" style:font-style-complex="italic"/>
    </style:style>
    <style:style style:name="P309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10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11" style:family="paragraph" style:parent-style-name="Standard">
      <style:text-properties fo:font-style="italic" officeooo:paragraph-rsid="01190d75" style:font-style-asian="italic" style:font-style-complex="italic"/>
    </style:style>
    <style:style style:name="P312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13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14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15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16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17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18" style:family="paragraph" style:parent-style-name="Standard">
      <style:text-properties fo:font-style="italic" officeooo:paragraph-rsid="01305c41" style:font-style-asian="italic" style:font-style-complex="italic"/>
    </style:style>
    <style:style style:name="P319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20" style:family="paragraph" style:parent-style-name="Standard">
      <style:text-properties fo:font-style="italic" officeooo:paragraph-rsid="01466326" style:font-style-asian="italic" style:font-style-complex="italic"/>
    </style:style>
    <style:style style:name="P321" style:family="paragraph" style:parent-style-name="Standard">
      <style:text-properties fo:font-style="italic" officeooo:paragraph-rsid="014f285e" style:font-style-asian="italic" style:font-style-complex="italic"/>
    </style:style>
    <style:style style:name="P322" style:family="paragraph" style:parent-style-name="Standard">
      <style:text-properties fo:font-style="italic" officeooo:paragraph-rsid="014d6fa3" style:font-style-asian="italic" style:font-style-complex="italic"/>
    </style:style>
    <style:style style:name="P323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24" style:family="paragraph" style:parent-style-name="Standard">
      <style:text-properties fo:font-style="italic" officeooo:paragraph-rsid="01549026" style:font-style-asian="italic" style:font-style-complex="italic"/>
    </style:style>
    <style:style style:name="P325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26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27" style:family="paragraph" style:parent-style-name="Standard">
      <style:text-properties fo:font-style="italic" officeooo:paragraph-rsid="0161b854" style:font-style-asian="italic" style:font-style-complex="italic"/>
    </style:style>
    <style:style style:name="P328" style:family="paragraph" style:parent-style-name="Standard">
      <style:text-properties fo:font-style="italic" officeooo:paragraph-rsid="01bb0dd2" style:font-style-asian="italic" style:font-style-complex="italic"/>
    </style:style>
    <style:style style:name="P329" style:family="paragraph" style:parent-style-name="Standard">
      <style:text-properties fo:font-style="italic" officeooo:paragraph-rsid="002f731d" style:font-style-asian="italic" style:font-style-complex="italic"/>
    </style:style>
    <style:style style:name="P330" style:family="paragraph" style:parent-style-name="Standard">
      <style:text-properties fo:font-style="italic" officeooo:paragraph-rsid="01f7ba13" style:font-style-asian="italic" style:font-style-complex="italic"/>
    </style:style>
    <style:style style:name="P331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332" style:family="paragraph" style:parent-style-name="Standard">
      <style:text-properties fo:font-style="italic" officeooo:paragraph-rsid="02004c51" style:font-style-asian="italic" style:font-style-complex="italic"/>
    </style:style>
    <style:style style:name="P333" style:family="paragraph" style:parent-style-name="Standard">
      <style:text-properties fo:font-style="italic" officeooo:paragraph-rsid="0200a83b" style:font-style-asian="italic" style:font-style-complex="italic"/>
    </style:style>
    <style:style style:name="P334" style:family="paragraph" style:parent-style-name="Standard">
      <style:text-properties fo:font-style="italic" officeooo:paragraph-rsid="008c034a" style:font-style-asian="italic" style:font-style-complex="italic"/>
    </style:style>
    <style:style style:name="P335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1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2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3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54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55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56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1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389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paragraph-rsid="02004c51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07ca694" officeooo:paragraph-rsid="0200a83b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paragraph-rsid="0200a83b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07b2101" officeooo:paragraph-rsid="0200a83b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399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0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1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2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3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04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06" style:family="paragraph" style:parent-style-name="Standard">
      <style:text-properties officeooo:paragraph-rsid="00154f37"/>
    </style:style>
    <style:style style:name="P407" style:family="paragraph" style:parent-style-name="Standard">
      <style:text-properties officeooo:paragraph-rsid="00186c3f"/>
    </style:style>
    <style:style style:name="P408" style:family="paragraph" style:parent-style-name="Standard">
      <style:text-properties officeooo:paragraph-rsid="0018e013"/>
    </style:style>
    <style:style style:name="P409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0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1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2" style:family="paragraph" style:parent-style-name="Standard">
      <style:text-properties officeooo:rsid="001c0ef5" officeooo:paragraph-rsid="001c0ef5"/>
    </style:style>
    <style:style style:name="P413" style:family="paragraph" style:parent-style-name="Standard">
      <style:text-properties officeooo:rsid="001c0ef5" officeooo:paragraph-rsid="00819260"/>
    </style:style>
    <style:style style:name="P414" style:family="paragraph" style:parent-style-name="Standard">
      <style:text-properties officeooo:rsid="001c5680" officeooo:paragraph-rsid="001c5680"/>
    </style:style>
    <style:style style:name="P415" style:family="paragraph" style:parent-style-name="Standard">
      <style:paragraph-properties fo:line-height="115%"/>
      <style:text-properties officeooo:rsid="001c5680" officeooo:paragraph-rsid="001c5680"/>
    </style:style>
    <style:style style:name="P416" style:family="paragraph" style:parent-style-name="Standard">
      <style:text-properties officeooo:paragraph-rsid="001c5680"/>
    </style:style>
    <style:style style:name="P417" style:family="paragraph" style:parent-style-name="Standard">
      <style:paragraph-properties fo:line-height="115%"/>
      <style:text-properties officeooo:paragraph-rsid="002ba0e7"/>
    </style:style>
    <style:style style:name="P418" style:family="paragraph" style:parent-style-name="Standard">
      <style:paragraph-properties fo:line-height="115%"/>
      <style:text-properties officeooo:paragraph-rsid="00819260"/>
    </style:style>
    <style:style style:name="P419" style:family="paragraph" style:parent-style-name="Standard">
      <style:paragraph-properties fo:line-height="115%"/>
      <style:text-properties officeooo:paragraph-rsid="0082c116"/>
    </style:style>
    <style:style style:name="P420" style:family="paragraph" style:parent-style-name="Standard">
      <style:paragraph-properties fo:line-height="115%"/>
      <style:text-properties officeooo:paragraph-rsid="008b54df"/>
    </style:style>
    <style:style style:name="P421" style:family="paragraph" style:parent-style-name="Standard">
      <style:paragraph-properties fo:line-height="115%"/>
      <style:text-properties officeooo:paragraph-rsid="00941a11"/>
    </style:style>
    <style:style style:name="P422" style:family="paragraph" style:parent-style-name="Standard">
      <style:paragraph-properties fo:line-height="115%"/>
      <style:text-properties officeooo:paragraph-rsid="009d5b59"/>
    </style:style>
    <style:style style:name="P423" style:family="paragraph" style:parent-style-name="Standard">
      <style:paragraph-properties fo:line-height="115%"/>
      <style:text-properties officeooo:paragraph-rsid="00a8ca1b"/>
    </style:style>
    <style:style style:name="P424" style:family="paragraph" style:parent-style-name="Standard">
      <style:paragraph-properties fo:line-height="115%"/>
      <style:text-properties officeooo:paragraph-rsid="00201bd5"/>
    </style:style>
    <style:style style:name="P425" style:family="paragraph" style:parent-style-name="Standard">
      <style:paragraph-properties fo:line-height="115%"/>
      <style:text-properties officeooo:paragraph-rsid="00f9fdc0"/>
    </style:style>
    <style:style style:name="P426" style:family="paragraph" style:parent-style-name="Standard">
      <style:paragraph-properties fo:line-height="115%"/>
      <style:text-properties officeooo:paragraph-rsid="012e9465"/>
    </style:style>
    <style:style style:name="P427" style:family="paragraph" style:parent-style-name="Standard">
      <style:paragraph-properties fo:line-height="115%"/>
      <style:text-properties officeooo:paragraph-rsid="012edf56"/>
    </style:style>
    <style:style style:name="P428" style:family="paragraph" style:parent-style-name="Standard">
      <style:paragraph-properties fo:line-height="115%"/>
      <style:text-properties officeooo:paragraph-rsid="01305c41"/>
    </style:style>
    <style:style style:name="P429" style:family="paragraph" style:parent-style-name="Standard">
      <style:paragraph-properties fo:line-height="100%"/>
      <style:text-properties officeooo:paragraph-rsid="00201bd5"/>
    </style:style>
    <style:style style:name="P430" style:family="paragraph" style:parent-style-name="Standard">
      <style:paragraph-properties fo:line-height="100%"/>
      <style:text-properties officeooo:paragraph-rsid="005b3d57"/>
    </style:style>
    <style:style style:name="P431" style:family="paragraph" style:parent-style-name="Standard">
      <style:paragraph-properties fo:line-height="100%"/>
      <style:text-properties officeooo:paragraph-rsid="005dfe09"/>
    </style:style>
    <style:style style:name="P432" style:family="paragraph" style:parent-style-name="Standard">
      <style:paragraph-properties fo:line-height="100%"/>
      <style:text-properties officeooo:paragraph-rsid="00bdd473"/>
    </style:style>
    <style:style style:name="P433" style:family="paragraph" style:parent-style-name="Standard">
      <style:paragraph-properties fo:line-height="100%"/>
      <style:text-properties officeooo:paragraph-rsid="01148430"/>
    </style:style>
    <style:style style:name="P434" style:family="paragraph" style:parent-style-name="Standard">
      <style:paragraph-properties fo:line-height="100%"/>
      <style:text-properties officeooo:paragraph-rsid="013b189d"/>
    </style:style>
    <style:style style:name="P435" style:family="paragraph" style:parent-style-name="Standard">
      <style:paragraph-properties fo:line-height="100%"/>
      <style:text-properties officeooo:paragraph-rsid="013c5706"/>
    </style:style>
    <style:style style:name="P436" style:family="paragraph" style:parent-style-name="Standard">
      <style:paragraph-properties fo:line-height="100%"/>
      <style:text-properties officeooo:paragraph-rsid="0128c6e8"/>
    </style:style>
    <style:style style:name="P437" style:family="paragraph" style:parent-style-name="Standard">
      <style:paragraph-properties fo:line-height="100%"/>
      <style:text-properties officeooo:paragraph-rsid="012cecd7"/>
    </style:style>
    <style:style style:name="P438" style:family="paragraph" style:parent-style-name="Standard">
      <style:paragraph-properties fo:line-height="100%"/>
      <style:text-properties officeooo:paragraph-rsid="01459f86"/>
    </style:style>
    <style:style style:name="P439" style:family="paragraph" style:parent-style-name="Standard">
      <style:text-properties officeooo:paragraph-rsid="001e2fb9"/>
    </style:style>
    <style:style style:name="P440" style:family="paragraph" style:parent-style-name="Standard">
      <style:text-properties officeooo:paragraph-rsid="00201bd5"/>
    </style:style>
    <style:style style:name="P441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2" style:family="paragraph" style:parent-style-name="Standard">
      <style:text-properties officeooo:paragraph-rsid="0023a424"/>
    </style:style>
    <style:style style:name="P443" style:family="paragraph" style:parent-style-name="Standard">
      <style:text-properties officeooo:paragraph-rsid="00254a2e"/>
    </style:style>
    <style:style style:name="P444" style:family="paragraph" style:parent-style-name="Standard">
      <style:text-properties officeooo:paragraph-rsid="0029f907"/>
    </style:style>
    <style:style style:name="P445" style:family="paragraph" style:parent-style-name="Standard">
      <style:text-properties officeooo:rsid="00beb82f" officeooo:paragraph-rsid="005b3d57"/>
    </style:style>
    <style:style style:name="P446" style:family="paragraph" style:parent-style-name="Standard">
      <style:text-properties officeooo:paragraph-rsid="00316632"/>
    </style:style>
    <style:style style:name="P447" style:family="paragraph" style:parent-style-name="Standard">
      <style:text-properties officeooo:paragraph-rsid="003523e3"/>
    </style:style>
    <style:style style:name="P448" style:family="paragraph" style:parent-style-name="Standard">
      <style:text-properties style:use-window-font-color="true"/>
    </style:style>
    <style:style style:name="P449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0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1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52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53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54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55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56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57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67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68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72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73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74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79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0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1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82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05c5090" style:font-style-asian="normal" style:font-weight-asian="bold" style:font-style-complex="normal" style:font-weight-complex="bold"/>
    </style:style>
    <style:style style:name="P48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08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09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0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1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7" style:family="paragraph" style:parent-style-name="Standard">
      <style:text-properties style:use-window-font-color="true" officeooo:rsid="007d92ff" officeooo:paragraph-rsid="007d92ff"/>
    </style:style>
    <style:style style:name="P518" style:family="paragraph" style:parent-style-name="Standard">
      <style:text-properties style:use-window-font-color="true" officeooo:rsid="007d92ff" officeooo:paragraph-rsid="01e91824"/>
    </style:style>
    <style:style style:name="P519" style:family="paragraph" style:parent-style-name="Standard">
      <style:text-properties style:use-window-font-color="true" officeooo:paragraph-rsid="007d92ff"/>
    </style:style>
    <style:style style:name="P520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1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522" style:family="paragraph" style:parent-style-name="Standard">
      <style:text-properties style:use-window-font-color="true" officeooo:paragraph-rsid="01e91824"/>
    </style:style>
    <style:style style:name="P523" style:family="paragraph" style:parent-style-name="Standard">
      <style:text-properties officeooo:paragraph-rsid="003c1931"/>
    </style:style>
    <style:style style:name="P524" style:family="paragraph" style:parent-style-name="Standard">
      <style:text-properties officeooo:paragraph-rsid="003fcbcf"/>
    </style:style>
    <style:style style:name="P525" style:family="paragraph" style:parent-style-name="Standard">
      <style:text-properties officeooo:paragraph-rsid="00432526"/>
    </style:style>
    <style:style style:name="P526" style:family="paragraph" style:parent-style-name="Standard">
      <style:text-properties officeooo:paragraph-rsid="004566c5"/>
    </style:style>
    <style:style style:name="P527" style:family="paragraph" style:parent-style-name="Standard">
      <style:text-properties officeooo:paragraph-rsid="004b8029"/>
    </style:style>
    <style:style style:name="P528" style:family="paragraph" style:parent-style-name="Standard">
      <style:text-properties officeooo:paragraph-rsid="0050b57f"/>
    </style:style>
    <style:style style:name="P529" style:family="paragraph" style:parent-style-name="Standard">
      <style:text-properties officeooo:rsid="00523bf9" officeooo:paragraph-rsid="00523bf9"/>
    </style:style>
    <style:style style:name="P530" style:family="paragraph" style:parent-style-name="Standard">
      <style:text-properties officeooo:paragraph-rsid="0055a125"/>
    </style:style>
    <style:style style:name="P531" style:family="paragraph" style:parent-style-name="Standard">
      <style:text-properties officeooo:paragraph-rsid="00572cb0"/>
    </style:style>
    <style:style style:name="P532" style:family="paragraph" style:parent-style-name="Standard">
      <style:text-properties officeooo:paragraph-rsid="005c5090"/>
    </style:style>
    <style:style style:name="P533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4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5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6" style:family="paragraph" style:parent-style-name="Standard">
      <style:text-properties fo:font-weight="bold" officeooo:paragraph-rsid="012e9465" style:font-weight-asian="bold" style:font-weight-complex="bold"/>
    </style:style>
    <style:style style:name="P537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8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39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0" style:family="paragraph" style:parent-style-name="Standard">
      <style:text-properties officeooo:rsid="001e2fb9" officeooo:paragraph-rsid="001e2fb9"/>
    </style:style>
    <style:style style:name="P541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2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3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44" style:family="paragraph" style:parent-style-name="Standard">
      <style:text-properties style:text-line-through-style="none" style:text-line-through-type="none" fo:font-style="italic" officeooo:paragraph-rsid="02004c51" style:font-style-asian="italic" style:font-style-complex="italic"/>
    </style:style>
    <style:style style:name="P545" style:family="paragraph" style:parent-style-name="Standard">
      <style:text-properties style:text-line-through-style="none" style:text-line-through-type="none" fo:font-style="italic" officeooo:rsid="01ffc0f0" officeooo:paragraph-rsid="02004c51" style:font-style-asian="italic" style:font-style-complex="italic"/>
    </style:style>
    <style:style style:name="P546" style:family="paragraph" style:parent-style-name="Standard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547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48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49" style:family="paragraph" style:parent-style-name="Standard">
      <style:text-properties style:text-line-through-style="none" style:text-line-through-type="none" fo:font-style="normal" officeooo:rsid="02004c51" officeooo:paragraph-rsid="02004c51" style:font-style-asian="normal" style:font-style-complex="normal"/>
    </style:style>
    <style:style style:name="P550" style:family="paragraph" style:parent-style-name="Standard">
      <style:text-properties style:text-line-through-style="none" style:text-line-through-type="none" fo:font-weight="bold" officeooo:paragraph-rsid="02004c51" style:font-weight-asian="bold" style:font-weight-complex="bold"/>
    </style:style>
    <style:style style:name="P551" style:family="paragraph" style:parent-style-name="Standard">
      <style:text-properties style:text-line-through-style="none" style:text-line-through-type="none" fo:font-weight="bold" officeooo:rsid="02004c51" officeooo:paragraph-rsid="02004c51" style:font-weight-asian="bold" style:font-weight-complex="bold"/>
    </style:style>
    <style:style style:name="P552" style:family="paragraph" style:parent-style-name="Standard">
      <style:text-properties style:text-line-through-style="none" style:text-line-through-type="none" officeooo:paragraph-rsid="02004c51"/>
    </style:style>
    <style:style style:name="P553" style:family="paragraph" style:parent-style-name="Standard">
      <style:text-properties style:text-line-through-style="none" style:text-line-through-type="none" officeooo:rsid="02004c51" officeooo:paragraph-rsid="02004c51"/>
    </style:style>
    <style:style style:name="P554" style:family="paragraph" style:parent-style-name="Standard">
      <style:text-properties style:text-line-through-style="none" style:text-line-through-type="none" officeooo:rsid="00793c0d" officeooo:paragraph-rsid="02004c51"/>
    </style:style>
    <style:style style:name="P555" style:family="paragraph" style:parent-style-name="Standard">
      <style:text-properties officeooo:paragraph-rsid="005f2637"/>
    </style:style>
    <style:style style:name="P556" style:family="paragraph" style:parent-style-name="Standard">
      <style:text-properties officeooo:rsid="005fb5cb" officeooo:paragraph-rsid="005fb5cb"/>
    </style:style>
    <style:style style:name="P557" style:family="paragraph" style:parent-style-name="Standard">
      <style:text-properties officeooo:paragraph-rsid="00607814"/>
    </style:style>
    <style:style style:name="P558" style:family="paragraph" style:parent-style-name="Standard">
      <style:text-properties officeooo:paragraph-rsid="0063f681"/>
    </style:style>
    <style:style style:name="P559" style:family="paragraph" style:parent-style-name="Standard">
      <style:text-properties officeooo:rsid="00644350" officeooo:paragraph-rsid="00644350"/>
    </style:style>
    <style:style style:name="P560" style:family="paragraph" style:parent-style-name="Standard">
      <style:text-properties officeooo:paragraph-rsid="00644350"/>
    </style:style>
    <style:style style:name="P561" style:family="paragraph" style:parent-style-name="Standard">
      <style:text-properties officeooo:paragraph-rsid="006579dd"/>
    </style:style>
    <style:style style:name="P562" style:family="paragraph" style:parent-style-name="Standard">
      <style:text-properties officeooo:paragraph-rsid="0066c57e"/>
    </style:style>
    <style:style style:name="P563" style:family="paragraph" style:parent-style-name="Standard">
      <style:text-properties officeooo:paragraph-rsid="0069643a"/>
    </style:style>
    <style:style style:name="P564" style:family="paragraph" style:parent-style-name="Standard">
      <style:text-properties officeooo:rsid="006f66ec" officeooo:paragraph-rsid="006f66ec"/>
    </style:style>
    <style:style style:name="P565" style:family="paragraph" style:parent-style-name="Standard">
      <style:text-properties officeooo:paragraph-rsid="006f66ec"/>
    </style:style>
    <style:style style:name="P566" style:family="paragraph" style:parent-style-name="Standard">
      <style:text-properties officeooo:paragraph-rsid="0071baff"/>
    </style:style>
    <style:style style:name="P567" style:family="paragraph" style:parent-style-name="Standard">
      <style:text-properties officeooo:rsid="0072cdc4" officeooo:paragraph-rsid="00751d17"/>
    </style:style>
    <style:style style:name="P568" style:family="paragraph" style:parent-style-name="Standard">
      <style:text-properties officeooo:rsid="0072cdc4" officeooo:paragraph-rsid="0205ef18"/>
    </style:style>
    <style:style style:name="P569" style:family="paragraph" style:parent-style-name="Standard">
      <style:text-properties officeooo:paragraph-rsid="00751d17"/>
    </style:style>
    <style:style style:name="P570" style:family="paragraph" style:parent-style-name="Standard">
      <style:text-properties officeooo:rsid="007d92ff" officeooo:paragraph-rsid="007d92ff"/>
    </style:style>
    <style:style style:name="P571" style:family="paragraph" style:parent-style-name="Standard">
      <style:text-properties officeooo:paragraph-rsid="007d92ff"/>
    </style:style>
    <style:style style:name="P572" style:family="paragraph" style:parent-style-name="Standard">
      <style:text-properties officeooo:paragraph-rsid="0053faec"/>
    </style:style>
    <style:style style:name="P573" style:family="paragraph" style:parent-style-name="Standard">
      <style:text-properties officeooo:paragraph-rsid="008478a0"/>
    </style:style>
    <style:style style:name="P574" style:family="paragraph" style:parent-style-name="Standard">
      <style:text-properties officeooo:paragraph-rsid="008eeb87"/>
    </style:style>
    <style:style style:name="P575" style:family="paragraph" style:parent-style-name="Standard">
      <style:text-properties officeooo:paragraph-rsid="00905987"/>
    </style:style>
    <style:style style:name="P576" style:family="paragraph" style:parent-style-name="Standard">
      <style:text-properties officeooo:paragraph-rsid="00939859"/>
    </style:style>
    <style:style style:name="P577" style:family="paragraph" style:parent-style-name="Standard">
      <style:text-properties officeooo:paragraph-rsid="0097dc17"/>
    </style:style>
    <style:style style:name="P578" style:family="paragraph" style:parent-style-name="Standard">
      <style:text-properties officeooo:rsid="009d5b59" officeooo:paragraph-rsid="009d5b59"/>
    </style:style>
    <style:style style:name="P579" style:family="paragraph" style:parent-style-name="Standard">
      <style:text-properties officeooo:rsid="009d5b59" officeooo:paragraph-rsid="009ec4fc"/>
    </style:style>
    <style:style style:name="P580" style:family="paragraph" style:parent-style-name="Standard">
      <style:text-properties officeooo:paragraph-rsid="009d5b59"/>
    </style:style>
    <style:style style:name="P581" style:family="paragraph" style:parent-style-name="Standard">
      <style:text-properties officeooo:paragraph-rsid="009ec4fc"/>
    </style:style>
    <style:style style:name="P582" style:family="paragraph" style:parent-style-name="Standard">
      <style:text-properties officeooo:paragraph-rsid="009f187e"/>
    </style:style>
    <style:style style:name="P583" style:family="paragraph" style:parent-style-name="Standard">
      <style:text-properties officeooo:paragraph-rsid="007fd79d"/>
    </style:style>
    <style:style style:name="P584" style:family="paragraph" style:parent-style-name="Standard">
      <style:text-properties officeooo:paragraph-rsid="00a1d04f"/>
    </style:style>
    <style:style style:name="P585" style:family="paragraph" style:parent-style-name="Standard">
      <style:text-properties officeooo:rsid="00a6f347" officeooo:paragraph-rsid="00a6f347"/>
    </style:style>
    <style:style style:name="P586" style:family="paragraph" style:parent-style-name="Standard">
      <style:text-properties officeooo:paragraph-rsid="00aa7e9e"/>
    </style:style>
    <style:style style:name="P587" style:family="paragraph" style:parent-style-name="Standard">
      <style:text-properties officeooo:paragraph-rsid="00a1e031"/>
    </style:style>
    <style:style style:name="P588" style:family="paragraph" style:parent-style-name="Standard">
      <style:text-properties officeooo:paragraph-rsid="00635f1a"/>
    </style:style>
    <style:style style:name="P589" style:family="paragraph" style:parent-style-name="Standard">
      <style:text-properties officeooo:paragraph-rsid="00ba819c"/>
    </style:style>
    <style:style style:name="P590" style:family="paragraph" style:parent-style-name="Standard">
      <style:paragraph-properties fo:line-height="100%"/>
      <style:text-properties officeooo:rsid="00ba819c" officeooo:paragraph-rsid="00c12d1c"/>
    </style:style>
    <style:style style:name="P591" style:family="paragraph" style:parent-style-name="Standard">
      <style:text-properties officeooo:paragraph-rsid="00bc5e43"/>
    </style:style>
    <style:style style:name="P592" style:family="paragraph" style:parent-style-name="Standard">
      <style:text-properties officeooo:paragraph-rsid="00c50878"/>
    </style:style>
    <style:style style:name="P593" style:family="paragraph" style:parent-style-name="Standard">
      <style:text-properties officeooo:paragraph-rsid="00c7021f"/>
    </style:style>
    <style:style style:name="P594" style:family="paragraph" style:parent-style-name="Standard">
      <style:text-properties officeooo:paragraph-rsid="00c88326"/>
    </style:style>
    <style:style style:name="P595" style:family="paragraph" style:parent-style-name="Standard">
      <style:text-properties officeooo:paragraph-rsid="00af3424"/>
    </style:style>
    <style:style style:name="P596" style:family="paragraph" style:parent-style-name="Standard">
      <style:text-properties officeooo:paragraph-rsid="00d63bc5"/>
    </style:style>
    <style:style style:name="P597" style:family="paragraph" style:parent-style-name="Standard">
      <style:text-properties officeooo:paragraph-rsid="00d833d3"/>
    </style:style>
    <style:style style:name="P598" style:family="paragraph" style:parent-style-name="Standard">
      <style:text-properties officeooo:paragraph-rsid="00dd44af"/>
    </style:style>
    <style:style style:name="P599" style:family="paragraph" style:parent-style-name="Standard">
      <style:text-properties officeooo:paragraph-rsid="00e1ae30"/>
    </style:style>
    <style:style style:name="P600" style:family="paragraph" style:parent-style-name="Standard">
      <style:text-properties officeooo:paragraph-rsid="00e56ddc"/>
    </style:style>
    <style:style style:name="P601" style:family="paragraph" style:parent-style-name="Standard">
      <style:text-properties officeooo:paragraph-rsid="00e6e228"/>
    </style:style>
    <style:style style:name="P602" style:family="paragraph" style:parent-style-name="Standard">
      <style:text-properties officeooo:paragraph-rsid="00e9938e"/>
    </style:style>
    <style:style style:name="P603" style:family="paragraph" style:parent-style-name="Standard">
      <style:text-properties officeooo:paragraph-rsid="00eb49f4"/>
    </style:style>
    <style:style style:name="P604" style:family="paragraph" style:parent-style-name="Standard">
      <style:text-properties officeooo:paragraph-rsid="00f4c6c5"/>
    </style:style>
    <style:style style:name="P605" style:family="paragraph" style:parent-style-name="Standard">
      <style:text-properties officeooo:rsid="00f4c6c5" officeooo:paragraph-rsid="00f4c6c5"/>
    </style:style>
    <style:style style:name="P606" style:family="paragraph" style:parent-style-name="Standard">
      <style:text-properties officeooo:rsid="00f68ffb" officeooo:paragraph-rsid="00f68ffb"/>
    </style:style>
    <style:style style:name="P607" style:family="paragraph" style:parent-style-name="Standard">
      <style:text-properties officeooo:paragraph-rsid="00f9fdc0"/>
    </style:style>
    <style:style style:name="P608" style:family="paragraph" style:parent-style-name="Standard">
      <style:text-properties officeooo:paragraph-rsid="00fb5f7f"/>
    </style:style>
    <style:style style:name="P609" style:family="paragraph" style:parent-style-name="Standard">
      <style:text-properties officeooo:paragraph-rsid="00fc67ff"/>
    </style:style>
    <style:style style:name="P610" style:family="paragraph" style:parent-style-name="Standard">
      <style:text-properties officeooo:paragraph-rsid="00fdd6a8"/>
    </style:style>
    <style:style style:name="P611" style:family="paragraph" style:parent-style-name="Standard">
      <style:text-properties officeooo:rsid="010639c7" officeooo:paragraph-rsid="01078b3d"/>
    </style:style>
    <style:style style:name="P612" style:family="paragraph" style:parent-style-name="Standard">
      <style:text-properties officeooo:rsid="010639c7" officeooo:paragraph-rsid="01078ca1"/>
    </style:style>
    <style:style style:name="P613" style:family="paragraph" style:parent-style-name="Standard">
      <style:text-properties officeooo:paragraph-rsid="010639c7"/>
    </style:style>
    <style:style style:name="P614" style:family="paragraph" style:parent-style-name="Standard">
      <style:text-properties officeooo:paragraph-rsid="010c3ac9"/>
    </style:style>
    <style:style style:name="P615" style:family="paragraph" style:parent-style-name="Standard">
      <style:text-properties officeooo:paragraph-rsid="010f5523"/>
    </style:style>
    <style:style style:name="P616" style:family="paragraph" style:parent-style-name="Standard">
      <style:text-properties officeooo:paragraph-rsid="010ff277"/>
    </style:style>
    <style:style style:name="P617" style:family="paragraph" style:parent-style-name="Standard">
      <style:text-properties officeooo:paragraph-rsid="0111d037"/>
    </style:style>
    <style:style style:name="P618" style:family="paragraph" style:parent-style-name="Standard">
      <style:text-properties officeooo:paragraph-rsid="01148430"/>
    </style:style>
    <style:style style:name="P619" style:family="paragraph" style:parent-style-name="Standard">
      <style:text-properties officeooo:paragraph-rsid="01190d75"/>
    </style:style>
    <style:style style:name="P620" style:family="paragraph" style:parent-style-name="Standard">
      <style:text-properties officeooo:rsid="011e7671" officeooo:paragraph-rsid="011e7671"/>
    </style:style>
    <style:style style:name="P621" style:family="paragraph" style:parent-style-name="Standard">
      <style:text-properties officeooo:paragraph-rsid="011e7671"/>
    </style:style>
    <style:style style:name="P622" style:family="paragraph" style:parent-style-name="Standard">
      <style:text-properties officeooo:paragraph-rsid="008c034a"/>
    </style:style>
    <style:style style:name="P623" style:family="paragraph" style:parent-style-name="Standard">
      <style:text-properties officeooo:paragraph-rsid="012b24b3"/>
    </style:style>
    <style:style style:name="P624" style:family="paragraph" style:parent-style-name="Standard">
      <style:text-properties officeooo:paragraph-rsid="012e9465"/>
    </style:style>
    <style:style style:name="P625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6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7" style:family="paragraph" style:parent-style-name="Standard">
      <style:text-properties officeooo:paragraph-rsid="01401741"/>
    </style:style>
    <style:style style:name="P628" style:family="paragraph" style:parent-style-name="Standard">
      <style:text-properties officeooo:paragraph-rsid="01466326"/>
    </style:style>
    <style:style style:name="P629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>
      <style:text-properties officeooo:paragraph-rsid="00d459e3"/>
    </style:style>
    <style:style style:name="P631" style:family="paragraph" style:parent-style-name="Standard">
      <style:text-properties officeooo:paragraph-rsid="0149fc19"/>
    </style:style>
    <style:style style:name="P632" style:family="paragraph" style:parent-style-name="Standard">
      <style:text-properties officeooo:paragraph-rsid="01078ca1"/>
    </style:style>
    <style:style style:name="P633" style:family="paragraph" style:parent-style-name="Standard">
      <style:text-properties officeooo:paragraph-rsid="014be95f"/>
    </style:style>
    <style:style style:name="P634" style:family="paragraph" style:parent-style-name="Standard">
      <style:text-properties officeooo:rsid="01528202" officeooo:paragraph-rsid="016331b0"/>
    </style:style>
    <style:style style:name="P635" style:family="paragraph" style:parent-style-name="Standard">
      <style:text-properties officeooo:paragraph-rsid="01549026"/>
    </style:style>
    <style:style style:name="P636" style:family="paragraph" style:parent-style-name="Standard">
      <style:text-properties officeooo:paragraph-rsid="015882c3"/>
    </style:style>
    <style:style style:name="P637" style:family="paragraph" style:parent-style-name="Standard">
      <style:text-properties officeooo:paragraph-rsid="015ee267"/>
    </style:style>
    <style:style style:name="P638" style:family="paragraph" style:parent-style-name="Standard">
      <style:text-properties officeooo:paragraph-rsid="01604964"/>
    </style:style>
    <style:style style:name="P639" style:family="paragraph" style:parent-style-name="Standard">
      <style:text-properties officeooo:paragraph-rsid="016331b0"/>
    </style:style>
    <style:style style:name="P640" style:family="paragraph" style:parent-style-name="Standard">
      <style:paragraph-properties fo:line-height="150%"/>
      <style:text-properties officeooo:paragraph-rsid="0166b397"/>
    </style:style>
    <style:style style:name="P641" style:family="paragraph" style:parent-style-name="Standard">
      <style:text-properties officeooo:paragraph-rsid="0179bfd9"/>
    </style:style>
    <style:style style:name="P642" style:family="paragraph" style:parent-style-name="Standard">
      <style:text-properties officeooo:paragraph-rsid="0066b31e"/>
    </style:style>
    <style:style style:name="P643" style:family="paragraph" style:parent-style-name="Standard">
      <style:text-properties officeooo:paragraph-rsid="019c0acb"/>
    </style:style>
    <style:style style:name="P644" style:family="paragraph" style:parent-style-name="Standard">
      <style:text-properties officeooo:paragraph-rsid="009ff1c7"/>
    </style:style>
    <style:style style:name="P645" style:family="paragraph" style:parent-style-name="Standard">
      <style:text-properties officeooo:paragraph-rsid="01bb0dd2"/>
    </style:style>
    <style:style style:name="P646" style:family="paragraph" style:parent-style-name="Standard">
      <style:text-properties officeooo:paragraph-rsid="01459f86"/>
    </style:style>
    <style:style style:name="P647" style:family="paragraph" style:parent-style-name="Standard">
      <style:text-properties officeooo:paragraph-rsid="00ec9cc0"/>
    </style:style>
    <style:style style:name="P648" style:family="paragraph" style:parent-style-name="Standard">
      <style:text-properties officeooo:paragraph-rsid="01ce0a79"/>
    </style:style>
    <style:style style:name="P649" style:family="paragraph" style:parent-style-name="Standard">
      <style:text-properties officeooo:paragraph-rsid="01d4bd22"/>
    </style:style>
    <style:style style:name="P650" style:family="paragraph" style:parent-style-name="Standard">
      <style:text-properties officeooo:paragraph-rsid="01e3ce58"/>
    </style:style>
    <style:style style:name="P651" style:family="paragraph" style:parent-style-name="Standard">
      <style:text-properties officeooo:paragraph-rsid="010ab710"/>
    </style:style>
    <style:style style:name="P652" style:family="paragraph" style:parent-style-name="Standard">
      <style:text-properties officeooo:paragraph-rsid="01e7bb27"/>
    </style:style>
    <style:style style:name="P653" style:family="paragraph" style:parent-style-name="Standard">
      <style:text-properties officeooo:rsid="006d78d1" officeooo:paragraph-rsid="006d78d1"/>
    </style:style>
    <style:style style:name="P654" style:family="paragraph" style:parent-style-name="Standard">
      <style:text-properties officeooo:paragraph-rsid="01f7ba13"/>
    </style:style>
    <style:style style:name="P655" style:family="paragraph" style:parent-style-name="Standard">
      <style:text-properties style:text-line-through-style="solid" style:text-line-through-type="single" fo:font-style="normal" fo:font-weight="bold" officeooo:rsid="007ca694" officeooo:paragraph-rsid="0200a83b" style:font-style-asian="normal" style:font-weight-asian="bold" style:font-style-complex="normal" style:font-weight-complex="bold"/>
    </style:style>
    <style:style style:name="P656" style:family="paragraph" style:parent-style-name="Standard">
      <style:text-properties style:text-line-through-style="solid" style:text-line-through-type="single" officeooo:paragraph-rsid="0075c7db"/>
    </style:style>
    <style:style style:name="P657" style:family="paragraph" style:parent-style-name="Standard">
      <style:text-properties officeooo:rsid="01ffc0f0" officeooo:paragraph-rsid="01ffc0f0"/>
    </style:style>
    <style:style style:name="P658" style:family="paragraph" style:parent-style-name="Standard">
      <style:text-properties officeooo:paragraph-rsid="02004c51"/>
    </style:style>
    <style:style style:name="P659" style:family="paragraph" style:parent-style-name="Standard">
      <style:text-properties officeooo:paragraph-rsid="0200a83b"/>
    </style:style>
    <style:style style:name="P660" style:family="paragraph" style:parent-style-name="Standard">
      <style:text-properties officeooo:paragraph-rsid="01206a6e"/>
    </style:style>
    <style:style style:name="P661" style:family="paragraph" style:parent-style-name="Standard">
      <style:text-properties officeooo:paragraph-rsid="01770822"/>
    </style:style>
    <style:style style:name="P662" style:family="paragraph" style:parent-style-name="Standard">
      <style:text-properties officeooo:paragraph-rsid="00879de3"/>
    </style:style>
    <style:style style:name="P663" style:family="paragraph" style:parent-style-name="Standard">
      <style:text-properties officeooo:paragraph-rsid="021273b0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8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8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89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90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91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92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93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694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50%" fo:break-before="page"/>
      <style:text-properties officeooo:paragraph-rsid="0166b397"/>
    </style:style>
    <style:style style:name="P696" style:family="paragraph" style:parent-style-name="Standard">
      <style:paragraph-properties fo:break-before="page"/>
      <style:text-properties fo:font-weight="bold" officeooo:rsid="00eb0dd5" officeooo:paragraph-rsid="00eb0dd5" style:font-weight-asian="bold" style:font-weight-complex="bold"/>
    </style:style>
    <style:style style:name="P697" style:family="paragraph" style:parent-style-name="Standard">
      <style:paragraph-properties fo:break-before="page"/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698" style:family="paragraph" style:parent-style-name="Standard">
      <style:paragraph-properties fo:line-height="100%" fo:break-before="page"/>
      <style:text-properties officeooo:paragraph-rsid="005c5090"/>
    </style:style>
    <style:style style:name="P699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700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701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702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703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704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05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06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07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08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09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10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11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12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13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14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15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16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17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18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19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20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21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22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23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24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25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2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27" style:family="paragraph" style:parent-style-name="Standard" style:list-style-name="L1">
      <style:text-properties officeooo:paragraph-rsid="001c5680"/>
    </style:style>
    <style:style style:name="P728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29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30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31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32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33" style:family="paragraph" style:parent-style-name="Standard" style:list-style-name="L15">
      <style:text-properties fo:font-style="italic" officeooo:rsid="00793c0d" officeooo:paragraph-rsid="02004c51" style:font-style-asian="italic" style:font-style-complex="italic"/>
    </style:style>
    <style:style style:name="P734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35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36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37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38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39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40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41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42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43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44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45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46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47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48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49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50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51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52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53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54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55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56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57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58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59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60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61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62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63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4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5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66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67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68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769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0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71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72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73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74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75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76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77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78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9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0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81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2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3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84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5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6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7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8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9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0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1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92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3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4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95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96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7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8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99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00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01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02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03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04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05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06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07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08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09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0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1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12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13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14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15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6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17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8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19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0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21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22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23" style:family="paragraph" style:parent-style-name="Standard" style:list-style-name="L15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824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25" style:family="paragraph" style:parent-style-name="Standard">
      <style:text-properties style:text-line-through-style="none" style:text-line-through-type="none" fo:font-style="italic" officeooo:rsid="00a1e031" officeooo:paragraph-rsid="00a1e031" style:font-style-asian="italic" style:font-style-complex="italic"/>
    </style:style>
    <style:style style:name="P826" style:family="paragraph" style:parent-style-name="Standard">
      <style:text-properties style:text-line-through-style="none" style:text-line-through-type="none" fo:font-style="italic" officeooo:rsid="00a1e031" officeooo:paragraph-rsid="0225be58" style:font-style-asian="italic" style:font-style-complex="italic"/>
    </style:style>
    <style:style style:name="P827" style:family="paragraph" style:parent-style-name="Standard" style:list-style-name="L29">
      <style:text-properties officeooo:paragraph-rsid="00a8ca1b"/>
    </style:style>
    <style:style style:name="P828" style:family="paragraph" style:parent-style-name="Standard" style:list-style-name="L35">
      <style:text-properties officeooo:paragraph-rsid="00cfa052"/>
    </style:style>
    <style:style style:name="P829" style:family="paragraph" style:parent-style-name="Standard" style:list-style-name="L38">
      <style:text-properties officeooo:paragraph-rsid="00f9fdc0"/>
    </style:style>
    <style:style style:name="P830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31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32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833" style:family="paragraph" style:parent-style-name="Standard" style:list-style-name="L63">
      <style:text-properties officeooo:paragraph-rsid="013e50cb"/>
    </style:style>
    <style:style style:name="P834" style:family="paragraph" style:parent-style-name="Standard" style:list-style-name="L63">
      <style:text-properties officeooo:paragraph-rsid="01401741"/>
    </style:style>
    <style:style style:name="P835" style:family="paragraph" style:parent-style-name="Standard" style:list-style-name="L63">
      <style:text-properties officeooo:paragraph-rsid="013db3b4"/>
    </style:style>
    <style:style style:name="P836" style:family="paragraph" style:parent-style-name="Standard" style:list-style-name="L67">
      <style:text-properties officeooo:paragraph-rsid="0161b854"/>
    </style:style>
    <style:style style:name="P837" style:family="paragraph" style:parent-style-name="Standard" style:list-style-name="L67">
      <style:text-properties officeooo:rsid="01adadd2" officeooo:paragraph-rsid="01adadd2"/>
    </style:style>
    <style:style style:name="P838" style:family="paragraph" style:parent-style-name="Standard">
      <style:text-properties officeooo:paragraph-rsid="021ca6fd"/>
    </style:style>
    <style:style style:name="P839" style:family="paragraph" style:parent-style-name="Standard">
      <style:text-properties officeooo:paragraph-rsid="0222f31f"/>
    </style:style>
    <style:style style:name="P840" style:family="paragraph" style:parent-style-name="Standard">
      <style:text-properties officeooo:paragraph-rsid="00cfa052"/>
    </style:style>
    <style:style style:name="P841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officeooo:rsid="0205ef18" style:font-style-asian="italic" style:font-style-complex="italic"/>
    </style:style>
    <style:style style:name="T60" style:family="text">
      <style:text-properties fo:font-style="italic" officeooo:rsid="020b5b34" style:font-style-asian="italic" style:font-style-complex="italic"/>
    </style:style>
    <style:style style:name="T61" style:family="text">
      <style:text-properties fo:font-style="italic" officeooo:rsid="0217a59b" style:font-style-asian="italic" style:font-style-complex="italic"/>
    </style:style>
    <style:style style:name="T62" style:family="text">
      <style:text-properties fo:font-style="italic" officeooo:rsid="00a1e031" style:font-style-asian="italic" style:font-style-complex="italic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0cfa052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d04e1a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style:font-style-asian="italic" style:font-style-complex="italic"/>
    </style:style>
    <style:style style:name="T122" style:family="text">
      <style:text-properties fo:font-style="italic" style:text-underline-style="none" officeooo:rsid="010f422a" style:font-style-asian="italic" style:font-style-complex="italic"/>
    </style:style>
    <style:style style:name="T123" style:family="text">
      <style:text-properties fo:font-style="italic" style:text-underline-style="none" officeooo:rsid="004caf23" style:font-style-asian="italic" style:font-style-complex="italic"/>
    </style:style>
    <style:style style:name="T124" style:family="text">
      <style:text-properties fo:font-style="italic" style:text-underline-style="none" officeooo:rsid="00d9c9e4" style:font-style-asian="italic" style:font-style-complex="italic"/>
    </style:style>
    <style:style style:name="T125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6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7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8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39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4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1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2" style:family="text">
      <style:text-properties officeooo:rsid="0010e9b7"/>
    </style:style>
    <style:style style:name="T143" style:family="text">
      <style:text-properties fo:color="#ff0000"/>
    </style:style>
    <style:style style:name="T144" style:family="text">
      <style:text-properties fo:color="#ff0000" fo:font-style="italic" officeooo:rsid="0011b025" style:font-style-asian="italic" style:font-style-complex="italic"/>
    </style:style>
    <style:style style:name="T145" style:family="text">
      <style:text-properties fo:color="#ff0000" fo:font-style="italic" officeooo:rsid="00186c3f" style:font-style-asian="italic" style:font-style-complex="italic"/>
    </style:style>
    <style:style style:name="T146" style:family="text">
      <style:text-properties fo:color="#ff0000" officeooo:rsid="0013daba"/>
    </style:style>
    <style:style style:name="T147" style:family="text">
      <style:text-properties fo:color="#ff0000" officeooo:rsid="00186c3f"/>
    </style:style>
    <style:style style:name="T148" style:family="text">
      <style:text-properties fo:color="#ff0000" officeooo:rsid="00acfb9d"/>
    </style:style>
    <style:style style:name="T149" style:family="text">
      <style:text-properties fo:color="#ff0000" fo:font-weight="normal" style:font-weight-asian="normal" style:font-weight-complex="normal"/>
    </style:style>
    <style:style style:name="T150" style:family="text">
      <style:text-properties fo:color="#ff0000" fo:font-weight="normal" officeooo:rsid="014d6fa3" style:font-weight-asian="normal" style:font-weight-complex="normal"/>
    </style:style>
    <style:style style:name="T151" style:family="text">
      <style:text-properties fo:color="#ff0000" fo:font-weight="normal" officeooo:rsid="0151b86d" style:font-weight-asian="normal" style:font-weight-complex="normal"/>
    </style:style>
    <style:style style:name="T152" style:family="text">
      <style:text-properties fo:color="#0000ff"/>
    </style:style>
    <style:style style:name="T153" style:family="text">
      <style:text-properties fo:color="#0000ff" fo:font-style="italic" officeooo:rsid="0011b025" style:font-style-asian="italic" style:font-style-complex="italic"/>
    </style:style>
    <style:style style:name="T154" style:family="text">
      <style:text-properties fo:color="#0000ff" fo:font-style="italic" officeooo:rsid="0013daba" style:font-style-asian="italic" style:font-style-complex="italic"/>
    </style:style>
    <style:style style:name="T155" style:family="text">
      <style:text-properties fo:color="#0000ff" fo:font-style="italic" officeooo:rsid="00186c3f" style:font-style-asian="italic" style:font-style-complex="italic"/>
    </style:style>
    <style:style style:name="T156" style:family="text">
      <style:text-properties fo:color="#0000ff" fo:font-style="italic" officeooo:rsid="0012a0dc" style:font-style-asian="italic" style:font-style-complex="italic"/>
    </style:style>
    <style:style style:name="T157" style:family="text">
      <style:text-properties fo:color="#0000ff" fo:font-style="italic" style:text-underline-style="none" officeooo:rsid="009f187e" style:font-style-asian="italic" style:font-style-complex="italic"/>
    </style:style>
    <style:style style:name="T158" style:family="text">
      <style:text-properties fo:color="#0000ff" officeooo:rsid="0013daba"/>
    </style:style>
    <style:style style:name="T159" style:family="text">
      <style:text-properties fo:color="#0000ff" officeooo:rsid="00186c3f"/>
    </style:style>
    <style:style style:name="T160" style:family="text">
      <style:text-properties fo:color="#0000ff" fo:background-color="transparent" loext:char-shading-value="0"/>
    </style:style>
    <style:style style:name="T161" style:family="text">
      <style:text-properties fo:color="#0000ff" officeooo:rsid="00acfb9d"/>
    </style:style>
    <style:style style:name="T162" style:family="text">
      <style:text-properties fo:color="#0000ff" fo:font-weight="normal" style:font-weight-asian="normal" style:font-weight-complex="normal"/>
    </style:style>
    <style:style style:name="T163" style:family="text">
      <style:text-properties fo:color="#0000ff" fo:font-weight="normal" officeooo:rsid="014d6fa3" style:font-weight-asian="normal" style:font-weight-complex="normal"/>
    </style:style>
    <style:style style:name="T164" style:family="text">
      <style:text-properties fo:color="#0000ff" fo:font-weight="normal" officeooo:rsid="0151b86d" style:font-weight-asian="normal" style:font-weight-complex="normal"/>
    </style:style>
    <style:style style:name="T165" style:family="text">
      <style:text-properties fo:color="#008000"/>
    </style:style>
    <style:style style:name="T166" style:family="text">
      <style:text-properties fo:color="#008000" fo:font-style="italic" style:font-style-asian="italic" style:font-style-complex="italic"/>
    </style:style>
    <style:style style:name="T167" style:family="text">
      <style:text-properties fo:color="#008000" fo:font-style="italic" officeooo:rsid="0011b025" style:font-style-asian="italic" style:font-style-complex="italic"/>
    </style:style>
    <style:style style:name="T168" style:family="text">
      <style:text-properties fo:color="#008000" fo:font-style="italic" officeooo:rsid="0013daba" style:font-style-asian="italic" style:font-style-complex="italic"/>
    </style:style>
    <style:style style:name="T169" style:family="text">
      <style:text-properties fo:color="#008000" fo:font-style="italic" officeooo:rsid="009f187e" style:font-style-asian="italic" style:font-style-complex="italic"/>
    </style:style>
    <style:style style:name="T170" style:family="text">
      <style:text-properties fo:color="#008000" officeooo:rsid="0013daba"/>
    </style:style>
    <style:style style:name="T171" style:family="text">
      <style:text-properties fo:color="#008000" officeooo:rsid="00acfb9d"/>
    </style:style>
    <style:style style:name="T172" style:family="text">
      <style:text-properties fo:color="#008000" fo:font-weight="normal" style:font-weight-asian="normal" style:font-weight-complex="normal"/>
    </style:style>
    <style:style style:name="T173" style:family="text">
      <style:text-properties fo:color="#008000" fo:font-weight="normal" officeooo:rsid="007ca694" style:font-weight-asian="normal" style:font-weight-complex="normal"/>
    </style:style>
    <style:style style:name="T174" style:family="text">
      <style:text-properties fo:color="#008000" fo:font-weight="normal" officeooo:rsid="008eb3ea" style:font-weight-asian="normal" style:font-weight-complex="normal"/>
    </style:style>
    <style:style style:name="T175" style:family="text">
      <style:text-properties fo:color="#ff00ff"/>
    </style:style>
    <style:style style:name="T176" style:family="text">
      <style:text-properties fo:color="#ff00ff" fo:font-style="italic" officeooo:rsid="0011b025" style:font-style-asian="italic" style:font-style-complex="italic"/>
    </style:style>
    <style:style style:name="T177" style:family="text">
      <style:text-properties fo:color="#ff00ff" fo:font-style="italic" officeooo:rsid="0013daba" style:font-style-asian="italic" style:font-style-complex="italic"/>
    </style:style>
    <style:style style:name="T178" style:family="text">
      <style:text-properties fo:color="#ff00ff" fo:font-style="italic" officeooo:rsid="00186c3f" style:font-style-asian="italic" style:font-style-complex="italic"/>
    </style:style>
    <style:style style:name="T179" style:family="text">
      <style:text-properties fo:color="#ff00ff" officeooo:rsid="00186c3f"/>
    </style:style>
    <style:style style:name="T180" style:family="text">
      <style:text-properties fo:color="#ff00ff" officeooo:rsid="00acfb9d"/>
    </style:style>
    <style:style style:name="T181" style:family="text">
      <style:text-properties fo:color="#1e90ff"/>
    </style:style>
    <style:style style:name="T182" style:family="text">
      <style:text-properties fo:color="#1e90ff" fo:font-style="italic" style:font-style-asian="italic" style:font-style-complex="italic"/>
    </style:style>
    <style:style style:name="T183" style:family="text">
      <style:text-properties fo:color="#1e90ff" fo:font-style="italic" officeooo:rsid="0013daba" style:font-style-asian="italic" style:font-style-complex="italic"/>
    </style:style>
    <style:style style:name="T184" style:family="text">
      <style:text-properties fo:color="#1e90ff" fo:font-style="italic" officeooo:rsid="00186c3f" style:font-style-asian="italic" style:font-style-complex="italic"/>
    </style:style>
    <style:style style:name="T185" style:family="text">
      <style:text-properties fo:color="#1e90ff" fo:font-style="italic" officeooo:rsid="0011b025" style:font-style-asian="italic" style:font-style-complex="italic"/>
    </style:style>
    <style:style style:name="T186" style:family="text">
      <style:text-properties fo:color="#1e90ff" officeooo:rsid="0013daba"/>
    </style:style>
    <style:style style:name="T187" style:family="text">
      <style:text-properties fo:color="#1e90ff" officeooo:rsid="00186c3f"/>
    </style:style>
    <style:style style:name="T188" style:family="text">
      <style:text-properties officeooo:rsid="0013daba"/>
    </style:style>
    <style:style style:name="T189" style:family="text">
      <style:text-properties fo:font-style="normal" style:font-style-asian="normal" style:font-style-complex="normal"/>
    </style:style>
    <style:style style:name="T190" style:family="text">
      <style:text-properties fo:font-style="normal" officeooo:rsid="00134990" style:font-style-asian="normal" style:font-style-complex="normal"/>
    </style:style>
    <style:style style:name="T191" style:family="text">
      <style:text-properties fo:font-style="normal" officeooo:rsid="0013daba" style:font-style-asian="normal" style:font-style-complex="normal"/>
    </style:style>
    <style:style style:name="T192" style:family="text">
      <style:text-properties fo:font-style="normal" officeooo:rsid="00154f37" style:font-style-asian="normal" style:font-style-complex="normal"/>
    </style:style>
    <style:style style:name="T193" style:family="text">
      <style:text-properties fo:font-style="normal" officeooo:rsid="001819bc" style:font-style-asian="normal" style:font-style-complex="normal"/>
    </style:style>
    <style:style style:name="T194" style:family="text">
      <style:text-properties fo:font-style="normal" officeooo:rsid="00186c3f" style:font-style-asian="normal" style:font-style-complex="normal"/>
    </style:style>
    <style:style style:name="T195" style:family="text">
      <style:text-properties fo:font-style="normal" officeooo:rsid="0018e013" style:font-style-asian="normal" style:font-style-complex="normal"/>
    </style:style>
    <style:style style:name="T196" style:family="text">
      <style:text-properties fo:font-style="normal" officeooo:rsid="001c0ef5" style:font-style-asian="normal" style:font-style-complex="normal"/>
    </style:style>
    <style:style style:name="T197" style:family="text">
      <style:text-properties fo:font-style="normal" officeooo:rsid="0055a125" style:font-style-asian="normal" style:font-style-complex="normal"/>
    </style:style>
    <style:style style:name="T198" style:family="text">
      <style:text-properties fo:font-style="normal" officeooo:rsid="005fb5cb" style:font-style-asian="normal" style:font-style-complex="normal"/>
    </style:style>
    <style:style style:name="T199" style:family="text">
      <style:text-properties fo:font-style="normal" officeooo:rsid="00607814" style:font-style-asian="normal" style:font-style-complex="normal"/>
    </style:style>
    <style:style style:name="T200" style:family="text">
      <style:text-properties fo:font-style="normal" officeooo:rsid="00616041" style:font-style-asian="normal" style:font-style-complex="normal"/>
    </style:style>
    <style:style style:name="T201" style:family="text">
      <style:text-properties fo:font-style="normal" officeooo:rsid="0063f681" style:font-style-asian="normal" style:font-style-complex="normal"/>
    </style:style>
    <style:style style:name="T202" style:family="text">
      <style:text-properties fo:font-style="normal" officeooo:rsid="00644350" style:font-style-asian="normal" style:font-style-complex="normal"/>
    </style:style>
    <style:style style:name="T203" style:family="text">
      <style:text-properties fo:font-style="normal" officeooo:rsid="006579dd" style:font-style-asian="normal" style:font-style-complex="normal"/>
    </style:style>
    <style:style style:name="T204" style:family="text">
      <style:text-properties fo:font-style="normal" officeooo:rsid="0068aca7" style:font-style-asian="normal" style:font-style-complex="normal"/>
    </style:style>
    <style:style style:name="T205" style:family="text">
      <style:text-properties fo:font-style="normal" officeooo:rsid="0069ae1a" style:font-style-asian="normal" style:font-style-complex="normal"/>
    </style:style>
    <style:style style:name="T206" style:family="text">
      <style:text-properties fo:font-style="normal" officeooo:rsid="006b8991" style:font-style-asian="normal" style:font-style-complex="normal"/>
    </style:style>
    <style:style style:name="T207" style:family="text">
      <style:text-properties fo:font-style="normal" officeooo:rsid="006f66ec" style:font-style-asian="normal" style:font-style-complex="normal"/>
    </style:style>
    <style:style style:name="T208" style:family="text">
      <style:text-properties fo:font-style="normal" officeooo:rsid="006d78d1" style:font-style-asian="normal" style:font-style-complex="normal"/>
    </style:style>
    <style:style style:name="T209" style:family="text">
      <style:text-properties fo:font-style="normal" officeooo:rsid="0071baff" style:font-style-asian="normal" style:font-style-complex="normal"/>
    </style:style>
    <style:style style:name="T210" style:family="text">
      <style:text-properties fo:font-style="normal" officeooo:rsid="00751d17" style:font-style-asian="normal" style:font-style-complex="normal"/>
    </style:style>
    <style:style style:name="T211" style:family="text">
      <style:text-properties fo:font-style="normal" officeooo:rsid="0075c7db" style:font-style-asian="normal" style:font-style-complex="normal"/>
    </style:style>
    <style:style style:name="T212" style:family="text">
      <style:text-properties fo:font-style="normal" officeooo:rsid="007d92ff" style:font-style-asian="normal" style:font-style-complex="normal"/>
    </style:style>
    <style:style style:name="T213" style:family="text">
      <style:text-properties fo:font-style="normal" officeooo:rsid="00819260" style:font-style-asian="normal" style:font-style-complex="normal"/>
    </style:style>
    <style:style style:name="T214" style:family="text">
      <style:text-properties fo:font-style="normal" officeooo:rsid="008478a0" style:font-style-asian="normal" style:font-style-complex="normal"/>
    </style:style>
    <style:style style:name="T215" style:family="text">
      <style:text-properties fo:font-style="normal" officeooo:rsid="0085ac68" style:font-style-asian="normal" style:font-style-complex="normal"/>
    </style:style>
    <style:style style:name="T216" style:family="text">
      <style:text-properties fo:font-style="normal" officeooo:rsid="00941a11" style:font-style-asian="normal" style:font-style-complex="normal"/>
    </style:style>
    <style:style style:name="T217" style:family="text">
      <style:text-properties fo:font-style="normal" officeooo:rsid="009d5b59" style:font-style-asian="normal" style:font-style-complex="normal"/>
    </style:style>
    <style:style style:name="T218" style:family="text">
      <style:text-properties fo:font-style="normal" officeooo:rsid="009ec4fc" style:font-style-asian="normal" style:font-style-complex="normal"/>
    </style:style>
    <style:style style:name="T219" style:family="text">
      <style:text-properties fo:font-style="normal" officeooo:rsid="00a6f347" style:font-style-asian="normal" style:font-style-complex="normal"/>
    </style:style>
    <style:style style:name="T220" style:family="text">
      <style:text-properties fo:font-style="normal" officeooo:rsid="00a1e031" style:font-style-asian="normal" style:font-style-complex="normal"/>
    </style:style>
    <style:style style:name="T221" style:family="text">
      <style:text-properties fo:font-style="normal" officeooo:rsid="00acfb9d" style:font-style-asian="normal" style:font-style-complex="normal"/>
    </style:style>
    <style:style style:name="T222" style:family="text">
      <style:text-properties fo:font-style="normal" officeooo:rsid="00af3424" style:font-style-asian="normal" style:font-style-complex="normal"/>
    </style:style>
    <style:style style:name="T223" style:family="text">
      <style:text-properties fo:font-style="normal" officeooo:rsid="00ba819c" style:font-style-asian="normal" style:font-style-complex="normal"/>
    </style:style>
    <style:style style:name="T224" style:family="text">
      <style:text-properties fo:font-style="normal" officeooo:rsid="00bbf4cd" style:font-style-asian="normal" style:font-style-complex="normal"/>
    </style:style>
    <style:style style:name="T225" style:family="text">
      <style:text-properties fo:font-style="normal" officeooo:rsid="00bc5e43" style:font-style-asian="normal" style:font-style-complex="normal"/>
    </style:style>
    <style:style style:name="T226" style:family="text">
      <style:text-properties fo:font-style="normal" officeooo:rsid="00bdd473" style:font-style-asian="normal" style:font-style-complex="normal"/>
    </style:style>
    <style:style style:name="T227" style:family="text">
      <style:text-properties fo:font-style="normal" officeooo:rsid="00c12d1c" style:font-style-asian="normal" style:font-style-complex="normal"/>
    </style:style>
    <style:style style:name="T228" style:family="text">
      <style:text-properties fo:font-style="normal" officeooo:rsid="00c2c999" style:font-style-asian="normal" style:font-style-complex="normal"/>
    </style:style>
    <style:style style:name="T229" style:family="text">
      <style:text-properties fo:font-style="normal" officeooo:rsid="00c495da" style:font-style-asian="normal" style:font-style-complex="normal"/>
    </style:style>
    <style:style style:name="T230" style:family="text">
      <style:text-properties fo:font-style="normal" officeooo:rsid="00c50878" style:font-style-asian="normal" style:font-style-complex="normal"/>
    </style:style>
    <style:style style:name="T231" style:family="text">
      <style:text-properties fo:font-style="normal" officeooo:rsid="0066b31e" style:font-style-asian="normal" style:font-style-complex="normal"/>
    </style:style>
    <style:style style:name="T232" style:family="text">
      <style:text-properties fo:font-style="normal" officeooo:rsid="00684bfc" style:font-style-asian="normal" style:font-style-complex="normal"/>
    </style:style>
    <style:style style:name="T233" style:family="text">
      <style:text-properties fo:font-style="normal" officeooo:rsid="00c7021f" style:font-style-asian="normal" style:font-style-complex="normal"/>
    </style:style>
    <style:style style:name="T234" style:family="text">
      <style:text-properties fo:font-style="normal" officeooo:rsid="00c7cebc" style:font-style-asian="normal" style:font-style-complex="normal"/>
    </style:style>
    <style:style style:name="T235" style:family="text">
      <style:text-properties fo:font-style="normal" officeooo:rsid="00c88326" style:font-style-asian="normal" style:font-style-complex="normal"/>
    </style:style>
    <style:style style:name="T236" style:family="text">
      <style:text-properties fo:font-style="normal" officeooo:rsid="00d63bc5" style:font-style-asian="normal" style:font-style-complex="normal"/>
    </style:style>
    <style:style style:name="T237" style:family="text">
      <style:text-properties fo:font-style="normal" officeooo:rsid="00eb49f4" style:font-style-asian="normal" style:font-style-complex="normal"/>
    </style:style>
    <style:style style:name="T238" style:family="text">
      <style:text-properties fo:font-style="normal" officeooo:rsid="010c3ac9" style:font-style-asian="normal" style:font-style-complex="normal"/>
    </style:style>
    <style:style style:name="T239" style:family="text">
      <style:text-properties fo:font-style="normal" officeooo:rsid="010c4cb4" style:font-style-asian="normal" style:font-style-complex="normal"/>
    </style:style>
    <style:style style:name="T240" style:family="text">
      <style:text-properties fo:font-style="normal" officeooo:rsid="010da598" style:font-style-asian="normal" style:font-style-complex="normal"/>
    </style:style>
    <style:style style:name="T241" style:family="text">
      <style:text-properties fo:font-style="normal" officeooo:rsid="010f5523" style:font-style-asian="normal" style:font-style-complex="normal"/>
    </style:style>
    <style:style style:name="T242" style:family="text">
      <style:text-properties fo:font-style="normal" officeooo:rsid="0111d037" style:font-style-asian="normal" style:font-style-complex="normal"/>
    </style:style>
    <style:style style:name="T243" style:family="text">
      <style:text-properties fo:font-style="normal" officeooo:rsid="01148430" style:font-style-asian="normal" style:font-style-complex="normal"/>
    </style:style>
    <style:style style:name="T244" style:family="text">
      <style:text-properties fo:font-style="normal" officeooo:rsid="01190d75" style:font-style-asian="normal" style:font-style-complex="normal"/>
    </style:style>
    <style:style style:name="T245" style:family="text">
      <style:text-properties fo:font-style="normal" officeooo:rsid="011511c0" style:font-style-asian="normal" style:font-style-complex="normal"/>
    </style:style>
    <style:style style:name="T246" style:family="text">
      <style:text-properties fo:font-style="normal" officeooo:rsid="011e7671" style:font-style-asian="normal" style:font-style-complex="normal"/>
    </style:style>
    <style:style style:name="T247" style:family="text">
      <style:text-properties fo:font-style="normal" officeooo:rsid="01206a6e" style:font-style-asian="normal" style:font-style-complex="normal"/>
    </style:style>
    <style:style style:name="T248" style:family="text">
      <style:text-properties fo:font-style="normal" officeooo:rsid="008c034a" style:font-style-asian="normal" style:font-style-complex="normal"/>
    </style:style>
    <style:style style:name="T249" style:family="text">
      <style:text-properties fo:font-style="normal" officeooo:rsid="0128c6e8" style:font-style-asian="normal" style:font-style-complex="normal"/>
    </style:style>
    <style:style style:name="T250" style:family="text">
      <style:text-properties fo:font-style="normal" officeooo:rsid="012b24b3" style:font-style-asian="normal" style:font-style-complex="normal"/>
    </style:style>
    <style:style style:name="T251" style:family="text">
      <style:text-properties fo:font-style="normal" officeooo:rsid="012cecd7" style:font-style-asian="normal" style:font-style-complex="normal"/>
    </style:style>
    <style:style style:name="T252" style:family="text">
      <style:text-properties fo:font-style="normal" officeooo:rsid="012e9465" style:font-style-asian="normal" style:font-style-complex="normal"/>
    </style:style>
    <style:style style:name="T253" style:family="text">
      <style:text-properties fo:font-style="normal" officeooo:rsid="01305c41" style:font-style-asian="normal" style:font-style-complex="normal"/>
    </style:style>
    <style:style style:name="T254" style:family="text">
      <style:text-properties fo:font-style="normal" officeooo:rsid="01494a68" style:font-style-asian="normal" style:font-style-complex="normal"/>
    </style:style>
    <style:style style:name="T255" style:family="text">
      <style:text-properties fo:font-style="normal" officeooo:rsid="014be95f" style:font-style-asian="normal" style:font-style-complex="normal"/>
    </style:style>
    <style:style style:name="T256" style:family="text">
      <style:text-properties fo:font-style="normal" officeooo:rsid="000fecca" style:font-style-asian="normal" style:font-style-complex="normal"/>
    </style:style>
    <style:style style:name="T257" style:family="text">
      <style:text-properties fo:font-style="normal" officeooo:rsid="00b41267" style:font-style-asian="normal" style:font-style-complex="normal"/>
    </style:style>
    <style:style style:name="T258" style:family="text">
      <style:text-properties fo:font-style="normal" officeooo:rsid="0174886a" style:font-style-asian="normal" style:font-style-complex="normal"/>
    </style:style>
    <style:style style:name="T259" style:family="text">
      <style:text-properties fo:font-style="normal" officeooo:rsid="0194da6f" style:font-style-asian="normal" style:font-style-complex="normal"/>
    </style:style>
    <style:style style:name="T260" style:family="text">
      <style:text-properties fo:font-style="normal" officeooo:rsid="0198319c" style:font-style-asian="normal" style:font-style-complex="normal"/>
    </style:style>
    <style:style style:name="T261" style:family="text">
      <style:text-properties fo:font-style="normal" officeooo:rsid="019a451e" style:font-style-asian="normal" style:font-style-complex="normal"/>
    </style:style>
    <style:style style:name="T262" style:family="text">
      <style:text-properties fo:font-style="normal" officeooo:rsid="019c0acb" style:font-style-asian="normal" style:font-style-complex="normal"/>
    </style:style>
    <style:style style:name="T263" style:family="text">
      <style:text-properties fo:font-style="normal" officeooo:rsid="019c6d7b" style:font-style-asian="normal" style:font-style-complex="normal"/>
    </style:style>
    <style:style style:name="T264" style:family="text">
      <style:text-properties fo:font-style="normal" officeooo:rsid="010ab710" style:font-style-asian="normal" style:font-style-complex="normal"/>
    </style:style>
    <style:style style:name="T265" style:family="text">
      <style:text-properties fo:font-style="normal" officeooo:rsid="01ebd8c8" style:font-style-asian="normal" style:font-style-complex="normal"/>
    </style:style>
    <style:style style:name="T266" style:family="text">
      <style:text-properties fo:font-style="normal" officeooo:rsid="01fb8b62" style:font-style-asian="normal" style:font-style-complex="normal"/>
    </style:style>
    <style:style style:name="T267" style:family="text">
      <style:text-properties fo:font-style="normal" officeooo:rsid="01fee9dd" style:font-style-asian="normal" style:font-style-complex="normal"/>
    </style:style>
    <style:style style:name="T268" style:family="text">
      <style:text-properties fo:font-style="normal" officeooo:rsid="020b5b34" style:font-style-asian="normal" style:font-style-complex="normal"/>
    </style:style>
    <style:style style:name="T269" style:family="text">
      <style:text-properties fo:font-style="normal" officeooo:rsid="00879de3" style:font-style-asian="normal" style:font-style-complex="normal"/>
    </style:style>
    <style:style style:name="T270" style:family="text">
      <style:text-properties fo:font-style="normal" officeooo:rsid="021273b0" style:font-style-asian="normal" style:font-style-complex="normal"/>
    </style:style>
    <style:style style:name="T271" style:family="text">
      <style:text-properties fo:font-style="normal" officeooo:rsid="0217347d" style:font-style-asian="normal" style:font-style-complex="normal"/>
    </style:style>
    <style:style style:name="T272" style:family="text">
      <style:text-properties fo:font-style="normal" officeooo:rsid="021ca6fd" style:font-style-asian="normal" style:font-style-complex="normal"/>
    </style:style>
    <style:style style:name="T273" style:family="text">
      <style:text-properties fo:font-style="normal" officeooo:rsid="021e9c32" style:font-style-asian="normal" style:font-style-complex="normal"/>
    </style:style>
    <style:style style:name="T274" style:family="text">
      <style:text-properties fo:font-style="normal" officeooo:rsid="00ad6801" style:font-style-asian="normal" style:font-style-complex="normal"/>
    </style:style>
    <style:style style:name="T275" style:family="text">
      <style:text-properties fo:font-style="normal" officeooo:rsid="0221921f" style:font-style-asian="normal" style:font-style-complex="normal"/>
    </style:style>
    <style:style style:name="T276" style:family="text">
      <style:text-properties fo:font-style="normal" officeooo:rsid="0223c6da" style:font-style-asian="normal" style:font-style-complex="normal"/>
    </style:style>
    <style:style style:name="T277" style:family="text">
      <style:text-properties fo:font-style="normal" officeooo:rsid="0222f31f" style:font-style-asian="normal" style:font-style-complex="normal"/>
    </style:style>
    <style:style style:name="T2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style:font-style-asian="normal" style:font-style-complex="normal"/>
    </style:style>
    <style:style style:name="T369" style:family="text">
      <style:text-properties fo:font-style="normal" style:text-underline-style="none" officeooo:rsid="00bbbf73" style:font-style-asian="normal" style:font-style-complex="normal"/>
    </style:style>
    <style:style style:name="T370" style:family="text">
      <style:text-properties fo:font-style="normal" style:text-underline-style="none" officeooo:rsid="08e9819c" style:font-style-asian="normal" style:font-style-complex="normal"/>
    </style:style>
    <style:style style:name="T371" style:family="text">
      <style:text-properties fo:font-style="normal" style:text-underline-style="none" officeooo:rsid="00be4749" style:font-style-asian="normal" style:font-style-complex="normal"/>
    </style:style>
    <style:style style:name="T372" style:family="text">
      <style:text-properties fo:font-style="normal" style:text-underline-style="none" officeooo:rsid="00d708a6" style:font-style-asian="normal" style:font-style-complex="normal"/>
    </style:style>
    <style:style style:name="T373" style:family="text">
      <style:text-properties fo:font-style="normal" style:text-underline-style="none" officeooo:rsid="00ec1e8c" style:font-style-asian="normal" style:font-style-complex="normal"/>
    </style:style>
    <style:style style:name="T374" style:family="text">
      <style:text-properties fo:font-style="normal" style:text-underline-style="none" officeooo:rsid="00d9c9e4" style:font-style-asian="normal" style:font-style-complex="normal"/>
    </style:style>
    <style:style style:name="T375" style:family="text">
      <style:text-properties fo:font-style="normal" style:text-underline-style="none" officeooo:rsid="08f0811a" style:font-style-asian="normal" style:font-style-complex="normal"/>
    </style:style>
    <style:style style:name="T376" style:family="text">
      <style:text-properties fo:font-style="normal" style:text-underline-style="none" officeooo:rsid="010f422a" style:font-style-asian="normal" style:font-style-complex="normal"/>
    </style:style>
    <style:style style:name="T377" style:family="text">
      <style:text-properties fo:font-style="normal" style:text-underline-style="none" officeooo:rsid="00476ae1" style:font-style-asian="normal" style:font-style-complex="normal"/>
    </style:style>
    <style:style style:name="T378" style:family="text">
      <style:text-properties fo:font-style="normal" style:text-underline-style="none" officeooo:rsid="01ef8283" style:font-style-asian="normal" style:font-style-complex="normal"/>
    </style:style>
    <style:style style:name="T379" style:family="text">
      <style:text-properties fo:font-style="normal" style:text-underline-style="none" officeooo:rsid="01f16dc1" style:font-style-asian="normal" style:font-style-complex="normal"/>
    </style:style>
    <style:style style:name="T380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84" style:family="text">
      <style:text-properties officeooo:rsid="00154f37"/>
    </style:style>
    <style:style style:name="T385" style:family="text">
      <style:text-properties officeooo:rsid="0016b56f"/>
    </style:style>
    <style:style style:name="T386" style:family="text">
      <style:text-properties officeooo:rsid="00186c3f"/>
    </style:style>
    <style:style style:name="T387" style:family="text">
      <style:text-properties fo:color="#228b22" fo:font-style="italic" officeooo:rsid="00186c3f" style:font-style-asian="italic" style:font-style-complex="italic"/>
    </style:style>
    <style:style style:name="T388" style:family="text">
      <style:text-properties fo:color="#8b4513"/>
    </style:style>
    <style:style style:name="T389" style:family="text">
      <style:text-properties fo:color="#8b4513" officeooo:rsid="00186c3f"/>
    </style:style>
    <style:style style:name="T390" style:family="text">
      <style:text-properties officeooo:rsid="00205d85"/>
    </style:style>
    <style:style style:name="T391" style:family="text">
      <style:text-properties officeooo:rsid="001c5680"/>
    </style:style>
    <style:style style:name="T392" style:family="text">
      <style:text-properties officeooo:rsid="001e2fb9"/>
    </style:style>
    <style:style style:name="T393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94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95" style:family="text">
      <style:text-properties style:text-line-through-style="none" style:text-line-through-type="none" fo:font-style="italic" fo:font-weight="normal" officeooo:rsid="02004c51" style:font-style-asian="italic" style:font-weight-asian="normal" style:font-style-complex="italic" style:font-weight-complex="normal"/>
    </style:style>
    <style:style style:name="T396" style:family="text">
      <style:text-properties style:text-line-through-style="none" style:text-line-through-type="none" fo:font-style="italic" fo:font-weight="normal" officeooo:rsid="007b2101" style:font-style-asian="italic" style:font-weight-asian="normal" style:font-style-complex="italic" style:font-weight-complex="normal"/>
    </style:style>
    <style:style style:name="T397" style:family="text">
      <style:text-properties style:text-line-through-style="none" style:text-line-through-type="none" fo:font-style="italic" fo:font-weight="bold" officeooo:rsid="02004c51" style:font-style-asian="italic" style:font-weight-asian="bold" style:font-style-complex="italic" style:font-weight-complex="bold"/>
    </style:style>
    <style:style style:name="T398" style:family="text">
      <style:text-properties style:text-line-through-style="none" style:text-line-through-type="none" fo:font-style="normal" officeooo:rsid="02004c51" style:font-style-asian="normal" style:font-style-complex="normal"/>
    </style:style>
    <style:style style:name="T399" style:family="text">
      <style:text-properties style:text-line-through-style="none" style:text-line-through-type="none" fo:font-style="normal" officeooo:rsid="02047b03" style:font-style-asian="normal" style:font-style-complex="normal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officeooo:rsid="00a75993" style:font-weight-asian="bold" style:font-weight-complex="bold"/>
    </style:style>
    <style:style style:name="T402" style:family="text">
      <style:text-properties fo:font-weight="bold" officeooo:rsid="00beb82f" style:font-weight-asian="bold" style:font-weight-complex="bold"/>
    </style:style>
    <style:style style:name="T403" style:family="text">
      <style:text-properties fo:font-weight="bold" officeooo:rsid="00476ae1" style:font-weight-asian="bold" style:font-weight-complex="bold"/>
    </style:style>
    <style:style style:name="T404" style:family="text">
      <style:text-properties fo:font-weight="bold" officeooo:rsid="013013d9" style:font-weight-asian="bold" style:font-weight-complex="bold"/>
    </style:style>
    <style:style style:name="T405" style:family="text">
      <style:text-properties fo:font-weight="bold" officeooo:rsid="0053faec" style:font-weight-asian="bold" style:font-weight-complex="bold"/>
    </style:style>
    <style:style style:name="T406" style:family="text">
      <style:text-properties fo:font-weight="bold" officeooo:rsid="00bfa17d" style:font-weight-asian="bold" style:font-weight-complex="bold"/>
    </style:style>
    <style:style style:name="T407" style:family="text">
      <style:text-properties fo:font-weight="bold" officeooo:rsid="02a94de9" style:font-weight-asian="bold" style:font-weight-complex="bold"/>
    </style:style>
    <style:style style:name="T408" style:family="text">
      <style:text-properties fo:font-weight="bold" officeooo:rsid="00912fec" style:font-weight-asian="bold" style:font-weight-complex="bold"/>
    </style:style>
    <style:style style:name="T409" style:family="text">
      <style:text-properties fo:font-weight="bold" officeooo:rsid="008eb3ea" style:font-weight-asian="bold" style:font-weight-complex="bold"/>
    </style:style>
    <style:style style:name="T410" style:family="text">
      <style:text-properties fo:font-weight="bold" officeooo:rsid="00939859" style:font-weight-asian="bold" style:font-weight-complex="bold"/>
    </style:style>
    <style:style style:name="T411" style:family="text">
      <style:text-properties fo:font-weight="bold" officeooo:rsid="00a35d76" style:font-weight-asian="bold" style:font-weight-complex="bold"/>
    </style:style>
    <style:style style:name="T412" style:family="text">
      <style:text-properties fo:font-weight="bold" officeooo:rsid="00a6f347" style:font-weight-asian="bold" style:font-weight-complex="bold"/>
    </style:style>
    <style:style style:name="T413" style:family="text">
      <style:text-properties fo:font-weight="bold" officeooo:rsid="00ba819c" style:font-weight-asian="bold" style:font-weight-complex="bold"/>
    </style:style>
    <style:style style:name="T414" style:family="text">
      <style:text-properties fo:font-weight="bold" officeooo:rsid="00c50878" style:font-weight-asian="bold" style:font-weight-complex="bold"/>
    </style:style>
    <style:style style:name="T415" style:family="text">
      <style:text-properties fo:font-weight="bold" officeooo:rsid="00dd44af" style:font-weight-asian="bold" style:font-weight-complex="bold"/>
    </style:style>
    <style:style style:name="T416" style:family="text">
      <style:text-properties fo:font-weight="bold" officeooo:rsid="00f4c6c5" style:font-weight-asian="bold" style:font-weight-complex="bold"/>
    </style:style>
    <style:style style:name="T417" style:family="text">
      <style:text-properties fo:font-weight="bold" officeooo:rsid="00fc67ff" style:font-weight-asian="bold" style:font-weight-complex="bold"/>
    </style:style>
    <style:style style:name="T418" style:family="text">
      <style:text-properties fo:font-weight="bold" officeooo:rsid="00751d17" style:font-weight-asian="bold" style:font-weight-complex="bold"/>
    </style:style>
    <style:style style:name="T419" style:family="text">
      <style:text-properties fo:font-weight="bold" officeooo:rsid="0134038e" style:font-weight-asian="bold" style:font-weight-complex="bold"/>
    </style:style>
    <style:style style:name="T420" style:family="text">
      <style:text-properties fo:font-weight="bold" officeooo:rsid="01305c41" style:font-weight-asian="bold" style:font-weight-complex="bold"/>
    </style:style>
    <style:style style:name="T421" style:family="text">
      <style:text-properties fo:font-weight="bold" officeooo:rsid="02070606" style:font-weight-asian="bold" style:font-weight-complex="bold"/>
    </style:style>
    <style:style style:name="T422" style:family="text">
      <style:text-properties fo:font-weight="bold" officeooo:rsid="0206e857" style:font-weight-asian="bold" style:font-weight-complex="bold"/>
    </style:style>
    <style:style style:name="T423" style:family="text">
      <style:text-properties fo:font-weight="bold" officeooo:rsid="020b5b34" style:font-weight-asian="bold" style:font-weight-complex="bold"/>
    </style:style>
    <style:style style:name="T424" style:family="text">
      <style:text-properties fo:font-weight="bold" officeooo:rsid="0225be58" style:font-weight-asian="bold" style:font-weight-complex="bold"/>
    </style:style>
    <style:style style:name="T425" style:family="text">
      <style:text-properties officeooo:rsid="0034ed8b"/>
    </style:style>
    <style:style style:name="T426" style:family="text">
      <style:text-properties fo:font-weight="normal" style:font-weight-asian="normal" style:font-weight-complex="normal"/>
    </style:style>
    <style:style style:name="T427" style:family="text">
      <style:text-properties fo:font-weight="normal" officeooo:rsid="00912fec" style:font-weight-asian="normal" style:font-weight-complex="normal"/>
    </style:style>
    <style:style style:name="T428" style:family="text">
      <style:text-properties fo:font-weight="normal" officeooo:rsid="02b807dc" style:font-weight-asian="normal" style:font-weight-complex="normal"/>
    </style:style>
    <style:style style:name="T429" style:family="text">
      <style:text-properties fo:font-weight="normal" officeooo:rsid="00bbbf73" style:font-weight-asian="normal" style:font-weight-complex="normal"/>
    </style:style>
    <style:style style:name="T430" style:family="text">
      <style:text-properties fo:font-weight="normal" officeooo:rsid="002ba0e7" style:font-weight-asian="normal" style:font-weight-complex="normal"/>
    </style:style>
    <style:style style:name="T431" style:family="text">
      <style:text-properties fo:font-weight="normal" officeooo:rsid="00bfa17d" style:font-weight-asian="normal" style:font-weight-complex="normal"/>
    </style:style>
    <style:style style:name="T432" style:family="text">
      <style:text-properties fo:font-weight="normal" officeooo:rsid="02a94de9" style:font-weight-asian="normal" style:font-weight-complex="normal"/>
    </style:style>
    <style:style style:name="T433" style:family="text">
      <style:text-properties fo:font-weight="normal" officeooo:rsid="004450ff" style:font-weight-asian="normal" style:font-weight-complex="normal"/>
    </style:style>
    <style:style style:name="T434" style:family="text">
      <style:text-properties fo:font-weight="normal" officeooo:rsid="01113d34" style:font-weight-asian="normal" style:font-weight-complex="normal"/>
    </style:style>
    <style:style style:name="T435" style:family="text">
      <style:text-properties fo:font-weight="normal" officeooo:rsid="00476ae1" style:font-weight-asian="normal" style:font-weight-complex="normal"/>
    </style:style>
    <style:style style:name="T436" style:family="text">
      <style:text-properties fo:font-weight="normal" officeooo:rsid="08ad15c9" style:font-weight-asian="normal" style:font-weight-complex="normal"/>
    </style:style>
    <style:style style:name="T437" style:family="text">
      <style:text-properties fo:font-weight="normal" officeooo:rsid="008eb3ea" style:font-weight-asian="normal" style:font-weight-complex="normal"/>
    </style:style>
    <style:style style:name="T438" style:family="text">
      <style:text-properties fo:font-weight="normal" officeooo:rsid="00939859" style:font-weight-asian="normal" style:font-weight-complex="normal"/>
    </style:style>
    <style:style style:name="T439" style:family="text">
      <style:text-properties fo:font-weight="normal" officeooo:rsid="00941a11" style:font-weight-asian="normal" style:font-weight-complex="normal"/>
    </style:style>
    <style:style style:name="T440" style:family="text">
      <style:text-properties fo:font-weight="normal" officeooo:rsid="00dd44af" style:font-weight-asian="normal" style:font-weight-complex="normal"/>
    </style:style>
    <style:style style:name="T441" style:family="text">
      <style:text-properties fo:font-weight="normal" officeooo:rsid="00e1ae30" style:font-weight-asian="normal" style:font-weight-complex="normal"/>
    </style:style>
    <style:style style:name="T442" style:family="text">
      <style:text-properties fo:font-weight="normal" officeooo:rsid="00f4c6c5" style:font-weight-asian="normal" style:font-weight-complex="normal"/>
    </style:style>
    <style:style style:name="T443" style:family="text">
      <style:text-properties fo:font-weight="normal" officeooo:rsid="00f51685" style:font-weight-asian="normal" style:font-weight-complex="normal"/>
    </style:style>
    <style:style style:name="T444" style:family="text">
      <style:text-properties fo:font-weight="normal" officeooo:rsid="00fc67ff" style:font-weight-asian="normal" style:font-weight-complex="normal"/>
    </style:style>
    <style:style style:name="T445" style:family="text">
      <style:text-properties fo:font-weight="normal" officeooo:rsid="00fdd3aa" style:font-weight-asian="normal" style:font-weight-complex="normal"/>
    </style:style>
    <style:style style:name="T446" style:family="text">
      <style:text-properties fo:font-weight="normal" officeooo:rsid="012e9465" style:font-weight-asian="normal" style:font-weight-complex="normal"/>
    </style:style>
    <style:style style:name="T447" style:family="text">
      <style:text-properties fo:font-weight="normal" officeooo:rsid="012edf56" style:font-weight-asian="normal" style:font-weight-complex="normal"/>
    </style:style>
    <style:style style:name="T448" style:family="text">
      <style:text-properties fo:font-weight="normal" officeooo:rsid="01305c41" style:font-weight-asian="normal" style:font-weight-complex="normal"/>
    </style:style>
    <style:style style:name="T449" style:family="text">
      <style:text-properties fo:font-weight="normal" officeooo:rsid="0134038e" style:font-weight-asian="normal" style:font-weight-complex="normal"/>
    </style:style>
    <style:style style:name="T450" style:family="text">
      <style:text-properties fo:font-weight="normal" officeooo:rsid="0139bd35" style:font-weight-asian="normal" style:font-weight-complex="normal"/>
    </style:style>
    <style:style style:name="T451" style:family="text">
      <style:text-properties fo:font-weight="normal" officeooo:rsid="01401741" style:font-weight-asian="normal" style:font-weight-complex="normal"/>
    </style:style>
    <style:style style:name="T452" style:family="text">
      <style:text-properties fo:font-weight="normal" officeooo:rsid="0142451b" style:font-weight-asian="normal" style:font-weight-complex="normal"/>
    </style:style>
    <style:style style:name="T453" style:family="text">
      <style:text-properties fo:font-weight="normal" officeooo:rsid="0149fc19" style:font-weight-asian="normal" style:font-weight-complex="normal"/>
    </style:style>
    <style:style style:name="T454" style:family="text">
      <style:text-properties fo:font-weight="normal" officeooo:rsid="014be95f" style:font-weight-asian="normal" style:font-weight-complex="normal"/>
    </style:style>
    <style:style style:name="T455" style:family="text">
      <style:text-properties fo:font-weight="normal" officeooo:rsid="03ee7eb1" style:font-weight-asian="normal" style:font-weight-complex="normal"/>
    </style:style>
    <style:style style:name="T456" style:family="text">
      <style:text-properties fo:font-weight="normal" officeooo:rsid="045e6749" style:font-weight-asian="normal" style:font-weight-complex="normal"/>
    </style:style>
    <style:style style:name="T457" style:family="text">
      <style:text-properties fo:font-weight="normal" officeooo:rsid="04602400" style:font-weight-asian="normal" style:font-weight-complex="normal"/>
    </style:style>
    <style:style style:name="T458" style:family="text">
      <style:text-properties fo:font-weight="normal" officeooo:rsid="020febde" style:font-weight-asian="normal" style:font-weight-complex="normal"/>
    </style:style>
    <style:style style:name="T459" style:family="text">
      <style:text-properties style:use-window-font-color="true"/>
    </style:style>
    <style:style style:name="T460" style:family="text">
      <style:text-properties style:use-window-font-color="true" fo:font-weight="bold" style:font-weight-asian="bold" style:font-weight-complex="bold"/>
    </style:style>
    <style:style style:name="T461" style:family="text">
      <style:text-properties style:use-window-font-color="true" fo:font-weight="bold" officeooo:rsid="0044d7a4" style:font-weight-asian="bold" style:font-weight-complex="bold"/>
    </style:style>
    <style:style style:name="T462" style:family="text">
      <style:text-properties style:use-window-font-color="true" fo:font-weight="bold" officeooo:rsid="007ca694" style:font-weight-asian="bold" style:font-weight-complex="bold"/>
    </style:style>
    <style:style style:name="T463" style:family="text">
      <style:text-properties style:use-window-font-color="true" fo:font-weight="bold" officeooo:rsid="01536dcf" style:font-weight-asian="bold" style:font-weight-complex="bold"/>
    </style:style>
    <style:style style:name="T464" style:family="text">
      <style:text-properties style:use-window-font-color="true" fo:font-weight="bold" officeooo:rsid="01549026" style:font-weight-asian="bold" style:font-weight-complex="bold"/>
    </style:style>
    <style:style style:name="T465" style:family="text">
      <style:text-properties style:use-window-font-color="true" fo:font-weight="bold" officeooo:rsid="01549d31" style:font-weight-asian="bold" style:font-weight-complex="bold"/>
    </style:style>
    <style:style style:name="T466" style:family="text">
      <style:text-properties style:use-window-font-color="true" fo:font-weight="bold" officeooo:rsid="01bb0dd2" style:font-weight-asian="bold" style:font-weight-complex="bold"/>
    </style:style>
    <style:style style:name="T4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68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69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70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71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72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73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74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75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76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77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78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79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80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81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82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83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84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85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86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87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88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89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90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91" style:family="text">
      <style:text-properties style:use-window-font-color="true" fo:font-style="italic" officeooo:rsid="009f187e" style:font-style-asian="italic" style:font-style-complex="italic"/>
    </style:style>
    <style:style style:name="T49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94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95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96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9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9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99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500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501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502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503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504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505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506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507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508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509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510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511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512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513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514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515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516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517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518" style:family="text">
      <style:text-properties style:use-window-font-color="true" fo:font-style="normal" style:font-style-asian="normal" style:font-style-complex="normal"/>
    </style:style>
    <style:style style:name="T519" style:family="text">
      <style:text-properties style:use-window-font-color="true" fo:font-style="normal" officeooo:rsid="0050063f" style:font-style-asian="normal" style:font-style-complex="normal"/>
    </style:style>
    <style:style style:name="T520" style:family="text">
      <style:text-properties style:use-window-font-color="true" fo:font-style="normal" officeooo:rsid="00523bf9" style:font-style-asian="normal" style:font-style-complex="normal"/>
    </style:style>
    <style:style style:name="T521" style:family="text">
      <style:text-properties style:use-window-font-color="true" fo:font-style="normal" officeooo:rsid="016f0506" style:font-style-asian="normal" style:font-style-complex="normal"/>
    </style:style>
    <style:style style:name="T522" style:family="text">
      <style:text-properties style:use-window-font-color="true" fo:font-style="normal" officeooo:rsid="0176ee1b" style:font-style-asian="normal" style:font-style-complex="normal"/>
    </style:style>
    <style:style style:name="T523" style:family="text">
      <style:text-properties style:use-window-font-color="true" fo:font-style="normal" officeooo:rsid="017029bc" style:font-style-asian="normal" style:font-style-complex="normal"/>
    </style:style>
    <style:style style:name="T524" style:family="text">
      <style:text-properties style:use-window-font-color="true" fo:font-style="normal" officeooo:rsid="00a1d04f" style:font-style-asian="normal" style:font-style-complex="normal"/>
    </style:style>
    <style:style style:name="T525" style:family="text">
      <style:text-properties style:use-window-font-color="true" fo:font-style="normal" officeooo:rsid="0050b57f" style:font-style-asian="normal" style:font-style-complex="normal"/>
    </style:style>
    <style:style style:name="T526" style:family="text">
      <style:text-properties style:use-window-font-color="true" fo:font-style="normal" officeooo:rsid="01148430" style:font-style-asian="normal" style:font-style-complex="normal"/>
    </style:style>
    <style:style style:name="T527" style:family="text">
      <style:text-properties style:use-window-font-color="true" fo:font-style="normal" officeooo:rsid="009f187e" style:font-style-asian="normal" style:font-style-complex="normal"/>
    </style:style>
    <style:style style:name="T528" style:family="text">
      <style:text-properties style:use-window-font-color="true" fo:font-style="normal" officeooo:rsid="019eaf58" style:font-style-asian="normal" style:font-style-complex="normal"/>
    </style:style>
    <style:style style:name="T529" style:family="text">
      <style:text-properties style:use-window-font-color="true" fo:font-style="normal" officeooo:rsid="01f19ea8" style:font-style-asian="normal" style:font-style-complex="normal"/>
    </style:style>
    <style:style style:name="T530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31" style:family="text">
      <style:text-properties style:use-window-font-color="true" officeooo:rsid="016f0506"/>
    </style:style>
    <style:style style:name="T532" style:family="text">
      <style:text-properties style:use-window-font-color="true" officeooo:rsid="009ff1c7"/>
    </style:style>
    <style:style style:name="T533" style:family="text">
      <style:text-properties style:use-window-font-color="true" fo:font-weight="normal" style:font-weight-asian="normal" style:font-weight-complex="normal"/>
    </style:style>
    <style:style style:name="T534" style:family="text">
      <style:text-properties style:use-window-font-color="true" fo:font-weight="normal" officeooo:rsid="007ca694" style:font-weight-asian="normal" style:font-weight-complex="normal"/>
    </style:style>
    <style:style style:name="T535" style:family="text">
      <style:text-properties style:use-window-font-color="true" fo:font-weight="normal" officeooo:rsid="01466326" style:font-weight-asian="normal" style:font-weight-complex="normal"/>
    </style:style>
    <style:style style:name="T536" style:family="text">
      <style:text-properties style:use-window-font-color="true" fo:font-weight="normal" officeooo:rsid="014d6fa3" style:font-weight-asian="normal" style:font-weight-complex="normal"/>
    </style:style>
    <style:style style:name="T537" style:family="text">
      <style:text-properties style:use-window-font-color="true" fo:font-weight="normal" officeooo:rsid="01536dcf" style:font-weight-asian="normal" style:font-weight-complex="normal"/>
    </style:style>
    <style:style style:name="T538" style:family="text">
      <style:text-properties style:use-window-font-color="true" fo:font-weight="normal" officeooo:rsid="01549026" style:font-weight-asian="normal" style:font-weight-complex="normal"/>
    </style:style>
    <style:style style:name="T539" style:family="text">
      <style:text-properties style:use-window-font-color="true" fo:font-weight="normal" officeooo:rsid="0159ad23" style:font-weight-asian="normal" style:font-weight-complex="normal"/>
    </style:style>
    <style:style style:name="T540" style:family="text">
      <style:text-properties style:use-window-font-color="true" fo:font-weight="normal" officeooo:rsid="015ee267" style:font-weight-asian="normal" style:font-weight-complex="normal"/>
    </style:style>
    <style:style style:name="T541" style:family="text">
      <style:text-properties style:use-window-font-color="true" fo:font-weight="normal" officeooo:rsid="0151b86d" style:font-weight-asian="normal" style:font-weight-complex="normal"/>
    </style:style>
    <style:style style:name="T542" style:family="text">
      <style:text-properties style:use-window-font-color="true" fo:font-weight="normal" officeooo:rsid="01b389de" style:font-weight-asian="normal" style:font-weight-complex="normal"/>
    </style:style>
    <style:style style:name="T543" style:family="text">
      <style:text-properties style:use-window-font-color="true" fo:font-weight="normal" officeooo:rsid="01b73f45" style:font-weight-asian="normal" style:font-weight-complex="normal"/>
    </style:style>
    <style:style style:name="T544" style:family="text">
      <style:text-properties style:use-window-font-color="true" fo:font-weight="normal" officeooo:rsid="01bb0dd2" style:font-weight-asian="normal" style:font-weight-complex="normal"/>
    </style:style>
    <style:style style:name="T545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46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47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48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49" style:family="text">
      <style:text-properties style:use-window-font-color="true" officeooo:rsid="01549026"/>
    </style:style>
    <style:style style:name="T550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51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52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53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54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55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56" style:family="text">
      <style:text-properties style:use-window-font-color="true" officeooo:rsid="01a5396b"/>
    </style:style>
    <style:style style:name="T557" style:family="text">
      <style:text-properties style:use-window-font-color="true" style:text-underline-style="none" fo:font-weight="normal" style:font-weight-asian="normal" style:font-weight-complex="normal"/>
    </style:style>
    <style:style style:name="T558" style:family="text">
      <style:text-properties style:use-window-font-color="true" style:text-underline-style="solid" style:text-underline-width="auto" style:text-underline-color="font-color"/>
    </style:style>
    <style:style style:name="T559" style:family="text">
      <style:text-properties style:text-underline-style="none"/>
    </style:style>
    <style:style style:name="T560" style:family="text">
      <style:text-properties style:text-underline-style="none" fo:font-weight="normal" style:font-weight-asian="normal" style:font-weight-complex="normal"/>
    </style:style>
    <style:style style:name="T561" style:family="text">
      <style:text-properties style:text-underline-style="none" fo:font-weight="normal" officeooo:rsid="0043121f" style:font-weight-asian="normal" style:font-weight-complex="normal"/>
    </style:style>
    <style:style style:name="T562" style:family="text">
      <style:text-properties style:text-underline-style="none" fo:font-weight="normal" officeooo:rsid="0044d7a4" style:font-weight-asian="normal" style:font-weight-complex="normal"/>
    </style:style>
    <style:style style:name="T563" style:family="text">
      <style:text-properties style:text-underline-style="none" fo:font-weight="normal" officeooo:rsid="00e7b674" style:font-weight-asian="normal" style:font-weight-complex="normal"/>
    </style:style>
    <style:style style:name="T564" style:family="text">
      <style:text-properties style:text-underline-style="none" fo:font-weight="normal" officeooo:rsid="002eb485" style:font-weight-asian="normal" style:font-weight-complex="normal"/>
    </style:style>
    <style:style style:name="T565" style:family="text">
      <style:text-properties style:text-underline-style="none" fo:font-weight="normal" officeooo:rsid="00d5826a" style:font-weight-asian="normal" style:font-weight-complex="normal"/>
    </style:style>
    <style:style style:name="T566" style:family="text">
      <style:text-properties style:text-underline-style="none" fo:font-weight="normal" officeooo:rsid="00476ae1" style:font-weight-asian="normal" style:font-weight-complex="normal"/>
    </style:style>
    <style:style style:name="T567" style:family="text">
      <style:text-properties style:text-underline-style="none" fo:font-weight="normal" officeooo:rsid="013282b3" style:font-weight-asian="normal" style:font-weight-complex="normal"/>
    </style:style>
    <style:style style:name="T568" style:family="text">
      <style:text-properties style:text-underline-style="none" fo:font-weight="normal" officeooo:rsid="004caf23" style:font-weight-asian="normal" style:font-weight-complex="normal"/>
    </style:style>
    <style:style style:name="T569" style:family="text">
      <style:text-properties style:text-underline-style="none" fo:font-weight="normal" officeooo:rsid="0128c6e8" style:font-weight-asian="normal" style:font-weight-complex="normal"/>
    </style:style>
    <style:style style:name="T570" style:family="text">
      <style:text-properties style:text-underline-style="none" fo:font-weight="normal" officeooo:rsid="00254a2e" style:font-weight-asian="normal" style:font-weight-complex="normal"/>
    </style:style>
    <style:style style:name="T571" style:family="text">
      <style:text-properties style:text-underline-style="none" fo:font-weight="bold" style:font-weight-asian="bold" style:font-weight-complex="bold"/>
    </style:style>
    <style:style style:name="T572" style:family="text">
      <style:text-properties style:text-underline-style="none" fo:font-weight="bold" officeooo:rsid="002eb485" style:font-weight-asian="bold" style:font-weight-complex="bold"/>
    </style:style>
    <style:style style:name="T573" style:family="text">
      <style:text-properties style:text-underline-style="none" fo:font-weight="bold" officeooo:rsid="00f74e17" style:font-weight-asian="bold" style:font-weight-complex="bold"/>
    </style:style>
    <style:style style:name="T574" style:family="text">
      <style:text-properties style:text-underline-style="none" fo:font-weight="bold" officeooo:rsid="01debf64" style:font-weight-asian="bold" style:font-weight-complex="bold"/>
    </style:style>
    <style:style style:name="T575" style:family="text">
      <style:text-properties style:text-underline-style="none" fo:font-weight="bold" officeooo:rsid="009622c6" style:font-weight-asian="bold" style:font-weight-complex="bold"/>
    </style:style>
    <style:style style:name="T576" style:family="text">
      <style:text-properties style:text-underline-style="none" officeooo:rsid="00bbbf73"/>
    </style:style>
    <style:style style:name="T577" style:family="text">
      <style:text-properties style:text-underline-style="none" officeooo:rsid="00d708a6"/>
    </style:style>
    <style:style style:name="T578" style:family="text">
      <style:text-properties style:text-underline-style="none" officeooo:rsid="00f74e17"/>
    </style:style>
    <style:style style:name="T579" style:family="text">
      <style:text-properties style:text-underline-style="none" officeooo:rsid="00378059"/>
    </style:style>
    <style:style style:name="T580" style:family="text">
      <style:text-properties style:text-underline-style="none" officeooo:rsid="0a1c7a91"/>
    </style:style>
    <style:style style:name="T581" style:family="text">
      <style:text-properties style:text-underline-style="none" officeooo:rsid="08ec3514"/>
    </style:style>
    <style:style style:name="T582" style:family="text">
      <style:text-properties officeooo:rsid="00722a19"/>
    </style:style>
    <style:style style:name="T583" style:family="text">
      <style:text-properties officeooo:rsid="00254a2e"/>
    </style:style>
    <style:style style:name="T584" style:family="text">
      <style:text-properties officeooo:rsid="008a06de"/>
    </style:style>
    <style:style style:name="T585" style:family="text">
      <style:text-properties officeooo:rsid="08e38a7d"/>
    </style:style>
    <style:style style:name="T586" style:family="text">
      <style:text-properties officeooo:rsid="00a75993"/>
    </style:style>
    <style:style style:name="T587" style:family="text">
      <style:text-properties officeooo:rsid="002ba0e7"/>
    </style:style>
    <style:style style:name="T588" style:family="text">
      <style:text-properties officeooo:rsid="00beb82f"/>
    </style:style>
    <style:style style:name="T589" style:family="text">
      <style:text-properties officeooo:rsid="00ba4170"/>
    </style:style>
    <style:style style:name="T590" style:family="text">
      <style:text-properties officeooo:rsid="00bbbf73"/>
    </style:style>
    <style:style style:name="T591" style:family="text">
      <style:text-properties officeooo:rsid="00bd3f9d"/>
    </style:style>
    <style:style style:name="T592" style:family="text">
      <style:text-properties officeooo:rsid="002f336e"/>
    </style:style>
    <style:style style:name="T593" style:family="text">
      <style:text-properties officeooo:rsid="0043008e"/>
    </style:style>
    <style:style style:name="T594" style:family="text">
      <style:text-properties officeooo:rsid="00f5260b"/>
    </style:style>
    <style:style style:name="T595" style:family="text">
      <style:text-properties officeooo:rsid="004a157b"/>
    </style:style>
    <style:style style:name="T596" style:family="text">
      <style:text-properties officeooo:rsid="013013d9"/>
    </style:style>
    <style:style style:name="T597" style:family="text">
      <style:text-properties officeooo:rsid="0137af9f"/>
    </style:style>
    <style:style style:name="T598" style:family="text">
      <style:text-properties officeooo:rsid="004acb3b"/>
    </style:style>
    <style:style style:name="T599" style:family="text">
      <style:text-properties officeooo:rsid="016860b9"/>
    </style:style>
    <style:style style:name="T600" style:family="text">
      <style:text-properties officeooo:rsid="0050b57f"/>
    </style:style>
    <style:style style:name="T601" style:family="text">
      <style:text-properties officeooo:rsid="0188ed42"/>
    </style:style>
    <style:style style:name="T602" style:family="text">
      <style:text-properties officeooo:rsid="0055a125"/>
    </style:style>
    <style:style style:name="T603" style:family="text">
      <style:text-properties officeooo:rsid="00572cb0"/>
    </style:style>
    <style:style style:name="T604" style:family="text">
      <style:text-properties officeooo:rsid="0176ee1b"/>
    </style:style>
    <style:style style:name="T605" style:family="text">
      <style:text-properties officeooo:rsid="005c5090"/>
    </style:style>
    <style:style style:name="T606" style:family="text">
      <style:text-properties officeooo:rsid="005f2637"/>
    </style:style>
    <style:style style:name="T607" style:family="text">
      <style:text-properties officeooo:rsid="005fb5cb"/>
    </style:style>
    <style:style style:name="T608" style:family="text">
      <style:text-properties officeooo:rsid="0063f681"/>
    </style:style>
    <style:style style:name="T609" style:family="text">
      <style:text-properties officeooo:rsid="00644350"/>
    </style:style>
    <style:style style:name="T610" style:family="text">
      <style:text-properties officeooo:rsid="006579dd"/>
    </style:style>
    <style:style style:name="T611" style:family="text">
      <style:text-properties officeooo:rsid="0066b31e"/>
    </style:style>
    <style:style style:name="T612" style:family="text">
      <style:text-properties officeooo:rsid="0066c57e"/>
    </style:style>
    <style:style style:name="T613" style:family="text">
      <style:text-properties officeooo:rsid="00684bfc"/>
    </style:style>
    <style:style style:name="T614" style:family="text">
      <style:text-properties officeooo:rsid="0069643a"/>
    </style:style>
    <style:style style:name="T615" style:family="text">
      <style:text-properties officeooo:rsid="00703df9"/>
    </style:style>
    <style:style style:name="T616" style:family="text">
      <style:text-properties officeooo:rsid="0072cdc4"/>
    </style:style>
    <style:style style:name="T617" style:family="text">
      <style:text-properties officeooo:rsid="00751d17"/>
    </style:style>
    <style:style style:name="T618" style:family="text">
      <style:text-properties officeooo:rsid="0076848f"/>
    </style:style>
    <style:style style:name="T619" style:family="text">
      <style:text-properties officeooo:rsid="0077a442"/>
    </style:style>
    <style:style style:name="T620" style:family="text">
      <style:text-properties officeooo:rsid="00793c0d"/>
    </style:style>
    <style:style style:name="T621" style:family="text">
      <style:text-properties officeooo:rsid="007b2101"/>
    </style:style>
    <style:style style:name="T622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623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24" style:family="text">
      <style:text-properties fo:font-size="14pt" fo:font-weight="bold" style:font-size-asian="14pt" style:font-weight-asian="bold" style:font-size-complex="14pt" style:font-weight-complex="bold"/>
    </style:style>
    <style:style style:name="T62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26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27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28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29" style:family="text">
      <style:text-properties fo:font-size="14pt" fo:font-style="normal" style:font-size-asian="14pt" style:font-style-asian="normal" style:font-size-complex="14pt" style:font-style-complex="normal"/>
    </style:style>
    <style:style style:name="T630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3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32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33" style:family="text">
      <style:text-properties fo:font-size="14pt" fo:font-style="italic" style:font-size-asian="14pt" style:font-style-asian="italic" style:font-size-complex="14pt" style:font-style-complex="italic"/>
    </style:style>
    <style:style style:name="T634" style:family="text">
      <style:text-properties officeooo:rsid="007d92ff"/>
    </style:style>
    <style:style style:name="T635" style:family="text">
      <style:text-properties officeooo:rsid="007fd79d"/>
    </style:style>
    <style:style style:name="T636" style:family="text">
      <style:text-properties officeooo:rsid="00819260"/>
    </style:style>
    <style:style style:name="T637" style:family="text">
      <style:text-properties officeooo:rsid="0082c116"/>
    </style:style>
    <style:style style:name="T638" style:family="text">
      <style:text-properties officeooo:rsid="008478a0"/>
    </style:style>
    <style:style style:name="T639" style:family="text">
      <style:text-properties officeooo:rsid="00941a11"/>
    </style:style>
    <style:style style:name="T640" style:family="text">
      <style:text-properties officeooo:rsid="009d5b59"/>
    </style:style>
    <style:style style:name="T641" style:family="text">
      <style:text-properties officeooo:rsid="00a1d04f"/>
    </style:style>
    <style:style style:name="T642" style:family="text">
      <style:text-properties fo:color="#ff8c00" fo:font-style="italic" style:font-style-asian="italic" style:font-style-complex="italic"/>
    </style:style>
    <style:style style:name="T643" style:family="text">
      <style:text-properties officeooo:rsid="00a1e031"/>
    </style:style>
    <style:style style:name="T644" style:family="text">
      <style:text-properties officeooo:rsid="00a35d76"/>
    </style:style>
    <style:style style:name="T645" style:family="text">
      <style:text-properties officeooo:rsid="00a69dce"/>
    </style:style>
    <style:style style:name="T646" style:family="text">
      <style:text-properties officeooo:rsid="00a6f347"/>
    </style:style>
    <style:style style:name="T647" style:family="text">
      <style:text-properties officeooo:rsid="00a8ca1b"/>
    </style:style>
    <style:style style:name="T648" style:family="text">
      <style:text-properties officeooo:rsid="00acfb9d"/>
    </style:style>
    <style:style style:name="T649" style:family="text">
      <style:text-properties officeooo:rsid="00ad6801"/>
    </style:style>
    <style:style style:name="T650" style:family="text">
      <style:text-properties officeooo:rsid="00b41267"/>
    </style:style>
    <style:style style:name="T651" style:family="text">
      <style:text-properties officeooo:rsid="00ba819c"/>
    </style:style>
    <style:style style:name="T652" style:family="text">
      <style:text-properties officeooo:rsid="00bbf4cd"/>
    </style:style>
    <style:style style:name="T653" style:family="text">
      <style:text-properties officeooo:rsid="00bdd473"/>
    </style:style>
    <style:style style:name="T654" style:family="text">
      <style:text-properties officeooo:rsid="00c12d1c"/>
    </style:style>
    <style:style style:name="T655" style:family="text">
      <style:text-properties officeooo:rsid="00c2c999"/>
    </style:style>
    <style:style style:name="T656" style:family="text">
      <style:text-properties officeooo:rsid="00c50878"/>
    </style:style>
    <style:style style:name="T657" style:family="text">
      <style:text-properties officeooo:rsid="00c88326"/>
    </style:style>
    <style:style style:name="T658" style:family="text">
      <style:text-properties officeooo:rsid="00cbb52c"/>
    </style:style>
    <style:style style:name="T659" style:family="text">
      <style:text-properties officeooo:rsid="00d04e1a"/>
    </style:style>
    <style:style style:name="T660" style:family="text">
      <style:text-properties officeooo:rsid="00d23a32"/>
    </style:style>
    <style:style style:name="T661" style:family="text">
      <style:text-properties officeooo:rsid="00d3f114"/>
    </style:style>
    <style:style style:name="T662" style:family="text">
      <style:text-properties officeooo:rsid="00d833d3"/>
    </style:style>
    <style:style style:name="T663" style:family="text">
      <style:text-properties officeooo:rsid="00d873e2"/>
    </style:style>
    <style:style style:name="T664" style:family="text">
      <style:text-properties officeooo:rsid="00eb49f4"/>
    </style:style>
    <style:style style:name="T665" style:family="text">
      <style:text-properties officeooo:rsid="00fb5f7f"/>
    </style:style>
    <style:style style:name="T666" style:family="text">
      <style:text-properties officeooo:rsid="00fc67ff"/>
    </style:style>
    <style:style style:name="T667" style:family="text">
      <style:text-properties officeooo:rsid="00fdd3aa"/>
    </style:style>
    <style:style style:name="T668" style:family="text">
      <style:text-properties officeooo:rsid="010639c7"/>
    </style:style>
    <style:style style:name="T669" style:family="text">
      <style:text-properties officeooo:rsid="010ab710"/>
    </style:style>
    <style:style style:name="T670" style:family="text">
      <style:text-properties officeooo:rsid="010ff277"/>
    </style:style>
    <style:style style:name="T671" style:family="text">
      <style:text-properties officeooo:rsid="0111d037"/>
    </style:style>
    <style:style style:name="T672" style:family="text">
      <style:text-properties officeooo:rsid="011511c0"/>
    </style:style>
    <style:style style:name="T673" style:family="text">
      <style:text-properties officeooo:rsid="01185712"/>
    </style:style>
    <style:style style:name="T674" style:family="text">
      <style:text-properties officeooo:rsid="01190d75"/>
    </style:style>
    <style:style style:name="T675" style:family="text">
      <style:text-properties officeooo:rsid="01206a6e"/>
    </style:style>
    <style:style style:name="T676" style:family="text">
      <style:text-properties officeooo:rsid="0128c6e8"/>
    </style:style>
    <style:style style:name="T677" style:family="text">
      <style:text-properties officeooo:rsid="00201bd5"/>
    </style:style>
    <style:style style:name="T678" style:family="text">
      <style:text-properties officeooo:rsid="012b24b3"/>
    </style:style>
    <style:style style:name="T679" style:family="text">
      <style:text-properties officeooo:rsid="012e9465"/>
    </style:style>
    <style:style style:name="T680" style:family="text">
      <style:text-properties officeooo:rsid="01305c41"/>
    </style:style>
    <style:style style:name="T681" style:family="text">
      <style:text-properties officeooo:rsid="0140be6f"/>
    </style:style>
    <style:style style:name="T682" style:family="text">
      <style:text-properties officeooo:rsid="0149fc19"/>
    </style:style>
    <style:style style:name="T683" style:family="text">
      <style:text-properties officeooo:rsid="014be95f"/>
    </style:style>
    <style:style style:name="T684" style:family="text">
      <style:text-properties officeooo:rsid="010185dc"/>
    </style:style>
    <style:style style:name="T685" style:family="text">
      <style:text-properties officeooo:rsid="0437fd59"/>
    </style:style>
    <style:style style:name="T686" style:family="text">
      <style:text-properties officeooo:rsid="03ee7eb1"/>
    </style:style>
    <style:style style:name="T687" style:family="text">
      <style:text-properties officeooo:rsid="03f7049e"/>
    </style:style>
    <style:style style:name="T688" style:family="text">
      <style:text-properties officeooo:rsid="0735889c"/>
    </style:style>
    <style:style style:name="T689" style:family="text">
      <style:text-properties officeooo:rsid="0739531b"/>
    </style:style>
    <style:style style:name="T690" style:family="text">
      <style:text-properties officeooo:rsid="0166b397"/>
    </style:style>
    <style:style style:name="T691" style:family="text">
      <style:text-properties officeooo:rsid="018bcdc5"/>
    </style:style>
    <style:style style:name="T692" style:family="text">
      <style:text-properties officeooo:rsid="0194da6f"/>
    </style:style>
    <style:style style:name="T693" style:family="text">
      <style:text-properties officeooo:rsid="019eaf58"/>
    </style:style>
    <style:style style:name="T694" style:family="text">
      <style:text-properties officeooo:rsid="01a04199"/>
    </style:style>
    <style:style style:name="T695" style:family="text">
      <style:text-properties officeooo:rsid="01a19cb6"/>
    </style:style>
    <style:style style:name="T696" style:family="text">
      <style:text-properties officeooo:rsid="01aed7c1"/>
    </style:style>
    <style:style style:name="T697" style:family="text">
      <style:text-properties officeooo:rsid="01c2a24c"/>
    </style:style>
    <style:style style:name="T698" style:family="text">
      <style:text-properties officeooo:rsid="01c643a5"/>
    </style:style>
    <style:style style:name="T699" style:family="text">
      <style:text-properties officeooo:rsid="01c94548"/>
    </style:style>
    <style:style style:name="T700" style:family="text">
      <style:text-properties officeooo:rsid="01d3fba1"/>
    </style:style>
    <style:style style:name="T701" style:family="text">
      <style:text-properties officeooo:rsid="01e648d0"/>
    </style:style>
    <style:style style:name="T702" style:family="text">
      <style:text-properties officeooo:rsid="01e7bb27"/>
    </style:style>
    <style:style style:name="T703" style:family="text">
      <style:text-properties officeooo:rsid="01edabe0"/>
    </style:style>
    <style:style style:name="T704" style:family="text">
      <style:text-properties officeooo:rsid="01f1e927"/>
    </style:style>
    <style:style style:name="T705" style:family="text">
      <style:text-properties officeooo:rsid="01f51dd1"/>
    </style:style>
    <style:style style:name="T706" style:family="text">
      <style:text-properties officeooo:rsid="02004c51"/>
    </style:style>
    <style:style style:name="T707" style:family="text">
      <style:text-properties officeooo:rsid="0206dac1"/>
    </style:style>
    <style:style style:name="T708" style:family="text">
      <style:text-properties officeooo:rsid="020b5b34"/>
    </style:style>
    <style:style style:name="T709" style:family="text">
      <style:text-properties officeooo:rsid="021273b0"/>
    </style:style>
    <style:style style:name="T710" style:family="text">
      <style:text-properties fo:language="ru" fo:country="RU"/>
    </style:style>
    <style:style style:name="T711" style:family="text">
      <style:text-properties fo:language="ru" fo:country="RU" officeooo:rsid="021273b0"/>
    </style:style>
    <style:style style:name="T712" style:family="text">
      <style:text-properties officeooo:rsid="0217a59b"/>
    </style:style>
    <style:style style:name="T713" style:family="text">
      <style:text-properties style:text-underline-style="solid" style:text-underline-width="auto" style:text-underline-color="font-color"/>
    </style:style>
    <style:style style:name="T714" style:family="text">
      <style:text-properties officeooo:rsid="0222f31f"/>
    </style:style>
    <style:style style:name="T715" style:family="text">
      <style:text-properties officeooo:rsid="0223c6da"/>
    </style:style>
    <style:style style:name="T716" style:family="text">
      <style:text-properties officeooo:rsid="0225be58"/>
    </style:style>
    <style:style style:name="T717" style:family="text">
      <style:text-properties officeooo:rsid="02287da0"/>
    </style:style>
    <style:style style:name="T718" style:family="text">
      <style:text-properties officeooo:rsid="02294f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8">совершенное</text:span> автор<text:span text:style-name="T188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07"><text:span text:style-name="T1">Помимо </text:span><text:span text:style-name="T142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3"><text:span text:style-name="T1">Дополнение как бы дополняет по смыслу сказуемое. Оно выражено </text:span><text:span text:style-name="T384">одним или несколькими </text:span><text:span text:style-name="T1">существительным</text:span><text:span text:style-name="T384">и</text:span><text:span text:style-name="T1">, перед которым</text:span><text:span text:style-name="T385">и</text:span><text:span text:style-name="T1"> обычно идет предлог или </text:span><text:span text:style-name="T384">инфинитив</text:span><text:span text:style-name="T1">.</text:span></text:p>
      <text:p text:style-name="P1"/>
      <text:p text:style-name="P406"><text:span text:style-name="T1">Обстоятельство описывает место, время, </text:span><text:span text:style-name="T384">или </text:span><text:span text:style-name="T1">способ действия. Оно выражено словом или группой слов, отвечающих на вопросы: «</text:span><text:span text:style-name="T192">где?»</text:span><text:span text:style-name="T258">,</text:span><text:span text:style-name="T192"> «</text:span><text:span text:style-name="T256">когда?», «</text:span><text:span text:style-name="T194">к</text:span><text:span text:style-name="T256">ак?» </text:span><text:span text:style-name="T257">(это тоже дополнение)</text:span></text:p>
      <text:p text:style-name="P59"/>
      <text:p text:style-name="P16">Английское предложение иногда удобнее переводить с конца. Для удобства можно добавлять дополнительные уточняющие слова.</text:p>
      <text:p text:style-name="P15"/>
      <text:p text:style-name="P407"><text:span text:style-name="T195">В а</text:span><text:span text:style-name="T190">нглийско</text:span><text:span text:style-name="T195">м</text:span><text:span text:style-name="T190"> предложени</text:span><text:span text:style-name="T195">и важно</text:span><text:span text:style-name="T190"> </text:span><text:span text:style-name="T197">соблюдать</text:span><text:span text:style-name="T190"> </text:span><text:span text:style-name="T195">правильн</text:span><text:span text:style-name="T197">ый</text:span><text:span text:style-name="T195"> </text:span><text:span text:style-name="T190">поряд</text:span><text:span text:style-name="T197">о</text:span><text:span text:style-name="T190">к слов.</text:span></text:p>
      <text:p text:style-name="P14">Сначала <text:span text:style-name="T602">идет</text:span> <text:span text:style-name="T143">подлежащее</text:span>, затем <text:span text:style-name="T152">сказуемое</text:span>, после <text:span text:style-name="T165">дополнение</text:span> и/или <text:span text:style-name="T175">обстоятельство</text:span>.</text:p>
      <text:p text:style-name="P17"/>
      <text:p text:style-name="P236"><text:span text:style-name="T144">We</text:span><text:span text:style-name="T3"> </text:span><text:span text:style-name="T153">do</text:span><text:span text:style-name="T3"> </text:span><text:span text:style-name="T166">the</text:span><text:span text:style-name="T167"> </text:span><text:span text:style-name="T168">job</text:span><text:span text:style-name="T3"> </text:span><text:span text:style-name="T177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38"/>
      <text:p text:style-name="P408"><text:span text:style-name="T192">С</text:span><text:span text:style-name="T191">казуемое часто разделяется</text:span><text:span text:style-name="T192"> на</text:span><text:span text:style-name="T191"> </text:span><text:span text:style-name="T183">вспомогательный </text:span><text:span text:style-name="T191">и </text:span><text:span text:style-name="T154">смысловой</text:span><text:span text:style-name="T4"> </text:span>глаголы<text:span text:style-name="T191">. </text:span><text:span text:style-name="T196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"/>
      <text:p text:style-name="P406"><text:span text:style-name="T144">They</text:span><text:span text:style-name="T3"> </text:span><text:span text:style-name="T185">have </text:span><text:span text:style-name="T182">not</text:span><text:span text:style-name="T153"> finish</text:span><text:span text:style-name="T156">ed</text:span><text:span text:style-name="T3"> </text:span><text:span text:style-name="T167">their work</text:span><text:span text:style-name="T3"> </text:span><text:span text:style-name="T176">in time</text:span><text:span text:style-name="T3"> — </text:span><text:span text:style-name="T5">Они не закончили работу вовремя.</text:span></text:p>
      <text:p text:style-name="P239"><text:span text:style-name="T146">I</text:span><text:span text:style-name="T188"> </text:span><text:span text:style-name="T186">will</text:span><text:span text:style-name="T158"> give</text:span><text:span text:style-name="T188"> </text:span><text:span text:style-name="T170">you money</text:span><text:span text:style-name="T188"> — Я дам тебе деньги </text:span><text:span text:style-name="T386">(два дополнения)</text:span><text:span text:style-name="T188">.</text:span></text:p>
      <text:p text:style-name="P19"/>
      <text:p text:style-name="P406"><text:span text:style-name="T192">В вопросительных предложениях порядок слов другой. Сначала идет вспомогательный глагол, затем подлежащее, </text:span><text:span text:style-name="T193">а после — смысловой глагол, дополнение и/</text:span><text:span text:style-name="T194">или</text:span><text:span text:style-name="T193"> обстоятельство.</text:span></text:p>
      <text:p text:style-name="P20">Перед вспомогательным глаголом может также идти вопросительное слово.</text:p>
      <text:p text:style-name="P20"/>
      <text:p text:style-name="P407"><text:span text:style-name="T184">Do</text:span><text:span text:style-name="T6"> </text:span><text:span text:style-name="T145">you</text:span><text:span text:style-name="T6"> </text:span><text:span text:style-name="T155">want</text:span><text:span text:style-name="T387"> </text:span><text:span text:style-name="T2">to live</text:span><text:span text:style-name="T387"> </text:span><text:span text:style-name="T178">in Spain</text:span><text:span text:style-name="T6">? — Ты хочешь жить в Испании?</text:span></text:p>
      <text:p text:style-name="P240"><text:span text:style-name="T389">What</text:span><text:span text:style-name="T386"> </text:span><text:span text:style-name="T187">are</text:span><text:span text:style-name="T386"> </text:span><text:span text:style-name="T147">you</text:span><text:span text:style-name="T386"> </text:span><text:span text:style-name="T159">doing</text:span><text:span text:style-name="T386"> </text:span><text:span text:style-name="T179">here</text:span><text:span text:style-name="T386">? </text:span><text:span text:style-name="T390">—</text:span><text:span text:style-name="T386"> Что ты здесь делаешь?</text:span></text:p>
      <text:p text:style-name="P240"/>
      <text:p text:style-name="P93">Если обстоятельство состоит из нескольких слов, то оно может переехать в самое начало:</text:p>
      <text:p text:style-name="P93"/>
      <text:p text:style-name="P314">Tom walks to work <text:span text:style-name="T175">every morning</text:span> / <text:span text:style-name="T175">Every morning</text:span> Tom walks to work —</text:p>
      <text:p text:style-name="P314">Том ходит на работу каждое утро.</text:p>
      <text:p text:style-name="P314"/>
      <text:p text:style-name="P93">Глаголы, требующие 2х дополнений: <text:span text:style-name="T2">give, lend, pass, send, show.</text:span></text:p>
      <text:p text:style-name="P103"/>
      <text:p text:style-name="P621"><text:span text:style-name="T254">Сами д</text:span><text:span text:style-name="T246">ополнения могут указываться </text:span><text:span text:style-name="T247">2мя</text:span><text:span text:style-name="T246"> способами:</text:span></text:p>
      <text:p text:style-name="P93"/>
      <text:p text:style-name="P93">1. После глагола указывается человек, а затем предмет; без предлогов.</text:p>
      <text:p text:style-name="P620"><text:span text:style-name="T189"><text:s text:c="2"/></text:span><text:span text:style-name="T2"><text:s text:c="2"/>I lent </text:span><text:span text:style-name="T166">Mike</text:span><text:span text:style-name="T2"> some </text:span><text:span text:style-name="T166">money</text:span><text:span text:style-name="T2"> — Я одолжил Майку деньги.</text:span></text:p>
      <text:p text:style-name="P314"/>
      <text:p text:style-name="P93">2. После глагола указывается предмет, а затем человек; перед человеком будет предлог <text:span text:style-name="T2">to</text:span>.</text:p>
      <text:p text:style-name="P93"><text:s text:c="4"/><text:span text:style-name="T2">I </text:span><text:span text:style-name="T166">lent</text:span><text:span text:style-name="T2"> some money </text:span><text:span text:style-name="T642">to</text:span><text:span text:style-name="T2"> </text:span><text:span text:style-name="T166">Mike</text:span><text:span text:style-name="T2"> — Я одолжил деньги Майку.</text:span></text:p>
      <text:p text:style-name="P9"><text:soft-page-break/>Английские времена</text:p>
      <text:p text:style-name="P412"/>
      <text:p text:style-name="P413">В английском языке 12 времен. Они разбиты на 4 группы: <text:span text:style-name="T2">Simple, Continuous, Perfect </text:span><text:span text:style-name="T189">и</text:span><text:span text:style-name="T2"> Perfect Continuous</text:span>. Каждая<text:span text:style-name="T636"> </text:span>групп<text:span text:style-name="T636">а</text:span> включает в себя 3 времени: <text:span text:style-name="T2">Present, Past, Future</text:span>.</text:p>
      <text:p text:style-name="P412"/>
      <text:p text:style-name="P398">Present Simple</text:p>
      <text:p text:style-name="P414"/>
      <text:p text:style-name="P415">Используется чтобы сообщить: </text:p>
      <text:list xml:id="list3036882084" text:style-name="L1">
        <text:list-item>
          <text:p text:style-name="P727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28"><text:span text:style-name="T391">регулярны</text:span><text:span text:style-name="T595">е</text:span><text:span text:style-name="T391"> события настоящего;</text:span></text:p>
        </text:list-item>
      </text:list>
      <text:p text:style-name="P542"/>
      <text:p text:style-name="P447"><text:span text:style-name="T393">I </text:span><text:span text:style-name="T129">live</text:span><text:span text:style-name="T393"> in New York — Я </text:span><text:span text:style-name="T394">живу</text:span><text:span text:style-name="T393"> в Нью Йорке.</text:span></text:p>
      <text:p text:style-name="P416"/>
      <text:p text:style-name="P540">В утверждениях, когда подлежащее в третьем лице, единственном числе <text:span text:style-name="T2">(he, she, it), </text:span></text:p>
      <text:p text:style-name="P439"><text:span text:style-name="T392">к сказуемому добавляется окончание </text:span><text:span text:style-name="T8">-s</text:span><text:span text:style-name="T392"> (</text:span><text:span text:style-name="T8">-es</text:span><text:span text:style-name="T392"> если заканчивается на гласную или шипящий). </text:span></text:p>
      <text:p text:style-name="P541"/>
      <text:p text:style-name="P440"><text:span text:style-name="T393">Peter </text:span><text:span text:style-name="T129">works</text:span><text:span text:style-name="T393"> in New York — Питер </text:span><text:span text:style-name="T394">работает</text:span><text:span text:style-name="T393"> в Нью Йорке;</text:span></text:p>
      <text:p text:style-name="P414"/>
      <text:p text:style-name="P424"><text:span text:style-name="T676">Слова-маячки</text:span><text:span text:style-name="T677"> (перед сказуемым):</text:span></text:p>
      <text:list xml:id="list2540852389" text:style-name="L2">
        <text:list-item>
          <text:p text:style-name="P729">always - <text:span text:style-name="T425">всегда</text:span>;</text:p>
        </text:list-item>
        <text:list-item>
          <text:p text:style-name="P729">usually - <text:span text:style-name="T425">обычно</text:span>;</text:p>
        </text:list-item>
        <text:list-item>
          <text:p text:style-name="P729">often - <text:span text:style-name="T425">часто</text:span>;</text:p>
        </text:list-item>
        <text:list-item>
          <text:p text:style-name="P729">sometimes - <text:span text:style-name="T425">иногда</text:span>;</text:p>
        </text:list-item>
        <text:list-item>
          <text:p text:style-name="P729">never — <text:span text:style-name="T425">никогда;</text:span></text:p>
        </text:list-item>
        <text:list-item>
          <text:p text:style-name="P799">hardly ever — едва ли, почти никогда;</text:p>
        </text:list-item>
      </text:list>
      <text:p text:style-name="P241"/>
      <text:p text:style-name="P242">I <text:span text:style-name="T400">always</text:span> wash my hands before eating — Я <text:span text:style-name="T400">всегда</text:span> мою руки перед едой.</text:p>
      <text:p text:style-name="Standard"/>
      <text:p text:style-name="P531"><text:span text:style-name="T603">Отрицание образуется с помощью частицы </text:span><text:span text:style-name="T13">not</text:span><text:span text:style-name="T603">, </text:span>которая идет в паре со вспомогательным глаголом <text:span text:style-name="T2">do</text:span>. <text:span text:style-name="T562">Если подлежащее </text:span><text:span text:style-name="T100">he/she/it</text:span><text:span text:style-name="T562">, то </text:span><text:span text:style-name="T110">do</text:span><text:span text:style-name="T566"> меняется на</text:span><text:span text:style-name="T562"> </text:span><text:span text:style-name="T100">does</text:span><text:span text:style-name="T562">.</text:span></text:p>
      <text:p text:style-name="P441"/>
      <text:p text:style-name="P336">People <text:span text:style-name="T460">do </text:span><text:span text:style-name="T461">not</text:span><text:span text:style-name="T459"> live</text:span> in space — Люди <text:span text:style-name="T400">не</text:span> живут в космосе.</text:p>
      <text:p text:style-name="P336">Water <text:span text:style-name="T460">does </text:span><text:span text:style-name="T461">not</text:span><text:span text:style-name="T459"> boil</text:span> at 50 degrees Celsius — Вода <text:span text:style-name="T400">не</text:span> кипит при 50 грудусах.</text:p>
      <text:p text:style-name="P336"/>
      <text:p text:style-name="P429"><text:span text:style-name="T323">Практически всегда </text:span><text:span text:style-name="T100">do not</text:span><text:span text:style-name="T323"> использу</text:span><text:span text:style-name="T324">е</text:span><text:span text:style-name="T323">тся в сокращении: </text:span></text:p>
      <text:p text:style-name="P119"/>
      <text:p text:style-name="P337">We <text:span text:style-name="T400">don`t</text:span> drink whisky — Мы <text:span text:style-name="T400">не</text:span> пьем виски. </text:p>
      <text:p text:style-name="P335">He <text:span text:style-name="T400">doesn`t</text:span> drink tea — Он <text:span text:style-name="T400">не</text:span> пьет чай.</text:p>
      <text:p text:style-name="P246"/>
      <text:p text:style-name="P530"><text:span text:style-name="T602">В вопросах вспомогательный глагол </text:span><text:span text:style-name="T12">do</text:span><text:span text:style-name="T325"> ставится перед подлежащим:</text:span></text:p>
      <text:p text:style-name="P120"/>
      <text:p text:style-name="P449"><text:span text:style-name="T571">Do</text:span><text:span text:style-name="T560"> you like action movies? </text:span><text:span text:style-name="T561">— </text:span><text:span text:style-name="T560">Тебе нравятся экшен фильмы? </text:span></text:p>
      <text:p text:style-name="P442"><text:span text:style-name="T468">What books </text:span><text:span text:style-name="T471">do</text:span><text:span text:style-name="T472">es</text:span><text:span text:style-name="T468"> </text:span><text:span text:style-name="T469">he</text:span><text:span text:style-name="T468"> read? </text:span><text:span text:style-name="T470">—</text:span><text:span text:style-name="T468"> Какие книги </text:span><text:span text:style-name="T469">он</text:span><text:span text:style-name="T468"> </text:span><text:span text:style-name="T469">читает</text:span><text:span text:style-name="T468">?</text:span></text:p>
      <text:p text:style-name="P120"/>
      <text:p text:style-name="P354">Present Continuous</text:p>
      <text:p text:style-name="P121"/>
      <text:p text:style-name="P443"><text:span text:style-name="T326">Используется, чтобы </text:span><text:span text:style-name="T343">сообщить</text:span><text:span text:style-name="T326"> о </text:span><text:span text:style-name="T336">действии</text:span><text:span text:style-name="T326">, </text:span><text:span text:style-name="T337">которое происходит</text:span><text:span text:style-name="T326"> </text:span><text:span text:style-name="T380">сейчас</text:span><text:span text:style-name="T326"> и еще не законч</text:span><text:span text:style-name="T343">ено</text:span><text:span text:style-name="T326">.</text:span></text:p>
      <text:p text:style-name="P122">Состоит из связки вспомогательного глагола <text:span text:style-name="T2">be</text:span> и смыслового <text:span text:style-name="T598">глагола </text:span>с окончанием <text:span text:style-name="T2">-ing</text:span>:</text:p>
      <text:p text:style-name="P455"/>
      <text:p text:style-name="P455">She <text:span text:style-name="T400">is driving</text:span> to work. <text:span text:style-name="T582">—</text:span> Она <text:span text:style-name="T400">едет</text:span> на работу.</text:p>
      <text:p text:style-name="P456">I <text:span text:style-name="T405">a</text:span><text:span text:style-name="T400">m not listening</text:span> to you. <text:span text:style-name="T584">—</text:span> Я <text:span text:style-name="T400">не слушаю</text:span> тебя.</text:p>
      <text:p text:style-name="P457">Where <text:span text:style-name="T400">is </text:span>he <text:span text:style-name="T400">going</text:span>? <text:span text:style-name="T584">—</text:span> Куда он <text:span text:style-name="T400">идет</text:span>?</text:p>
      <text:p text:style-name="P135"><text:soft-page-break/><text:span text:style-name="T676">Слова-маячки</text:span> <text:span text:style-name="T587">(в разных местах)</text:span>:</text:p>
      <text:list xml:id="list2440333326" text:style-name="L3">
        <text:list-item>
          <text:p text:style-name="P769">look — смотри;</text:p>
        </text:list-item>
        <text:list-item>
          <text:p text:style-name="P804">listen — послушай;</text:p>
        </text:list-item>
        <text:list-item>
          <text:p text:style-name="P769">now — сейчас (<text:span text:style-name="T583">обычно </text:span>в конце);</text:p>
        </text:list-item>
        <text:list-item>
          <text:p text:style-name="P730"><text:span text:style-name="T560">at the moment — в этот момент (</text:span><text:span text:style-name="T570">обычно </text:span><text:span text:style-name="T560">в конце).</text:span></text:p>
        </text:list-item>
        <text:list-item>
          <text:p text:style-name="P804">currently — в текущий момент;</text:p>
        </text:list-item>
      </text:list>
      <text:p text:style-name="P339"/>
      <text:p text:style-name="P338">I am working right <text:span text:style-name="T400">now</text:span>. — Прямо сейчас я работаю.</text:p>
      <text:p text:style-name="P338"><text:span text:style-name="T400">Look</text:span> out of the window! It`s raining. — Посмотри в окно. Идет дождь.</text:p>
      <text:p text:style-name="P146"/>
      <text:p text:style-name="P329"><text:span text:style-name="T574">Non-</text:span><text:span text:style-name="T575">Continuous </text:span><text:span text:style-name="T574">глаголы</text:span></text:p>
      <text:p text:style-name="P145"/>
      <text:p text:style-name="P132">Как правило это глаголы, описывающие чувства или мысли.</text:p>
      <text:p text:style-name="P527"><text:span text:style-name="T347">Но если они </text:span><text:span text:style-name="T348">идут</text:span><text:span text:style-name="T347"> </text:span><text:span text:style-name="T348">внутри</text:span><text:span text:style-name="T347"> </text:span><text:span text:style-name="T348">какой-</text:span><text:span text:style-name="T349">то</text:span><text:span text:style-name="T348"> </text:span><text:span text:style-name="T347">устойчивой связки, то могут быть и с </text:span><text:span text:style-name="T111">-ing</text:span><text:span text:style-name="T347">.</text:span></text:p>
      <text:p text:style-name="P341"/>
      <text:p text:style-name="P511">Глаголы восприятия:</text:p>
      <text:list xml:id="list561037559" text:style-name="L4">
        <text:list-item>
          <text:p text:style-name="P805">see — видеть;</text:p>
        </text:list-item>
        <text:list-item>
          <text:p text:style-name="P805">hear — слышать;</text:p>
        </text:list-item>
        <text:list-item>
          <text:p text:style-name="P805">feel — чувствовать <text:span text:style-name="T585">себя</text:span>;</text:p>
        </text:list-item>
        <text:list-item>
          <text:p text:style-name="P805">taste — чувствовать вкус (пробовать);</text:p>
        </text:list-item>
        <text:list-item>
          <text:p text:style-name="P805">smell — чувствовать запах (нюхать);</text:p>
        </text:list-item>
      </text:list>
      <text:p text:style-name="P512"/>
      <text:p text:style-name="P511">Глаголы для выражения мнения:</text:p>
      <text:list xml:id="list275315481" text:style-name="L5">
        <text:list-item>
          <text:p text:style-name="P806">belive — верить;</text:p>
        </text:list-item>
        <text:list-item>
          <text:p text:style-name="P806">doubt — сомневаться;</text:p>
        </text:list-item>
        <text:list-item>
          <text:p text:style-name="P806">think — думать;</text:p>
        </text:list-item>
        <text:list-item>
          <text:p text:style-name="P801">assume — полагать;</text:p>
        </text:list-item>
        <text:list-item>
          <text:p text:style-name="P801">consider — считать, полагать;</text:p>
        </text:list-item>
        <text:list-item>
          <text:p text:style-name="P801">find — находить;</text:p>
        </text:list-item>
        <text:list-item>
          <text:p text:style-name="P808">suppose — предполагать;</text:p>
        </text:list-item>
      </text:list>
      <text:p text:style-name="P513"/>
      <text:p text:style-name="P511">Глаголы, показывающие состояние мыслей:</text:p>
      <text:list xml:id="list1975414051" text:style-name="L6">
        <text:list-item>
          <text:p text:style-name="P807">forget — забывать;</text:p>
        </text:list-item>
        <text:list-item>
          <text:p text:style-name="P807">imagine — представлять;</text:p>
        </text:list-item>
        <text:list-item>
          <text:p text:style-name="P807">know — знать;</text:p>
        </text:list-item>
        <text:list-item>
          <text:p text:style-name="P807">understand — понимать;</text:p>
        </text:list-item>
        <text:list-item>
          <text:p text:style-name="P802">mean — иметь в виду;</text:p>
        </text:list-item>
        <text:list-item>
          <text:p text:style-name="P802">notice — замечать, обращать внимание;</text:p>
        </text:list-item>
        <text:list-item>
          <text:p text:style-name="P802">recognise — узнавать;</text:p>
        </text:list-item>
        <text:list-item>
          <text:p text:style-name="P809">remember — помнить;</text:p>
        </text:list-item>
      </text:list>
      <text:p text:style-name="P512"/>
      <text:p text:style-name="P514">Глаголы, указывающие на эмоции и желания:</text:p>
      <text:list xml:id="list2138024050" text:style-name="L7">
        <text:list-item>
          <text:p text:style-name="P811">love — любить;</text:p>
        </text:list-item>
        <text:list-item>
          <text:p text:style-name="P811">like — нравиться;</text:p>
        </text:list-item>
        <text:list-item>
          <text:p text:style-name="P811">hate — ненавидеть;</text:p>
        </text:list-item>
        <text:list-item>
          <text:p text:style-name="P811">hope — надеяться;</text:p>
        </text:list-item>
        <text:list-item>
          <text:p text:style-name="P811">want — хотеть;</text:p>
        </text:list-item>
        <text:list-item>
          <text:p text:style-name="P811">wish — желать;</text:p>
        </text:list-item>
        <text:list-item>
          <text:p text:style-name="P803">dislike — не любить, не нравиться;</text:p>
        </text:list-item>
        <text:list-item>
          <text:p text:style-name="P803">envy — завидовать;</text:p>
        </text:list-item>
        <text:list-item>
          <text:p text:style-name="P803">fear — бояться;</text:p>
        </text:list-item>
        <text:list-item>
          <text:p text:style-name="P803">mind — возражать;</text:p>
        </text:list-item>
        <text:list-item>
          <text:p text:style-name="P803"><text:soft-page-break/>need — нуждаться;</text:p>
        </text:list-item>
        <text:list-item>
          <text:p text:style-name="P803">prefer — предпочитать;</text:p>
        </text:list-item>
        <text:list-item>
          <text:p text:style-name="P810">regret — сожалеть;</text:p>
        </text:list-item>
      </text:list>
      <text:p text:style-name="P514"/>
      <text:p text:style-name="P514">Другие глаголы:</text:p>
      <text:list xml:id="list4149965370" text:style-name="L8">
        <text:list-item>
          <text:p text:style-name="P812">look — выглядеть;</text:p>
        </text:list-item>
        <text:list-item>
          <text:p text:style-name="P812">have — иметь;</text:p>
        </text:list-item>
        <text:list-item>
          <text:p text:style-name="P800">be — быть;</text:p>
        </text:list-item>
        <text:list-item>
          <text:p text:style-name="P800">care — быть не безразличным, заботиться;</text:p>
        </text:list-item>
        <text:list-item>
          <text:p text:style-name="P800">contain — содержать;</text:p>
        </text:list-item>
        <text:list-item>
          <text:p text:style-name="P800">cost — стоить, иметь стоимость;</text:p>
        </text:list-item>
        <text:list-item>
          <text:p text:style-name="P800">possess — владеть;</text:p>
        </text:list-item>
        <text:list-item>
          <text:p text:style-name="P800">seem — казаться;</text:p>
        </text:list-item>
        <text:list-item>
          <text:p text:style-name="P813">weigh — весить, иметь вес;</text:p>
        </text:list-item>
      </text:list>
      <text:p text:style-name="P123"/>
      <text:p text:style-name="P342">I <text:span text:style-name="T400">think</text:span> Amy is a strange girl. - Я <text:span text:style-name="T400">думаю</text:span>, Эмми странная девушка.</text:p>
      <text:p text:style-name="P342">You <text:span text:style-name="T400">look</text:span> great! - Ты <text:span text:style-name="T400">выглядишь</text:span> отлично!</text:p>
      <text:p text:style-name="P340"/>
      <text:p text:style-name="P355">Present Perfect</text:p>
      <text:p text:style-name="P134"/>
      <text:p text:style-name="P524"><text:span text:style-name="T327">И</text:span><text:span text:style-name="T339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25"/>
      <text:p text:style-name="P125">Состоит из связки вспомогательного глагола have и смыслового глагола в 3й форме.</text:p>
      <text:p text:style-name="P445"><text:span text:style-name="T371">В </text:span><text:span text:style-name="T368">отрицаниях почти всегда используется сокращенная форма глагола </text:span><text:span text:style-name="T121">haven`t</text:span><text:span text:style-name="T368">.</text:span></text:p>
      <text:p text:style-name="P127"><text:span text:style-name="T588">Сокращени</text:span><text:span text:style-name="T604">е</text:span><text:span text:style-name="T588"> </text:span><text:span text:style-name="T14">`ve not</text:span><text:span text:style-name="T588"> не используется.</text:span></text:p>
      <text:p text:style-name="P126"/>
      <text:p text:style-name="P444"><text:span text:style-name="T106">You </text:span><text:span text:style-name="T126">have</text:span><text:span text:style-name="T106"> </text:span><text:span text:style-name="T126">broken</text:span><text:span text:style-name="T106"> the vase. </text:span><text:span text:style-name="T107">— </text:span><text:span text:style-name="T106">Ты </text:span><text:span text:style-name="T126">разбил</text:span><text:span text:style-name="T106"> вазу (результат, кот. </text:span><text:span text:style-name="T108">важен сейчас</text:span><text:span text:style-name="T106">).</text:span></text:p>
      <text:p text:style-name="P692"><text:span text:style-name="T427">I </text:span><text:span text:style-name="T408">haven</text:span><text:span text:style-name="T402">`</text:span><text:span text:style-name="T408">t</text:span><text:span text:style-name="T427"> </text:span><text:span text:style-name="T408">expected</text:span><text:span text:style-name="T427"> that. </text:span><text:span text:style-name="T429">—</text:span><text:span text:style-name="T427"> Я этого </text:span><text:span text:style-name="T408">не</text:span><text:span text:style-name="T427"> </text:span><text:span text:style-name="T408">ожидал</text:span><text:span text:style-name="T427">.</text:span></text:p>
      <text:p text:style-name="P692"><text:span text:style-name="T406">Ha</text:span><text:span text:style-name="T407">s</text:span><text:span text:style-name="T431"> </text:span><text:span text:style-name="T432">he</text:span><text:span text:style-name="T431"> </text:span><text:span text:style-name="T406">been</text:span><text:span text:style-name="T431"> to Rome? </text:span><text:span text:style-name="T429">—</text:span><text:span text:style-name="T431"> </text:span><text:span text:style-name="T432">Он</text:span><text:span text:style-name="T431"> </text:span><text:span text:style-name="T406">бывал</text:span><text:span text:style-name="T431"> в Риме?</text:span></text:p>
      <text:p text:style-name="P346"/>
      <text:p text:style-name="P572"><text:span text:style-name="T327">Также использу</text:span><text:span text:style-name="T334">ется</text:span><text:span text:style-name="T327">, </text:span><text:span text:style-name="T328">если</text:span><text:span text:style-name="T327"> что-то произошло впервые.</text:span></text:p>
      <text:p text:style-name="P343"><text:span text:style-name="T586">It`s the fitst time I </text:span><text:span text:style-name="T401">have</text:span><text:span text:style-name="T586"> </text:span><text:span text:style-name="T401">driven</text:span><text:span text:style-name="T586"> a car — Это впервые, когда я </text:span><text:span text:style-name="T401">веду</text:span><text:span text:style-name="T586"> машину.</text:span></text:p>
      <text:p text:style-name="P343"/>
      <text:p text:style-name="P128">Как образуется 3я форма глагола:</text:p>
      <text:list xml:id="list2777516020" text:style-name="L9">
        <text:list-item>
          <text:p text:style-name="P770">если глагол правильный, то к нему добавляется окончание -ed;</text:p>
        </text:list-item>
        <text:list-item>
          <text:p text:style-name="P771">если глагол неправильный, то <text:span text:style-name="T592">его <text:s/></text:span>нужно<text:span text:style-name="T592"> </text:span>искать в таблице неправильных глаголов;</text:p>
        </text:list-item>
      </text:list>
      <text:p text:style-name="P124"/>
      <text:p text:style-name="P129"><text:span text:style-name="T676">Слова-маячки</text:span>:</text:p>
      <text:list xml:id="list2894164238" text:style-name="L10">
        <text:list-item>
          <text:p text:style-name="P775">just — только что;</text:p>
        </text:list-item>
        <text:list-item>
          <text:p text:style-name="P775">already — уже;</text:p>
        </text:list-item>
        <text:list-item>
          <text:p text:style-name="P772">yet — <text:span text:style-name="T703">уже / </text:span>еще не;</text:p>
        </text:list-item>
      </text:list>
      <text:p text:style-name="P344"/>
      <text:p text:style-name="P147">Место <text:span text:style-name="T2">just</text:span>, <text:span text:style-name="T2">already</text:span> — между <text:span text:style-name="T2">have</text:span> и 3й формой глагола. <text:span text:style-name="T426">Слово </text:span><text:span text:style-name="T63">yet</text:span><text:span text:style-name="T426"> стоит </text:span><text:span text:style-name="T428">всегда </text:span><text:span text:style-name="T426">в конце предложения. </text:span><text:span text:style-name="T63">Just</text:span><text:span text:style-name="T426"> и </text:span><text:span text:style-name="T63">already</text:span><text:span text:style-name="T426"> использ</text:span><text:span text:style-name="T430">уются</text:span><text:span text:style-name="T426"> в утверждениях. </text:span><text:span text:style-name="T63">Yet</text:span><text:span text:style-name="T426"> — в вопросах и отрицаниях</text:span><text:span text:style-name="T429">. </text:span></text:p>
      <text:p text:style-name="P344"/>
      <text:p text:style-name="P350">I have <text:span text:style-name="T400">just</text:span> eaten a sandwich. <text:span text:style-name="T589">—</text:span> Я <text:span text:style-name="T400">только что</text:span> съел бутерброд.</text:p>
      <text:p text:style-name="P345">We have n<text:span text:style-name="T588">o</text:span>t finished <text:span text:style-name="T400">yet</text:span>. <text:span text:style-name="T589">—</text:span> Мы <text:span text:style-name="T400">еще не</text:span> закончили.</text:p>
      <text:p text:style-name="P345"/>
      <text:p text:style-name="P417"><text:span text:style-name="T369">Другие </text:span><text:span text:style-name="T370">маячки</text:span><text:span text:style-name="T369">:</text:span></text:p>
      <text:list xml:id="list4058454227" text:style-name="L11">
        <text:list-item>
          <text:p text:style-name="P731"><text:span text:style-name="T576">ever — когда-</text:span><text:span text:style-name="T580">либо, всегда</text:span><text:span text:style-name="T576">;</text:span></text:p>
        </text:list-item>
        <text:list-item>
          <text:p text:style-name="P776"><text:soft-page-break/>never — никогда;</text:p>
        </text:list-item>
        <text:list-item>
          <text:p text:style-name="P776">recently — в последнее время;</text:p>
        </text:list-item>
        <text:list-item>
          <text:p text:style-name="P776">these days — в последние дни;</text:p>
        </text:list-item>
        <text:list-item>
          <text:p text:style-name="P731"><text:span text:style-name="T576">словосочетани</text:span><text:span text:style-name="T581">я</text:span><text:span text:style-name="T576"> с this (this mornig, this week);</text:span></text:p>
        </text:list-item>
        <text:list-item>
          <text:p text:style-name="P814">so far — на дайнный момент / до настоящего времени;</text:p>
        </text:list-item>
      </text:list>
      <text:p text:style-name="P148"/>
      <text:p text:style-name="P148">Место <text:span text:style-name="T2">ever</text:span>, <text:span text:style-name="T2">never</text:span> — перед 3й формой глагола, <text:span text:style-name="T591">а</text:span> <text:span text:style-name="T2">recently</text:span>, <text:span text:style-name="T2">these days</text:span> и </text:p>
      <text:p text:style-name="P148">словосочетания с <text:span text:style-name="T2">this</text:span> — в конце предложения.</text:p>
      <text:p text:style-name="P148"/>
      <text:p text:style-name="P351">I <text:span text:style-name="T588">ha</text:span>ve <text:span text:style-name="T400">never</text:span> been to New York. <text:span text:style-name="T590">— </text:span>Я <text:span text:style-name="T400">никогда</text:span> не был в Нью Йорке.</text:p>
      <text:p text:style-name="P523"><text:span text:style-name="T104">I </text:span><text:span text:style-name="T101">ha</text:span><text:span text:style-name="T104">ve worked a lot </text:span><text:span text:style-name="T125">these days</text:span><text:span text:style-name="T104">. </text:span><text:span text:style-name="T105">—</text:span><text:span text:style-name="T104"> Я много работал </text:span><text:span text:style-name="T125">в эти дни</text:span><text:span text:style-name="T104">.</text:span></text:p>
      <text:p text:style-name="P683"/>
      <text:p text:style-name="P675">Present Perfect Continuous</text:p>
      <text:p text:style-name="P667"/>
      <text:p text:style-name="P677"><text:span text:style-name="T329">И</text:span><text:span text:style-name="T335">спользуется чтобы сообщить о действии, которое еще не закончено и при этом известна </text:span></text:p>
      <text:p text:style-name="P678"><text:span text:style-name="T335">его продолжительность, </text:span><text:span text:style-name="T337">т. е. «</text:span><text:span text:style-name="T338">я </text:span><text:span text:style-name="T337">делал и продолжаю делать». </text:span></text:p>
      <text:p text:style-name="P668"/>
      <text:p text:style-name="P678"><text:span text:style-name="T331">С</text:span><text:span text:style-name="T330">остоит из связки вспомогательного глагола </text:span><text:span text:style-name="T120">have</text:span><text:span text:style-name="T330">, cлова </text:span><text:span text:style-name="T120">been</text:span><text:span text:style-name="T330"> </text:span><text:span text:style-name="T333">(</text:span><text:span text:style-name="T367">3</text:span><text:span text:style-name="T333"> форма глагола </text:span><text:span text:style-name="T102">be</text:span><text:span text:style-name="T333">) </text:span></text:p>
      <text:p text:style-name="P678"><text:span text:style-name="T332">и смыслового глагола с окончанием </text:span><text:span text:style-name="T103">-ing</text:span><text:span text:style-name="T332">. </text:span><text:span text:style-name="T330">Переводится</text:span><text:span text:style-name="T335"> настоящим</text:span><text:span text:style-name="T111">.</text:span></text:p>
      <text:p text:style-name="P685"/>
      <text:p text:style-name="P243"><text:span text:style-name="T559">I </text:span><text:span text:style-name="T571">have been learning</text:span><text:span text:style-name="T559"> English for 2 years. </text:span><text:span text:style-name="T576">—</text:span><text:span text:style-name="T559"> Я </text:span><text:span text:style-name="T571">учу</text:span><text:span text:style-name="T559"> английский уже 2 года (и еще не закончил).</text:span></text:p>
      <text:p text:style-name="P660"><text:span text:style-name="T115">I </text:span><text:span text:style-name="T128">have not been waiting</text:span><text:span text:style-name="T115"> long. </text:span><text:span text:style-name="T113">—</text:span><text:span text:style-name="T115"> Я </text:span><text:span text:style-name="T128">не жду</text:span><text:span text:style-name="T115"> долго </text:span><text:span text:style-name="T116">(это не происходит в течен</text:span><text:span text:style-name="T119">ии</text:span><text:span text:style-name="T116"> указ. времени)</text:span><text:span text:style-name="T115">.</text:span></text:p>
      <text:p text:style-name="P661"><text:span text:style-name="T127">Have</text:span><text:span text:style-name="T112"> you </text:span><text:span text:style-name="T127">been</text:span><text:span text:style-name="T112"> </text:span><text:span text:style-name="T127">waiting</text:span><text:span text:style-name="T112"> long? </text:span><text:span text:style-name="T113">— </text:span><text:span text:style-name="T112">Вы </text:span><text:span text:style-name="T114">долго</text:span><text:span text:style-name="T112"> </text:span><text:span text:style-name="T127">ждете</text:span><text:span text:style-name="T112">? </text:span><text:span text:style-name="T116">(как долго происходит действие)</text:span><text:span text:style-name="T112"> </text:span></text:p>
      <text:p text:style-name="P673"/>
      <text:p text:style-name="P691"><text:span text:style-name="T354">Слова-маячки</text:span><text:span text:style-name="T322">:</text:span></text:p>
      <text:list xml:id="list1078977468" text:style-name="L12">
        <text:list-item>
          <text:p text:style-name="P777">for — в течении;</text:p>
        </text:list-item>
        <text:list-item>
          <text:p text:style-name="P777">since — с какого-то времени;</text:p>
        </text:list-item>
        <text:list-item>
          <text:p text:style-name="P841">how long — как долго.</text:p>
        </text:list-item>
      </text:list>
      <text:p text:style-name="P687"/>
      <text:p text:style-name="P689"><text:span text:style-name="T564">We`ve been staying in this hotel </text:span><text:span text:style-name="T572">since</text:span><text:span text:style-name="T564"> Tuesday. </text:span><text:span text:style-name="T565">— </text:span><text:span text:style-name="T564">Мы находимся в этом отеле </text:span><text:span text:style-name="T572">со</text:span><text:span text:style-name="T564"> вторника.</text:span></text:p>
      <text:p text:style-name="P669"/>
      <text:p text:style-name="P446"><text:span text:style-name="T372">Е</text:span><text:span text:style-name="T374">сли используется глагол </text:span><text:span text:style-name="T124">be</text:span><text:span text:style-name="T374"> или глагол состояния, которы</text:span><text:span text:style-name="T379">й</text:span><text:span text:style-name="T374"> не </text:span><text:span text:style-name="T378">быва</text:span><text:span text:style-name="T379">е</text:span><text:span text:style-name="T378">т</text:span><text:span text:style-name="T374"> в Continuous</text:span><text:span text:style-name="T373">,</text:span><text:span text:style-name="T374"> </text:span></text:p>
      <text:p text:style-name="P446"><text:span text:style-name="T374">то </text:span><text:span text:style-name="T375">Present Perfect Continuous</text:span><text:span text:style-name="T374"> будет в </text:span><text:span text:style-name="T375">форме</text:span><text:span text:style-name="T374"> Present Perfect. </text:span></text:p>
      <text:p text:style-name="P349"/>
      <text:p text:style-name="P244"><text:span text:style-name="T560">I have known</text:span><text:span text:style-name="T571"> </text:span><text:span text:style-name="T560">(</text:span><text:span text:style-name="T563">а </text:span><text:span text:style-name="T560">не have been knowing)</text:span><text:span text:style-name="T559"> Alice for 3 years. </text:span><text:span text:style-name="T577">—</text:span><text:span text:style-name="T559"> Я </text:span><text:span text:style-name="T560">знаю</text:span><text:span text:style-name="T559"> Алису уже 3 года</text:span></text:p>
      <text:p text:style-name="P353"/>
      <text:p text:style-name="P149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64"><text:span text:style-name="T436">Если у смыслового глагола окончание</text:span><text:span text:style-name="T64"> -ing</text:span><text:span text:style-name="T436">, то </text:span><text:span text:style-name="T64">have</text:span><text:span text:style-name="T436"> применяется только с </text:span><text:span text:style-name="T64">been</text:span><text:span text:style-name="T436">.</text:span></text:p>
      <text:p text:style-name="P353"/>
      <text:p text:style-name="P399"><text:span text:style-name="T559">Past </text:span><text:span text:style-name="T579">Simple</text:span></text:p>
      <text:p text:style-name="P130"/>
      <text:p text:style-name="P131">Используется, чтобы сообщить:</text:p>
      <text:list xml:id="list481444221" text:style-name="L13">
        <text:list-item>
          <text:p text:style-name="P773">факт<text:span text:style-name="T593">ы</text:span> прошлого, историю, биографию;</text:p>
        </text:list-item>
        <text:list-item>
          <text:p text:style-name="P773">результат, который не важен в настоящем;</text:p>
        </text:list-item>
      </text:list>
      <text:p text:style-name="P347"/>
      <text:p text:style-name="P525"><text:span text:style-name="T350">Глагол</text:span><text:span text:style-name="T340"> </text:span><text:span text:style-name="T346">принимает</text:span><text:span text:style-name="T340"> 2ю форму. </text:span><text:span text:style-name="T350">Она</text:span><text:span text:style-name="T340"> образуется с пом</text:span><text:span text:style-name="T350">ощью</text:span><text:span text:style-name="T340"> окончания -ed для правильных глоголов, </text:span><text:span text:style-name="T346">а н</text:span><text:span text:style-name="T340">еправильные глаголы находится в таблице.</text:span></text:p>
      <text:p text:style-name="P133"/>
      <text:p text:style-name="P245"><text:span text:style-name="T559">Mozart </text:span><text:span text:style-name="T571">lived</text:span><text:span text:style-name="T559"> from 1756 to 1791 — Моцарт </text:span><text:span text:style-name="T571">жил</text:span><text:span text:style-name="T559"> с 1756 по 1791 год. </text:span></text:p>
      <text:p text:style-name="P247"><text:span text:style-name="T573">Did</text:span><text:span text:style-name="T578"> you </text:span><text:span text:style-name="T573">go</text:span><text:span text:style-name="T578"> to Los Angeles last week? - Ты </text:span><text:span text:style-name="T573">ездил</text:span><text:span text:style-name="T578"> в Лос Анжелес на прошлой неделе?</text:span></text:p>
      <text:p text:style-name="P686"><text:span text:style-name="T435">I </text:span><text:span text:style-name="T403">didn`t go</text:span><text:span text:style-name="T435"> to Los Angeles — Я </text:span><text:span text:style-name="T403">не ездил</text:span><text:span text:style-name="T435"> в Лос Анжелес.</text:span></text:p>
      <text:p text:style-name="P144"/>
      <text:p text:style-name="P99"><text:soft-page-break/><text:span text:style-name="T569">Слова-маячки</text:span><text:span text:style-name="T560">:</text:span></text:p>
      <text:list xml:id="list271798481" text:style-name="L14">
        <text:list-item>
          <text:p text:style-name="P732">ago — <text:span text:style-name="T594">тому назад</text:span>;</text:p>
        </text:list-item>
        <text:list-item>
          <text:p text:style-name="P732">last — <text:span text:style-name="T594">прошлый</text:span>;</text:p>
        </text:list-item>
        <text:list-item>
          <text:p text:style-name="P774">yesterday — вчера;</text:p>
        </text:list-item>
      </text:list>
      <text:p text:style-name="P142"/>
      <text:p text:style-name="P650"><text:span text:style-name="T359">Past Simple часто путают с Present Perfect. </text:span><text:span text:style-name="T362">Здесь</text:span><text:span text:style-name="T360"> </text:span><text:span text:style-name="T361">г</text:span><text:span text:style-name="T360">лавное отличие в том, что </text:span><text:span text:style-name="T359">Present Perfect всегда сообща</text:span><text:span text:style-name="T361">ет</text:span><text:span text:style-name="T359"> доп</text:span><text:span text:style-name="T362">олнительную</text:span><text:span text:style-name="T359"> информацию, </text:span><text:span text:style-name="T361">которая </text:span><text:span text:style-name="T359">указыва</text:span><text:span text:style-name="T361">ет</text:span><text:span text:style-name="T341"> </text:span><text:span text:style-name="T359">на настоящее время </text:span><text:span text:style-name="T360">(</text:span><text:span text:style-name="T362">она может остутствовать в предложении </text:span><text:span text:style-name="T363">явно</text:span><text:span text:style-name="T362">, но всегда будет понятна из контекста</text:span><text:span text:style-name="T360">).</text:span><text:span text:style-name="T359"> </text:span><text:span text:style-name="T365">Но</text:span><text:span text:style-name="T360"> е</text:span><text:span text:style-name="T341">сли </text:span><text:span text:style-name="T360">изветно</text:span><text:span text:style-name="T341">, когда </text:span><text:span text:style-name="T361">именно </text:span><text:span text:style-name="T341">произошло событие, то Present Perfect </text:span><text:span text:style-name="T365">уже нельзя</text:span><text:span text:style-name="T364"> использ</text:span><text:span text:style-name="T366">овать.</text:span></text:p>
      <text:p text:style-name="P143"/>
      <text:p text:style-name="P641"><text:span text:style-name="T109">Tom has lost his key last weak </text:span><text:span text:style-name="T116">(неправильно) </text:span></text:p>
      <text:p text:style-name="P641"><text:span text:style-name="T109">Tom lost his key last weak </text:span><text:span text:style-name="T116">(правильно) </text:span></text:p>
      <text:p text:style-name="P348"/>
      <text:p text:style-name="P526"><text:span text:style-name="T376">Если вопрос содержит слово </text:span><text:span text:style-name="T122">when</text:span><text:span text:style-name="T376">, то он автоматич. привязывает </text:span><text:span text:style-name="T377">предложение</text:span><text:span text:style-name="T376"> к моменту </text:span></text:p>
      <text:p text:style-name="P150"><text:span text:style-name="T433">в прошлом. </text:span><text:span text:style-name="T434">Поэтому Present Perfect в вопросах с </text:span><text:span text:style-name="T65">when</text:span><text:span text:style-name="T434"> не используется.</text:span></text:p>
      <text:p text:style-name="P688"/>
      <text:p text:style-name="P688">Past Continuous</text:p>
      <text:p text:style-name="P670"/>
      <text:p text:style-name="P679"><text:span text:style-name="T342">И</text:span><text:span text:style-name="T343">спользуется, чтобы сообщить о действии, которое происходило в </text:span><text:span text:style-name="T346">точный</text:span><text:span text:style-name="T343"> момент</text:span></text:p>
      <text:p text:style-name="P679"><text:span text:style-name="T343">прошлого, </text:span><text:span text:style-name="T344">и </text:span><text:span text:style-name="T343">не было закончено.</text:span></text:p>
      <text:p text:style-name="P671"/>
      <text:p text:style-name="P680"><text:span text:style-name="T344">В предложении не обязательно должен </text:span><text:span text:style-name="T346">указываться</text:span><text:span text:style-name="T344"> точный момент. Он может только подразумеваться и быть понятен по контексту (</text:span><text:span text:style-name="T346">по</text:span><text:span text:style-name="T344"> </text:span><text:span text:style-name="T345">ситуаци</text:span><text:span text:style-name="T346">и</text:span><text:span text:style-name="T344">).</text:span></text:p>
      <text:p text:style-name="P674"/>
      <text:p text:style-name="P666">Cхема такая же, как и в Present Continuous, только глагол <text:span text:style-name="T2">be</text:span> записывается </text:p>
      <text:p text:style-name="P666">в прошедшей форме (<text:span text:style-name="T2">was/were</text:span>):</text:p>
      <text:p text:style-name="P665"/>
      <text:p text:style-name="P352">Last Sunday at 5 I <text:span text:style-name="T400">was having</text:span> dinner with my friends — В прошлое воскресенье в 5 </text:p>
      <text:p text:style-name="P352">я <text:span text:style-name="T400">ужинал</text:span> со своими друзьями (привязка к точному моменту в прошлом).</text:p>
      <text:p text:style-name="P352"/>
      <text:p text:style-name="P682"><text:span text:style-name="T596">My parents </text:span><text:span text:style-name="T404">were watching</text:span><text:span text:style-name="T596"> TV when I came home yesterday — Мои родители </text:span><text:span text:style-name="T404">смотрели</text:span><text:span text:style-name="T596"> телевизор, когда я пришел вчера домой (незаконченное действие </text:span><text:span text:style-name="T597">в тот момент</text:span><text:span text:style-name="T596">).</text:span></text:p>
      <text:p text:style-name="P682"/>
      <text:p text:style-name="P690"><text:span text:style-name="T567">W</text:span><text:span text:style-name="T568">e weren`t reading — Мы не читали (именно тогда). </text:span></text:p>
      <text:p text:style-name="P684">Was I running? — Я бежал?</text:p>
      <text:p text:style-name="P478"/>
      <text:p text:style-name="P478">Future Simple</text:p>
      <text:p text:style-name="P479"/>
      <text:p text:style-name="P528"><text:span text:style-name="T600">Используется чтобы сообщить о будущих </text:span><text:span text:style-name="T605">действиях</text:span><text:span text:style-name="T600">. </text:span><text:span text:style-name="T493">Эта форма говорит о том, что человек сделает что-то в будущем, но решение он принял </text:span><text:span text:style-name="T517">спонтанно, </text:span><text:span text:style-name="T493">в момент речи.</text:span></text:p>
      <text:p text:style-name="Standard"/>
      <text:p text:style-name="P529">Состоит из вспомогательного глагола <text:span text:style-name="T2">will</text:span> и смыслового глагола в начальной форме.</text:p>
      <text:p text:style-name="P483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601">о</text:span> <text:span text:style-name="T2">won`t</text:span>.</text:p>
      <text:p text:style-name="P529"/>
      <text:p text:style-name="P462">We <text:span text:style-name="T400">will</text:span> proobably <text:span text:style-name="T400">meet</text:span> soon — Мы, возможно, скоро <text:span text:style-name="T400">встретимся</text:span>.</text:p>
      <text:p text:style-name="P462">I hope everything <text:span text:style-name="T400">will be</text:span> fine — Надеюсь, все <text:span text:style-name="T400">будет </text:span>хорошо.</text:p>
      <text:p text:style-name="P483"><text:span text:style-name="T129">Will</text:span><text:span text:style-name="T2"> you </text:span><text:span text:style-name="T129">be</text:span><text:span text:style-name="T2"> at home toworrow? No, I won`t — </text:span><text:span text:style-name="T11">Ты </text:span><text:span text:style-name="T130">будешь</text:span><text:span text:style-name="T11"> завтра дома? Нет</text:span><text:span text:style-name="T2">.</text:span></text:p>
      <text:p text:style-name="P463"/>
      <text:p text:style-name="P430"><text:span text:style-name="T494">В</text:span><text:span text:style-name="T495"> предложени</text:span><text:span text:style-name="T494">ях</text:span><text:span text:style-name="T495"> </text:span><text:span text:style-name="T494">будут </text:span><text:span text:style-name="T495">часто </text:span><text:span text:style-name="T494">попадаться слова</text:span><text:span text:style-name="T495">, </text:span><text:span text:style-name="T494">выражающие</text:span><text:span text:style-name="T495"> мнение: <text:s/></text:span></text:p>
      <text:p text:style-name="P430"><text:span text:style-name="T477">I think </text:span><text:span text:style-name="T478">(я думаю)</text:span><text:span text:style-name="T477">, I`m sure </text:span><text:span text:style-name="T478">(я уверен), I hope (я надеюсь), </text:span><text:span text:style-name="T477">probably (возможно).</text:span></text:p>
      <text:p text:style-name="P482"/>
      <text:p text:style-name="P698"><text:span text:style-name="T530">Оборот </text:span><text:span text:style-name="T473">be going to</text:span></text:p>
      <text:p text:style-name="P532"/>
      <text:p text:style-name="P431"><text:span text:style-name="T494">Также позволяет </text:span><text:span text:style-name="T499">сообщить</text:span><text:span text:style-name="T494"> о будущем. </text:span><text:span text:style-name="T499">Но п</text:span><text:span text:style-name="T496">одразумевает, что человек говорит не о спонтанном </text:span><text:span text:style-name="T499">решении</text:span><text:span text:style-name="T496">, </text:span><text:span text:style-name="T497">а о заранее </text:span><text:span text:style-name="T498">продуманных</text:span><text:span text:style-name="T497"> действиях. </text:span><text:span text:style-name="T499">Означает</text:span><text:span text:style-name="T496"> «собираюсь сделать».</text:span></text:p>
      <text:p text:style-name="P485"/>
      <text:p text:style-name="P460">I`m going to meet my friends tomorrow — Я собираюсь встретиться с друзьями завтра.</text:p>
      <text:p text:style-name="P533"><text:span text:style-name="T459">I`m going to go</text:span><text:span text:style-name="T531"> out after I finish my work — Я собираюсь погулять после, как закончу работу.</text:span></text:p>
      <text:p text:style-name="P465"/>
      <text:p text:style-name="P433"><text:span text:style-name="T501">Когда очевидно что вот-вот случится какое-то действие, то </text:span><text:span text:style-name="T479">be going to</text:span><text:span text:style-name="T501"> </text:span><text:span text:style-name="T500">передает оттенок неизбежности происходящего и применяется по отношению к </text:span><text:span text:style-name="T501">другому </text:span><text:span text:style-name="T500">человеку или объетку.</text:span></text:p>
      <text:p text:style-name="P484"/>
      <text:p text:style-name="P464">Look! He`s going to fall — Смотри! Он сейчас упадет.</text:p>
      <text:p text:style-name="P465">The sky is dark. It`s going to rain — Небо темное. Сейчас пойдет дождь.</text:p>
      <text:p text:style-name="P465"/>
      <text:p text:style-name="P533"><text:span text:style-name="T518">В разговорно</text:span><text:span text:style-name="T529">м</text:span><text:span text:style-name="T518"> </text:span><text:span text:style-name="T522">стиле</text:span><text:span text:style-name="T521"> </text:span><text:span text:style-name="T523">этот </text:span><text:span text:style-name="T521">оборот </text:span><text:span text:style-name="T518">очень часто </text:span><text:span text:style-name="T522">записывается</text:span><text:span text:style-name="T518"> как </text:span><text:span text:style-name="T459">gonna</text:span><text:span text:style-name="T518"> </text:span><text:span text:style-name="T459">[гона].</text:span></text:p>
      <text:p text:style-name="P466"/>
      <text:p text:style-name="P676"><text:span text:style-name="T123">P</text:span><text:span text:style-name="T121">resent</text:span><text:span text:style-name="T559"> в значении будущего</text:span></text:p>
      <text:p text:style-name="P672"/>
      <text:p text:style-name="P681"><text:span text:style-name="T353">О</text:span><text:span text:style-name="T351"> будущем можно </text:span><text:span text:style-name="T353">также </text:span><text:span text:style-name="T351">говорить с помощью </text:span><text:span text:style-name="T352">формы </text:span><text:span text:style-name="T351">Present. </text:span><text:span text:style-name="T519">Present Simple </text:span><text:span text:style-name="T520">часто </text:span><text:span text:style-name="T519">использ</text:span><text:span text:style-name="T520">уется</text:span><text:span text:style-name="T519">, когда речь идет о рассписании, которое не зависит от говорящего. </text:span></text:p>
      <text:p text:style-name="P681"><text:span text:style-name="T519">Present Continuous </text:span><text:span text:style-name="T526">используется</text:span><text:span text:style-name="T519"> </text:span><text:span text:style-name="T525">когда говорят о личных планах.</text:span></text:p>
      <text:p text:style-name="P450"/>
      <text:p text:style-name="P459">I am flying to London tomorrow — <text:span text:style-name="T599">Завтра я лечу в Лондон (личный план)</text:span></text:p>
      <text:p text:style-name="P461">My airplane flies at 6 o`clock tomorrow — Мой самолет летит завтра в 6 (рассписание)</text:p>
      <text:p text:style-name="P458"/>
      <text:p text:style-name="P458"/>
      <text:p text:style-name="P516">Модальные глаголы</text:p>
      <text:p text:style-name="Standard"/>
      <text:p text:style-name="P555"><text:span text:style-name="T606">Это особенные глаголы, которые </text:span><text:span text:style-name="T650">могут</text:span><text:span text:style-name="T606"> </text:span><text:span text:style-name="T650">использоваться</text:span><text:span text:style-name="T606"> и как смысловые, и как вспомогательные, притендуя со </text:span><text:span text:style-name="T650">вспомогательными</text:span><text:span text:style-name="T606"> на одну позицию в предложении.</text:span></text:p>
      <text:p text:style-name="P588"><text:span text:style-name="T607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607">.</text:span></text:p>
      <text:p text:style-name="P588"/>
      <text:p text:style-name="P562"><text:span text:style-name="T606">Модальные глаголы не меняют свою форму (не </text:span><text:span text:style-name="T612">имеют</text:span><text:span text:style-name="T606"> окончаний </text:span><text:span text:style-name="T15">-s, -ed</text:span><text:span text:style-name="T606">). В связи с </text:span><text:span text:style-name="T612">этим</text:span><text:span text:style-name="T606">, </text:span></text:p>
      <text:p text:style-name="P562"><text:span text:style-name="T606">они не могут </text:span><text:span text:style-name="T612">применяться</text:span><text:span text:style-name="T606"> во всех временах и поэтому, дополняют</text:span><text:span text:style-name="T612">ся</text:span><text:span text:style-name="T606"> модальны</text:span><text:span text:style-name="T612">ми</text:span><text:span text:style-name="T606"> конструкци</text:span><text:span text:style-name="T612">ями</text:span><text:span text:style-name="T606">: </text:span><text:span text:style-name="T16">be able to, have to </text:span><text:span text:style-name="T198">и</text:span><text:span text:style-name="T16"> used to</text:span><text:span text:style-name="T607">.</text:span></text:p>
      <text:p text:style-name="P555"/>
      <text:p text:style-name="P556">После модальных глаголов и конструкций почти всегда идет <text:span text:style-name="T650">голый </text:span>инфинитив.</text:p>
      <text:p text:style-name="P538"/>
      <text:p text:style-name="P556"><text:span text:style-name="T400">Глаголы </text:span><text:span text:style-name="T129">will</text:span><text:span text:style-name="T400"> и </text:span><text:span text:style-name="T129">shall</text:span></text:p>
      <text:p text:style-name="P556"/>
      <text:p text:style-name="P556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56">а с <text:span text:style-name="T2">won`t</text:span> — настоящим. <text:span text:style-name="T2">Won`t</text:span> означает «отказывается».</text:p>
      <text:p text:style-name="P556"/>
      <text:p text:style-name="P248">What`s wrong? My Car won`t start — Что случилось? Моя машина не заводится.</text:p>
      <text:p text:style-name="P249">(не смотря на мои ожидание, действие не происходит).</text:p>
      <text:p text:style-name="P249"/>
      <text:p text:style-name="P557"><text:span text:style-name="T17">S</text:span><text:span text:style-name="T16">hall</text:span><text:span text:style-name="T198"> не используется в современном английском. Он </text:span><text:span text:style-name="T200">встречается</text:span><text:span text:style-name="T198"> в вопросах вместо </text:span><text:span text:style-name="T16">will, </text:span><text:span text:style-name="T199">когда нужно получить одобрение от собеседника (только когда подлежащее </text:span><text:span text:style-name="T17">I</text:span><text:span text:style-name="T199"> или </text:span><text:span text:style-name="T17">we</text:span><text:span text:style-name="T199">).</text:span></text:p>
      <text:p text:style-name="P21"/>
      <text:p text:style-name="P249">Shall I close the door? - Я закрою дверь? (вы не против, если я закрою дверь?)</text:p>
      <text:p text:style-name="P248"/>
      <text:p text:style-name="P180"/>
      <text:p text:style-name="P693">Глаголы <text:span text:style-name="T2">can</text:span> и <text:span text:style-name="T2">could</text:span></text:p>
      <text:p text:style-name="P248"/>
      <text:p text:style-name="P23"><text:span text:style-name="T2">Can</text:span> переводится как «могу», «умею». <text:s/>С частицей <text:span text:style-name="T2">not</text:span> он пишется либо слитно, </text:p>
      <text:p text:style-name="P23">либо сокращенно (<text:span text:style-name="T2">cannot <text:s/></text:span>или<text:span text:style-name="T2"> can`t</text:span>).</text:p>
      <text:p text:style-name="P22"/>
      <text:p text:style-name="P250">She can play the guitar — Она умеет играть на гитаре.</text:p>
      <text:p text:style-name="P250">You can`t smoke here — Ты не можешь сдесь курить.</text:p>
      <text:p text:style-name="P250">Can I help you? - Я могу вам помочь?</text:p>
      <text:p text:style-name="P248"/>
      <text:p text:style-name="P555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2">Он часто применяется в качестве официальной формы обращения.</text:p>
      <text:p text:style-name="P22"/>
      <text:p text:style-name="P250">I could read at the age of 4 — Я мог читать в 4 года.</text:p>
      <text:p text:style-name="P157"/>
      <text:p text:style-name="P22"><text:span text:style-name="T400">Глаголы </text:span><text:span text:style-name="T129">might</text:span><text:span text:style-name="T400"> и </text:span><text:span text:style-name="T129">may</text:span></text:p>
      <text:p text:style-name="P22"/>
      <text:p text:style-name="P558"><text:span text:style-name="T17">Might [майт]</text:span><text:span text:style-name="T199"> переводится как «может </text:span><text:span text:style-name="T201">ли</text:span><text:span text:style-name="T199">», «мог бы», </text:span><text:span text:style-name="T201">или</text:span><text:span text:style-name="T199"> «должно быть»</text:span><text:span text:style-name="T201">, </text:span><text:span text:style-name="T199">«наверное». </text:span></text:p>
      <text:p text:style-name="P33">Он указывает на вероятность того, что что-то произойдет сейчас или в будущем. </text:p>
      <text:p text:style-name="P558"><text:span text:style-name="T199">Отрицание </text:span><text:span text:style-name="T17">might not</text:span><text:span text:style-name="T199"> сокращается до </text:span><text:span text:style-name="T17">mightn`t [майтэнт].</text:span></text:p>
      <text:p text:style-name="P558"/>
      <text:p text:style-name="P330">Might Tom call in the evening? — <text:span text:style-name="T608">Может ли </text:span>Том позвонить вечером?</text:p>
      <text:p text:style-name="P555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1"/>
      <text:p text:style-name="P654"><text:span text:style-name="T18">M</text:span><text:span text:style-name="T2">ay</text:span><text:span text:style-name="T189"> </text:span><text:span text:style-name="T552">п</text:span><text:span text:style-name="T550">ереводится как «име</text:span><text:span text:style-name="T551">ю</text:span><text:span text:style-name="T550"> возможность». </text:span><text:span text:style-name="T552">Его </text:span><text:span text:style-name="T550">применяют </text:span><text:span text:style-name="T554">обычно</text:span><text:span text:style-name="T552"> в </text:span><text:span text:style-name="T553">вежливых </text:span><text:span text:style-name="T552">вопросах</text:span><text:span text:style-name="T550">, когда </text:span><text:span text:style-name="T552">спрашивают разрешения </text:span><text:span text:style-name="T555">или в значении «может быть» (maybe)</text:span><text:span text:style-name="T550">.</text:span></text:p>
      <text:p text:style-name="P521"/>
      <text:p text:style-name="P520">May I help you, sir? — <text:span text:style-name="T608">И</text:span>мею ли я возможность вам помочь <text:span text:style-name="T705">сэр</text:span>?</text:p>
      <text:p text:style-name="P181"/>
      <text:p text:style-name="P34"><text:span text:style-name="T400">Глагол </text:span><text:span text:style-name="T129">must</text:span></text:p>
      <text:p text:style-name="P34"/>
      <text:p text:style-name="P35">Переводится как «должен», «обязан» или «должно быть», «наверное». </text:p>
      <text:p text:style-name="P560"><text:span text:style-name="T202">Он указывает на обязанност</text:span><text:span text:style-name="T204">ь</text:span><text:span text:style-name="T202">, долг, приказ.</text:span></text:p>
      <text:p text:style-name="P34"/>
      <text:p text:style-name="P251">I must go — Я должен идти.</text:p>
      <text:p text:style-name="P251">Must we hurry? — Нам нужно торопиться?</text:p>
      <text:p text:style-name="P34"/>
      <text:p text:style-name="P555"><text:span text:style-name="T189">Отрицание </text:span><text:span text:style-name="T2">must not</text:span><text:span text:style-name="T189"> означает «нельзя», «запрещено». Сокращается до </text:span><text:span text:style-name="T2">musn`t [мазнт].</text:span></text:p>
      <text:p text:style-name="P252">You musn`t park here — Здесь нельзя парковаться. (здесь «you» это формальное подлежащее)</text:p>
      <text:p text:style-name="P34"/>
      <text:p text:style-name="P559"><text:span text:style-name="T189">В отличие от </text:span><text:span text:style-name="T2">might</text:span><text:span text:style-name="T189">, в значениях «должно быть», «наверное», он передает не вероятност</text:span><text:span text:style-name="T259">ь</text:span><text:span text:style-name="T189">, </text:span></text:p>
      <text:p text:style-name="P24">а уверенное предположение.</text:p>
      <text:p text:style-name="P24"/>
      <text:p text:style-name="P253">She must be very tired — Она, наверное, очень уставшая <text:span text:style-name="T692">(я почти уверен в этом)</text:span>.</text:p>
      <text:p text:style-name="P253"/>
      <text:p text:style-name="P151">Глагол should</text:p>
      <text:p text:style-name="P24"/>
      <text:p text:style-name="P24"><text:span text:style-name="T2">Should [шуд]</text:span> <text:span text:style-name="T610">переводится как «нужно», «следует сделать». Подходит чтобы дать совет.</text:span></text:p>
      <text:p text:style-name="P561"><text:span text:style-name="T202">Для совета, </text:span><text:span text:style-name="T203">к</text:span><text:span text:style-name="T202"> </text:span><text:span text:style-name="T20">should</text:span><text:span text:style-name="T202"> можно также </text:span><text:span text:style-name="T203">добавить</text:span><text:span text:style-name="T202"> обороты, </text:span><text:span text:style-name="T203">в</text:span><text:span text:style-name="T202">ыра</text:span><text:span text:style-name="T203">жающие</text:span><text:span text:style-name="T202"> мне</text:span><text:span text:style-name="T203">н</text:span><text:span text:style-name="T202">ие, </text:span></text:p>
      <text:p text:style-name="P561"><text:span text:style-name="T202">например: </text:span><text:span text:style-name="T20">I think, I don`t think</text:span><text:span text:style-name="T202">.</text:span></text:p>
      <text:p text:style-name="P29"/>
      <text:p text:style-name="P255">You should be more attentive — Вам следует быть более внимательным.</text:p>
      <text:p text:style-name="P253">I think you should leave — Думаю, вам пора уйти.</text:p>
      <text:p text:style-name="P24"><text:soft-page-break/><text:span text:style-name="T2">Should</text:span> также выражает: недоумение, удивление, возмущение. В этом случае он передает</text:p>
      <text:p text:style-name="P24">эмоциональную окраску высказыванию. Отрицательная форма говорит о плохой затее.</text:p>
      <text:p text:style-name="P24"/>
      <text:p text:style-name="P254">Why should I go there? — Скакой стати мне туда идти?</text:p>
      <text:p text:style-name="P253"/>
      <text:p text:style-name="P151">Глагол would</text:p>
      <text:p text:style-name="P24"/>
      <text:p text:style-name="P593"><text:span text:style-name="T20">Would </text:span><text:span text:style-name="T21">[вуд]</text:span><text:span text:style-name="T231"> соответствует частице «бы» когда люди представляют ситуацию </text:span><text:span text:style-name="T263">либо</text:span><text:span text:style-name="T231"> сообщает </text:span></text:p>
      <text:p text:style-name="P593"><text:span text:style-name="T231">о привычках прошлого. </text:span><text:span text:style-name="T232">Он ч</text:span><text:span text:style-name="T231">асто сокращается до `d. </text:span><text:span text:style-name="T233">Я</text:span><text:span text:style-name="T231">вляется прошедшей формой от </text:span><text:span text:style-name="T21">will</text:span><text:span text:style-name="T231">.</text:span></text:p>
      <text:p text:style-name="P25"/>
      <text:p text:style-name="P254">I would like to live in New Your — Я бы хотел жить в Нью Йорке (представил).</text:p>
      <text:p text:style-name="P254">I wouldn`t watch this film with my child — Я бы не смотрела этот фильм с моим ребенком.</text:p>
      <text:p text:style-name="P642"><text:span text:style-name="T55">When I was young I </text:span><text:span text:style-name="T137">would</text:span><text:span text:style-name="T55"> </text:span><text:span text:style-name="T137">play</text:span><text:span text:style-name="T55"> </text:span><text:span text:style-name="T56">games</text:span><text:span text:style-name="T55"> — Когда я был молод, я </text:span><text:span text:style-name="T137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5"/>
      <text:p text:style-name="P25">Фраза <text:span text:style-name="T2">would you like</text:span> часто используется, когда хотят <text:span text:style-name="T611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6"/>
      <text:p text:style-name="P254">Would you like a cup of tea? Yes, I would — Вы бы хотили чашечку чая? Да, хотел бы.</text:p>
      <text:p text:style-name="P254">What would you like? I`d like some cofee — Чтобы вы хотели? Я бы хотел кофе.</text:p>
      <text:p text:style-name="P30"/>
      <text:p text:style-name="P152">Конструкция <text:span text:style-name="T2">be able to</text:span></text:p>
      <text:p text:style-name="P25"/>
      <text:p text:style-name="P27">Дублирует по значению модальные глаголы <text:span text:style-name="T2">can/could</text:span>. <text:span text:style-name="T613">В основном используется в будущем, </text:span></text:p>
      <text:p text:style-name="P113">в значении «смогу», «<text:span text:style-name="T691">сумею</text:span>»; или в прошлом, в значении «смог». <text:span text:style-name="T704">Также используется </text:span></text:p>
      <text:p text:style-name="P114">если в предложении уже есть вспомогательный или модальный глагол.</text:p>
      <text:p text:style-name="P27"/>
      <text:p text:style-name="P256"><text:span text:style-name="T609">If I learn </text:span><text:span text:style-name="T613">Eng</text:span><text:span text:style-name="T609">, I will be able to understand it — Если я буду учить </text:span><text:span text:style-name="T613">англ</text:span><text:span text:style-name="T609">, я смогу понимать его.</text:span></text:p>
      <text:p text:style-name="P256"><text:span text:style-name="T613">He</text:span><text:span text:style-name="T609"> talked quickly, but I was able to understand h</text:span><text:span text:style-name="T613">im </text:span><text:span text:style-name="T609">— </text:span><text:span text:style-name="T613">Он</text:span><text:span text:style-name="T609"> говорил быстр</text:span><text:span text:style-name="T613">о</text:span><text:span text:style-name="T609">, но я смог </text:span><text:span text:style-name="T613">его </text:span><text:span text:style-name="T609">понять.</text:span></text:p>
      <text:p text:style-name="P331">I have been able to sleep well recently — В последнее время я смог хорошо поспать.</text:p>
      <text:p text:style-name="P331">She might <text:span text:style-name="T706">be able to</text:span> help you — <text:span text:style-name="T706">Она возможно сможет тебе помочь.</text:span></text:p>
      <text:p text:style-name="P152"/>
      <text:p text:style-name="P25"><text:span text:style-name="T400">Конструкция </text:span><text:span text:style-name="T129">have to</text:span></text:p>
      <text:p text:style-name="P25"/>
      <text:p text:style-name="P563"><text:span text:style-name="T202">Дублирует по значению модальный глагол </text:span><text:span text:style-name="T20">must</text:span><text:span text:style-name="T202">. </text:span><text:span text:style-name="T204">Указывает</text:span><text:span text:style-name="T202"> </text:span><text:span text:style-name="T204">на </text:span><text:span text:style-name="T202">обязанност</text:span><text:span text:style-name="T204">ь</text:span><text:span text:style-name="T202">, котор</text:span><text:span text:style-name="T204">ую</text:span><text:span text:style-name="T202"> человек вынежден выполнять не по свое воле. </text:span><text:span text:style-name="T260">Также заменяет </text:span><text:span text:style-name="T54">must</text:span><text:span text:style-name="T260"> в прошедшем и будущем.</text:span></text:p>
      <text:p text:style-name="P25"/>
      <text:p text:style-name="P254">I must do it — Я должен это сделать (это мой долг).</text:p>
      <text:p text:style-name="P254">I have to do it — Я должен это сделать (того требуют обстоятельства).</text:p>
      <text:p text:style-name="P25"/>
      <text:p text:style-name="P28">В отрицательных предложениях <text:span text:style-name="T2">must</text:span> <text:span text:style-name="T614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5"/>
      <text:p text:style-name="P254">You mustn`t tell anyone — Ты не должен рассказывать никому.</text:p>
      <text:p text:style-name="P254">You don`t have to tell me everything — Можешь не рассказывать мне всего.</text:p>
      <text:p text:style-name="P254"/>
      <text:p text:style-name="P153">Конструкция <text:span text:style-name="T2">used to</text:span></text:p>
      <text:p text:style-name="P257"/>
      <text:p text:style-name="P643"><text:span text:style-name="T262">Заменяет</text:span><text:span text:style-name="T205"> глагол </text:span><text:span text:style-name="T22">would</text:span><text:span text:style-name="T205">,</text:span><text:span text:style-name="T261"> </text:span><text:span text:style-name="T205">когда говорят о </text:span><text:span text:style-name="T261">состоянии в</text:span><text:span text:style-name="T205"> прошло</text:span><text:span text:style-name="T261">м</text:span><text:span text:style-name="T206">. </text:span><text:span text:style-name="T205">Переводится как «раньше» </text:span><text:span text:style-name="T206">либо</text:span><text:span text:style-name="T205"> </text:span><text:span text:style-name="T206">вообще </text:span><text:span text:style-name="T205">выпадает при переводе. </text:span></text:p>
      <text:p text:style-name="P36"/>
      <text:p text:style-name="P263">I used to live in Bristol — Раньше я жил в Бристоле (а сейчас нет).</text:p>
      <text:p text:style-name="P263">I didn`t use to drink tea — Раньше я не пил чай (а теперь пью).</text:p>
      <text:p text:style-name="P653"><text:soft-page-break/><text:span text:style-name="T628">П</text:span><text:span text:style-name="T625">овелительное наклонение </text:span><text:span text:style-name="T631">(Imperative)</text:span></text:p>
      <text:p text:style-name="P37"/>
      <text:p text:style-name="P566"><text:span text:style-name="T208">Это способ озвучить</text:span><text:span text:style-name="T266">:</text:span><text:span text:style-name="T208"> просьбу, приказ, призыв </text:span><text:span text:style-name="T209">или </text:span><text:span text:style-name="T207">пожелание</text:span><text:span text:style-name="T208">. </text:span><text:span text:style-name="T207">Предложение в повелительном наклонении не имеет подлежащего и начинается с </text:span><text:span text:style-name="T217">начальной формы глагола</text:span><text:span text:style-name="T207">.</text:span></text:p>
      <text:p text:style-name="P258"/>
      <text:p text:style-name="P259">Don`t come here — Не подходи сюда. <text:span text:style-name="T615">(просьба)</text:span></text:p>
      <text:p text:style-name="P264">Put your gun down! — Опусти оружие! (приказ)</text:p>
      <text:p text:style-name="P265">Come here — Подойдите сюда. (призыв к действию)</text:p>
      <text:p text:style-name="P38"/>
      <text:p text:style-name="P564"><text:span text:style-name="T207">Ч</text:span><text:span text:style-name="T189">тобы озвучить пожелание, или предложить человеку угоститься едой, используют</text:span><text:span text:style-name="T267">ся</text:span><text:span text:style-name="T189"> устойчивые обороты с глаголом have:</text:span></text:p>
      <text:p text:style-name="P264"/>
      <text:p text:style-name="P264">Have a cake, please — Угощайтесь тортом, пожалуйста.</text:p>
      <text:p text:style-name="P264">Have a nice time — Приятно провести время.</text:p>
      <text:p text:style-name="P264">Have fun — Повеселитесь.</text:p>
      <text:p text:style-name="P38"/>
      <text:p text:style-name="P565"><text:span text:style-name="T207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7"> (</text:span><text:span text:style-name="T23">let us — давай</text:span><text:span text:style-name="T207">). Это один из способом быть вежливее.</text:span></text:p>
      <text:p text:style-name="P38"/>
      <text:p text:style-name="P267">Let`s do it — Давай сделаем это.</text:p>
      <text:p text:style-name="P264">Let`s not watch this movie — Давай не будем смотреть этот фильм.</text:p>
      <text:p text:style-name="P264"/>
      <text:p text:style-name="P38"/>
      <text:p text:style-name="P5"><text:span text:style-name="T207">П</text:span><text:span text:style-name="T189">ассивный залог </text:span><text:span text:style-name="T2">(Passive Voice)</text:span></text:p>
      <text:p text:style-name="P68"/>
      <text:p text:style-name="P594"><text:span text:style-name="T235">В английском язые есть 2 вида залогов</text:span><text:span text:style-name="T234">: активный и пассивный. В активном залоге дейсвие совершает автор, а в пассивном —</text:span><text:span text:style-name="T235"> </text:span><text:span text:style-name="T234">дейс</text:span><text:span text:style-name="T235">т</text:span><text:span text:style-name="T234">вие совершается над автором.</text:span></text:p>
      <text:p text:style-name="P69"/>
      <text:p text:style-name="P568"><text:span text:style-name="T189">Сказуемое в пассивном залоге состоит из </text:span><text:span text:style-name="T210">вспомогательного глагола </text:span><text:span text:style-name="T25">be </text:span><text:span text:style-name="T59">(либо get)</text:span><text:span text:style-name="T210"> </text:span></text:p>
      <text:p text:style-name="P40">и смыслового глагола в 3й форме (для группы Simple).</text:p>
      <text:p text:style-name="P39"/>
      <text:p text:style-name="P260"><text:span text:style-name="T617">The work </text:span><text:span text:style-name="T418">was finished</text:span><text:span text:style-name="T617"> yesterday — Работа </text:span><text:span text:style-name="T418">закончена</text:span><text:span text:style-name="T617"> вчера (пассивный залог).</text:span></text:p>
      <text:p text:style-name="P260"><text:span text:style-name="T617">I </text:span><text:span text:style-name="T418">finished</text:span><text:span text:style-name="T617"> my work yesterday — Я </text:span><text:span text:style-name="T418">закончил</text:span><text:span text:style-name="T617"> работу вчера (активный залог).</text:span></text:p>
      <text:p text:style-name="P39"/>
      <text:p text:style-name="P569"><text:span text:style-name="T210">Если нужно указать автора действия, то это можно сделать с помощью предлога </text:span><text:span text:style-name="T25">by</text:span><text:span text:style-name="T210">:</text:span></text:p>
      <text:p text:style-name="P567"><text:span text:style-name="T25">Ann Karenina was written </text:span><text:span text:style-name="T66">by Leo Tolstoy</text:span><text:span text:style-name="T25"> — Анна Каренина была написана Львом Толстым.</text:span></text:p>
      <text:p text:style-name="P260"/>
      <text:p text:style-name="P31"><text:span text:style-name="T616">Подлежащие </text:span><text:span text:style-name="T24">I</text:span><text:span text:style-name="T616">, в пассивн</text:span><text:span text:style-name="T617">ом</text:span><text:span text:style-name="T616"> залог</text:span><text:span text:style-name="T617">е</text:span><text:span text:style-name="T616"> </text:span><text:span text:style-name="T617">часто </text:span><text:span text:style-name="T616">переводится не как «я», а как «мне/мной/меня».</text:span></text:p>
      <text:p text:style-name="P31"/>
      <text:p text:style-name="P261">I am ignored all the time — Меня игнорируют все время.</text:p>
      <text:p text:style-name="P261">I was born in 1990 — Я родился в 1990 году (Меня родили в 1990 году).</text:p>
      <text:p text:style-name="P38"/>
      <text:p text:style-name="P39">Present Perfect Passive требует дополнительного слова been, после have. Если его не указать,</text:p>
      <text:p text:style-name="P39">то предложение получится в форме активного залога Present Perfect.</text:p>
      <text:p text:style-name="P39"/>
      <text:p text:style-name="P262">I have been taught an important lesson — Мне преподали важный урок.</text:p>
      <text:p text:style-name="P262">I have taught an important lesson — Я преподал важный урок.</text:p>
      <text:p text:style-name="P38"/>
      <text:p text:style-name="P38">Предложение в Present Perfect Passive можно перепутать с Present Perfect Continuous.</text:p>
      <text:p text:style-name="P565"><text:span text:style-name="T207">Здесь главное </text:span><text:span text:style-name="T211">отличие</text:span><text:span text:style-name="T207"> в том, что в Passive смысловой глагол стоит в 3й форме,</text:span></text:p>
      <text:p text:style-name="P38">а в Continuous — с окончанием ing.</text:p>
      <text:p text:style-name="P38"/>
      <text:p text:style-name="P266"><text:soft-page-break/>I have been spoken English — Со мной говорили по английски.</text:p>
      <text:p text:style-name="P264">I have been speaking English for 2 years. — Я говорю по английски уже 2 года.</text:p>
      <text:p text:style-name="P258"/>
      <text:p text:style-name="P32">Также можно легко перепутать ситуации, когда be используется с прилагательным и когда</text:p>
      <text:p text:style-name="P565"><text:span text:style-name="T211">в </text:span><text:span text:style-name="T189">пассивн</text:span><text:span text:style-name="T211">о</text:span><text:span text:style-name="T189">м залог</text:span><text:span text:style-name="T211">е</text:span><text:span text:style-name="T189">. Здесь важно отличать прилагательное от глагола.</text:span></text:p>
      <text:p text:style-name="P258"/>
      <text:p text:style-name="P258">I am ignored all the time — Меня игнорируют все время (ignored — глагол в 3й форме).</text:p>
      <text:p text:style-name="P288">I am interested in art — Я интересуюсь искусством (interested — прилагательное).</text:p>
      <text:p text:style-name="Standard"/>
      <text:p text:style-name="Standard"/>
      <text:p text:style-name="P10">Вопросительные предложения</text:p>
      <text:p text:style-name="Standard"/>
      <text:p text:style-name="P657">В английском языке вопросительные предложения можно условно разделить на две группы.</text:p>
      <text:p text:style-name="P657">К первой группе будут относ<text:span text:style-name="T706">я</text:span>тся общие и специальные вопросы. Ко второй группе — разделительные вопросы и вопросы к подлежащему. </text:p>
      <text:p text:style-name="P657"/>
      <text:p text:style-name="P657">Эти группы будут отличаться между собой только порядком слов в предложении. Вопросы из первой группы имеют обратный порядок слов, а из второй — прямой.</text:p>
      <text:p text:style-name="P657"/>
      <text:p text:style-name="P550">Общий вопрос</text:p>
      <text:p text:style-name="P552"/>
      <text:p text:style-name="P552"><text:span text:style-name="T618">В</text:span>опрос, предполага<text:span text:style-name="T621">ющий</text:span> ответ «да/нет». <text:span text:style-name="T706">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552"/>
      <text:p text:style-name="P552">Чтобы коротко ответить на такой вопрос, недостаточно просто написать <text:span text:style-name="T2">yes/no</text:span>. Нужно также</text:p>
      <text:p text:style-name="P552">добавить корешок — местоимение со вспомогательным глаголом. Корешок будет указывать</text:p>
      <text:p text:style-name="P552">на мысль, которая была сказана в предыдушем предложении:</text:p>
      <text:p text:style-name="P552"/>
      <text:p text:style-name="P544">Do you play the piano? — Yes, I do.</text:p>
      <text:p text:style-name="P545">Does Rita play football? — No, she doesn`t.</text:p>
      <text:p text:style-name="P545"/>
      <text:p text:style-name="P658"><text:span text:style-name="T398">Общий вопрос может быть с альтернативой. В этом случае алтернатива будет для какой-то части </text:span><text:span text:style-name="T399">предложения</text:span><text:span text:style-name="T398">: для подлежащего, сказуемоем </text:span><text:span text:style-name="T399">или</text:span><text:span text:style-name="T398"> дополнения.</text:span></text:p>
      <text:p text:style-name="P549"/>
      <text:p text:style-name="P394">Does <text:span text:style-name="T400">your mother </text:span>or<text:span text:style-name="T400"> your father</text:span> help you? (<text:span text:style-name="T621">альтернатива </text:span><text:span text:style-name="T706">для</text:span><text:span text:style-name="T621"> </text:span>подлежаще<text:span text:style-name="T706">го</text:span>)</text:p>
      <text:p text:style-name="P394">Has he just <text:span text:style-name="T400">arrived </text:span>or<text:span text:style-name="T400"> left</text:span>? (<text:span text:style-name="T706">для</text:span> смыслово<text:span text:style-name="T706">го</text:span> глагол<text:span text:style-name="T706">а</text:span>)</text:p>
      <text:p text:style-name="P658"><text:span text:style-name="T395">Will you go to Kiev </text:span><text:span text:style-name="T397">by train </text:span><text:span text:style-name="T395">or</text:span><text:span text:style-name="T397"> by plane</text:span><text:span text:style-name="T395">? (для</text:span><text:span text:style-name="T396"> </text:span><text:span text:style-name="T395">дополнения)</text:span></text:p>
      <text:p text:style-name="P656"/>
      <text:p text:style-name="P551">Специальный вопрос</text:p>
      <text:p text:style-name="P553"/>
      <text:p text:style-name="P658"><text:span text:style-name="T621">З</text:span><text:span text:style-name="T620">адается для получения дополнительной информации и поэтому всегда начинается </text:span></text:p>
      <text:p text:style-name="P554">с вопросительного слова или вопросительной связки:</text:p>
      <text:p text:style-name="P656"/>
      <text:list xml:id="list3736438139" text:style-name="L15">
        <text:list-item>
          <text:p text:style-name="P733">who [ху] — кто;</text:p>
        </text:list-item>
        <text:list-item>
          <text:p text:style-name="P733">whom [хум] — кого;</text:p>
        </text:list-item>
        <text:list-item>
          <text:p text:style-name="P733">whose [хуз] — чей;</text:p>
        </text:list-item>
        <text:list-item>
          <text:p text:style-name="P733">what — что, какой;</text:p>
        </text:list-item>
        <text:list-item>
          <text:p text:style-name="P733">which — который;</text:p>
        </text:list-item>
        <text:list-item>
          <text:p text:style-name="P733">where [вэа] — где, куда;</text:p>
        </text:list-item>
        <text:list-item>
          <text:p text:style-name="P733">when — когда;</text:p>
        </text:list-item>
        <text:list-item>
          <text:p text:style-name="P733">why [вай] — зачем, почему;</text:p>
        </text:list-item>
        <text:list-item>
          <text:p text:style-name="P733">how [хау] — как;</text:p>
        </text:list-item>
        <text:list-item>
          <text:p text:style-name="P733"><text:soft-page-break/>how often [хау офэн] — как часто;</text:p>
        </text:list-item>
        <text:list-item>
          <text:p text:style-name="P733">how many — сколько (исчисляемые существительные);</text:p>
        </text:list-item>
        <text:list-item>
          <text:p text:style-name="P733">how much — сколько (неисчесляемые существительные);</text:p>
        </text:list-item>
        <text:list-item>
          <text:p text:style-name="P733">how long [хау лон] — как долго;</text:p>
        </text:list-item>
        <text:list-item>
          <text:p text:style-name="P733">how long ago — как давно;</text:p>
        </text:list-item>
        <text:list-item>
          <text:p text:style-name="P823">how old — сколько лет.</text:p>
        </text:list-item>
      </text:list>
      <text:p text:style-name="P546"/>
      <text:p text:style-name="P658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620">соотв</text:span>. <text:span text:style-name="T2">Which</text:span> подразумевает выбор из нескольких вариантов.</text:p>
      <text:p text:style-name="P658"/>
      <text:p text:style-name="P332">What do you like? — Что ты любишь?</text:p>
      <text:p text:style-name="P332">What car have you got? — Какая у тебя машина?</text:p>
      <text:p text:style-name="P332">Which car is yours? — Какая из машин твоя?</text:p>
      <text:p text:style-name="P332"/>
      <text:p text:style-name="P11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115">и самостоятельно.</text:p>
      <text:p text:style-name="P115"/>
      <text:p text:style-name="P332">How old are you? — Сколько тебе лет?</text:p>
      <text:p text:style-name="P332">How are you? — Как ты?</text:p>
      <text:p text:style-name="P332"/>
      <text:p text:style-name="P117">Если в вопросе есть предлог, то он будет всегда стоять в конце предложения, </text:p>
      <text:p text:style-name="P117">после глагола, который дополняет.</text:p>
      <text:p text:style-name="P116"/>
      <text:p text:style-name="P395"><text:span text:style-name="T388">Who</text:span> do you <text:span text:style-name="T459">meet</text:span> <text:span text:style-name="T400">with</text:span>? — <text:span text:style-name="T400">С</text:span> <text:span text:style-name="T388">кем</text:span> ты встречаешься?</text:p>
      <text:p text:style-name="P395"><text:span text:style-name="T388">What</text:span> are you <text:span text:style-name="T459">looking</text:span> <text:span text:style-name="T400">at</text:span>? — <text:span text:style-name="T400">На</text:span> <text:span text:style-name="T388">что</text:span> ты смотришь?</text:p>
      <text:p text:style-name="P395"/>
      <text:p text:style-name="P184">Разделительный вопрос</text:p>
      <text:p text:style-name="P184"/>
      <text:p text:style-name="P659"><text:span text:style-name="T279">З</text:span><text:span text:style-name="T280">адается</text:span><text:span text:style-name="T278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235"/>
      <text:p text:style-name="P235">Состоит из 2х частей, разделенных запятой: утверждения и противоположного корешка.</text:p>
      <text:p text:style-name="P235">Корешок можно переводить словами: «правда?» «да?», «не так ли?», «верно?»</text:p>
      <text:p text:style-name="P235"/>
      <text:p text:style-name="P235">В корешке, <text:span text:style-name="T619">п</text:span>осле <text:span text:style-name="T619">вспомогательного </text:span>глагола, стоит местоимение, заменяющее подлежащее:</text:p>
      <text:p text:style-name="P396">You play tennis every day, don`t you? — Ты играешь в теннис, да?</text:p>
      <text:p text:style-name="P235"/>
      <text:p text:style-name="P235">Если в главной части отрицание, то в корешке должно быть утверждение (и наоборот).</text:p>
      <text:p text:style-name="P396">You don`t like tomato juice, do you? — Ты не любишь томатный сок, да?</text:p>
      <text:p text:style-name="P235"/>
      <text:p text:style-name="P235">Если в главной части используется <text:span text:style-name="T2">I am</text:span>, то в корешке нужно говорить <text:span text:style-name="T2">aren`t I:</text:span></text:p>
      <text:p text:style-name="P395">I am a famous artist, aren`t I? — Я знаменитая художница, <text:span text:style-name="T707">не так ли</text:span>?</text:p>
      <text:p text:style-name="P395"/>
      <text:p text:style-name="P184">Вопрос к подлежащему</text:p>
      <text:p text:style-name="P116"/>
      <text:p text:style-name="P116">Задается, когда хотят узнать кто или что совершает действие. Начинается со слова <text:span text:style-name="T2">who</text:span></text:p>
      <text:p text:style-name="P659"><text:span text:style-name="T189">или </text:span><text:span text:style-name="T2">what</text:span><text:span text:style-name="T189">, которое заменяют собой подлежащее.</text:span></text:p>
      <text:p text:style-name="P116"/>
      <text:p text:style-name="P333">Who is in the Room? — Кто в комнате?</text:p>
      <text:p text:style-name="P333">What was that? — Что это было?</text:p>
      <text:p text:style-name="P397">Who are my best friends? → Mike and Paul are my best friends.</text:p>
      <text:p text:style-name="P655"/>
      <text:p text:style-name="P697">Отрицательные предложения</text:p>
      <text:p text:style-name="P448"/>
      <text:p text:style-name="P517">Чтобы придать мысли отрицательное значение используется частица <text:span text:style-name="T2">not </text:span><text:span text:style-name="T189">или</text:span> слово <text:span text:style-name="T2">never</text:span> </text:p>
      <text:p text:style-name="P522"><text:span text:style-name="T212">Частица</text:span><text:span text:style-name="T27"> not</text:span><text:span text:style-name="T634"> переводится как «не». Она всегда стоит либо в связке со вспомогательным, </text:span></text:p>
      <text:p text:style-name="P518">либо с модальным глаголом и является частью сказуемого.</text:p>
      <text:p text:style-name="P519"/>
      <text:p text:style-name="P519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17"/>
      <text:p text:style-name="P517">Но если отрицатульную мысль сообщить в дополнении, то <text:span text:style-name="T2">not</text:span> будет стоять самостоятельно.</text:p>
      <text:p text:style-name="P451">It`s quite impolite not to call me back — Очень не вежливо не перезванивать мне.</text:p>
      <text:p text:style-name="P570"/>
      <text:p text:style-name="P570"/>
      <text:p text:style-name="P6">Самые важные глаголы</text:p>
      <text:p text:style-name="Standard"/>
      <text:p text:style-name="P571"><text:span text:style-name="T634">Это глаголы: </text:span><text:span text:style-name="T27">be</text:span><text:span text:style-name="T634">, </text:span><text:span text:style-name="T27">do</text:span><text:span text:style-name="T634">, </text:span><text:span text:style-name="T27">have</text:span><text:span text:style-name="T634"> и </text:span><text:span text:style-name="T27">get</text:span><text:span text:style-name="T634">. Они могут быть как смысловыми, так и вспомогательными. (кроме </text:span><text:span text:style-name="T27">get</text:span><text:span text:style-name="T634">). А также входить в устойчивые обороты, меняя свое основное значение.</text:span></text:p>
      <text:p text:style-name="P571"/>
      <text:p text:style-name="P534">Глагол <text:span text:style-name="T2">be</text:span></text:p>
      <text:p text:style-name="Standard"/>
      <text:p text:style-name="P419"><text:span text:style-name="T215">Переводится как</text:span><text:span text:style-name="T635"> «быть» </text:span><text:span text:style-name="T657">и</text:span><text:span text:style-name="T636"> </text:span><text:span text:style-name="T635">меняется в зависимости от подлежащего.</text:span></text:p>
      <text:p text:style-name="P419"/>
      <text:p text:style-name="P418"><text:span text:style-name="T636">В </text:span><text:span text:style-name="T28">Present</text:span><text:span text:style-name="T636"> </text:span><text:span text:style-name="T638">этот глагол</text:span><text:span text:style-name="T637"> </text:span><text:span text:style-name="T636">принимает следующие формы:</text:span></text:p>
      <text:list xml:id="list791088689" text:style-name="L16">
        <text:list-item>
          <text:p text:style-name="P734">am — если подлежащее в первом лице (I);</text:p>
        </text:list-item>
        <text:list-item>
          <text:p text:style-name="P734">is — если подлежащее в третьем лице, единственном числе (he/she/it);</text:p>
        </text:list-item>
        <text:list-item>
          <text:p text:style-name="P734">are — если подлежащее во множественном числе (you/we/they).</text:p>
        </text:list-item>
      </text:list>
      <text:p text:style-name="P268"/>
      <text:p text:style-name="P41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3">После <text:span text:style-name="T2">be</text:span> обычно указывается характеристика (какой) или место (где).</text:p>
      <text:p text:style-name="P41"/>
      <text:p text:style-name="P268">This dress is blue — Это платье синие.</text:p>
      <text:p text:style-name="P268">I am in my office now — Я у себя в офисе сейчас.</text:p>
      <text:p text:style-name="P41"/>
      <text:p text:style-name="P42">Связка <text:span text:style-name="T2">be </text:span>+ прилагательное, <text:span text:style-name="T675">очень </text:span>часто переводится глаголом:</text:p>
      <text:p text:style-name="P356">I am interested in art — Я интересуюсь искусством.</text:p>
      <text:p text:style-name="P42"/>
      <text:p text:style-name="P573"><text:span text:style-name="T213">В вопрос</text:span><text:span text:style-name="T214">ах</text:span><text:span text:style-name="T213"> глагол </text:span><text:span text:style-name="T28">be</text:span><text:span text:style-name="T213"> меняется местами с подлежащим, а в отрица</text:span><text:span text:style-name="T214">ниях</text:span><text:span text:style-name="T213">, используется </text:span></text:p>
      <text:p text:style-name="P573"><text:span text:style-name="T213">с частицей </text:span><text:span text:style-name="T28">not</text:span><text:span text:style-name="T213">: В корешке ответа, вместо </text:span><text:span text:style-name="T28">do/does,</text:span><text:span text:style-name="T213"> используется </text:span><text:span text:style-name="T28">am/is/are</text:span><text:span text:style-name="T213">:</text:span></text:p>
      <text:p text:style-name="P42"/>
      <text:p text:style-name="P269">Is John married? No, he isn`t. — Джон женат? Нет.</text:p>
      <text:p text:style-name="P269"/>
      <text:p text:style-name="P548">Очень часто <text:span text:style-name="T2">am/is/are</text:span> сокращают:</text:p>
      <text:list xml:id="list3033760461" text:style-name="L17">
        <text:list-item>
          <text:p text:style-name="P824">I am → I`m;</text:p>
        </text:list-item>
        <text:list-item>
          <text:p text:style-name="P824">he is → he`s;</text:p>
        </text:list-item>
        <text:list-item>
          <text:p text:style-name="P824">you are → you`re;</text:p>
        </text:list-item>
      </text:list>
      <text:p text:style-name="P543"/>
      <text:p text:style-name="P547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47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69"/>
      <text:p text:style-name="P418"><text:span text:style-name="T213">В </text:span><text:span text:style-name="T28">Past</text:span><text:span text:style-name="T213"> </text:span><text:span text:style-name="T214">он </text:span><text:span text:style-name="T213">принимает слудеющие формы:</text:span></text:p>
      <text:list xml:id="list2739760366" text:style-name="L18">
        <text:list-item>
          <text:p text:style-name="P735">was — если подлежащее в единственном числе (I/he/she/it);</text:p>
        </text:list-item>
        <text:list-item>
          <text:p text:style-name="P735">were — если подлежащее во множественном числе (you/we/they).</text:p>
        </text:list-item>
      </text:list>
      <text:p text:style-name="P42"><text:soft-page-break/>В <text:span text:style-name="T2">Future</text:span> принимает только одну форму — <text:span text:style-name="T2">will be:</text:span></text:p>
      <text:p text:style-name="P269"/>
      <text:p text:style-name="P270">Was the weather good? No, it wasn`t — Погода была хорошая? Нет.</text:p>
      <text:p text:style-name="P269">I will be happy to eat — Я буду рад поесть.</text:p>
      <text:p text:style-name="P269"/>
      <text:p text:style-name="P154">Глагол <text:span text:style-name="T2">do</text:span></text:p>
      <text:p text:style-name="P185"/>
      <text:p text:style-name="P185">Переводится как «делать». В одном предложении может встречаться несколько раз,</text:p>
      <text:p text:style-name="P185">в качестве вспомогательного глагола и смыслового. Вспомогательным глаголом он может</text:p>
      <text:p text:style-name="P185">быть только в отрицаниях и вопросах, времен группы <text:span text:style-name="T2">Simple</text:span>.</text:p>
      <text:p text:style-name="P356"/>
      <text:p text:style-name="P356">What do you <text:span text:style-name="T400">do</text:span>? — Что ты <text:span text:style-name="T400">делаешь</text:span>?</text:p>
      <text:p text:style-name="P356">Do you like pets? No, I don`t — Ты любишь домашних животних? Нет.</text:p>
      <text:p text:style-name="P185"/>
      <text:p text:style-name="P185">В прошедшем времени преорбазуется в <text:span text:style-name="T2">did</text:span> — «делал».</text:p>
      <text:p text:style-name="P269"/>
      <text:p text:style-name="P154">Глагол <text:span text:style-name="T2">have</text:span></text:p>
      <text:p text:style-name="P42"/>
      <text:p text:style-name="P42">Переводится как «иметь». Для времен группы <text:span text:style-name="T2">Perfect</text:span> выступает в роли вспомогательного</text:p>
      <text:p text:style-name="P662"><text:span text:style-name="T213">глагола. Также может быть частью устойчивых </text:span><text:span text:style-name="T268">выражений</text:span><text:span text:style-name="T213">. </text:span></text:p>
      <text:p text:style-name="P43"/>
      <text:p text:style-name="P43">Когда <text:span text:style-name="T2">have</text:span> является смысловым глаголом, <text:span text:style-name="T708">то </text:span>он работает по тем же правилам что и другие</text:p>
      <text:p text:style-name="P43">смысловые глаголы, т. е. требует вспомогательного <text:span text:style-name="T2">do</text:span> для отрицаний и вопросов.</text:p>
      <text:p text:style-name="P43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3"/>
      <text:p text:style-name="P271">Mike has many friends — У Майка много друзей.</text:p>
      <text:p text:style-name="P271">He doesn`t have many friends — У него не много друзей.</text:p>
      <text:p text:style-name="P271">Do you have many friends? — У тебя много друзей?</text:p>
      <text:p text:style-name="P43"/>
      <text:p text:style-name="P662"><text:span text:style-name="T269">Иногда </text:span><text:span text:style-name="T60">have</text:span><text:span text:style-name="T269">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span></text:p>
      <text:p text:style-name="P43"/>
      <text:p text:style-name="P271">I have a lot of friends — У меня (есть) много друзей.</text:p>
      <text:p text:style-name="P43"/>
      <text:p text:style-name="P43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71">He hasn`t lost his keys — Он не потерял свои ключи (has в отрицании).</text:p>
      <text:p text:style-name="P271"/>
      <text:p text:style-name="P44">В прошедшем времени преобразуется в <text:span text:style-name="T2">had</text:span> — «имел».</text:p>
      <text:p text:style-name="P280">I had a lot of friends — У меня было много друзей (Я имел много друзей).</text:p>
      <text:p text:style-name="P271"/>
      <text:p text:style-name="P43"><text:span text:style-name="T671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72">I am having many friends now (неправильно). I have many friends (правильно).</text:p>
      <text:p text:style-name="P272"/>
      <text:p text:style-name="P42">В разговорной речи часто используется оборот <text:span text:style-name="T2">have got</text:span>. Он обозначает тоже самое,</text:p>
      <text:p text:style-name="P42">что и <text:span text:style-name="T2">have</text:span> (иметь/владеть), но используется только в настоящем времени.</text:p>
      <text:p text:style-name="P42"/>
      <text:p text:style-name="P269">Have you got a Mercedes? / Do you have a Mercedes? — У тебя есть мерседес?</text:p>
      <text:p text:style-name="P269">I haven`t got a Mercedes / I don`t have a Mercedes — У меня нет мерседеса.</text:p>
      <text:p text:style-name="P269"/>
      <text:p text:style-name="P617"><text:span text:style-name="T213">Глагол </text:span><text:span text:style-name="T28">have</text:span><text:span text:style-name="T213"> может входить в состав устойчивых </text:span><text:span text:style-name="T268">выражений</text:span><text:span text:style-name="T213">. В этом </text:span><text:span text:style-name="T268">случае </text:span><text:span text:style-name="T213">он переводится </text:span><text:span text:style-name="T268">иначе</text:span><text:span text:style-name="T213">. Также здесь отменяется правило, </text:span><text:span text:style-name="T242">когда</text:span><text:span text:style-name="T213"> </text:span><text:span text:style-name="T28">have</text:span><text:span text:style-name="T213"> нельзя употребять в </text:span><text:span text:style-name="T28">Continuous</text:span><text:span text:style-name="T213">:</text:span></text:p>
      <text:p text:style-name="P45"/>
      <text:p text:style-name="P50"><text:soft-page-break/><text:span text:style-name="T639">В</text:span><text:span text:style-name="T636">ыражения, связанные с приемом пищи:</text:span></text:p>
      <text:list xml:id="list3128014387" text:style-name="L19">
        <text:list-item>
          <text:p text:style-name="P736">have a coffee/tea/drink — пить кофе/чай/напиток;</text:p>
        </text:list-item>
        <text:list-item>
          <text:p text:style-name="P736">have a meal — принимать пищу;</text:p>
        </text:list-item>
        <text:list-item>
          <text:p text:style-name="P736">have a breakfast/luch/dinner — завтракать/обедать/ужинать;</text:p>
        </text:list-item>
      </text:list>
      <text:p text:style-name="P104"/>
      <text:p text:style-name="P421"><text:span text:style-name="T216">В</text:span><text:span text:style-name="T213">ыражения, связанные с времяпровождением:</text:span></text:p>
      <text:list xml:id="list480022785" text:style-name="L20">
        <text:list-item>
          <text:p text:style-name="P737">have a date — ходить на свидание;</text:p>
        </text:list-item>
        <text:list-item>
          <text:p text:style-name="P737">have a good time — хорошо проводить время;</text:p>
        </text:list-item>
        <text:list-item>
          <text:p text:style-name="P737">have a meeting / an appointment — назначать встречу;</text:p>
        </text:list-item>
        <text:list-item>
          <text:p text:style-name="P737">have a nice day — удачного дня (пожелание);</text:p>
        </text:list-item>
      </text:list>
      <text:p text:style-name="P50"/>
      <text:p text:style-name="P50"><text:span text:style-name="T639">В</text:span><text:span text:style-name="T636">ыражения, связанные с внешностью:</text:span></text:p>
      <text:list xml:id="list3042732835" text:style-name="L21">
        <text:list-item>
          <text:p text:style-name="P738">have a bath/shower— принимать ванну/душ;</text:p>
        </text:list-item>
        <text:list-item>
          <text:p text:style-name="P738">have a shave/haircat — побриться/постричься;</text:p>
        </text:list-item>
      </text:list>
      <text:p text:style-name="P272"/>
      <text:p text:style-name="P420"><text:span text:style-name="T216">В</text:span><text:span text:style-name="T213">ыражения, связанные с общением:</text:span></text:p>
      <text:list xml:id="list3698481073" text:style-name="L22">
        <text:list-item>
          <text:p text:style-name="P739">have a guess — угадывать, догадываться;</text:p>
        </text:list-item>
        <text:list-item>
          <text:p text:style-name="P739">have a talk/discussion/chat — беседовать/обсуждать/болтать;</text:p>
        </text:list-item>
        <text:list-item>
          <text:p text:style-name="P739">have a call — позвонить;</text:p>
        </text:list-item>
      </text:list>
      <text:p text:style-name="P269"/>
      <text:p text:style-name="P418"><text:span text:style-name="T216">В</text:span><text:span text:style-name="T213">ыражения связанные со здоровьем:</text:span></text:p>
      <text:list xml:id="list1636798225" text:style-name="L23">
        <text:list-item>
          <text:p text:style-name="P740">have a baby — родить;</text:p>
        </text:list-item>
        <text:list-item>
          <text:p text:style-name="P741">have a cold/cough — простудиться/кашлять;</text:p>
        </text:list-item>
        <text:list-item>
          <text:p text:style-name="P740">have a headache — болит голова;</text:p>
        </text:list-item>
      </text:list>
      <text:p text:style-name="P269"/>
      <text:p text:style-name="P418"><text:span text:style-name="T216">В</text:span><text:span text:style-name="T213">ыражения, связанные с отдыхом:</text:span></text:p>
      <text:list xml:id="list2419230917" text:style-name="L24">
        <text:list-item>
          <text:p text:style-name="P742">have a day off — взять выходной;</text:p>
        </text:list-item>
        <text:list-item>
          <text:p text:style-name="P742">have a dream/nightmare — видеть сон/кошмар;</text:p>
        </text:list-item>
        <text:list-item>
          <text:p text:style-name="P742">have a rest — отдыхать;</text:p>
        </text:list-item>
        <text:list-item>
          <text:p text:style-name="P742">have a sleep — спать.</text:p>
        </text:list-item>
      </text:list>
      <text:p text:style-name="P269"/>
      <text:p text:style-name="P49"><text:span text:style-name="T639">В</text:span><text:span text:style-name="T636">ыражения, свяханые с физической активностью:</text:span></text:p>
      <text:list xml:id="list3310746140" text:style-name="L25">
        <text:list-item>
          <text:p text:style-name="P743">have a good journey — добраться без проблем (пожелание);</text:p>
        </text:list-item>
        <text:list-item>
          <text:p text:style-name="P743">have a good flight — хорошо долететь (пожелание);</text:p>
        </text:list-item>
        <text:list-item>
          <text:p text:style-name="P743">have a lift — подвести (на машине);</text:p>
        </text:list-item>
        <text:list-item>
          <text:p text:style-name="P743">have a ride — проехаться;</text:p>
        </text:list-item>
        <text:list-item>
          <text:p text:style-name="P743">have a walk — пройтись (прогуляться);</text:p>
        </text:list-item>
        <text:list-item>
          <text:p text:style-name="P743">have a swim — поплавать;</text:p>
        </text:list-item>
        <text:list-item>
          <text:p text:style-name="P743">have a hug — обняться;</text:p>
        </text:list-item>
        <text:list-item>
          <text:p text:style-name="P743">have a kiss — поцеловаться.</text:p>
        </text:list-item>
      </text:list>
      <text:p text:style-name="P156"/>
      <text:p text:style-name="P155">Глагол <text:span text:style-name="T2">get</text:span></text:p>
      <text:p text:style-name="P46"/>
      <text:p text:style-name="P46">Переводится по разному, в зависимости от слов, идущих после него. Поэтому его нужно переводить в связке с соседними словами.</text:p>
      <text:p text:style-name="P46"/>
      <text:p text:style-name="P622"><text:span text:style-name="T248">Если после </text:span><text:span text:style-name="T46">get</text:span><text:span text:style-name="T248"> идет существительное, то он </text:span><text:span text:style-name="T270">о</text:span><text:span text:style-name="T248">знач</text:span><text:span text:style-name="T270">ает</text:span><text:span text:style-name="T248"> «получать, покупать, </text:span><text:span text:style-name="T270">доста</text:span><text:span text:style-name="T271">ва</text:span><text:span text:style-name="T270">ть</text:span><text:span text:style-name="T248">».</text:span></text:p>
      <text:p text:style-name="P46"/>
      <text:p text:style-name="P273">I got an A — Я получил пятерку. (A — это оценка)</text:p>
      <text:p text:style-name="P273">I got a new car — Я купил новую машину.</text:p>
      <text:p text:style-name="P334"><text:span text:style-name="T709">С</text:span>an I speak to <text:span text:style-name="T709">Joe</text:span>? <text:span text:style-name="T709">Yes,</text:span> I’ll <text:span text:style-name="T709">get</text:span> <text:span text:style-name="T709">him</text:span> — <text:span text:style-name="T709">Я м</text:span><text:span text:style-name="T710">огу поговорить с </text:span><text:span text:style-name="T711">Джо</text:span><text:span text:style-name="T710">? </text:span><text:span text:style-name="T711">Да,</text:span><text:span text:style-name="T710"> </text:span><text:span text:style-name="T711">я</text:span><text:span text:style-name="T710"> позову </text:span><text:span text:style-name="T711">(достану)</text:span><text:span text:style-name="T710"> </text:span><text:span text:style-name="T711">его</text:span><text:span text:style-name="T710">.</text:span></text:p>
      <text:p text:style-name="P663"><text:soft-page-break/><text:span text:style-name="T248">Если после </text:span><text:span text:style-name="T46">get</text:span><text:span text:style-name="T248"> идет прилагательное, то это означает «прийти к состоянию», например: </text:span></text:p>
      <text:p text:style-name="P663"><text:span text:style-name="T46">get hungry</text:span><text:span text:style-name="T248"> (проголодаться), </text:span><text:span text:style-name="T46">get better</text:span><text:span text:style-name="T248"> (стать лучше), </text:span><text:span text:style-name="T46">get cold</text:span><text:span text:style-name="T248"> (замерзнуть).</text:span></text:p>
      <text:p text:style-name="P46"/>
      <text:p text:style-name="P274">He <text:span text:style-name="T400">got dressed</text:span> quickly and left — Он быстро <text:span text:style-name="T400">оделся</text:span> и ушел.</text:p>
      <text:p text:style-name="P273"/>
      <text:p text:style-name="P46">Если <text:span text:style-name="T2">get</text:span> используется с частицей <text:span text:style-name="T2">to</text:span>, то это означает «прибы<text:span text:style-name="T709">ть</text:span> в такое-то место».</text:p>
      <text:p text:style-name="P46"/>
      <text:p text:style-name="P273">I got to work late — Я приехал на работу поздно.</text:p>
      <text:p text:style-name="P273">I got to the airport by train — Я приехал в аэропорт на поезде.</text:p>
      <text:p text:style-name="P273"/>
      <text:p text:style-name="P46">Если <text:span text:style-name="T2">get</text:span> используется со средством передвижения, то он приобретает значение</text:p>
      <text:p text:style-name="P622"><text:span text:style-name="T248">«сесть в транспорт». В этом случае он может </text:span><text:span text:style-name="T247">идти</text:span><text:span text:style-name="T248"> с предлогом </text:span><text:span text:style-name="T46">on</text:span><text:span text:style-name="T248">.</text:span></text:p>
      <text:p text:style-name="P46"/>
      <text:p text:style-name="P273">I got on a bus at 5 o`clock — Я сел в автобус в 5 часов.</text:p>
      <text:p text:style-name="P273">I got a taxi — Я взял такси.</text:p>
      <text:p text:style-name="P273"/>
      <text:p text:style-name="P46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6"/>
      <text:p text:style-name="P273">They <text:span text:style-name="T400">got married</text:span> last year — <text:span text:style-name="T708">Они </text:span><text:span text:style-name="T423">поженились</text:span><text:span text:style-name="T708"> в прошлом году.</text:span></text:p>
      <text:p text:style-name="P46"/>
      <text:p text:style-name="P47">После <text:span text:style-name="T2">get</text:span> могут стоять предлоги, от которых он может сильно меняться:</text:p>
      <text:list xml:id="list1114811650" text:style-name="L26">
        <text:list-item>
          <text:p text:style-name="P744">get along — ладить друг с другом;</text:p>
        </text:list-item>
        <text:list-item>
          <text:p text:style-name="P744">get away — удирать;</text:p>
        </text:list-item>
        <text:list-item>
          <text:p text:style-name="P744">get back — вернуться;</text:p>
        </text:list-item>
        <text:list-item>
          <text:p text:style-name="P744">get in — попасть внутрь;</text:p>
        </text:list-item>
        <text:list-item>
          <text:p text:style-name="P744">get on — справиться с ситуацией.</text:p>
        </text:list-item>
      </text:list>
      <text:p text:style-name="P46"/>
      <text:p text:style-name="P273">I`ll get away from work as soon as I can — Я уйду с этой работы, как только смогу.</text:p>
      <text:p text:style-name="P273">Get in the car quickly! — Быстро садись в машину!</text:p>
      <text:p text:style-name="P273">How are you getting on with your new job? — Как дела на новой работе?</text:p>
      <text:p text:style-name="P273"/>
      <text:p text:style-name="P155">Глаголы, в которых все путаются</text:p>
      <text:p text:style-name="P155"/>
      <text:p text:style-name="P574"><text:span text:style-name="T67">Tell</text:span><text:span text:style-name="T281"> и </text:span><text:span text:style-name="T67">say</text:span><text:span text:style-name="T281"> </text:span><text:span text:style-name="T282">передают значение</text:span><text:span text:style-name="T281"> «сказать». Только </text:span><text:span text:style-name="T67">tell</text:span><text:span text:style-name="T281"> </text:span><text:span text:style-name="T282">означает</text:span><text:span text:style-name="T281"> «рассказать кому-то» или «рассказать что-то» и требует дополнения. А </text:span><text:span text:style-name="T67">say</text:span><text:span text:style-name="T281"> означает просто «сказать».</text:span></text:p>
      <text:p text:style-name="P186"/>
      <text:p text:style-name="P275"><text:span text:style-name="T409">Tell </text:span><text:span text:style-name="T174">me</text:span><text:span text:style-name="T437"> the truth — </text:span><text:span text:style-name="T409">Скажи </text:span><text:span text:style-name="T174">мне</text:span><text:span text:style-name="T437"> правду.</text:span></text:p>
      <text:p text:style-name="P276"><text:span text:style-name="T426">`It is good,` Mr Bean </text:span><text:span text:style-name="T400">said</text:span><text:span text:style-name="T426"> — «Это хорошо», </text:span><text:span text:style-name="T400">сказал</text:span><text:span text:style-name="T426"> мистер Бин.</text:span></text:p>
      <text:p text:style-name="P357"/>
      <text:p text:style-name="P575"><text:span text:style-name="T68">See, look, watch </text:span><text:span text:style-name="T282">передают значение «видеть». </text:span><text:span text:style-name="T69">See</text:span><text:span text:style-name="T283"> означает «видеть», как визическую возможность. </text:span><text:span text:style-name="T69">Look</text:span><text:span text:style-name="T283"> означает «смотреть» </text:span><text:span text:style-name="T284">как осознанное действие</text:span><text:span text:style-name="T283">. Если смотрят </text:span><text:span text:style-name="T381">на</text:span><text:span text:style-name="T283"> какой-то объект, то доб. предлог </text:span><text:span text:style-name="T69">at</text:span><text:span text:style-name="T283">. W</text:span><text:span text:style-name="T69">atch</text:span><text:span text:style-name="T283"> означает «наблюдать за» и требует дополнения.</text:span></text:p>
      <text:p text:style-name="P187"/>
      <text:p text:style-name="P277"><text:span text:style-name="T426">I </text:span><text:span text:style-name="T400">see</text:span><text:span text:style-name="T426"> a bird in the tree — Я </text:span><text:span text:style-name="T400">вижу</text:span><text:span text:style-name="T426"> птицу на дереве.</text:span></text:p>
      <text:p text:style-name="P276"><text:span text:style-name="T426">Don`t worry, I`m not </text:span><text:span text:style-name="T400">looking</text:span><text:span text:style-name="T426"> — Не волнуйся, я не </text:span><text:span text:style-name="T400">смотрю</text:span><text:span text:style-name="T426">.</text:span></text:p>
      <text:p text:style-name="P276"><text:span text:style-name="T426">I`m </text:span><text:span text:style-name="T400">looking </text:span><text:span text:style-name="T460">at</text:span><text:span text:style-name="T426"> the dog — Я </text:span><text:span text:style-name="T400">смотрю </text:span><text:span text:style-name="T460">на</text:span><text:span text:style-name="T426"> собаку.</text:span></text:p>
      <text:p text:style-name="P276"><text:span text:style-name="T426">I like </text:span><text:span text:style-name="T400">watching </text:span><text:span text:style-name="T172">birds</text:span><text:span text:style-name="T426"> — Мне нравится </text:span><text:span text:style-name="T400">наблюдать </text:span><text:span text:style-name="T460">за</text:span><text:span text:style-name="T172"> птицами</text:span><text:span text:style-name="T426">.</text:span></text:p>
      <text:p text:style-name="P357"/>
      <text:p text:style-name="P576"><text:span text:style-name="T70">Hear</text:span><text:span text:style-name="T285"> и </text:span><text:span text:style-name="T70">list</text:span><text:span text:style-name="T285"> переводятся как «слышать» и «слушать». Первый означает физическую возможность (подобно </text:span><text:span text:style-name="T70">see</text:span><text:span text:style-name="T285">) а второй — осознанное действие (подобно </text:span><text:span text:style-name="T70">look</text:span><text:span text:style-name="T285">). Когда говорят </text:span></text:p>
      <text:p text:style-name="P576"><text:span text:style-name="T285">о том, что именно слушают, то к </text:span><text:span text:style-name="T70">listen</text:span><text:span text:style-name="T285"> доб. предлог </text:span><text:span text:style-name="T70">to</text:span><text:span text:style-name="T285">, но при переводе он выпадает.</text:span></text:p>
      <text:p text:style-name="P278"><text:soft-page-break/><text:span text:style-name="T438">Can you </text:span><text:span text:style-name="T410">hear</text:span><text:span text:style-name="T438"> some noise? — Ты </text:span><text:span text:style-name="T410">слышишь</text:span><text:span text:style-name="T438"> шум?</text:span></text:p>
      <text:p text:style-name="P278"><text:span text:style-name="T410">Listen to</text:span><text:span text:style-name="T438"> me, please — Пожалуйста, </text:span><text:span text:style-name="T410">послушай</text:span><text:span text:style-name="T438"> меня.</text:span></text:p>
      <text:p text:style-name="P278"><text:span text:style-name="T438">What music do you </text:span><text:span text:style-name="T410">listen to</text:span><text:span text:style-name="T438">? - Какую музыку ты </text:span><text:span text:style-name="T410">слушает</text:span><text:span text:style-name="T438">?</text:span></text:p>
      <text:p text:style-name="P358"/>
      <text:p text:style-name="P48"><text:span text:style-name="T71">D</text:span><text:span text:style-name="T70">o</text:span><text:span text:style-name="T438"> </text:span><text:span text:style-name="T439">и</text:span><text:span text:style-name="T438"> </text:span><text:span text:style-name="T70">make</text:span><text:span text:style-name="T438"> означают «делать». Только первый имеет абстрактное значение (</text:span><text:span text:style-name="T458">т. е. </text:span><text:span text:style-name="T438">заниматься</text:span></text:p>
      <text:p text:style-name="P188">делом), а второй больше связан с физической активностью, с созданием предметов.</text:p>
      <text:p text:style-name="P359"/>
      <text:p text:style-name="P279"><text:span text:style-name="T438">Could you </text:span><text:span text:style-name="T410">do</text:span><text:span text:style-name="T438"> me a favour — Не мог бы ты </text:span><text:span text:style-name="T410">оказать</text:span><text:span text:style-name="T438"> мне услугу?</text:span></text:p>
      <text:p text:style-name="P279"><text:span text:style-name="T438">I belive she`ll </text:span><text:span text:style-name="T410">make</text:span><text:span text:style-name="T438"> the right choice — Я верю, что она </text:span><text:span text:style-name="T410">сделает</text:span><text:span text:style-name="T438"> правильный выбор.</text:span></text:p>
      <text:p text:style-name="P188"/>
      <text:p text:style-name="P189">Устойчивые выражения с do:</text:p>
      <text:list xml:id="list3860373216" text:style-name="L27">
        <text:list-item>
          <text:p text:style-name="P778">do an exam/test — сдавать экзамен/тест;</text:p>
        </text:list-item>
        <text:list-item>
          <text:p text:style-name="P778">do a course — пройти курс;</text:p>
        </text:list-item>
        <text:list-item>
          <text:p text:style-name="P778">do work/homework/housework — делать работу / домашнюю работу / работу по дому;</text:p>
        </text:list-item>
        <text:list-item>
          <text:p text:style-name="P778">do a favour — оказывать услугу;</text:p>
        </text:list-item>
        <text:list-item>
          <text:p text:style-name="P778">do business — заниматься бизнесом;</text:p>
        </text:list-item>
        <text:list-item>
          <text:p text:style-name="P778">do right/wrong — поступать правильно/неправильно;</text:p>
        </text:list-item>
        <text:list-item>
          <text:p text:style-name="P778">do the shopping — делать покупки;</text:p>
        </text:list-item>
        <text:list-item>
          <text:p text:style-name="P778">do the wassing up — мыть посуду;</text:p>
        </text:list-item>
      </text:list>
      <text:p text:style-name="P188"/>
      <text:p text:style-name="P189">Устойчивые выражения с make:</text:p>
      <text:list xml:id="list1203917141" text:style-name="L28">
        <text:list-item>
          <text:p text:style-name="P779">make a noise — шуметь;</text:p>
        </text:list-item>
        <text:list-item>
          <text:p text:style-name="P779">make a bed — застилать постель;</text:p>
        </text:list-item>
        <text:list-item>
          <text:p text:style-name="P779">make a cake/tea/dinner — приготовить торт/чай/ужин;</text:p>
        </text:list-item>
        <text:list-item>
          <text:p text:style-name="P779">make a choice — сделать выбор;</text:p>
        </text:list-item>
        <text:list-item>
          <text:p text:style-name="P779">make a scision — принять решение;</text:p>
        </text:list-item>
        <text:list-item>
          <text:p text:style-name="P779">make a promise — обещать, дать обещание;</text:p>
        </text:list-item>
        <text:list-item>
          <text:p text:style-name="P779">make a friends — подружиться.</text:p>
        </text:list-item>
      </text:list>
      <text:p text:style-name="Standard"/>
      <text:p text:style-name="Standard"/>
      <text:p text:style-name="P52"><text:span text:style-name="T622">И</text:span><text:span text:style-name="T623">нфинитив и герундий</text:span></text:p>
      <text:p text:style-name="P577"/>
      <text:p text:style-name="P581">Когда в английском предложении несколько глаголов идут подряд, то первый является <text:span text:style-name="T640">смысловым</text:span>, а следующ<text:span text:style-name="T640">ие</text:span>, свободны<text:span text:style-name="T640">е</text:span> от времени, <text:span text:style-name="T640">будут</text:span> в форме инфинитива или герундия.</text:p>
      <text:p text:style-name="P577">Инфинитив и герундий дополняют по смыслу сказуемое. Они являются взаимозаменяемы.</text:p>
      <text:p text:style-name="Standard"/>
      <text:p text:style-name="P535">Инфинитив</text:p>
      <text:p text:style-name="P578"/>
      <text:p text:style-name="P578">Это глагол в начальной форме, который почти всегда пишется с частицей to.</text:p>
      <text:p text:style-name="P579"/>
      <text:p text:style-name="P281">We <text:span text:style-name="T152">promise</text:span> <text:span text:style-name="T400">to get</text:span> the money — Мы обещали <text:span text:style-name="T400">достать</text:span> денег.</text:p>
      <text:p text:style-name="P281">Don`t <text:span text:style-name="T152">forget</text:span> <text:span text:style-name="T400">to write</text:span> importang things — Не забывай <text:span text:style-name="T400">записывать</text:span> самое главное.</text:p>
      <text:p text:style-name="P578"/>
      <text:p text:style-name="P53">Между смысловым глаголом и идущим за ним инфинитивом часто стоит дополнение.</text:p>
      <text:p text:style-name="P422"><text:span text:style-name="T217">Обычно дополнение </text:span><text:span text:style-name="T218">ставиться</text:span><text:span text:style-name="T217"> после: </text:span><text:span text:style-name="T29">ask, tell, advice, expect, pesuade, teach.</text:span></text:p>
      <text:p text:style-name="P281"/>
      <text:p text:style-name="P281">I <text:span text:style-name="T160">asked</text:span> <text:span text:style-name="T165">Mike</text:span> <text:span text:style-name="T400">to come</text:span> in — Я просила Майка войти.</text:p>
      <text:p text:style-name="P281"><text:span text:style-name="T160">Tell</text:span> <text:span text:style-name="T165">them</text:span> <text:span text:style-name="T400">to leave</text:span> us alone — Попроси их оставить нас в покое.</text:p>
      <text:p text:style-name="P281"/>
      <text:p text:style-name="P54">Если после смыслового глагола указано дополнение, то такие предложения удобней</text:p>
      <text:p text:style-name="P54">переводить с использованием придаточного предложения.</text:p>
      <text:p text:style-name="P281"/>
      <text:p text:style-name="P580"><text:soft-page-break/><text:span text:style-name="T29">I </text:span><text:span text:style-name="T2">promise you</text:span><text:span text:style-name="T29"> </text:span><text:span text:style-name="T131">to be</text:span><text:span text:style-name="T29"> there always — Я обещаю тебе, </text:span><text:span text:style-name="T131">что буду</text:span><text:span text:style-name="T29"> рядом всегда.</text:span></text:p>
      <text:p text:style-name="P282"/>
      <text:p text:style-name="P118"><text:span text:style-name="T640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для, за, <text:span text:style-name="T712">на</text:span>).</text:p>
      <text:p text:style-name="P409"/>
      <text:p text:style-name="P507"><text:span text:style-name="T29">I went out </text:span><text:span text:style-name="T131">to buy</text:span><text:span text:style-name="T29"> food — Я вышел, </text:span><text:span text:style-name="T131">чтобы купить</text:span><text:span text:style-name="T29"> еды.</text:span></text:p>
      <text:p text:style-name="P507"><text:span text:style-name="T29">I went out </text:span><text:span text:style-name="T131">for</text:span><text:span text:style-name="T29"> food — Я вышел </text:span><text:span text:style-name="T131">за</text:span><text:span text:style-name="T29"> едой.</text:span></text:p>
      <text:p text:style-name="P507"><text:span text:style-name="T29">I surfed the Internet </text:span><text:span text:style-name="T131">for</text:span><text:span text:style-name="T29"> new info — Я ходил по интернету </text:span><text:span text:style-name="T131">в</text:span><text:span text:style-name="T29"> </text:span><text:span text:style-name="T131">поисках</text:span><text:span text:style-name="T29"> новой информац</text:span><text:span text:style-name="T61">ии</text:span><text:span text:style-name="T29">.</text:span></text:p>
      <text:p text:style-name="P453"/>
      <text:p text:style-name="P508">Есть глаголы, после который инфинитив идет без частицы <text:span text:style-name="T2">to</text:span> (голый инфинитив).</text:p>
      <text:p text:style-name="P508">Самыми распространенным из них являются <text:span text:style-name="T2">let,</text:span> <text:span text:style-name="T2">make </text:span><text:span text:style-name="T694">и</text:span><text:span text:style-name="T57"> help</text:span>.</text:p>
      <text:p text:style-name="P508"/>
      <text:p text:style-name="P452"><text:span text:style-name="T152">Let</text:span> Peter <text:span text:style-name="T400">explain</text:span> himself — Позволь Питеру <text:span text:style-name="T426">объясниться</text:span>.</text:p>
      <text:p text:style-name="P452"><text:span text:style-name="T152">Let</text:span> us (let`s) <text:span text:style-name="T400">watch</text:span> this movie — Давай посмотрим этот фильм <text:span text:style-name="T695">(позоволь нам)</text:span>.</text:p>
      <text:p text:style-name="P452"/>
      <text:p text:style-name="P644"><text:span text:style-name="T527">Если после </text:span><text:span text:style-name="T491">make</text:span><text:span text:style-name="T527"> </text:span><text:span text:style-name="T528">есть</text:span><text:span text:style-name="T527"> еще один глагол, то в этом случае </text:span><text:span text:style-name="T491">make</text:span><text:span text:style-name="T527"> переводится не как «делать», </text:span></text:p>
      <text:p text:style-name="P509">а как «заставлять». <text:span text:style-name="T693">П</text:span>осле <text:span text:style-name="T2">make</text:span> нужно <text:span text:style-name="T693">обязательно </text:span>указать дополнение.</text:p>
      <text:p text:style-name="P452"/>
      <text:p text:style-name="P582"><text:span text:style-name="T491">I can`t </text:span><text:span text:style-name="T157">make</text:span><text:span text:style-name="T491"> </text:span><text:span text:style-name="T169">John</text:span><text:span text:style-name="T491"> </text:span><text:span text:style-name="T474">work</text:span><text:span text:style-name="T491"> — Я не могу заставить Джона работать.</text:span></text:p>
      <text:p text:style-name="P454"/>
      <text:p text:style-name="P177"><text:span text:style-name="T532">Г</text:span><text:span text:style-name="T459">ерундий</text:span></text:p>
      <text:p text:style-name="P510"/>
      <text:p text:style-name="P510">Это нечно среднее между глаголом и существительным, потому что может переводиться</text:p>
      <text:p text:style-name="P584"><text:span text:style-name="T524">и так, и этак. Выглядит как глагол c окончанием -ing</text:span>.</text:p>
      <text:p text:style-name="Standard"/>
      <text:p text:style-name="P585">Герундий <text:span text:style-name="T645">используется после предлогов и некоторых глаголов. </text:span></text:p>
      <text:p text:style-name="P585">В этом случае он переводится глаголом.</text:p>
      <text:p text:style-name="P410"/>
      <text:p text:style-name="P237">I <text:span text:style-name="T152">ran</text:span> for a long time <text:span text:style-name="T558">without</text:span> <text:span text:style-name="T400">stopping</text:span> — Я долго бежал, не <text:span text:style-name="T400">останавливаясь</text:span>.</text:p>
      <text:p text:style-name="P237">Don`t stop. <text:span text:style-name="T152">Keep</text:span> <text:span text:style-name="T558">on</text:span> <text:span text:style-name="T400">running</text:span>! — Не останавливайся. Продолжай <text:span text:style-name="T400">бежать</text:span>!</text:p>
      <text:p text:style-name="P237"/>
      <text:p text:style-name="P586">Между смысловым глаголом <text:span text:style-name="T643">и герундием также </text:span>может стоять дополнение:</text:p>
      <text:p text:style-name="P237">I <text:span text:style-name="T152">saw</text:span> <text:span text:style-name="T165">John</text:span> <text:span text:style-name="T400">working</text:span> in the garden — Я видел, как Джон работает в саду.</text:p>
      <text:p text:style-name="P55"/>
      <text:p text:style-name="P56">Связка <text:span text:style-name="T2">go</text:span> + герундий означает «занимаюсь этим делом»</text:p>
      <text:p text:style-name="P56">А связка <text:span text:style-name="T2">like</text:span> + герундий означает «люблю заниматься этим делом».</text:p>
      <text:p text:style-name="P56"/>
      <text:p text:style-name="P283">Would you like <text:span text:style-name="T400">to go skiing</text:span>? — Ты хочешь <text:span text:style-name="T400">покататься на лыжах</text:span>?</text:p>
      <text:p text:style-name="P283">I would rather <text:span text:style-name="T400">go shopping</text:span> — <text:span text:style-name="T644">Я</text:span> <text:span text:style-name="T644">бы </text:span>лучше <text:span text:style-name="T400">по</text:span><text:span text:style-name="T411">шопилась</text:span>.</text:p>
      <text:p text:style-name="P283">I <text:span text:style-name="T400">like shopping</text:span>! — Я <text:span text:style-name="T400">люблю </text:span><text:span text:style-name="T411">шопиться</text:span>!</text:p>
      <text:p text:style-name="P283"/>
      <text:p text:style-name="P57">Если герундий стоит в начале предложения, то он является подлежащим и будет переводиться существительным.</text:p>
      <text:p text:style-name="P57"/>
      <text:p text:style-name="P284"><text:span text:style-name="T412">Swimming</text:span><text:span text:style-name="T646"> is very good for your health — </text:span><text:span text:style-name="T412">Плаванье</text:span><text:span text:style-name="T646"> хорошо для здоровья</text:span></text:p>
      <text:p text:style-name="P284"><text:span text:style-name="T412">Learning</text:span><text:span text:style-name="T646"> English is not easy — </text:span><text:span text:style-name="T412">Изучение</text:span><text:span text:style-name="T646"> английского это нелегко.</text:span></text:p>
      <text:p text:style-name="P57"/>
      <text:p text:style-name="P423">Глаголы, после которых принято использовать герундий:</text:p>
      <text:list xml:id="list2672216151" text:style-name="L29">
        <text:list-item>
          <text:p text:style-name="P745">stop, finish, give up, carry on, go on, keep on (начало или конец процесса);</text:p>
        </text:list-item>
        <text:list-item>
          <text:p text:style-name="P827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46"><text:span text:style-name="T641">see, watch, hear, listen to (чувственн</text:span><text:span text:style-name="T647">ые</text:span><text:span text:style-name="T641"> восприяти</text:span><text:span text:style-name="T647">е</text:span><text:span text:style-name="T641">);</text:span></text:p>
        </text:list-item>
        <text:list-item>
          <text:p text:style-name="P746"><text:span text:style-name="T646">suggest, mind, avoid, practive, can`t help </text:span><text:span text:style-name="T643">(</text:span><text:span text:style-name="T647">другие глаголы и словосочетания)</text:span><text:span text:style-name="T646">;</text:span></text:p>
        </text:list-item>
      </text:list>
      <text:p text:style-name="P286"><text:soft-page-break/><text:span text:style-name="T219">Г</text:span><text:span text:style-name="T189">лаголы, после которых можно использовать как инфинитив, так и герундий:</text:span></text:p>
      <text:list xml:id="list896558829" text:style-name="L30">
        <text:list-item>
          <text:p text:style-name="P747">start, begin, continues (связанные с процессом)</text:p>
        </text:list-item>
        <text:list-item>
          <text:p text:style-name="P747">love, like, hate, prefer (связанные с отношением)</text:p>
        </text:list-item>
      </text:list>
      <text:p text:style-name="P58"/>
      <text:p text:style-name="P285">I started to leart English at school / I started learning English at school.</text:p>
      <text:p text:style-name="P629"/>
      <text:p text:style-name="P629"/>
      <text:p text:style-name="P57"><text:span text:style-name="T624">Формальное подлежащее </text:span><text:span text:style-name="T632">(</text:span><text:span text:style-name="T631">Dummy subject</text:span><text:span text:style-name="T632">)</text:span></text:p>
      <text:p text:style-name="P57"/>
      <text:p text:style-name="P623"><text:span text:style-name="T221">Когда в авнглийском предложен. отсутстует подлежащее, то его место </text:span><text:span text:style-name="T250">занимает</text:span><text:span text:style-name="T221"> формальное подлежащее. Обычно это либо </text:span><text:span text:style-name="T32">there</text:span><text:span text:style-name="T221">, либо </text:span><text:span text:style-name="T32">it</text:span><text:span text:style-name="T221">, но иногда это могут быть: </text:span><text:span text:style-name="T32">they</text:span><text:span text:style-name="T221">, </text:span><text:span text:style-name="T32">this</text:span><text:span text:style-name="T221">, </text:span><text:span text:style-name="T32">that</text:span><text:span text:style-name="T221">, </text:span><text:span text:style-name="T32">you</text:span><text:span text:style-name="T221">. Такие предложения удобнее переводить с конца </text:span><text:span text:style-name="T265">или с дополнения</text:span><text:span text:style-name="T221">.</text:span></text:p>
      <text:p text:style-name="P60"/>
      <text:p text:style-name="P838"><text:span text:style-name="T221">Подлежащее </text:span><text:span text:style-name="T32">there</text:span><text:span text:style-name="T221"> всегда идет в связке с глаголом </text:span><text:span text:style-name="T32">be</text:span><text:span text:style-name="T221">. О</text:span><text:span text:style-name="T272">но используется чтобы сказать </text:span></text:p>
      <text:p text:style-name="P838"><text:span text:style-name="T272">о местоположении объекта </text:span><text:span text:style-name="T273">(</text:span><text:span text:style-name="T272">дополнения</text:span><text:span text:style-name="T273">)</text:span><text:span text:style-name="T272"> </text:span><text:span text:style-name="T221">котор</text:span><text:span text:style-name="T273">ый</text:span><text:span text:style-name="T221"> идет после </text:span><text:span text:style-name="T32">be</text:span><text:span text:style-name="T221">.</text:span></text:p>
      <text:p text:style-name="P60"/>
      <text:p text:style-name="P287"><text:span text:style-name="T148">There</text:span><text:span text:style-name="T648"> </text:span><text:span text:style-name="T161">is</text:span><text:span text:style-name="T648"> </text:span><text:span text:style-name="T171">a new restaurant</text:span><text:span text:style-name="T648"> </text:span><text:span text:style-name="T180">in King Street</text:span><text:span text:style-name="T648"> — На Кинг-стрит есть новый ресторан.</text:span></text:p>
      <text:p text:style-name="P287"><text:span text:style-name="T148">There</text:span><text:span text:style-name="T648"> </text:span><text:span text:style-name="T161">was</text:span><text:span text:style-name="T648"> </text:span><text:span text:style-name="T171">a fight</text:span><text:span text:style-name="T648"> </text:span><text:span text:style-name="T180">in the street today</text:span><text:span text:style-name="T648"> — На улице сегодня была драка.</text:span></text:p>
      <text:p text:style-name="P57"/>
      <text:p text:style-name="P56">Иногда с помощью <text:span text:style-name="T2">there</text:span> + <text:span text:style-name="T2">be</text:span> говорят о существительном, которое не соверша<text:span text:style-name="T649">ет никаких</text:span></text:p>
      <text:p text:style-name="P56">действий <text:span text:style-name="T717">(не имеет глагола)</text:span>, но с которым связана дополнительная информация.</text:p>
      <text:p text:style-name="P283"/>
      <text:p text:style-name="P283"><text:span text:style-name="T143">There</text:span> is <text:span text:style-name="T400">something</text:span> <text:span text:style-name="T713">I want to tell you</text:span> — Есть, кое-что, что я должен сказать тебе.</text:p>
      <text:p text:style-name="P283"/>
      <text:p text:style-name="P839"><text:span text:style-name="T220">Подлежащее </text:span><text:span text:style-name="T62">it</text:span><text:span text:style-name="T220"> обычно используется, когда </text:span><text:span text:style-name="T276">нужно</text:span><text:span text:style-name="T220"> сообщить время, сказать о погоде </text:span></text:p>
      <text:p text:style-name="P839"><text:span text:style-name="T277">или о чем-то, что не связано с местоположением. </text:span><text:span text:style-name="T274">После </text:span><text:span text:style-name="T275">него</text:span><text:span text:style-name="T274"> может идти существительное, прилагательное или </text:span><text:span text:style-name="T275">любой </text:span><text:span text:style-name="T274">глагол, </text:span><text:span text:style-name="T275">но чаще всего идет именно прилагательное.</text:span></text:p>
      <text:p text:style-name="P283"/>
      <text:p text:style-name="P283"><text:span text:style-name="T143">It</text:span> <text:span text:style-name="T152">is</text:span> 5 o`clock — Сейчас 5 часов.</text:p>
      <text:p text:style-name="P283"><text:span text:style-name="T143">It</text:span> <text:span text:style-name="T152">is</text:span> warm — Тепло.</text:p>
      <text:p text:style-name="P825"><text:span text:style-name="T143">It</text:span> often <text:span text:style-name="T152">snows</text:span> in the winter — Зимой часто идет снег.</text:p>
      <text:p text:style-name="P826"><text:span text:style-name="T400">It</text:span> <text:span text:style-name="T716">i</text:span>s easy to understand — <text:span text:style-name="T424">Это</text:span><text:span text:style-name="T716"> легко понять.</text:span></text:p>
      <text:p text:style-name="P283"/>
      <text:p text:style-name="P56">Также формальное подлежащее используется, когда действие не выполняет кто-то</text:p>
      <text:p text:style-name="P587"><text:span text:style-name="T220">конкретный. Такие предложения можно </text:span><text:span text:style-name="T222">переводить</text:span><text:span text:style-name="T220"> из активного залога в пассивный.</text:span></text:p>
      <text:p text:style-name="P56"/>
      <text:p text:style-name="P237">They say this film is interesting / This film is said to be interesting —</text:p>
      <text:p text:style-name="P237">Говорят, этот фильминтересный.</text:p>
      <text:p text:style-name="P283"/>
      <text:p text:style-name="P283"/>
      <text:p text:style-name="P595"><text:span text:style-name="T626">Местоимени</text:span><text:span text:style-name="T627">е</text:span><text:span text:style-name="T626"> </text:span><text:span text:style-name="T632">(Pronoun)</text:span></text:p>
      <text:p text:style-name="P56"/>
      <text:p text:style-name="P589"><text:span text:style-name="T220">Это слово, которым заменяют имя человека, название предмета или понятие. </text:span><text:span text:style-name="T223">М</text:span><text:span text:style-name="T220">естоимения </text:span><text:span text:style-name="T237">бывают</text:span><text:span text:style-name="T220">: </text:span><text:span text:style-name="T223">личны</text:span><text:span text:style-name="T237">ми</text:span><text:span text:style-name="T223">, притяжательны</text:span><text:span text:style-name="T237">ми</text:span><text:span text:style-name="T223">, возвратны</text:span><text:span text:style-name="T237">ми</text:span><text:span text:style-name="T223">, указательны</text:span><text:span text:style-name="T237">ми,</text:span><text:span text:style-name="T223"> неопределенны</text:span><text:span text:style-name="T237">ми</text:span><text:span text:style-name="T223">.</text:span></text:p>
      <text:p text:style-name="P61"/>
      <text:p text:style-name="P159">Личные местоимения</text:p>
      <text:p text:style-name="P61"/>
      <text:p text:style-name="P603"><text:span text:style-name="T223">Имеют 2 формы: именительный и объектный падеж. В английском языке</text:span><text:span text:style-name="T237"> всего </text:span><text:span text:style-name="T228">2</text:span><text:span text:style-name="T223"> падежа: именительный и объектный. Объектный падеж соответсвует косвенному падежу.</text:span></text:p>
      <text:p text:style-name="P61"/>
      <text:p text:style-name="P590"><text:span text:style-name="T189">Личные местоимения </text:span><text:span text:style-name="T225">в именительном падеже</text:span><text:span text:style-name="T226"> </text:span><text:span text:style-name="T227">отвечают на вопросы «кто?», «что?» </text:span></text:p>
      <text:p text:style-name="P590"><text:span text:style-name="T227">и заменяют </text:span><text:span text:style-name="T228">собой </text:span><text:span text:style-name="T227">подлежащее:</text:span></text:p>
      <text:list xml:id="list710455516" text:style-name="L31">
        <text:list-item>
          <text:p text:style-name="P748"><text:soft-page-break/>I — я;</text:p>
        </text:list-item>
        <text:list-item>
          <text:p text:style-name="P748">you — ты/вы;</text:p>
        </text:list-item>
        <text:list-item>
          <text:p text:style-name="P748">he — он;</text:p>
        </text:list-item>
        <text:list-item>
          <text:p text:style-name="P748">she — она;</text:p>
        </text:list-item>
        <text:list-item>
          <text:p text:style-name="P748">it — он/она/оно/это;</text:p>
        </text:list-item>
        <text:list-item>
          <text:p text:style-name="P748">we — мы;</text:p>
        </text:list-item>
        <text:list-item>
          <text:p text:style-name="P748">they — они;</text:p>
        </text:list-item>
      </text:list>
      <text:p text:style-name="P411"/>
      <text:p text:style-name="P291"><text:span text:style-name="T143">I</text:span> <text:span text:style-name="T152">love</text:span> <text:span text:style-name="T165">Jave</text:span> — Я люблю Джейн</text:p>
      <text:p text:style-name="P291"/>
      <text:p text:style-name="P62"><text:span text:style-name="T653">Местоимение</text:span><text:span text:style-name="T35"> </text:span><text:span text:style-name="T2">I</text:span> заменяет первое лицо <text:span text:style-name="T652">и</text:span> <text:span text:style-name="T652">в</text:span>сегда пишется с большой буквы. </text:p>
      <text:p text:style-name="P62"><text:span text:style-name="T653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1"/>
      <text:p text:style-name="P62"><text:span text:style-name="T653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2">и словам можно догадаться что вместо «вы», хотят сказать «ты».</text:p>
      <text:p text:style-name="P61"/>
      <text:p text:style-name="P589"><text:span text:style-name="T224">Местоимение</text:span><text:span text:style-name="T33"> i</text:span><text:span text:style-name="T34">t</text:span><text:span text:style-name="T223"> заменяет неодушевленный предмет </text:span><text:span text:style-name="T224">и</text:span><text:span text:style-name="T223"> животн</text:span><text:span text:style-name="T225">ое (в единственном числе)</text:span><text:span text:style-name="T223">.</text:span></text:p>
      <text:p text:style-name="P591"><text:span text:style-name="T225">Местоимение</text:span><text:span text:style-name="T34"> they</text:span><text:span text:style-name="T223"> </text:span><text:span text:style-name="T225">з</text:span><text:span text:style-name="T223">аменя</text:span><text:span text:style-name="T225">е</text:span><text:span text:style-name="T223">т людей и неодушевленные предметы.</text:span></text:p>
      <text:p text:style-name="P61"/>
      <text:p text:style-name="P589"><text:span text:style-name="T34">Where is the </text:span><text:span text:style-name="T132">book</text:span><text:span text:style-name="T34">? </text:span><text:span text:style-name="T132">It</text:span><text:span text:style-name="T34"> is on the table — Где </text:span><text:span text:style-name="T132">книга</text:span><text:span text:style-name="T34">? </text:span><text:span text:style-name="T132">Она</text:span><text:span text:style-name="T34"> на столе.</text:span></text:p>
      <text:p text:style-name="P290"><text:span text:style-name="T651">Where are the </text:span><text:span text:style-name="T413">keys</text:span><text:span text:style-name="T651">? </text:span><text:span text:style-name="T413">They</text:span><text:span text:style-name="T651"> are on the table — Где </text:span><text:span text:style-name="T413">ключи</text:span><text:span text:style-name="T651">? </text:span><text:span text:style-name="T413">Они</text:span><text:span text:style-name="T651"> на столе.</text:span></text:p>
      <text:p text:style-name="P290"/>
      <text:p text:style-name="P432"><text:span text:style-name="T226">Если</text:span><text:span text:style-name="T225"> сказуемое </text:span><text:span text:style-name="T226">это</text:span><text:span text:style-name="T223">: </text:span><text:span text:style-name="T34">like</text:span><text:span text:style-name="T223">, </text:span><text:span text:style-name="T34">have</text:span><text:span text:style-name="T223">, </text:span><text:span text:style-name="T34">enjoy,</text:span><text:span text:style-name="T223"> </text:span><text:span text:style-name="T34">need</text:span><text:span text:style-name="T223">, </text:span><text:span text:style-name="T226">то </text:span><text:span text:style-name="T223">подлежащие </text:span><text:span text:style-name="T226">будет</text:span><text:span text:style-name="T223"> </text:span><text:span text:style-name="T226">в </text:span><text:span text:style-name="T225">объектн</text:span><text:span text:style-name="T226">ом</text:span><text:span text:style-name="T223"> падеж</text:span><text:span text:style-name="T226">е</text:span><text:span text:style-name="T223">.</text:span></text:p>
      <text:p text:style-name="P289"><text:span text:style-name="T400">I</text:span> like my job — <text:span text:style-name="T400">Мне</text:span> нравится моя работа.</text:p>
      <text:p text:style-name="P61"/>
      <text:p text:style-name="P63">Личные местоимения в объектном падеже <text:span text:style-name="T654">отвечают на вопрос</text:span><text:span text:style-name="T655">ы</text:span><text:span text:style-name="T654"> «кого?», «кому?», «кем?» </text:span><text:s/></text:p>
      <text:p text:style-name="P63"><text:span text:style-name="T654">(«чего?», «чему?», «чем?» для неодушевлен.) и </text:span><text:span text:style-name="T653">заменяют дополнение:</text:span></text:p>
      <text:p text:style-name="P63"/>
      <text:list xml:id="list1426078735" text:style-name="L32">
        <text:list-item>
          <text:p text:style-name="P749">me — меня, мне, мной;</text:p>
        </text:list-item>
        <text:list-item>
          <text:p text:style-name="P749">you — тебя, тебе, тобой / вас, вам, вами;</text:p>
        </text:list-item>
        <text:list-item>
          <text:p text:style-name="P749">him — его, ему, им;</text:p>
        </text:list-item>
        <text:list-item>
          <text:p text:style-name="P749">her — ее, ей;</text:p>
        </text:list-item>
        <text:list-item>
          <text:p text:style-name="P750">it — его, ему, им, <text:span text:style-name="T654">ее, ей</text:span> (неодушевлен.);</text:p>
        </text:list-item>
        <text:list-item>
          <text:p text:style-name="P749">us — нас, нам, нами;</text:p>
        </text:list-item>
        <text:list-item>
          <text:p text:style-name="P749">them — их, им, ими.</text:p>
        </text:list-item>
      </text:list>
      <text:p text:style-name="P293"/>
      <text:p text:style-name="P292"><text:span text:style-name="T143">Jane</text:span> <text:span text:style-name="T152">loves</text:span> <text:span text:style-name="T165">me</text:span> — Джейн любит меня</text:p>
      <text:p text:style-name="P160"/>
      <text:p text:style-name="P160">Притяжательные местоимения</text:p>
      <text:p text:style-name="P70"/>
      <text:p text:style-name="P64">Отвечают на вопрос «чей?» и заменяют собой артикли.</text:p>
      <text:p text:style-name="P64"/>
      <text:p text:style-name="P65">Притяжательные местоимения 1 типа употребляются в связке с существительным</text:p>
      <text:p text:style-name="P65">(существительное обязательно идет после):</text:p>
      <text:p text:style-name="P65"/>
      <text:list xml:id="list3604603307" text:style-name="L33">
        <text:list-item>
          <text:p text:style-name="P751">my — мой;</text:p>
        </text:list-item>
        <text:list-item>
          <text:p text:style-name="P751">your — твой/ваш;</text:p>
        </text:list-item>
        <text:list-item>
          <text:p text:style-name="P751">his — его;</text:p>
        </text:list-item>
        <text:list-item>
          <text:p text:style-name="P751">her — ее;</text:p>
        </text:list-item>
        <text:list-item>
          <text:p text:style-name="P751">its — этого.</text:p>
        </text:list-item>
        <text:list-item>
          <text:p text:style-name="P751">our — наш;</text:p>
        </text:list-item>
        <text:list-item>
          <text:p text:style-name="P751">their — их;</text:p>
        </text:list-item>
      </text:list>
      <text:p text:style-name="P294"><text:soft-page-break/>I like <text:span text:style-name="T400">my work</text:span> — Мне нравится <text:span text:style-name="T400">моя работа</text:span>. (без артикля)</text:p>
      <text:p text:style-name="P294">He likes <text:span text:style-name="T400">his work</text:span> — Ему нравится <text:span text:style-name="T400">его работа</text:span>.</text:p>
      <text:p text:style-name="P294"/>
      <text:p text:style-name="P64">Иногда такие местоимения удобнее переводить словом «свой» и его вариантами.</text:p>
      <text:p text:style-name="P294">He loves <text:span text:style-name="T400">his</text:span> native town — Он любит <text:span text:style-name="T400">свой</text:span> родной город.</text:p>
      <text:p text:style-name="P294"/>
      <text:p text:style-name="P66">Притяжательные местоимения 2го типа употребляются самостоятельно:</text:p>
      <text:list xml:id="list2503949505" text:style-name="L34">
        <text:list-item>
          <text:p text:style-name="P752">mine — мой;</text:p>
        </text:list-item>
        <text:list-item>
          <text:p text:style-name="P753">yours — твой/ваш;</text:p>
        </text:list-item>
        <text:list-item>
          <text:p text:style-name="P753">his — его;</text:p>
        </text:list-item>
        <text:list-item>
          <text:p text:style-name="P753">hers — ее;</text:p>
        </text:list-item>
        <text:list-item>
          <text:p text:style-name="P753">its — этого;</text:p>
        </text:list-item>
        <text:list-item>
          <text:p text:style-name="P753">ours — наш;</text:p>
        </text:list-item>
        <text:list-item>
          <text:p text:style-name="P753">theirs — их;</text:p>
        </text:list-item>
      </text:list>
      <text:p text:style-name="P295"/>
      <text:p text:style-name="P295">Don`t touch it. It`s <text:span text:style-name="T400">mine</text:span> — Не трогай это. Это <text:span text:style-name="T400">мое</text:span>.</text:p>
      <text:p text:style-name="P295"/>
      <text:p text:style-name="P182">Возвратные местоимения</text:p>
      <text:p text:style-name="P67"/>
      <text:p text:style-name="P592"><text:span text:style-name="T265">С</text:span><text:span text:style-name="T229">остоят из 2х частей: корня </text:span><text:span text:style-name="T36">my/your/him/her/it/our/them</text:span><text:span text:style-name="T229"> и окончания </text:span><text:span text:style-name="T36">-self</text:span><text:span text:style-name="T229">. </text:span></text:p>
      <text:p text:style-name="P592"><text:span text:style-name="T236">П</text:span><text:span text:style-name="T230">оказывают, что человек совершает дейсвтие по отношению к самому себе и перевод</text:span><text:span text:style-name="T236">ся</text:span><text:span text:style-name="T230"> словами «себя», «себе», «собой» либо появляются у глаголов, в виде окончания -сь, -ся.</text:span></text:p>
      <text:p text:style-name="P71"/>
      <text:p text:style-name="P296"><text:span text:style-name="T656">I looked at </text:span><text:span text:style-name="T414">myself</text:span><text:span text:style-name="T656"> in the mirror — Я посмотрела на </text:span><text:span text:style-name="T414">себя</text:span><text:span text:style-name="T656"> в зеркало.</text:span></text:p>
      <text:p text:style-name="P296"><text:span text:style-name="T656">He had to explain </text:span><text:span text:style-name="T414">himself</text:span><text:span text:style-name="T656"> — Ему пришлось объяснить</text:span><text:span text:style-name="T414">ся</text:span></text:p>
      <text:p text:style-name="P400"/>
      <text:p text:style-name="P190"><text:span text:style-name="T656">Местоимение, образованное от </text:span><text:span text:style-name="T37">you,</text:span><text:span text:style-name="T656"> имеет варианты: </text:span><text:span text:style-name="T37">yourself</text:span><text:span text:style-name="T656"> и </text:span><text:span text:style-name="T37">yourselves</text:span><text:span text:style-name="T656">. Это практически</text:span></text:p>
      <text:p text:style-name="P200">единственный случай в английском, когда видны отличия между «ты» и «вы».</text:p>
      <text:p text:style-name="P190"/>
      <text:p text:style-name="P360">You talk to yourself when you sleep — Ты говоришь с собой, когда спишь.</text:p>
      <text:p text:style-name="P360">You should belive in yourselves — Вы должны верить в себя.</text:p>
      <text:p text:style-name="P360"/>
      <text:p text:style-name="P190">Местоимение <text:span text:style-name="T2">itself</text:span> используется в значении «сам по себе», «само собой» и стоит после</text:p>
      <text:p text:style-name="P190">существительных в единственном числе или абстракный понятиях.</text:p>
      <text:p text:style-name="P360"/>
      <text:p text:style-name="P360">I hope crisis resolves itself — Я надеюсь, кризис разрешится сам собой.</text:p>
      <text:p text:style-name="P360"/>
      <text:p text:style-name="P191">Глаголы, <text:span text:style-name="T658">с котор.</text:span> не используются возвратные местоимения: <text:span text:style-name="T2">concentrate, relax, feel, meet</text:span>.</text:p>
      <text:p text:style-name="P190"/>
      <text:p text:style-name="P360">I feel good — Я чувствую себя хорошо <text:span text:style-name="T658">(feel myself — неправильно)</text:span>.</text:p>
      <text:p text:style-name="P360">You need to relax — Тебе нужно расслабиться.</text:p>
      <text:p text:style-name="P360"/>
      <text:p text:style-name="P190">Возвратные местоимения также используются, когда необходимо подчеркнуть что человек</text:p>
      <text:p text:style-name="P190">сделал что-то сам. В этом случае они так и переводятся: «сам, самостоятельно».</text:p>
      <text:p text:style-name="P360">If you want to do it well, do it yourself — Хочешь сделать хорошо, делай это сам.</text:p>
      <text:p text:style-name="P360"/>
      <text:p text:style-name="P158">Указательные местоимения</text:p>
      <text:p text:style-name="P190"/>
      <text:p text:style-name="P840"><text:span text:style-name="T678">У</text:span>казывают на человека, предмет или <text:span text:style-name="T660">мысль. </text:span><text:span text:style-name="T661">Заменяются артиклем the:</text:span></text:p>
      <text:list xml:id="list3174887885" text:style-name="L35">
        <text:list-item>
          <text:p text:style-name="P828"><text:span text:style-name="T98">this, </text:span><text:span text:style-name="T99">that</text:span><text:span text:style-name="T98"> — этот, </text:span><text:span text:style-name="T99">тот</text:span><text:span text:style-name="T98">;</text:span></text:p>
        </text:list-item>
        <text:list-item>
          <text:p text:style-name="P780">these, those — эти, те;</text:p>
        </text:list-item>
      </text:list>
      <text:p text:style-name="P361"/>
      <text:p text:style-name="P193"><text:soft-page-break/>Если объект близко, то используют<text:span text:style-name="T659">ся</text:span> this <text:span text:style-name="T659">или </text:span>these. </text:p>
      <text:p text:style-name="P193">Если объект далеко и до него не дотянуться — то that <text:span text:style-name="T659">или </text:span>those.</text:p>
      <text:p text:style-name="P192"/>
      <text:p text:style-name="P361">This is my friend Joe — <text:span text:style-name="T659">(Вот) Э</text:span>то мой друг Джо.</text:p>
      <text:p text:style-name="P361">Those pictures on the wall are very beautiful — Те картины на стене очень красивые.</text:p>
      <text:p text:style-name="P195"/>
      <text:p text:style-name="P603"><text:span text:style-name="T286">Очень часто </text:span><text:span text:style-name="T72">this</text:span><text:span text:style-name="T286"> и </text:span><text:span text:style-name="T72">that</text:span><text:span text:style-name="T286"> выступают формальным подлежащим, указывая на мысль. В этом случае </text:span><text:span text:style-name="T72">this</text:span><text:span text:style-name="T286"> соответсвует тому, о чем человек </text:span><text:span text:style-name="T287">говорит или </text:span><text:span text:style-name="T286">думает сейчас, а </text:span><text:span text:style-name="T72">that</text:span><text:span text:style-name="T286"> — тому, </text:span></text:p>
      <text:p text:style-name="P603"><text:span text:style-name="T286">о чем </text:span><text:span text:style-name="T287">говорил или </text:span><text:span text:style-name="T286">думал раньше. Также </text:span><text:span text:style-name="T72">that</text:span><text:span text:style-name="T286"> может указывать на прошло</text:span><text:span text:style-name="T296">е </text:span><text:span text:style-name="T286">событие.</text:span></text:p>
      <text:p text:style-name="P194"/>
      <text:p text:style-name="P362">I`ve got a new job! That`s good news — Я получил работу. Это хорошие новости</text:p>
      <text:p text:style-name="P362">(that указывает на озвученную ранее мысл<text:span text:style-name="T661">ь</text:span>).</text:p>
      <text:p text:style-name="P194"/>
      <text:p text:style-name="P362">Thanks for help. That was nice of you — Спасибо за помощь. Это было мило с вашей стороны (that указывает на ранее произошедшее событие).</text:p>
      <text:p text:style-name="P362"/>
      <text:p text:style-name="P630"><text:span text:style-name="T315">Иногда,</text:span><text:span text:style-name="T316"> вместо </text:span><text:span text:style-name="T92">this is,</text:span><text:span text:style-name="T316"> используют </text:span><text:span text:style-name="T92">it is</text:span><text:span text:style-name="T316">. Разницы между этим</text:span><text:span text:style-name="T317">и</text:span><text:span text:style-name="T316"> словосочетаниями нет.</text:span></text:p>
      <text:p text:style-name="P363">This is my book / It is my book — Это моя книга.</text:p>
      <text:p text:style-name="P363"/>
      <text:p text:style-name="P179">Неопределенные местоимения </text:p>
      <text:p text:style-name="P196"/>
      <text:p text:style-name="P649"><text:span text:style-name="T96">S</text:span><text:span text:style-name="T73">ome, any, no, every</text:span><text:span text:style-name="T288"> связаны с чем-то неопределенным и часто выпадают при переводе. </text:span></text:p>
      <text:p text:style-name="P233">Могут использоваться как с существительным, так и сами по себе.</text:p>
      <text:p text:style-name="P197"/>
      <text:p text:style-name="P596"><text:span text:style-name="T288">Местоимения </text:span><text:span text:style-name="T73">some</text:span><text:span text:style-name="T288"> и </text:span><text:span text:style-name="T73">any</text:span><text:span text:style-name="T288"> означают «какой-то», «некоторый», «несколько». </text:span><text:span text:style-name="T289">Они с</text:span><text:span text:style-name="T288">тоят перед существительным во множественно числе или перед неисчисляемым существительным.</text:span></text:p>
      <text:p text:style-name="P197"/>
      <text:p text:style-name="P364">I have some friends — У меня есть (некоторые) друзья.</text:p>
      <text:p text:style-name="P364">Give me some water, please — Дай мне немного воды, пожалуйста.</text:p>
      <text:p text:style-name="P364">Here are the cookies. Would you like some? — Вот печенье. Хочешь?</text:p>
      <text:p text:style-name="P197"/>
      <text:p text:style-name="P197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197">Связка <text:span text:style-name="T2">not</text:span> + <text:span text:style-name="T2">any</text:span> обычно переводится двойным отрицанием.</text:p>
      <text:p text:style-name="P197"/>
      <text:p text:style-name="P364">I have n<text:span text:style-name="T664">o</text:span>t got any friends — У меня нет никаких друзей.</text:p>
      <text:p text:style-name="P364"/>
      <text:p text:style-name="P198">В утвержениях <text:span text:style-name="T2">some</text:span> ставить не обязательно. <text:span text:style-name="T662">А вот в вопросах активно используются </text:span></text:p>
      <text:p text:style-name="P201">оба местоимения, т. к. здесь они передают разный смысл.</text:p>
      <text:p text:style-name="P197"/>
      <text:p text:style-name="P597"><text:span text:style-name="T74">Some</text:span><text:span text:style-name="T289"> в вопросах имеет позитивный оттенок и используется когда что-то предлагают или просят, предполагая что это </text:span><text:span text:style-name="T290">есть</text:span><text:span text:style-name="T289"> у самих, либо у т</text:span><text:span text:style-name="T290">ех</text:span><text:span text:style-name="T289">, кому адресована просьба.</text:span></text:p>
      <text:p text:style-name="P365"/>
      <text:p text:style-name="P597"><text:span text:style-name="T73">Any,</text:span><text:span text:style-name="T288"> </text:span><text:span text:style-name="T290">наоборот, </text:span><text:span text:style-name="T288">передает сомнение </text:span><text:span text:style-name="T290">о </text:span><text:span text:style-name="T288">наличии </text:span><text:span text:style-name="T290">того</text:span><text:span text:style-name="T288">, </text:span><text:span text:style-name="T291">что</text:span><text:span text:style-name="T288"> спрашивают, поэтому обычно используется </text:span><text:span text:style-name="T290">в вопросах</text:span><text:span text:style-name="T288">, </text:span><text:span text:style-name="T290">где</text:span><text:span text:style-name="T288"> нужн</text:span><text:span text:style-name="T297">а</text:span><text:span text:style-name="T288"> дополнительн</text:span><text:span text:style-name="T297">ая</text:span><text:span text:style-name="T288"> информаци</text:span><text:span text:style-name="T297">я</text:span><text:span text:style-name="T288">.</text:span></text:p>
      <text:p text:style-name="P365">Would you like some milk? — Вы хотите молока? (<text:span text:style-name="T663">могу </text:span>поделиться)</text:p>
      <text:p text:style-name="P365">Could you give me some milk? — Я могу попросить молока? (поделитесь пожалуйста)</text:p>
      <text:p text:style-name="P365">Have you got any milk in the fridge? — У тебя есть молоко в холодильнике?</text:p>
      <text:p text:style-name="P365"/>
      <text:p text:style-name="P198">Если задается вопрос и ожидается положительный ответ, то используется <text:span text:style-name="T2">some</text:span>.</text:p>
      <text:p text:style-name="P365">Are you waiting for some people? — Ты ждешь каких-то людей? (не так ли?)</text:p>
      <text:p text:style-name="P365"/>
      <text:p text:style-name="P647"><text:soft-page-break/><text:span text:style-name="T298">Местоимение </text:span><text:span text:style-name="T78">no</text:span><text:span text:style-name="T298"> </text:span><text:span text:style-name="T299">может </text:span><text:span text:style-name="T298">заменя</text:span><text:span text:style-name="T299">ть</text:span><text:span text:style-name="T298"> </text:span><text:span text:style-name="T97">not</text:span><text:span text:style-name="T321"> + </text:span><text:span text:style-name="T78">any</text:span><text:span text:style-name="T298">. </text:span><text:span text:style-name="T97">N</text:span><text:span text:style-name="T78">o</text:span><text:span text:style-name="T298"> стоит перед существительным, а</text:span><text:span text:style-name="T320"> </text:span><text:span text:style-name="T78">not</text:span><text:span text:style-name="T298"> идет вместе со вспом</text:span><text:span text:style-name="T319">.</text:span><text:span text:style-name="T298"> глаголом. Они не могут использоваться вместе в одном предложении.</text:span></text:p>
      <text:p text:style-name="P199"/>
      <text:p text:style-name="P366">There are no shops here / There aren`t any shops here — Здесь нет магазинов.</text:p>
      <text:p text:style-name="P366"/>
      <text:p text:style-name="P232">Местоимение <text:span text:style-name="T2">every</text:span> означает «всякий», «каждый». <text:span text:style-name="T700">Используется в утверждениях и вопросах.</text:span></text:p>
      <text:p text:style-name="P366"/>
      <text:p text:style-name="P598"><text:span text:style-name="T292">Неопределенные местоимения могут объединяться со словами: </text:span><text:span text:style-name="T75">body/one</text:span><text:span text:style-name="T292">, </text:span><text:span text:style-name="T75">thing</text:span><text:span text:style-name="T292"> или </text:span><text:span text:style-name="T75">where</text:span><text:span text:style-name="T292">.</text:span></text:p>
      <text:p text:style-name="P206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02"/>
      <text:p text:style-name="P297"><text:span text:style-name="T426">There is </text:span><text:span text:style-name="T400">somebody</text:span><text:span text:style-name="T426"> in the street — </text:span><text:span text:style-name="T400">Кто-то</text:span><text:span text:style-name="T426"> на улице.</text:span></text:p>
      <text:p text:style-name="P297"><text:span text:style-name="T426">Is there </text:span><text:span text:style-name="T400">anybody</text:span><text:span text:style-name="T426"> in the street? — Есть </text:span><text:span text:style-name="T400">кто</text:span><text:span text:style-name="T426"> на улице?</text:span></text:p>
      <text:p text:style-name="P297"><text:span text:style-name="T426">There is </text:span><text:span text:style-name="T400">nobody</text:span><text:span text:style-name="T426"> in the street / There isn`t </text:span><text:span text:style-name="T400">anybody</text:span><text:span text:style-name="T426"> in the street — </text:span><text:span text:style-name="T400">Никого</text:span><text:span text:style-name="T426"> нет на улице.</text:span></text:p>
      <text:p text:style-name="P648"><text:span text:style-name="T94">There is </text:span><text:span text:style-name="T138">everybody</text:span><text:span text:style-name="T94"> in the street — На улице </text:span><text:span text:style-name="T138">все</text:span><text:span text:style-name="T94"> </text:span><text:span text:style-name="T95">(каждый)</text:span><text:span text:style-name="T94">.</text:span></text:p>
      <text:p text:style-name="P393"/>
      <text:p text:style-name="P393"/>
      <text:p text:style-name="P539"><text:span text:style-name="T630">П</text:span><text:span text:style-name="T629">ритяжательный падеж </text:span><text:span text:style-name="T633">(Possessive Voice)</text:span></text:p>
      <text:p text:style-name="P202"/>
      <text:p text:style-name="P602"><text:span text:style-name="T295">У</text:span><text:span text:style-name="T292">казывает на владельца </text:span><text:span text:style-name="T295">предмета</text:span><text:span text:style-name="T292">. Чтобы поставить </text:span><text:span text:style-name="T293">владельца</text:span><text:span text:style-name="T292"> в этот падеж, нужно добавить к нему окончание </text:span><text:span text:style-name="T75">`s</text:span><text:span text:style-name="T292">. </text:span><text:span text:style-name="T295">Как</text:span><text:span text:style-name="T292"> и притяжательное местоимение, отвечает на вопрос «чей?». </text:span></text:p>
      <text:p text:style-name="P203"/>
      <text:p text:style-name="P298"><text:span text:style-name="T440">This is </text:span><text:span text:style-name="T415">Tom`s</text:span><text:span text:style-name="T440"> friend — Это друг </text:span><text:span text:style-name="T415">Тома</text:span><text:span text:style-name="T440"> (</text:span><text:span text:style-name="T441">владелец</text:span><text:span text:style-name="T440"> в притяжательном падеже)</text:span></text:p>
      <text:p text:style-name="P298"><text:span text:style-name="T440">This is </text:span><text:span text:style-name="T415">his</text:span><text:span text:style-name="T440"> friend — Это </text:span><text:span text:style-name="T415">его</text:span><text:span text:style-name="T440"> друг (притяжательное местоимение)</text:span></text:p>
      <text:p text:style-name="P202"/>
      <text:p text:style-name="P600"><text:span text:style-name="T292">Если предмет является частью другого </text:span><text:span text:style-name="T294">(большего) </text:span><text:span text:style-name="T292">предмета, то вместо притяжательного падежа используется предлог </text:span><text:span text:style-name="T75">of</text:span><text:span text:style-name="T292">. Т. к. владельцем может быть кто-то живой.</text:span></text:p>
      <text:p text:style-name="P204"/>
      <text:p text:style-name="P368">The wheel of the car — Колесо машины (Car`s wheel неправильно).</text:p>
      <text:p text:style-name="P368"/>
      <text:p text:style-name="P234">С общественным организациями можно использовать как окончание <text:span text:style-name="T2">`s</text:span>, так и предлог <text:span text:style-name="T2">of</text:span>.</text:p>
      <text:p text:style-name="P392">government`s policy / policy of the government (политика правительства).</text:p>
      <text:p text:style-name="P202"/>
      <text:p text:style-name="P598"><text:span text:style-name="T292">Если </text:span><text:span text:style-name="T293">владелец</text:span><text:span text:style-name="T292"> только подразумевается, то его можно не указывать.</text:span></text:p>
      <text:p text:style-name="P367">This isn`t my car. It`s my brothers`s — Это не моя машина. Она брата.</text:p>
      <text:p text:style-name="P202"/>
      <text:p text:style-name="P599"><text:span text:style-name="T292">Если </text:span><text:span text:style-name="T294">владелец</text:span><text:span text:style-name="T292"> идет в связке с прилагательным или местоимением, </text:span><text:span text:style-name="T293">или владельцев несколько, то </text:span><text:span text:style-name="T76">`s</text:span><text:span text:style-name="T293"> ставится в конце: </text:span><text:span text:style-name="T76">a </text:span><text:span text:style-name="T133">big dog`s</text:span><text:span text:style-name="T76"> owner, </text:span><text:span text:style-name="T133">my friend`s</text:span><text:span text:style-name="T76"> house, </text:span><text:span text:style-name="T134">Tom</text:span><text:span text:style-name="T135"> and </text:span><text:span text:style-name="T134">Jil</text:span><text:span text:style-name="T135">`s</text:span><text:span text:style-name="T75"> wedding.</text:span></text:p>
      <text:p text:style-name="P202"/>
      <text:p text:style-name="P601"><text:span text:style-name="T292">Если </text:span><text:span text:style-name="T294">владелец</text:span><text:span text:style-name="T292"> во множественном числе, то в конце пишется только апостроф, без </text:span><text:span text:style-name="T75">s</text:span><text:span text:style-name="T292">. </text:span></text:p>
      <text:p text:style-name="P205">Но если во множественном числе слово-исключение, то применяются обычные правила: </text:p>
      <text:p text:style-name="P631"><text:span text:style-name="T75">my </text:span><text:span text:style-name="T135">friends`</text:span><text:span text:style-name="T75"> school, </text:span><text:span text:style-name="T135">men`s</text:span><text:span text:style-name="T75"> clothes </text:span><text:span text:style-name="T77">(мужская одежда)</text:span><text:span text:style-name="T292">.</text:span></text:p>
      <text:p text:style-name="P12"/>
      <text:p text:style-name="P12"/>
      <text:p text:style-name="P12"/>
      <text:p text:style-name="P696"><text:span text:style-name="T630">С</text:span><text:span text:style-name="T629">уществительное </text:span><text:span text:style-name="T633">(Noun)</text:span></text:p>
      <text:p text:style-name="P207"/>
      <text:p text:style-name="P208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08"/>
      <text:p text:style-name="P161">Множественное число</text:p>
      <text:p text:style-name="P208"/>
      <text:p text:style-name="P208">Распространяется только на существительные и не касается прилагательных.</text:p>
      <text:p text:style-name="P208">Образуется с помощью окончания <text:span text:style-name="T2">-s</text:span> или <text:span text:style-name="T2">-es</text:span>.</text:p>
      <text:p text:style-name="P208"/>
      <text:p text:style-name="P369">A blue ballon<text:span text:style-name="T624">s</text:span> — Голуб<text:span text:style-name="T400">ые</text:span> шарик<text:span text:style-name="T400">и</text:span>.</text:p>
      <text:p text:style-name="P208"/>
      <text:p text:style-name="P161">Исчисляемые и неисчисляемые</text:p>
      <text:p text:style-name="P208"/>
      <text:p text:style-name="P215">Исчисляемые существительные можно посчитать. Они могут быть как в единственном, </text:p>
      <text:p text:style-name="P604"><text:span text:style-name="T300">так и во множественном числе. Количество можно указать числом, наречием или артиклем </text:span><text:span text:style-name="T79">a</text:span><text:span text:style-name="T300">.</text:span></text:p>
      <text:p text:style-name="P402"/>
      <text:p text:style-name="P299"><text:span text:style-name="T416">3</text:span><text:span text:style-name="T442"> apples — 3 яблока </text:span><text:span text:style-name="T443">(числительное)</text:span><text:span text:style-name="T442">. </text:span></text:p>
      <text:p text:style-name="P604"><text:span text:style-name="T136">Many</text:span><text:span text:style-name="T79"> books — Много книг </text:span><text:span text:style-name="T80">(местоимение)</text:span><text:span text:style-name="T79">.</text:span></text:p>
      <text:p text:style-name="P299"><text:span text:style-name="T442">I want </text:span><text:span text:style-name="T416">a</text:span><text:span text:style-name="T442"> banana — Я хочу банан </text:span><text:span text:style-name="T443">(артикль a означает one)</text:span><text:span text:style-name="T442">.</text:span></text:p>
      <text:p text:style-name="P372"/>
      <text:p text:style-name="P604"><text:span text:style-name="T300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9">it</text:span><text:span text:style-name="T300">. </text:span><text:span text:style-name="T318">Ч</text:span><text:span text:style-name="T300">тобы выразить их кол-во</text:span><text:span text:style-name="T301">,</text:span><text:span text:style-name="T300"> используется мерка:</text:span></text:p>
      <text:p text:style-name="P215"/>
      <text:p text:style-name="P216">Мерка для жидкостей:</text:p>
      <text:list xml:id="list282625016" text:style-name="L36">
        <text:list-item>
          <text:p text:style-name="P781">a glass of — стакан;</text:p>
        </text:list-item>
        <text:list-item>
          <text:p text:style-name="P781">a cup of — чашка;</text:p>
        </text:list-item>
        <text:list-item>
          <text:p text:style-name="P781">a jar of — банка;</text:p>
        </text:list-item>
        <text:list-item>
          <text:p text:style-name="P781">a jug of — кувшин;</text:p>
        </text:list-item>
        <text:list-item>
          <text:p text:style-name="P781">a bottle of — бутылка;</text:p>
        </text:list-item>
      </text:list>
      <text:p text:style-name="P215"/>
      <text:p text:style-name="P216">Мерка для сыпучих веществ:</text:p>
      <text:list xml:id="list1018537182" text:style-name="L37">
        <text:list-item>
          <text:p text:style-name="P782">a packet of — упаковка;</text:p>
        </text:list-item>
        <text:list-item>
          <text:p text:style-name="P782">a bowl of — миска;</text:p>
        </text:list-item>
        <text:list-item>
          <text:p text:style-name="P782">a bag of — мешок;</text:p>
        </text:list-item>
        <text:list-item>
          <text:p text:style-name="P782">a kilo of — килограм;</text:p>
        </text:list-item>
      </text:list>
      <text:p text:style-name="P215"/>
      <text:p text:style-name="P216">Мерка для продуктов, которые режут:</text:p>
      <text:list xml:id="list164747910326749" text:continue-numbering="true" text:style-name="L37">
        <text:list-item>
          <text:p text:style-name="P782">a piece/slice of — кусочек;</text:p>
        </text:list-item>
        <text:list-item>
          <text:p text:style-name="P782">a loaf of — буханка;</text:p>
        </text:list-item>
      </text:list>
      <text:p text:style-name="P215"/>
      <text:p text:style-name="P605"><text:span text:style-name="T278">Существительные, которые всегда неислисляемые: </text:span><text:span text:style-name="T63">news, money, bad luck, traffic, furniture, progress, information, advice, hair, paper, food.</text:span></text:p>
      <text:p text:style-name="P372"/>
      <text:p text:style-name="P372">It is good news — Это хорошие новости (без артикля).</text:p>
      <text:p text:style-name="P372">I need good advice — Мне нужен хороший совет (без артикля).</text:p>
      <text:p text:style-name="P372"/>
      <text:p text:style-name="P162">Несколько существительных рядом</text:p>
      <text:p text:style-name="P209"/>
      <text:p text:style-name="P209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09"><text:soft-page-break/>Первое существительное всегда стоит в единственном числе.</text:p>
      <text:p text:style-name="P209"/>
      <text:p text:style-name="P370">A tennis ball — теннисный мяч / мяч для тенниса;</text:p>
      <text:p text:style-name="P370">A income tax — подоходный налог / налог на прибыль;</text:p>
      <text:p text:style-name="P370"/>
      <text:p text:style-name="P209">Иногда первое существительное имеет окончание -ing. По правилам английского, </text:p>
      <text:p text:style-name="P209">глагол с окончанием -ing грамматически является существительным.</text:p>
      <text:p text:style-name="P209"/>
      <text:p text:style-name="P370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606"/>
      <text:p text:style-name="P607"><text:span text:style-name="T302">Это маленькие слова перед существительными, которые передают </text:span><text:span text:style-name="T303">их</text:span><text:span text:style-name="T302"> краткую характеристику. Есть 2 вида артикля: неопределенный (</text:span><text:span text:style-name="T81">a/an) </text:span><text:span text:style-name="T303">и</text:span><text:span text:style-name="T82"> </text:span><text:span text:style-name="T302">определенный (</text:span><text:span text:style-name="T81">the)</text:span><text:span text:style-name="T302">.</text:span></text:p>
      <text:p text:style-name="P210"/>
      <text:p text:style-name="P173">Неопределенный артикль <text:span text:style-name="T38">a/an</text:span></text:p>
      <text:p text:style-name="P211"/>
      <text:p text:style-name="P212">Указывает на какой-то один неопределенный предмет. Каждый человек может представить </text:p>
      <text:p text:style-name="P213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12"/>
      <text:p text:style-name="P371">A house — Дом (один представит особняк, другой — маленький домик).</text:p>
      <text:p text:style-name="P371">I have <text:span text:style-name="T400">a</text:span> cat / I have <text:span text:style-name="T400">one</text:span> cat — У меня есть (одна такая) кошка.</text:p>
      <text:p text:style-name="P212"/>
      <text:p text:style-name="P212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12">Если согласная не произносится, то ставится <text:span text:style-name="T2">an</text:span>: <text:span text:style-name="T2">an hour (аувер), an honesty (анэсти).</text:span></text:p>
      <text:p text:style-name="P371"/>
      <text:p text:style-name="P425"><text:span text:style-name="T303">Также </text:span><text:span text:style-name="T85">a/an</text:span><text:span text:style-name="T303"> ставится, когда:</text:span></text:p>
      <text:list xml:id="list1316397625" text:style-name="L38">
        <text:list-item>
          <text:p text:style-name="P783">говорят о профессии (I`m a doctor);</text:p>
        </text:list-item>
        <text:list-item>
          <text:p text:style-name="P829"><text:span text:style-name="T82">впервые упоминяют </text:span><text:span text:style-name="T83">объект</text:span><text:span text:style-name="T82"> в разговоре (I have a cat);</text:span></text:p>
        </text:list-item>
        <text:list-item>
          <text:p text:style-name="P830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71"/>
      <text:p text:style-name="P608"><text:span text:style-name="T303">Если перед существительным </text:span><text:span text:style-name="T304">стоит</text:span><text:span text:style-name="T303"> </text:span><text:span text:style-name="T304">прилагательное</text:span><text:span text:style-name="T303">, то </text:span><text:span text:style-name="T82">a/</text:span><text:span text:style-name="T83">an</text:span><text:span text:style-name="T303"> ставится перед ним</text:span><text:span text:style-name="T304">.</text:span></text:p>
      <text:p text:style-name="P371"><text:span text:style-name="T682">A</text:span> big old house — <text:span text:style-name="T682">Б</text:span>ольшой старый дом.</text:p>
      <text:p text:style-name="P371"/>
      <text:p text:style-name="P212">При этом перед прилагательным без существительного <text:span text:style-name="T665">артикль</text:span> <text:span text:style-name="T2">a/</text:span><text:span text:style-name="T39">an</text:span> не ставится.</text:p>
      <text:p text:style-name="P371">This book is a good (неправильно). This book is good (правильно).</text:p>
      <text:p text:style-name="P371"/>
      <text:p text:style-name="P163">Определенный артикль <text:span text:style-name="T2">the</text:span></text:p>
      <text:p text:style-name="P401"/>
      <text:p text:style-name="P214">Указывает на определенный предмет или понятие. Т.е. на то, что выделяется из общей массы.</text:p>
      <text:p text:style-name="P214"/>
      <text:p text:style-name="P214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14">А также перед исчисляемым<text:span text:style-name="T667">и</text:span> и неисчисляемым<text:span text:style-name="T667">и</text:span> сущесвтительным<text:span text:style-name="T667">и</text:span>.</text:p>
      <text:p text:style-name="P214"/>
      <text:p text:style-name="P609"><text:span text:style-name="T305">Если предмет или человек упоминаются в речи впервые, то обычно о </text:span><text:span text:style-name="T306">нем</text:span><text:span text:style-name="T305"> еще ничего не известно и поэтому сначала используется неопределенный артикль </text:span><text:span text:style-name="T84">a/an</text:span><text:span text:style-name="T305">. Но если </text:span><text:span text:style-name="T306">он</text:span><text:span text:style-name="T305"> упоминаются в речи повторно, то далее </text:span><text:span text:style-name="T306">используется</text:span><text:span text:style-name="T305"> определенный артикль </text:span><text:span text:style-name="T84">the</text:span><text:span text:style-name="T305">.</text:span></text:p>
      <text:p text:style-name="P214"/>
      <text:p text:style-name="P300"><text:span text:style-name="T444">I have got </text:span><text:span text:style-name="T417">a</text:span><text:span text:style-name="T444"> puppy. </text:span><text:span text:style-name="T417">The</text:span><text:span text:style-name="T444"> puppy is white — У меня есть щенок. (Этот) Щенок белый.</text:span></text:p>
      <text:p text:style-name="P214"><text:soft-page-break/>Определенный артикль может стоять не только перед существительным, но и перед</text:p>
      <text:p text:style-name="P214">прилагательным. В этом случае прилагательное становится существительным.</text:p>
      <text:p text:style-name="P373"/>
      <text:p text:style-name="P301"><text:span text:style-name="T445">R</text:span><text:span text:style-name="T444">ich people — </text:span><text:span text:style-name="T445">Б</text:span><text:span text:style-name="T444">огатые люди; </text:span><text:span text:style-name="T445">The</text:span><text:span text:style-name="T444">e rich — </text:span><text:span text:style-name="T445">Б</text:span><text:span text:style-name="T444">огачи.</text:span></text:p>
      <text:p text:style-name="P374"/>
      <text:p text:style-name="P166"><text:span text:style-name="T666">К</text:span>акой артикль выбрать?</text:p>
      <text:p text:style-name="P375"/>
      <text:p text:style-name="P610"><text:span text:style-name="T307">Можно п</text:span><text:span text:style-name="T306">редставить перед существит</text:span><text:span text:style-name="T307">ельным</text:span><text:span text:style-name="T306"> </text:span><text:span text:style-name="T307">слова:</text:span><text:span text:style-name="T306"> «один», «один такой», «один из».</text:span></text:p>
      <text:p text:style-name="P72"><text:span text:style-name="T426">Если логика предложения не нарушена, то скорее всего нужен </text:span><text:span text:style-name="T63">a/an</text:span><text:span text:style-name="T426">.</text:span></text:p>
      <text:p text:style-name="P375"/>
      <text:p text:style-name="P375">I`ve got a window in my room — У меня в комнате есть окно (обычное окно, каких много).</text:p>
      <text:p text:style-name="P376"/>
      <text:p text:style-name="P218">Также можно представить перед существительным слова: «тот самый», «конкретное этот» </text:p>
      <text:p text:style-name="P112"><text:span text:style-name="T426">и т. д. Если смысл предложения в целом не изменился, то можно ставить </text:span><text:span text:style-name="T63">the</text:span><text:span text:style-name="T426">.</text:span></text:p>
      <text:p text:style-name="P217"/>
      <text:p text:style-name="P377">Look at the window. It`s broken — Посмотри на <text:span text:style-name="T701">(это) </text:span>окно. Оно разбито.</text:p>
      <text:p text:style-name="P377"/>
      <text:p text:style-name="P631"><text:span text:style-name="T426">Очень часто артикли используются по особым правилам из-за того, что так сложилось исторически. </text:span><text:span text:style-name="T453">Так, н</text:span><text:span text:style-name="T426">апример </text:span><text:span text:style-name="T63">the</text:span><text:span text:style-name="T426"> всегда ставят: когда говорят о части помещения, когда человек куда-то направляется, когда объект </text:span><text:span text:style-name="T453">явяляется</text:span><text:span text:style-name="T426">, уникальный и т.д: </text:span></text:p>
      <text:p text:style-name="P382"/>
      <text:p text:style-name="P382">in the room, go to the bank, the Bible, the sky, on the left.</text:p>
      <text:p text:style-name="P382"/>
      <text:p text:style-name="P382"/>
      <text:p text:style-name="P537"><text:span text:style-name="T629">Прилагательное </text:span><text:span text:style-name="T633">(Adjective)</text:span></text:p>
      <text:p text:style-name="Standard"/>
      <text:p text:style-name="P613"><text:span text:style-name="T668">Часть речи, которая отвечает на вопрос «какой?». </text:span><text:span text:style-name="T669">Прилагательное </text:span><text:span text:style-name="T670">дает характеристику существительному</text:span><text:span text:style-name="T669"> и всегда стоит перед ним. Но может появляться и отдельно.</text:span></text:p>
      <text:p text:style-name="P611">Прилагательные деляться на 2 группы: оценочные и фактовые. </text:p>
      <text:p text:style-name="P611"/>
      <text:p text:style-name="P612">Оценочные прилагательные выражают личное мнение человека о предмете: </text:p>
      <text:p text:style-name="P632"><text:span text:style-name="T50">a</text:span><text:span text:style-name="T40"> </text:span><text:span text:style-name="T51">funny cat (мнение с которым можно не соглашаться). </text:span></text:p>
      <text:p text:style-name="P612"/>
      <text:p text:style-name="P612">Фактовые прилагательные указывают на визуальную информацию либо на факты, </text:p>
      <text:p text:style-name="P612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02"/>
      <text:p text:style-name="P651"><text:span text:style-name="T264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03"/>
      <text:p text:style-name="P73">Если прилагательное стоит после глагола, то оно будет переводиться наречием.</text:p>
      <text:p text:style-name="P73"/>
      <text:p text:style-name="P303">You look <text:span text:style-name="T400">nice</text:span>! — Ты <text:span text:style-name="T400">прекрасно</text:span> выглядишь!</text:p>
      <text:p text:style-name="P303">I feel <text:span text:style-name="T400">bad</text:span> — Я <text:span text:style-name="T400">плохо</text:span> себя чувствую.</text:p>
      <text:p text:style-name="P303"/>
      <text:p text:style-name="P178">Сравнительная и превосходная степень</text:p>
      <text:p text:style-name="P73"/>
      <text:p text:style-name="P616">Сравнительная степень используется когда, сравниваются 2 <text:span text:style-name="T683">прилагательных</text:span>. <text:span text:style-name="T683">Второе</text:span> может только подразумеваться. <text:span text:style-name="T670">О</text:span>бразуется с пом<text:span text:style-name="T670">ощью</text:span> окончания <text:span text:style-name="T2">-er</text:span> или слова <text:span text:style-name="T2">more </text:span><text:span text:style-name="T41">(более)</text:span>. </text:p>
      <text:p text:style-name="P616"/>
      <text:p text:style-name="P75">Суффикс <text:span text:style-name="T2">-er</text:span> ставится, когда слово маленькое, обычно из 1 слога:</text:p>
      <text:list xml:id="list3887743911" text:style-name="L39">
        <text:list-item>
          <text:p text:style-name="P754">small (маленький) → smaller (меньше);</text:p>
        </text:list-item>
        <text:list-item>
          <text:p text:style-name="P754">funny (смешной) → funnier (смешнее);</text:p>
        </text:list-item>
      </text:list>
      <text:p text:style-name="P75"><text:soft-page-break/>Слово <text:span text:style-name="T2">more</text:span> ставится, когда слово состоит из 2х и более слогов:</text:p>
      <text:list xml:id="list3967307359" text:style-name="L40">
        <text:list-item>
          <text:p text:style-name="P755">useful (полезный) → more useful (более полезный);</text:p>
        </text:list-item>
        <text:list-item>
          <text:p text:style-name="P755">interesting (интересный) → more interesting (более интересный);</text:p>
        </text:list-item>
      </text:list>
      <text:p text:style-name="P304"/>
      <text:p text:style-name="P74">Прилагательные, для которые сравнительная степень образуется и так, и эдак: </text:p>
      <text:p text:style-name="P304">quiet, clever, narrow, simple.</text:p>
      <text:p text:style-name="P74"/>
      <text:p text:style-name="P304">Be <text:span text:style-name="T400">quieter</text:span>, please / Be <text:span text:style-name="T400">more quiet</text:span>, please — Веди себя <text:span text:style-name="T400">тише</text:span>, пожалуйста.</text:p>
      <text:p text:style-name="P304"/>
      <text:p text:style-name="P74">Часто, при сравнении, используется слово <text:span text:style-name="T2">than (чем):</text:span></text:p>
      <text:p text:style-name="P304">New York is bigger than Manchester — Нью Йорк больше, чем Манчестер.</text:p>
      <text:p text:style-name="P304"/>
      <text:p text:style-name="P614"><text:span text:style-name="T238">Иногда после </text:span><text:span text:style-name="T41">than</text:span><text:span text:style-name="T238"> идёт личное местоимение в объектном падеже</text:span><text:span text:style-name="T41"> (me, him, her…)</text:span></text:p>
      <text:p text:style-name="P614"><text:span text:style-name="T238">В этом случае оно будет переводится именительн</text:span><text:span text:style-name="T239">ым</text:span><text:span text:style-name="T238"> падеж</text:span><text:span text:style-name="T239">ом</text:span><text:span text:style-name="T238">.</text:span></text:p>
      <text:p text:style-name="P74"/>
      <text:p text:style-name="P304">I`m more attentive than <text:span text:style-name="T400">him</text:span> — Я внимательней, чем <text:span text:style-name="T400">он</text:span>.</text:p>
      <text:p text:style-name="P304"/>
      <text:p text:style-name="P76">В качестве альтернативы, местоимение может быть в именительном падеже, но с вместе </text:p>
      <text:p text:style-name="P76">с ним должен указываться вспомогательный или модальный глагол из первой части.</text:p>
      <text:p text:style-name="P76"/>
      <text:p text:style-name="P305">I <text:span text:style-name="T426">am</text:span> more attentive than <text:span text:style-name="T400">he is</text:span> — Я внимательне, чем <text:span text:style-name="T400">он</text:span>.</text:p>
      <text:p text:style-name="P305">I <text:span text:style-name="T426">can</text:span> jump higher than <text:span text:style-name="T400">he can</text:span> — Я прыгаю выше, чем <text:span text:style-name="T400">он</text:span>.</text:p>
      <text:p text:style-name="P305"/>
      <text:p text:style-name="P633"><text:span text:style-name="T240">Превосходная степень используется, когда сравниваю три и более </text:span><text:span text:style-name="T255">прилагательных</text:span><text:span text:style-name="T240">. </text:span></text:p>
      <text:p text:style-name="P79">Общее кол-во может только подразумеваться. Она обозначает наивысшую степень качества. </text:p>
      <text:p text:style-name="P77"/>
      <text:p text:style-name="P80"><text:span text:style-name="T683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0">а вместо <text:span text:style-name="T2">more</text:span> используется <text:span text:style-name="T2">most </text:span><text:span text:style-name="T42">(самый)</text:span>. </text:p>
      <text:p text:style-name="P80"/>
      <text:list xml:id="list3017965274" text:style-name="L41">
        <text:list-item>
          <text:p text:style-name="P756">strong (сильный) → the strongest (сильнейший);</text:p>
        </text:list-item>
        <text:list-item>
          <text:p text:style-name="P756">reasonable (разумный)→ the most reasonable (самый разумный);</text:p>
        </text:list-item>
      </text:list>
      <text:p text:style-name="P81"/>
      <text:p text:style-name="P615"><text:span text:style-name="T240">Перед прилагательным </text:span><text:span text:style-name="T241">будет</text:span><text:span text:style-name="T240"> артикль </text:span><text:span text:style-name="T43">the</text:span><text:span text:style-name="T240">, а после прилагательно</text:span><text:span text:style-name="T241">го</text:span><text:span text:style-name="T240"> — предлог </text:span><text:span text:style-name="T43">in</text:span><text:span text:style-name="T240"> или </text:span><text:span text:style-name="T43">of</text:span><text:span text:style-name="T240">.</text:span></text:p>
      <text:p text:style-name="P78"/>
      <text:p text:style-name="P306">What is the longest river in the world? — Какая самая длинная река в мире?</text:p>
      <text:p text:style-name="P306">It was the happiest day of my life — Это был самый счастливый день в моей жизни.</text:p>
      <text:p text:style-name="P306"/>
      <text:p text:style-name="P83">Слова-исключения с особой сравнительной и превосходной степенью:</text:p>
      <text:list xml:id="list1606627778" text:style-name="L42">
        <text:list-item>
          <text:p text:style-name="P757">good (хороший) → better (лучше) → the best (наилучший);</text:p>
        </text:list-item>
        <text:list-item>
          <text:p text:style-name="P757">bad (плохой) → worse (хуже) → the worst (наихудший);</text:p>
        </text:list-item>
        <text:list-item>
          <text:p text:style-name="P757">far (далекий) → farther (дальше) → the farthest (самый далекий);</text:p>
        </text:list-item>
      </text:list>
      <text:p text:style-name="P307"/>
      <text:p text:style-name="P307"/>
      <text:p text:style-name="P11">Наречие <text:span text:style-name="T2">(Adverb)</text:span></text:p>
      <text:p text:style-name="P82"/>
      <text:p text:style-name="P84"><text:span text:style-name="T670">Часть речи, которая отвечает на вопрос</text:span><text:span text:style-name="T672">ы</text:span><text:span text:style-name="T670"> «</text:span><text:span text:style-name="T699">где?</text:span><text:span text:style-name="T670">», «</text:span><text:span text:style-name="T699">когда?</text:span><text:span text:style-name="T670">», «как?».</text:span></text:p>
      <text:p text:style-name="P84"/>
      <text:p text:style-name="P618"><text:span text:style-name="T243">Наречие </text:span><text:span text:style-name="T244">дает</text:span><text:span text:style-name="T243"> характеристику глаголу или прилагательному. Если оно относится к глаголу, то стоит после него (обычно в конце </text:span><text:span text:style-name="T245">предложен</text:span><text:span text:style-name="T244">ия</text:span><text:span text:style-name="T243">), а если к прилагательному — то перед ним.</text:span></text:p>
      <text:p text:style-name="P308"/>
      <text:p text:style-name="P308">I <text:span text:style-name="T400">kwon</text:span> him <text:span text:style-name="T400">well</text:span> — Я <text:span text:style-name="T400">хорошо</text:span> его <text:span text:style-name="T400">знаю</text:span>.</text:p>
      <text:p text:style-name="P308">He is <text:span text:style-name="T400">very</text:span> <text:span text:style-name="T400">serious</text:span> — Он <text:span text:style-name="T400">очень</text:span> <text:span text:style-name="T400">серьезный</text:span>.</text:p>
      <text:p text:style-name="P183"><text:soft-page-break/>Наречия, образованные от прилагательных</text:p>
      <text:p text:style-name="P85"/>
      <text:p text:style-name="P86">Они образуются с помощью окончания <text:span text:style-name="T2">-ly</text:span>:</text:p>
      <text:list xml:id="list32989031" text:style-name="L43">
        <text:list-item>
          <text:p text:style-name="P758">quick (быстрый) → quickly (быстро);</text:p>
        </text:list-item>
        <text:list-item>
          <text:p text:style-name="P758">serious (серьезный) → seriously (серьезно);</text:p>
        </text:list-item>
      </text:list>
      <text:p text:style-name="P309"/>
      <text:p text:style-name="P86">Наречия, которые <text:span text:style-name="T673">пишутся</text:span> как прилагательные:</text:p>
      <text:list xml:id="list1302102675" text:style-name="L44">
        <text:list-item>
          <text:p text:style-name="P759">fast — быстрый/быстро;</text:p>
        </text:list-item>
        <text:list-item>
          <text:p text:style-name="P759">late — поздний/поздно;</text:p>
        </text:list-item>
        <text:list-item>
          <text:p text:style-name="P759">hard — тяжелый/тяжело;</text:p>
        </text:list-item>
      </text:list>
      <text:p text:style-name="P309"/>
      <text:p text:style-name="P164">Самобытные наречия</text:p>
      <text:p text:style-name="P88"/>
      <text:p text:style-name="P87">Наречия, указывающие на степень чего-то:</text:p>
      <text:list xml:id="list525430008" text:style-name="L45">
        <text:list-item>
          <text:p text:style-name="P760">enough — достаточно;</text:p>
        </text:list-item>
        <text:list-item>
          <text:p text:style-name="P760">a lot, much, many — много;</text:p>
        </text:list-item>
        <text:list-item>
          <text:p text:style-name="P760">almost — почти;</text:p>
        </text:list-item>
        <text:list-item>
          <text:p text:style-name="P760">pretty, very — довольно (очень);</text:p>
        </text:list-item>
        <text:list-item>
          <text:p text:style-name="P760">too — слишком;</text:p>
        </text:list-item>
      </text:list>
      <text:p text:style-name="P310"/>
      <text:p text:style-name="P87">Наречия, помогающие акцентироваться на чем-то:</text:p>
      <text:list xml:id="list115797789" text:style-name="L46">
        <text:list-item>
          <text:p text:style-name="P761">just — всего лишь;</text:p>
        </text:list-item>
        <text:list-item>
          <text:p text:style-name="P761">only — только;</text:p>
        </text:list-item>
        <text:list-item>
          <text:p text:style-name="P761">simply — просто;</text:p>
        </text:list-item>
        <text:list-item>
          <text:p text:style-name="P761">especially — особенно;</text:p>
        </text:list-item>
      </text:list>
      <text:p text:style-name="P310"/>
      <text:p text:style-name="P87">Другие распространенные наречия:</text:p>
      <text:list xml:id="list1998435771" text:style-name="L47">
        <text:list-item>
          <text:p text:style-name="P762">quite — совсем;</text:p>
        </text:list-item>
        <text:list-item>
          <text:p text:style-name="P762">so — такой;</text:p>
        </text:list-item>
        <text:list-item>
          <text:p text:style-name="P762">soon — скоро;</text:p>
        </text:list-item>
      </text:list>
      <text:p text:style-name="P310"/>
      <text:p text:style-name="P310">Marry is pretty smart — Мэри довольно умная;</text:p>
      <text:p text:style-name="P310">We just want to ask you a question — Мы всего лишь хотим задать вам вопрос.</text:p>
      <text:p text:style-name="P310">Why are you so sad? — Почему ты такой грусный?</text:p>
      <text:p text:style-name="P310"/>
      <text:p text:style-name="P89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89">а <text:span text:style-name="T2">many</text:span> — перед исчисляемыми: <text:span text:style-name="T2">much work, many books.</text:span></text:p>
      <text:p text:style-name="P89"/>
      <text:p text:style-name="P89">Связка <text:span text:style-name="T2">a lot of</text:span> (или <text:span text:style-name="T2">lots of</text:span>) может стоять как перед исчисляемыми, так и неисчисляемыми</text:p>
      <text:p text:style-name="P619"><text:span text:style-name="T244">существительными: </text:span><text:span text:style-name="T45">a lot of coffee, a lot of cars. </text:span><text:span text:style-name="T244">Англоговорящие не используют </text:span><text:span text:style-name="T45">much</text:span><text:span text:style-name="T244"> </text:span></text:p>
      <text:p text:style-name="P619"><text:span text:style-name="T244">в утвердительных предложениях и заменяют его на </text:span><text:span text:style-name="T45">a lof of</text:span><text:span text:style-name="T244">.</text:span></text:p>
      <text:p text:style-name="P89"/>
      <text:p text:style-name="P312">There is a lot of juice in the jug — В кувшине много сока.</text:p>
      <text:p text:style-name="P312">There isn`t much coffee in the cup — В чашке не много кофе.</text:p>
      <text:p text:style-name="P311"/>
      <text:p text:style-name="P92">Слова <text:span text:style-name="T2">little</text:span> и <text:span text:style-name="T2">few</text:span> переводятся как «мало». <text:span text:style-name="T674">Слово </text:span><text:span text:style-name="T45">l</text:span><text:span text:style-name="T2">ittle</text:span> — это антоним <text:span text:style-name="T2">much</text:span>,</text:p>
      <text:p text:style-name="P92">а слово <text:span text:style-name="T2">few</text:span> — антоним <text:span text:style-name="T2">many</text:span>: <text:span text:style-name="T2">little work, few books.</text:span></text:p>
      <text:p text:style-name="P165"/>
      <text:p text:style-name="P165">Наречия частности</text:p>
      <text:p text:style-name="P89"/>
      <text:p text:style-name="P89">Указывают на то, когда или с какой периодичностью происходит действие в предложении.</text:p>
      <text:p text:style-name="P89">Это те самые слова-маячки, которые помогают определять правильное время.</text:p>
      <text:p text:style-name="P89"><text:soft-page-break/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89"/>
      <text:p text:style-name="P312"><text:span text:style-name="T143">I</text:span> <text:span text:style-name="T181">don`t</text:span> <text:span text:style-name="T400">usually</text:span> <text:span text:style-name="T152">drive</text:span> to work — Обычно, я не еду (на машине) на работу.</text:p>
      <text:p text:style-name="P312"><text:span text:style-name="T143">You</text:span> <text:span text:style-name="T181">can</text:span> <text:span text:style-name="T400">always</text:span> <text:span text:style-name="T152">call</text:span> me — Ты всегда можешь позвонить мне.</text:p>
      <text:p text:style-name="P312"/>
      <text:p text:style-name="P90">Если наречие частотности в связке с другим словом, то вся связка должна быть в конце.</text:p>
      <text:p text:style-name="P313">I buy coffee on my way to work <text:span text:style-name="T400">very often</text:span> — Я <text:span text:style-name="T400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1"/>
      <text:p text:style-name="P98">В английском языке, предлоги <text:span text:style-name="T698">перед существительными</text:span> заменяют падежи. <text:span text:style-name="T698">К одному и тому же падежу могут вести разные предлоги. <text:s/>В русском, за падежи отвечают оконания.</text:span></text:p>
      <text:p text:style-name="P94"/>
      <text:p text:style-name="P167">Предлоги времени <text:span text:style-name="T2">at, on, in</text:span></text:p>
      <text:p text:style-name="P94"/>
      <text:p text:style-name="P94">Отвечают на вопрос «когда?». Каждый из них обозначает разный момент времени.</text:p>
      <text:p text:style-name="P94"/>
      <text:p text:style-name="P436"><text:span text:style-name="T249">Предлог </text:span><text:span text:style-name="T47">at</text:span><text:span text:style-name="T249"> указывает на точное время. Иногда </text:span><text:span text:style-name="T251">он</text:span><text:span text:style-name="T249"> </text:span><text:span text:style-name="T251">указывает на </text:span><text:span text:style-name="T249">периоды дня и праздники:</text:span></text:p>
      <text:p text:style-name="P437"><text:span text:style-name="T249">Если в названии праздника </text:span><text:span text:style-name="T251">есть</text:span><text:span text:style-name="T249"> слово </text:span><text:span text:style-name="T47">day</text:span><text:span text:style-name="T249">, то он пишется с предлогом </text:span><text:span text:style-name="T47">on</text:span><text:span text:style-name="T249">, а не </text:span><text:span text:style-name="T47">at</text:span><text:span text:style-name="T249">.</text:span></text:p>
      <text:p text:style-name="P96"/>
      <text:list xml:id="list3609748859" text:style-name="L48">
        <text:list-item>
          <text:p text:style-name="P763">at 5 o`clock — в 5 часов;</text:p>
        </text:list-item>
        <text:list-item>
          <text:p text:style-name="P763">at night — ночью;</text:p>
        </text:list-item>
        <text:list-item>
          <text:p text:style-name="P763">at sunset — на рассвете;</text:p>
        </text:list-item>
        <text:list-item>
          <text:p text:style-name="P763">at the weekend — в выходные;</text:p>
        </text:list-item>
        <text:list-item>
          <text:p text:style-name="P763">at the moment — в данный момент;</text:p>
        </text:list-item>
        <text:list-item>
          <text:p text:style-name="P763">at the end (of) — в конце;</text:p>
        </text:list-item>
        <text:list-item>
          <text:p text:style-name="P763">at Christmas — на Рождество;</text:p>
        </text:list-item>
        <text:list-item>
          <text:p text:style-name="P763">at Easter — на Пасху;</text:p>
        </text:list-item>
      </text:list>
      <text:p text:style-name="P316"/>
      <text:p text:style-name="P96">Предлог <text:span text:style-name="T2">on</text:span> указывает на конкретный день. Обычно это дни недели или даты.</text:p>
      <text:p text:style-name="P97">В английском языке дни недели, месяцы, и названия праздников пишутся с большой буквы.</text:p>
      <text:p text:style-name="P317"/>
      <text:list xml:id="list816497013" text:style-name="L49">
        <text:list-item>
          <text:p text:style-name="P764">on Sunday — в воскресенье / по воскресеньям;</text:p>
        </text:list-item>
        <text:list-item>
          <text:p text:style-name="P764">on the 8th of March — 8го марта;</text:p>
        </text:list-item>
        <text:list-item>
          <text:p text:style-name="P764">on April, 10 — 10го апреля;</text:p>
        </text:list-item>
        <text:list-item>
          <text:p text:style-name="P764">on my birthday — на мой день рождения;</text:p>
        </text:list-item>
        <text:list-item>
          <text:p text:style-name="P764">on Christmas day — в день Рождества;</text:p>
        </text:list-item>
      </text:list>
      <text:p text:style-name="P316"/>
      <text:p text:style-name="P95">Предлог <text:span text:style-name="T2">in</text:span> указывает на большие периоды: месяцы, сезоны, годы:</text:p>
      <text:list xml:id="list521926670" text:style-name="L50">
        <text:list-item>
          <text:p text:style-name="P831">in January — в январе;</text:p>
        </text:list-item>
        <text:list-item>
          <text:p text:style-name="P765">in winter — зимой;</text:p>
        </text:list-item>
        <text:list-item>
          <text:p text:style-name="P765">in the evening — вечером;</text:p>
        </text:list-item>
        <text:list-item>
          <text:p text:style-name="P765">in 2065 — в 2065 году;</text:p>
        </text:list-item>
        <text:list-item>
          <text:p text:style-name="P765">in the 1970s — в 1970х годах;</text:p>
        </text:list-item>
        <text:list-item>
          <text:p text:style-name="P765">in the past — в прошлом;</text:p>
        </text:list-item>
      </text:list>
      <text:p text:style-name="P96"/>
      <text:p text:style-name="P95">Предлог <text:span text:style-name="T2">in</text:span> в связке с временем означает «через»:</text:p>
      <text:list xml:id="list2012414939" text:style-name="L51">
        <text:list-item>
          <text:p text:style-name="P766">in 5 minutes — через 5 минут;</text:p>
        </text:list-item>
        <text:list-item>
          <text:p text:style-name="P766">in two weeks — через две недели;</text:p>
        </text:list-item>
        <text:list-item>
          <text:p text:style-name="P766">in no time — мигом (через мгновение);</text:p>
        </text:list-item>
      </text:list>
      <text:p text:style-name="P94"><text:soft-page-break/>Предлоги времени не используются перед словами:<text:span text:style-name="T2"> last, next, this, that, each, every.</text:span></text:p>
      <text:p text:style-name="P315">See you next Friday — Увидимся в следующую пятницу.</text:p>
      <text:p text:style-name="P315"/>
      <text:p text:style-name="P624"><text:span text:style-name="T253">П</text:span><text:span text:style-name="T252">редлоги </text:span><text:span text:style-name="T253">времени</text:span><text:span text:style-name="T252"> имееют множество нелогичных исключений. Так, например, </text:span><text:span text:style-name="T48">in</text:span><text:span text:style-name="T252"> и </text:span><text:span text:style-name="T48">at</text:span><text:span text:style-name="T252"> принятно говорить с некоторыми пер</text:span><text:span text:style-name="T253">и</text:span><text:span text:style-name="T252">одами дня. Это нужно просто заучить.</text:span></text:p>
      <text:p text:style-name="P105"/>
      <text:p text:style-name="P536"><text:span text:style-name="T252">Предлоги времени</text:span><text:span text:style-name="T48"> since, for, from ... to, until</text:span></text:p>
      <text:p text:style-name="P174"/>
      <text:p text:style-name="P219">Отвечают на вопрос «в какой период?» Связаны с большими отрезками времени.</text:p>
      <text:p text:style-name="P219"/>
      <text:p text:style-name="P625"><text:span text:style-name="T189">Предлог </text:span><text:span text:style-name="T2">since</text:span><text:span text:style-name="T189"> означает «с». Он указывает на начало периода:</text:span></text:p>
      <text:list xml:id="list737625177" text:style-name="L52">
        <text:list-item>
          <text:p text:style-name="P784">since Wednesday — со среды;</text:p>
        </text:list-item>
        <text:list-item>
          <text:p text:style-name="P784">since 1984 — с 1984 года;</text:p>
        </text:list-item>
        <text:list-item>
          <text:p text:style-name="P784">since Monday — с понедельника;</text:p>
        </text:list-item>
      </text:list>
      <text:p text:style-name="P220"/>
      <text:p text:style-name="P220">Предлог <text:span text:style-name="T2">for</text:span> означает «уже», «в течение». Он указывает, как долго длится действие.</text:p>
      <text:list xml:id="list2852706349" text:style-name="L53">
        <text:list-item>
          <text:p text:style-name="P785">for 10 hours — (уже) 10 часов / в течении 10 часов;</text:p>
        </text:list-item>
        <text:list-item>
          <text:p text:style-name="P785">for two weeks — (уже) две недели / в течении 2х недель;</text:p>
        </text:list-item>
      </text:list>
      <text:p text:style-name="P378"/>
      <text:p text:style-name="P219"><text:span text:style-name="T2">Since</text:span> и <text:span text:style-name="T2">for</text:span> используются в <text:span text:style-name="T2">Present Perfect Continuous</text:span>.</text:p>
      <text:p text:style-name="P219"/>
      <text:p text:style-name="P426"><text:span text:style-name="T308">П</text:span><text:span text:style-name="T309">редлог </text:span><text:span text:style-name="T86">from ... to</text:span><text:span text:style-name="T309"> означает «с ... до». Он указыват </text:span><text:span text:style-name="T308">на</text:span><text:span text:style-name="T309"> границы периода:</text:span></text:p>
      <text:list xml:id="list1773897939" text:style-name="L54">
        <text:list-item>
          <text:p text:style-name="P786">from 9 to 5 — с девяти до пяти (часов);</text:p>
        </text:list-item>
        <text:list-item>
          <text:p text:style-name="P786">from January to March — с января по март;</text:p>
        </text:list-item>
      </text:list>
      <text:p text:style-name="P378"/>
      <text:p text:style-name="P51"><text:span text:style-name="T446">Предлог </text:span><text:span text:style-name="T86">until (till)</text:span><text:span text:style-name="T446"> означает «до того, как». Он </text:span><text:span text:style-name="T447">указывает на</text:span><text:span text:style-name="T446"> конец периода:</text:span></text:p>
      <text:list xml:id="list148078406" text:style-name="L55">
        <text:list-item>
          <text:p text:style-name="P787">until Wednesday — до среды;</text:p>
        </text:list-item>
        <text:list-item>
          <text:p text:style-name="P787">until I come — до того, как я вернусь;</text:p>
        </text:list-item>
      </text:list>
      <text:p text:style-name="P378"/>
      <text:p text:style-name="P168"><text:span text:style-name="T679">Предлоги места </text:span><text:span text:style-name="T48">at, on, in</text:span></text:p>
      <text:p text:style-name="P403"/>
      <text:p text:style-name="P226">Отвечают на вопрос «где?». Помимо времени также указывают на местоположение.</text:p>
      <text:p text:style-name="P226"/>
      <text:p text:style-name="P427"><text:span text:style-name="T310">Предлог </text:span><text:span text:style-name="T87">at</text:span><text:span text:style-name="T310"> обозначает конкретное место/точку, где находится предмет:</text:span></text:p>
      <text:list xml:id="list158829681" text:style-name="L56">
        <text:list-item>
          <text:p text:style-name="P788">at the bus stop — на автобусной остановке;</text:p>
        </text:list-item>
        <text:list-item>
          <text:p text:style-name="P788">at the top/bottom - наверху/внизу;</text:p>
        </text:list-item>
        <text:list-item>
          <text:p text:style-name="P788">at school — в школе.</text:p>
        </text:list-item>
      </text:list>
      <text:p text:style-name="P226"/>
      <text:p text:style-name="P427"><text:span text:style-name="T310">Предлог </text:span><text:span text:style-name="T87">on</text:span><text:span text:style-name="T310"> обозначает поверхность, </text:span><text:span text:style-name="T382">на</text:span><text:span text:style-name="T310"> которой располагается объект:</text:span></text:p>
      <text:list xml:id="list2604157730" text:style-name="L57">
        <text:list-item>
          <text:p text:style-name="P789">on the table/<text:span text:style-name="T702">floot/head</text:span> — на столе/<text:span text:style-name="T702">полу/голове</text:span>;</text:p>
        </text:list-item>
      </text:list>
      <text:p text:style-name="P383"/>
      <text:p text:style-name="P428"><text:span text:style-name="T87">П</text:span><text:span text:style-name="T88">редлог in обозначает положение </text:span><text:span text:style-name="T139">в</text:span><text:span text:style-name="T88"> опред. месте, ограниченном рамками или барьером.</text:span></text:p>
      <text:list xml:id="list3906290136" text:style-name="L58">
        <text:list-item>
          <text:p text:style-name="P790">in the house — в доме;</text:p>
        </text:list-item>
        <text:list-item>
          <text:p text:style-name="P790">in a box — в коробке;</text:p>
        </text:list-item>
      </text:list>
      <text:p text:style-name="P227"/>
      <text:p text:style-name="P110"><text:span text:style-name="T448">Эти предлоги также имеют исключения. </text:span><text:span text:style-name="T454">Например </text:span><text:span text:style-name="T93">i</text:span><text:span text:style-name="T88">n</text:span><text:span text:style-name="T448"> часто переводится как «на», </text:span></text:p>
      <text:p text:style-name="P110"><text:span text:style-name="T448">а </text:span><text:span text:style-name="T88">on</text:span><text:span text:style-name="T448"> — как «в». Особенно, когда они используются с транспортом:</text:span></text:p>
      <text:p text:style-name="P229"/>
      <text:list xml:id="list1970491003" text:style-name="L59">
        <text:list-item>
          <text:p text:style-name="P791">in a car — на машине;</text:p>
        </text:list-item>
        <text:list-item>
          <text:p text:style-name="P792">in the street — на улице;</text:p>
        </text:list-item>
        <text:list-item>
          <text:p text:style-name="P791">on a bus — в автобусе;</text:p>
        </text:list-item>
        <text:list-item>
          <text:p text:style-name="P792"><text:soft-page-break/>on the list — в списке;</text:p>
        </text:list-item>
        <text:list-item>
          <text:p text:style-name="P792">on the way — по дороге;</text:p>
        </text:list-item>
      </text:list>
      <text:p text:style-name="P228"/>
      <text:p text:style-name="P175">Другие предлоги места</text:p>
      <text:p text:style-name="P227"/>
      <text:p text:style-name="P228">Помогают определить нахождение объекта в пространсте:</text:p>
      <text:list xml:id="list2629679763" text:style-name="L60">
        <text:list-item>
          <text:p text:style-name="P793">above — над;</text:p>
        </text:list-item>
        <text:list-item>
          <text:p text:style-name="P793">under — под;</text:p>
        </text:list-item>
        <text:list-item>
          <text:p text:style-name="P793">in front of — перед;</text:p>
        </text:list-item>
        <text:list-item>
          <text:p text:style-name="P793">behind — позади;</text:p>
        </text:list-item>
        <text:list-item>
          <text:p text:style-name="P793">between/with — между/c;</text:p>
        </text:list-item>
        <text:list-item>
          <text:p text:style-name="P767"><text:span text:style-name="T448">next to — рядом с</text:span><text:span text:style-name="T449">;</text:span></text:p>
        </text:list-item>
      </text:list>
      <text:p text:style-name="P386"/>
      <text:p text:style-name="P318"><text:span text:style-name="T449">The cat is </text:span><text:span text:style-name="T419">under</text:span><text:span text:style-name="T449"> the ball — Кот </text:span><text:span text:style-name="T419">под</text:span><text:span text:style-name="T449"> клубком.</text:span></text:p>
      <text:p text:style-name="P318"><text:span text:style-name="T449">The cat is </text:span><text:span text:style-name="T419">in front of</text:span><text:span text:style-name="T449"> the ball — Кот </text:span><text:span text:style-name="T419">перед</text:span><text:span text:style-name="T449"> клубком.</text:span></text:p>
      <text:p text:style-name="P384"/>
      <text:p text:style-name="P169"><text:span text:style-name="T680">Предллог направления </text:span><text:span text:style-name="T49">to</text:span></text:p>
      <text:p text:style-name="P227"/>
      <text:p text:style-name="P227">Отвечает на вопрос «куда?». Указывает в какое место хочет попасть человек.</text:p>
      <text:p text:style-name="P100"><text:span text:style-name="T448">Используется после глаголов движения: </text:span><text:span text:style-name="T88">go, walk, drive, come, travel, return, send, get.</text:span></text:p>
      <text:p text:style-name="P227"/>
      <text:p text:style-name="P318"><text:span text:style-name="T448">I want to </text:span><text:span text:style-name="T420">go to</text:span><text:span text:style-name="T448"> New York — Я хочу </text:span><text:span text:style-name="T420">поехать в</text:span><text:span text:style-name="T448"> Нью Йорк.</text:span></text:p>
      <text:p text:style-name="P318"><text:span text:style-name="T448">Did they </text:span><text:span text:style-name="T420">get to</text:span><text:span text:style-name="T448"> London? — Они </text:span><text:span text:style-name="T420">добрались до</text:span><text:span text:style-name="T448"> Лондона?</text:span></text:p>
      <text:p text:style-name="P384"/>
      <text:p text:style-name="P100"><text:span text:style-name="T448">Если в качестве направления используется слово </text:span><text:span text:style-name="T88">home</text:span><text:span text:style-name="T448">, то перед ним </text:span><text:span text:style-name="T88">to</text:span><text:span text:style-name="T448"> не нужен.</text:span></text:p>
      <text:p text:style-name="P385">Go home (правильно). Go to home (неправильно). </text:p>
      <text:p text:style-name="P384"/>
      <text:p text:style-name="P100"><text:span text:style-name="T448">Если нужно </text:span><text:span text:style-name="T450">сказать </text:span><text:span text:style-name="T448">что </text:span><text:span text:style-name="T450">человек бывал </text:span><text:span text:style-name="T448">в каком-то месте, например в стране или городе,</text:span></text:p>
      <text:p text:style-name="P100"><text:span text:style-name="T448">то нужно использовать </text:span><text:span text:style-name="T88">Present Perfect</text:span><text:span text:style-name="T448"> с </text:span><text:span text:style-name="T450">предлогом </text:span><text:span text:style-name="T88">to</text:span><text:span text:style-name="T448">.</text:span></text:p>
      <text:p text:style-name="P227"/>
      <text:p text:style-name="P384">The have been to Italy — Они бывали в Италии.</text:p>
      <text:p text:style-name="P384"/>
      <text:p text:style-name="P169"><text:span text:style-name="T680">Предлог </text:span><text:span text:style-name="T49">by</text:span></text:p>
      <text:p text:style-name="P404"/>
      <text:p text:style-name="P434"><text:span text:style-name="T313">Может п</text:span><text:span text:style-name="T311">ереводит</text:span><text:span text:style-name="T313">ь</text:span><text:span text:style-name="T311">ся по разному. </text:span><text:span text:style-name="T312">Помогает сказать, </text:span><text:span text:style-name="T383">как</text:span><text:span text:style-name="T312"> что-то делается или случается.</text:span></text:p>
      <text:p text:style-name="P435"><text:span text:style-name="T313">Иногда в</text:span><text:span text:style-name="T312">стречается в пассивном залоге, когда </text:span><text:span text:style-name="T313">указывают</text:span><text:span text:style-name="T312"> автора действия.</text:span></text:p>
      <text:p text:style-name="P230"/>
      <text:list xml:id="list2047248602" text:style-name="L61">
        <text:list-item>
          <text:p text:style-name="P794">happen by mistake — случиться по ошибке.</text:p>
        </text:list-item>
        <text:list-item>
          <text:p text:style-name="P795">send by post — отправиться почтой;</text:p>
        </text:list-item>
      </text:list>
      <text:p text:style-name="P389"/>
      <text:p text:style-name="P387">Did you play for the meal by credit card — Ты заплатил за еду кредиткой?</text:p>
      <text:p text:style-name="P388"/>
      <text:p text:style-name="P231">Также этот предлог используется в значении «около», «рядом».</text:p>
      <text:p text:style-name="P390"/>
      <text:p text:style-name="P391">Sit by me — Посиди рядом со мной.</text:p>
      <text:p text:style-name="P319"><text:span text:style-name="T426">There is a car parked by the store — </text:span><text:span text:style-name="T452">Около магазина стоит машина.</text:span></text:p>
      <text:p text:style-name="P171"/>
      <text:p text:style-name="P171">Связки существительных и предлогов</text:p>
      <text:p text:style-name="P170"/>
      <text:p text:style-name="P221">Иногда, после некоторых существительных, принято использовать определенные предлоги. </text:p>
      <text:p text:style-name="P221">Такие связки нужно просто запомнить. При переводе предлог может выпадать.</text:p>
      <text:p text:style-name="P222"/>
      <text:list xml:id="list225223517" text:style-name="L62">
        <text:list-item>
          <text:p text:style-name="P796"><text:soft-page-break/>a need for — нужда в;</text:p>
        </text:list-item>
        <text:list-item>
          <text:p text:style-name="P796">a reason for — причина для (чего-либо);</text:p>
        </text:list-item>
        <text:list-item>
          <text:p text:style-name="P796">an advantage of — преимущество (чего-либо);</text:p>
        </text:list-item>
        <text:list-item>
          <text:p text:style-name="P796">a cause of — причина (чего-либо);</text:p>
          <text:p text:style-name="P796"/>
        </text:list-item>
        <text:list-item>
          <text:p text:style-name="P796">a solution to — решение какой-то проблемы;</text:p>
        </text:list-item>
        <text:list-item>
          <text:p text:style-name="P796">a key to — ключ к/от (чего-либо);</text:p>
        </text:list-item>
        <text:list-item>
          <text:p text:style-name="P796">an answer to — ответ на;</text:p>
        </text:list-item>
        <text:list-item>
          <text:p text:style-name="P796">an attitude to — отношение к;</text:p>
          <text:p text:style-name="P796"/>
        </text:list-item>
        <text:list-item>
          <text:p text:style-name="P796">a contact with/between — контакт с/между;</text:p>
        </text:list-item>
        <text:list-item>
          <text:p text:style-name="P796">a connection with/between — связь с/между;</text:p>
        </text:list-item>
        <text:list-item>
          <text:p text:style-name="P796">a relationship with/between — взаимосвязь с/между;</text:p>
        </text:list-item>
      </text:list>
      <text:p text:style-name="P379"/>
      <text:p text:style-name="P379">There must be a reason for his actions — Должна быть какая-то причина его действий.</text:p>
      <text:p text:style-name="P379">We`ll find a solution to the problem — Мы найдем решение этой проблемы.</text:p>
      <text:p text:style-name="P379">She has an emotion connection with him — У нее эмоциональная связь с ним.</text:p>
      <text:p text:style-name="P379"/>
      <text:p text:style-name="P171">Связки прилагательных и предлогов</text:p>
      <text:p text:style-name="P221"/>
      <text:p text:style-name="P223">Прилагательное + <text:span text:style-name="T2">about</text:span> означает «испытывать чувство из-за чего-либо»:</text:p>
      <text:list xml:id="list876059392" text:style-name="L63">
        <text:list-item>
          <text:p text:style-name="P833"><text:span text:style-name="T89">happy about — </text:span><text:span text:style-name="T90">счастливый</text:span><text:span text:style-name="T89"> из-за;</text:span></text:p>
        </text:list-item>
        <text:list-item>
          <text:p text:style-name="P834"><text:span text:style-name="T89">upset about — </text:span><text:span text:style-name="T90">растроенный</text:span><text:span text:style-name="T89"> из-за;</text:span></text:p>
        </text:list-item>
        <text:list-item>
          <text:p text:style-name="P797">angry about — злиться из-за;</text:p>
        </text:list-item>
        <text:list-item>
          <text:p text:style-name="P835"><text:span text:style-name="T90">worried</text:span><text:span text:style-name="T89"> about — </text:span><text:span text:style-name="T90">волноваться</text:span><text:span text:style-name="T89"> из-за;</text:span></text:p>
        </text:list-item>
      </text:list>
      <text:p text:style-name="P379"/>
      <text:p text:style-name="P379">Bill seems really upset about this — Билл выглядит очень расстроенным из-за этого.</text:p>
      <text:p text:style-name="P379">I was worried about you — Я волновался за тебя.</text:p>
      <text:p text:style-name="P379"/>
      <text:p text:style-name="P101"><text:span text:style-name="T451">Слово</text:span><text:span text:style-name="T90"> sorry</text:span><text:span text:style-name="T451"> в связке с </text:span><text:span text:style-name="T90">about</text:span><text:span text:style-name="T451"> и </text:span><text:span text:style-name="T90">for</text:span><text:span text:style-name="T451"> выражает сожаление, сочувствие:</text:span></text:p>
      <text:p text:style-name="P224"/>
      <text:p text:style-name="P379">I`m sorry about my behavior — Прости мое поведение.</text:p>
      <text:p text:style-name="P379">Sorry for interrupting — Простите, что беспокою вас.</text:p>
      <text:p text:style-name="P379">I`m sorry for your loss — Сожалею о вашей утрате.</text:p>
      <text:p text:style-name="P379"/>
      <text:p text:style-name="P627">Если после прилагательного идет предлог <text:span text:style-name="T2">of</text:span>, то он будет соответствовать </text:p>
      <text:p text:style-name="P627">родительскому падежу (кого/чего). </text:p>
      <text:p text:style-name="P224"/>
      <text:p text:style-name="P380">It was very stupied of you to go there — Было очень глупо с твоей стороны идти туда.</text:p>
      <text:p text:style-name="P380"/>
      <text:p text:style-name="P225">Предлог <text:span text:style-name="T2">of</text:span> часто используется после прилагательных, выражающий отношение</text:p>
      <text:p text:style-name="P225">к чему-либо. Сама связка в этом случае <text:span text:style-name="T681">может </text:span>переводит<text:span text:style-name="T681">ь</text:span>ся глаголом:</text:p>
      <text:p text:style-name="P225"/>
      <text:list xml:id="list453391720" text:style-name="L64">
        <text:list-item>
          <text:p text:style-name="P798">afraid of — бояться;</text:p>
        </text:list-item>
        <text:list-item>
          <text:p text:style-name="P798">proud of — гордиться;</text:p>
        </text:list-item>
        <text:list-item>
          <text:p text:style-name="P798">full of — полон;</text:p>
        </text:list-item>
        <text:list-item>
          <text:p text:style-name="P798">short of — не хватает;</text:p>
        </text:list-item>
        <text:list-item>
          <text:p text:style-name="P798">sure of — быть уверенным в.</text:p>
        </text:list-item>
      </text:list>
      <text:p text:style-name="P381"/>
      <text:p text:style-name="P380">Are you afraid of dogs? — Ты боишься собак?</text:p>
      <text:p text:style-name="P380">I`m sure of him — Я уверен в нем.</text:p>
      <text:p text:style-name="P380">This bag is full of cash — В этой сумке полно денег.</text:p>
      <text:p text:style-name="P172"><text:soft-page-break/><text:span text:style-name="T681">С</text:span>вязки глаголов и предлогов</text:p>
      <text:p text:style-name="P224"/>
      <text:p text:style-name="P438"><text:span text:style-name="T314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91">search</text:span><text:span text:style-name="T314"> чаще используется </text:span><text:span text:style-name="T91">look for</text:span><text:span text:style-name="T314">.</text:span></text:p>
      <text:p text:style-name="P488"/>
      <text:list xml:id="list2805561242" text:style-name="L65">
        <text:list-item>
          <text:p text:style-name="P815">look at — стмотреть на;</text:p>
        </text:list-item>
        <text:list-item>
          <text:p text:style-name="P815">look for — искать;</text:p>
        </text:list-item>
        <text:list-item>
          <text:p text:style-name="P816"><text:span text:style-name="T697">look</text:span> like — <text:span text:style-name="T697">выглядеть как</text:span>;</text:p>
        </text:list-item>
        <text:list-item>
          <text:p text:style-name="P815">listen to — слушать;</text:p>
        </text:list-item>
        <text:list-item>
          <text:p text:style-name="P815">wait for — ждать;</text:p>
        </text:list-item>
        <text:list-item>
          <text:p text:style-name="P815">stay at — останавливаться (например, в отеле);</text:p>
        </text:list-item>
        <text:list-item>
          <text:p text:style-name="P817">belong to — принадлежать к;</text:p>
        </text:list-item>
        <text:list-item>
          <text:p text:style-name="P817">happen to — случилось с;</text:p>
        </text:list-item>
        <text:list-item>
          <text:p text:style-name="P817">speak to / talk to — говорить с (кем-то);</text:p>
        </text:list-item>
        <text:list-item>
          <text:p text:style-name="P817">ask for — просить (чего-то);</text:p>
        </text:list-item>
        <text:list-item>
          <text:p text:style-name="P818">come from — происходить родом;</text:p>
        </text:list-item>
        <text:list-item>
          <text:p text:style-name="P817">depend on — зависить от;</text:p>
        </text:list-item>
        <text:list-item>
          <text:p text:style-name="P817">think about/of — думать о;</text:p>
        </text:list-item>
      </text:list>
      <text:p text:style-name="P469"/>
      <text:p text:style-name="P467">What are you looking at? — На что ты смотришь?</text:p>
      <text:p text:style-name="P646"><text:span text:style-name="T489">What does he look like? — Как он выглядит? / </text:span><text:span text:style-name="T490">Н</text:span><text:span text:style-name="T489">а что он похож?</text:span></text:p>
      <text:p text:style-name="P467">We belong to different world — Мы принадлежим к разным мирам.</text:p>
      <text:p text:style-name="P486"/>
      <text:p text:style-name="P102"><text:span text:style-name="T534">Если фразовый глагол имеет дополнение, то </text:span><text:span text:style-name="T535">оно </text:span><text:span text:style-name="T534">может стоять как в середине связки, </text:span></text:p>
      <text:p text:style-name="P102"><text:span text:style-name="T534">так и после </text:span><text:span text:style-name="T535">неё</text:span><text:span text:style-name="T534">. А если дополнение</text:span><text:span text:style-name="T535">м</text:span><text:span text:style-name="T534"> </text:span><text:span text:style-name="T535">является </text:span><text:span text:style-name="T534">местоимени</text:span><text:span text:style-name="T535">е</text:span><text:span text:style-name="T534">, то оно всегда будет </text:span><text:span text:style-name="T535">в середине</text:span><text:span text:style-name="T534">.</text:span></text:p>
      <text:p text:style-name="P487"/>
      <text:p text:style-name="P320"><text:span text:style-name="T534">I </text:span><text:span text:style-name="T462">turned</text:span><text:span text:style-name="T534"> </text:span><text:span text:style-name="T173">the light</text:span><text:span text:style-name="T534"> </text:span><text:span text:style-name="T462">off</text:span><text:span text:style-name="T534"> / I </text:span><text:span text:style-name="T462">turned off </text:span><text:span text:style-name="T173">the light </text:span><text:span text:style-name="T534">— Я выключил свет.</text:span></text:p>
      <text:p text:style-name="P320"><text:span text:style-name="T534">I </text:span><text:span text:style-name="T462">turned</text:span><text:span text:style-name="T534"> </text:span><text:span text:style-name="T173">it</text:span><text:span text:style-name="T534"> </text:span><text:span text:style-name="T462">off</text:span><text:span text:style-name="T534"> — Я выключил это.</text:span></text:p>
      <text:p text:style-name="P468"/>
      <text:p text:style-name="P468"/>
      <text:p text:style-name="P628"><text:span text:style-name="T546">С</text:span><text:span text:style-name="T545">ложн</text:span><text:span text:style-name="T548">ы</text:span><text:span text:style-name="T547">е </text:span><text:span text:style-name="T545">предложени</text:span><text:span text:style-name="T548">я</text:span></text:p>
      <text:p text:style-name="P487"/>
      <text:p text:style-name="P504">Это объединенные вместе, простые предложения, содержащие 2 и более подлежащих, </text:p>
      <text:p text:style-name="P505">и 2 и более сказуемых. </text:p>
      <text:p text:style-name="P505"/>
      <text:p text:style-name="P652"><text:span text:style-name="T514">Сложное предложение</text:span><text:span text:style-name="T502"> </text:span><text:span text:style-name="T514">в</text:span><text:span text:style-name="T503">сегда </text:span><text:span text:style-name="T504">име</text:span><text:span text:style-name="T514">е</text:span><text:span text:style-name="T504">т </text:span><text:span text:style-name="T503">главную часть и зависимые части, которые называются предаточными предложениями (clause). </text:span><text:span text:style-name="T515">Зависимые части расширяют смысл главной </text:span></text:p>
      <text:p text:style-name="P652"><text:span text:style-name="T516">и сообщают доп</text:span><text:span text:style-name="T514">олнительную</text:span><text:span text:style-name="T516"> информацию</text:span><text:span text:style-name="T515">.</text:span></text:p>
      <text:p text:style-name="P489"/>
      <text:p text:style-name="P321"><text:span text:style-name="T150">I</text:span><text:span text:style-name="T536"> </text:span><text:span text:style-name="T163">woke</text:span><text:span text:style-name="T536"> up at 7 o`clock — Я проснулся в 7 часов (простое предложение).</text:span></text:p>
      <text:p text:style-name="P322"><text:span text:style-name="T150">I</text:span><text:span text:style-name="T536"> </text:span><text:span text:style-name="T163">woke</text:span><text:span text:style-name="T536"> up at 7 o`clock, but </text:span><text:span text:style-name="T150">everybody</text:span><text:span text:style-name="T536"> </text:span><text:span text:style-name="T163">was</text:span><text:span text:style-name="T536"> still asleep — Я проснулся в 7, но все еще спали.</text:span></text:p>
      <text:p text:style-name="P470"/>
      <text:p text:style-name="P490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1"/>
      <text:p text:style-name="P492">Самые популярные союзы:</text:p>
      <text:list xml:id="list3155968323" text:style-name="L66">
        <text:list-item>
          <text:p text:style-name="P819">and — и;</text:p>
        </text:list-item>
        <text:list-item>
          <text:p text:style-name="P819">or — или;</text:p>
        </text:list-item>
        <text:list-item>
          <text:p text:style-name="P819">but — но;</text:p>
        </text:list-item>
        <text:list-item>
          <text:p text:style-name="P819">so — поэтому;</text:p>
        </text:list-item>
        <text:list-item>
          <text:p text:style-name="P819">because — потому что;</text:p>
        </text:list-item>
      </text:list>
      <text:p text:style-name="P471"><text:soft-page-break/>I met Jill, and we went for a wolk — Я встретила Джил и мы пошли гулять.</text:p>
      <text:p text:style-name="P471">I was very tired, so I went to sleep early — Я очень устал, поэтому я пошел спать раньше.</text:p>
      <text:p text:style-name="P515"/>
      <text:p text:style-name="P111"><text:span text:style-name="T557">Перед </text:span><text:span text:style-name="T467">because</text:span><text:span text:style-name="T557"> запятая не ставится даже в сложном предложении.</text:span></text:p>
      <text:p text:style-name="P503"/>
      <text:p text:style-name="P639"><text:span text:style-name="T511">В вопросах, з</text:span><text:span text:style-name="T513">ависим</text:span><text:span text:style-name="T512">ая</text:span><text:span text:style-name="T513"> част</text:span><text:span text:style-name="T512">ь</text:span><text:span text:style-name="T513"> сохраня</text:span><text:span text:style-name="T512">е</text:span><text:span text:style-name="T513">т утвердительный порядок слов и отделя</text:span><text:span text:style-name="T512">е</text:span><text:span text:style-name="T513">тся вопросительным словом, котор</text:span><text:span text:style-name="T512">ое</text:span><text:span text:style-name="T513"> в этом случае явля</text:span><text:span text:style-name="T512">ю</text:span><text:span text:style-name="T513">тся союзом. Если вопрос общий, </text:span></text:p>
      <text:p text:style-name="P634"><text:span text:style-name="T492">то союзом будет слово </text:span><text:span text:style-name="T476">if/whether</text:span><text:span text:style-name="T492">. </text:span><text:span text:style-name="T505">Оно переводится частицей «ли».</text:span></text:p>
      <text:p text:style-name="P493"/>
      <text:p text:style-name="P323"><text:span text:style-name="T533">Do you know </text:span><text:span text:style-name="T460">why</text:span><text:span text:style-name="T533"> she is crying? </text:span><text:span text:style-name="T537">—</text:span><text:span text:style-name="T533"> </text:span><text:span text:style-name="T537">Ты знаешь </text:span><text:span text:style-name="T463">почему</text:span><text:span text:style-name="T537"> она плачит?</text:span></text:p>
      <text:p text:style-name="P405"><text:span text:style-name="T538">Can you tell </text:span><text:span text:style-name="T549">if</text:span><text:span text:style-name="T538"> this house belongs to Jerry? — Скажите, этот </text:span><text:span text:style-name="T549">ли</text:span><text:span text:style-name="T538"> дом принадлежит Джерри?</text:span></text:p>
      <text:p text:style-name="P480"/>
      <text:p text:style-name="P176"><text:span text:style-name="T549">П</text:span><text:span text:style-name="T459">ридаточные </text:span><text:span text:style-name="T556">определительные</text:span><text:span text:style-name="T459"> предложения</text:span></text:p>
      <text:p text:style-name="P494"/>
      <text:p text:style-name="P495">Дополняют по смыслу главную часть и обычно относятся к какому-то существительному </text:p>
      <text:p text:style-name="P495">или прилагательному. Могут стоять и в середине, и в конце предложения.</text:p>
      <text:p text:style-name="P495"/>
      <text:p text:style-name="P326"><text:span text:style-name="T533">The </text:span><text:span text:style-name="T149">woman</text:span><text:span text:style-name="T533"> </text:span><text:span text:style-name="T460">who lives next door</text:span><text:span text:style-name="T533"> </text:span><text:span text:style-name="T162">is</text:span><text:span text:style-name="T533"> a doctor — Женщина, которая/</text:span><text:span text:style-name="T543">что</text:span><text:span text:style-name="T533"> живет по соседству,</text:span></text:p>
      <text:p text:style-name="P472">работает доктором (выделенная часть относится к «женщине»).</text:p>
      <text:p text:style-name="P495"/>
      <text:p text:style-name="P496">Союзы, с которых начинается придаточное предложение:</text:p>
      <text:list xml:id="list710757374" text:style-name="L67">
        <text:list-item>
          <text:p text:style-name="P836"><text:span text:style-name="T2">who — </text:span><text:span text:style-name="T58">кто</text:span><text:span text:style-name="T2"> (о людях);</text:span></text:p>
        </text:list-item>
        <text:list-item>
          <text:p text:style-name="P836"><text:span text:style-name="T485">which — </text:span><text:span text:style-name="T486">что</text:span><text:span text:style-name="T485"> (о предметах и животных);</text:span></text:p>
        </text:list-item>
        <text:list-item>
          <text:p text:style-name="P836"><text:span text:style-name="T485">that — </text:span><text:span text:style-name="T486">кто/что</text:span><text:span text:style-name="T485"> (о людях, предметах и животных);</text:span></text:p>
        </text:list-item>
        <text:list-item>
          <text:p text:style-name="P837"><text:span text:style-name="T485">w</text:span><text:span text:style-name="T476">hom, </text:span><text:span text:style-name="T487">whose</text:span><text:span text:style-name="T476"> — который (какой именно), </text:span><text:span text:style-name="T487">чей</text:span><text:span text:style-name="T476">;</text:span></text:p>
        </text:list-item>
        <text:list-item>
          <text:p text:style-name="P820">where — где, <text:span text:style-name="T696">куда, откуда</text:span>;</text:p>
        </text:list-item>
        <text:list-item>
          <text:p text:style-name="P821"><text:span text:style-name="T696">when</text:span> — <text:span text:style-name="T696">когда</text:span>;</text:p>
        </text:list-item>
      </text:list>
      <text:p text:style-name="P472"/>
      <text:p text:style-name="P495">Союзы ставить не обязательно. Всё предложение может быть без союзов и запятых.</text:p>
      <text:p text:style-name="P495">Но если союз заменяет подлежащее, то он обязан стоять.</text:p>
      <text:p text:style-name="P495"/>
      <text:p text:style-name="P326"><text:span text:style-name="T533">The</text:span><text:span text:style-name="T149"> movie</text:span><text:span text:style-name="T533"> </text:span><text:span text:style-name="T460">we saw last weak</text:span><text:span text:style-name="T533"> </text:span><text:span text:style-name="T162">was</text:span><text:span text:style-name="T533"> rather good — Филь, который мы смотрели на прошлой</text:span></text:p>
      <text:p text:style-name="P472">неделе, оказался довольно хорошим (при переводе союзы и запятые будут).</text:p>
      <text:p text:style-name="P495"/>
      <text:p text:style-name="P327"><text:span text:style-name="T541">I work in an office </text:span><text:span text:style-name="T151">which</text:span><text:span text:style-name="T541"> </text:span><text:span text:style-name="T164">is</text:span><text:span text:style-name="T541"> in Park street — Я работаю в офисе, </text:span><text:span text:style-name="T542">что</text:span><text:span text:style-name="T541"> на Парк стрит.</text:span></text:p>
      <text:p text:style-name="P474"/>
      <text:p text:style-name="P481">Косвенная речь</text:p>
      <text:p text:style-name="P497"/>
      <text:p text:style-name="P499">Это пересказ речи другого человека. В главной части указывается автор. </text:p>
      <text:p text:style-name="P499">В зависимой части меняется время, на прошлое.</text:p>
      <text:p text:style-name="P497"/>
      <text:p text:style-name="P475">I want to eat — Я хочу есть. (прямая речь)</text:p>
      <text:p text:style-name="P475">He said that he wanted to eat — Он сказал, что он хочет есть. (ковенная речь)</text:p>
      <text:p text:style-name="P500"/>
      <text:p text:style-name="P106"><text:span text:style-name="T533">Союз </text:span><text:span text:style-name="T476">that</text:span><text:span text:style-name="T533"> означает «что». Он часто выпадает при переводе.</text:span></text:p>
      <text:p text:style-name="P500"/>
      <text:p text:style-name="P635"><text:span text:style-name="T506">Если слова автора были в </text:span><text:span text:style-name="T480">Future</text:span><text:span text:style-name="T506">, то при пересказе они стану в </text:span><text:span text:style-name="T480">Future In The Past</text:span><text:span text:style-name="T506"> </text:span></text:p>
      <text:p text:style-name="P635"><text:span text:style-name="T506">(это когда </text:span><text:span text:style-name="T480">will</text:span><text:span text:style-name="T506"> меняется на </text:span><text:span text:style-name="T480">would</text:span><text:span text:style-name="T506">; перевод не обязательно будет в прошлом, </text:span></text:p>
      <text:p text:style-name="P497">прошлое указывается грамматически). </text:p>
      <text:p text:style-name="P497"/>
      <text:p text:style-name="P475">When will Joe come to the meeting? — Когда Джо придет на собрание?</text:p>
      <text:p text:style-name="P475">I asked when Joe would come to the meeting? — Я спросил, когда Джо придет на собрание?</text:p>
      <text:p text:style-name="P506"><text:soft-page-break/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77"/>
      <text:p text:style-name="P645"><text:span text:style-name="T488">Stop the car → She told me </text:span><text:span text:style-name="T475">to stop</text:span><text:span text:style-name="T488"> the car</text:span><text:span text:style-name="T475"> </text:span><text:span text:style-name="T488">— Она сказала мне </text:span><text:span text:style-name="T475">остановить </text:span><text:span text:style-name="T488">машину.</text:span></text:p>
      <text:p text:style-name="P328"><text:span text:style-name="T544">Can I </text:span><text:span text:style-name="T466">sit </text:span><text:span text:style-name="T544">down? → He asked the permission </text:span><text:span text:style-name="T466">to sit</text:span><text:span text:style-name="T544"> down — Он спросил разрешения сесть.</text:span></text:p>
      <text:p text:style-name="P481"/>
      <text:p text:style-name="P108"><text:span text:style-name="T464">У</text:span><text:span text:style-name="T465">словные предложения</text:span></text:p>
      <text:p text:style-name="P501"/>
      <text:p text:style-name="P636"><text:span text:style-name="T507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81">when</text:span><text:span text:style-name="T507">, если ситуация случается наверняка, либо с союза </text:span><text:span text:style-name="T481">if</text:span><text:span text:style-name="T507">, если </text:span><text:span text:style-name="T508">есть только вероятность того, что случится.</text:span></text:p>
      <text:p text:style-name="P502"/>
      <text:p text:style-name="P475">When I com home (зависимая часть), I always watch TV (главная часть).</text:p>
      <text:p text:style-name="P475"/>
      <text:p text:style-name="P498">Союзы в условных предложениях:</text:p>
      <text:list xml:id="list1000148308" text:style-name="L68">
        <text:list-item>
          <text:p text:style-name="P822">when — когда;</text:p>
        </text:list-item>
        <text:list-item>
          <text:p text:style-name="P822">if — если;</text:p>
        </text:list-item>
        <text:list-item>
          <text:p text:style-name="P822">while — в то время, как;</text:p>
        </text:list-item>
        <text:list-item>
          <text:p text:style-name="P822">before — до того, как;</text:p>
        </text:list-item>
        <text:list-item>
          <text:p text:style-name="P822">after — после;</text:p>
        </text:list-item>
        <text:list-item>
          <text:p text:style-name="P822">until (till) — до того момента, как.</text:p>
        </text:list-item>
      </text:list>
      <text:p text:style-name="P497"/>
      <text:p text:style-name="P107"><text:span text:style-name="T538">Когда в главной части </text:span><text:span text:style-name="T540">стоит </text:span><text:span text:style-name="T538">настоящее, то такие предложения называются условными</text:span></text:p>
      <text:p text:style-name="P107"><text:span text:style-name="T538">предложениями нулевого типа (</text:span><text:span text:style-name="T482">Z</text:span><text:span text:style-name="T480">ero </text:span><text:span text:style-name="T482">C</text:span><text:span text:style-name="T480">onditionals</text:span><text:span text:style-name="T538">). Они расска</text:span><text:span text:style-name="T539">зывают</text:span><text:span text:style-name="T538">, при каких</text:span></text:p>
      <text:p text:style-name="P497">условиях обычно происходят события (уклад жизни).</text:p>
      <text:p text:style-name="P475"/>
      <text:p text:style-name="P475">Water boils when the temperature is 100 degrees — Вода кипит, когда температура 100 град.</text:p>
      <text:p text:style-name="P475">When the sun goes down, it gets dark — Когда солнце садится, становится темно.</text:p>
      <text:p text:style-name="P475"/>
      <text:p text:style-name="P637"><text:span text:style-name="T506">Когда в главной части стоит будущее, то </text:span><text:span text:style-name="T509">это</text:span><text:span text:style-name="T506"> условн</text:span><text:span text:style-name="T510">ые</text:span><text:span text:style-name="T509"> </text:span><text:span text:style-name="T506">предложени</text:span><text:span text:style-name="T510">я</text:span><text:span text:style-name="T506"> первого типа </text:span></text:p>
      <text:p text:style-name="P638"><text:span text:style-name="T506">(</text:span><text:span text:style-name="T483">F</text:span><text:span text:style-name="T480">irst </text:span><text:span text:style-name="T483">С</text:span><text:span text:style-name="T480">onditional</text:span><text:span text:style-name="T483">s</text:span><text:span text:style-name="T506">). </text:span><text:span text:style-name="T510">Они описывают </text:span><text:span text:style-name="T506">услови</text:span><text:span text:style-name="T510">я</text:span><text:span text:style-name="T506">, при </text:span><text:span text:style-name="T510">которых</text:span><text:span text:style-name="T506"> произойдут будущие события (планы). </text:span><text:span text:style-name="T510">З</text:span><text:span text:style-name="T509">ависим</text:span><text:span text:style-name="T510">я</text:span><text:span text:style-name="T509"> част</text:span><text:span text:style-name="T510">ь</text:span><text:span text:style-name="T509"> грамматически </text:span><text:span text:style-name="T510">в</text:span><text:span text:style-name="T509"> настояще</text:span><text:span text:style-name="T510">м</text:span><text:span text:style-name="T509">, но переводится будущим.</text:span></text:p>
      <text:p text:style-name="P497"/>
      <text:p text:style-name="P475">If it`s nice day tomorrow, I will go the beach — Если завтра будет хор. день, я пойду на пляж.</text:p>
      <text:p text:style-name="P475">I will go shopping if I have time — Я зайду в магазин, если у меня будет время.</text:p>
      <text:p text:style-name="P475"/>
      <text:p text:style-name="P635"><text:span text:style-name="T506">Условные предложения второго типа </text:span><text:span text:style-name="T510">(</text:span><text:span text:style-name="T484">Second Conditionals</text:span><text:span text:style-name="T510">)</text:span><text:span text:style-name="T506"> используются для описания нереальных ситуаций, связанных с настоящим (альтернативная реальность).</text:span></text:p>
      <text:p text:style-name="P497"/>
      <text:p text:style-name="P107"><text:span text:style-name="T538">Главная часть содержит связку </text:span><text:span text:style-name="T480">would + инфинитив</text:span><text:span text:style-name="T538">. Зависимая часть, грамматически,</text:span></text:p>
      <text:p text:style-name="P107"><text:span text:style-name="T538">стоит в прошешем времени, но привязана к настоящему. Союз </text:span><text:span text:style-name="T480">if</text:span><text:span text:style-name="T538"> переводится как «если бы».</text:span></text:p>
      <text:p text:style-name="P497"/>
      <text:p text:style-name="P324"><text:span text:style-name="T464">If</text:span><text:span text:style-name="T538"> he was rich (зависимая часть), he would buy Lamborgini (главная часть) —</text:span></text:p>
      <text:p text:style-name="P324"><text:span text:style-name="T464">Если бы</text:span><text:span text:style-name="T538"> он был богатым, он бы купил Ламборджини (would и will заменяют to?).</text:span></text:p>
      <text:p text:style-name="P476"/>
      <text:p text:style-name="P109"><text:span text:style-name="T538">Очень часто в условных предложениях второго типа в</text:span><text:span text:style-name="T480"> if-части</text:span><text:span text:style-name="T538">, глагол </text:span><text:span text:style-name="T480">be</text:span><text:span text:style-name="T538"> стоит в форме </text:span><text:span text:style-name="T480">were</text:span><text:span text:style-name="T538">,</text:span></text:p>
      <text:p text:style-name="P109"><text:span text:style-name="T538">даже после </text:span><text:span text:style-name="T480">I, he, she, it</text:span><text:span text:style-name="T538">. Это исключение из правил, которое нужно запомнить.</text:span></text:p>
      <text:p text:style-name="P476"/>
      <text:p text:style-name="P325"><text:span text:style-name="T538">If </text:span><text:span text:style-name="T464">he were</text:span><text:span text:style-name="T538"> rich, he would buy Lamborgini — Если бы </text:span><text:span text:style-name="T464">он был</text:span><text:span text:style-name="T538"> богатым, он бы купил</text:span></text:p>
      <text:p text:style-name="P476">Ламборджини (такой вариант тоже считается правильным).</text:p>
      <text:p text:style-name="P473"/>
      <text:p text:style-name="P695"><text:span text:style-name="T355">Таблица </text:span><text:span text:style-name="T356">форм</text:span><text:span text:style-name="T355"> глагола </text:span><text:span text:style-name="T117">b</text:span><text:span text:style-name="T118">e</text:span><text:span text:style-name="T355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57573952560">
          <table:table-cell table:style-name="Table5.A1" office:value-type="string">
            <text:p text:style-name="P699">Подлежащее</text:p>
          </table:table-cell>
          <table:table-cell table:style-name="Table5.A1" office:value-type="string">
            <text:p text:style-name="P700">Past</text:p>
          </table:table-cell>
          <table:table-cell table:style-name="Table5.A1" office:value-type="string">
            <text:p text:style-name="P700">Present</text:p>
          </table:table-cell>
          <table:table-cell table:style-name="Table5.D1" office:value-type="string">
            <text:p text:style-name="P700">Future</text:p>
          </table:table-cell>
        </table:table-row>
        <table:table-row table:style-name="TableLine94357571064704">
          <table:table-cell table:style-name="Table5.A2" office:value-type="string">
            <text:p text:style-name="P707">I</text:p>
          </table:table-cell>
          <table:table-cell table:style-name="Table5.A2" office:value-type="string">
            <text:p text:style-name="P708">was</text:p>
          </table:table-cell>
          <table:table-cell table:style-name="Table5.A2" office:value-type="string">
            <text:p text:style-name="P709">am</text:p>
          </table:table-cell>
          <table:table-cell table:style-name="Table5.D2" office:value-type="string">
            <text:p text:style-name="P710">will be</text:p>
          </table:table-cell>
        </table:table-row>
        <table:table-row table:style-name="TableLine94357571071984">
          <table:table-cell table:style-name="Table5.A2" office:value-type="string">
            <text:p text:style-name="P707">he/she/<text:span text:style-name="T684">it</text:span></text:p>
          </table:table-cell>
          <table:table-cell table:style-name="Table5.A2" office:value-type="string">
            <text:p text:style-name="P708">was</text:p>
          </table:table-cell>
          <table:table-cell table:style-name="Table5.A2" office:value-type="string">
            <text:p text:style-name="P709">is</text:p>
          </table:table-cell>
          <table:table-cell table:style-name="Table5.D2" office:value-type="string">
            <text:p text:style-name="P710">will be</text:p>
          </table:table-cell>
        </table:table-row>
        <table:table-row table:style-name="TableLine94357571079168">
          <table:table-cell table:style-name="Table5.A2" office:value-type="string">
            <text:p text:style-name="P707">you/we/they</text:p>
          </table:table-cell>
          <table:table-cell table:style-name="Table5.A2" office:value-type="string">
            <text:p text:style-name="P708">were</text:p>
          </table:table-cell>
          <table:table-cell table:style-name="Table5.A2" office:value-type="string">
            <text:p text:style-name="P709">are</text:p>
          </table:table-cell>
          <table:table-cell table:style-name="Table5.D2" office:value-type="string">
            <text:p text:style-name="P710">will be</text:p>
          </table:table-cell>
        </table:table-row>
      </table:table>
      <text:p text:style-name="P626"/>
      <text:p text:style-name="P640"><text:span text:style-name="T455">Таблица </text:span><text:span text:style-name="T456">личны</text:span><text:span text:style-name="T457">х</text:span><text:span text:style-name="T456"> и притяжательных </text:span><text:span text:style-name="T455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357571098336">
          <table:table-cell table:style-name="Table11.A1" table:number-columns-spanned="2" office:value-type="string">
            <text:p text:style-name="P701">Личные местоимения</text:p>
          </table:table-cell>
          <table:covered-table-cell/>
          <table:table-cell table:style-name="Table11.C1" table:number-columns-spanned="2" office:value-type="string">
            <text:p text:style-name="P701">Притяжательные местоимения</text:p>
          </table:table-cell>
          <table:covered-table-cell/>
        </table:table-row>
        <table:table-row table:style-name="TableLine94357571176336">
          <table:table-cell table:style-name="Table11.A2" office:value-type="string">
            <text:p text:style-name="P711"><text:span text:style-name="T685">и</text:span><text:span text:style-name="T686">менительный падеж</text:span></text:p>
            <text:p text:style-name="P712"><text:span text:style-name="T687">(</text:span>кто/что<text:span text:style-name="T687">)</text:span></text:p>
          </table:table-cell>
          <table:table-cell table:style-name="Table11.A2" office:value-type="string">
            <text:p text:style-name="P711"><text:span text:style-name="T685">о</text:span><text:span text:style-name="T686">бъектный падеж</text:span></text:p>
            <text:p text:style-name="P712"><text:span text:style-name="T687">(</text:span>кого, <text:span text:style-name="T687">к</text:span>ому, кем<text:span text:style-name="T687">)</text:span></text:p>
          </table:table-cell>
          <table:table-cell table:style-name="Table11.A2" office:value-type="string">
            <text:p text:style-name="P713"><text:span text:style-name="T687">с</text:span> существительным</text:p>
            <text:p text:style-name="P714">(чей)</text:p>
          </table:table-cell>
          <table:table-cell table:style-name="Table11.D2" office:value-type="string">
            <text:p text:style-name="P711"><text:span text:style-name="T687">о</text:span><text:span text:style-name="T686">тдельно</text:span></text:p>
            <text:p text:style-name="P714">(чей)</text:p>
          </table:table-cell>
        </table:table-row>
        <table:table-row table:style-name="TableLine94357571180176">
          <table:table-cell table:style-name="Table11.A2" office:value-type="string">
            <text:p text:style-name="P715">I</text:p>
          </table:table-cell>
          <table:table-cell table:style-name="Table11.A2" office:value-type="string">
            <text:p text:style-name="P715">me</text:p>
          </table:table-cell>
          <table:table-cell table:style-name="Table11.A2" office:value-type="string">
            <text:p text:style-name="P716">my</text:p>
          </table:table-cell>
          <table:table-cell table:style-name="Table11.D2" office:value-type="string">
            <text:p text:style-name="P716">mine</text:p>
          </table:table-cell>
        </table:table-row>
        <table:table-row table:style-name="TableLine94357571183440">
          <table:table-cell table:style-name="Table11.A2" office:value-type="string">
            <text:p text:style-name="P715">you</text:p>
          </table:table-cell>
          <table:table-cell table:style-name="Table11.A2" office:value-type="string">
            <text:p text:style-name="P715">you</text:p>
          </table:table-cell>
          <table:table-cell table:style-name="Table11.A2" office:value-type="string">
            <text:p text:style-name="P716">your</text:p>
          </table:table-cell>
          <table:table-cell table:style-name="Table11.D2" office:value-type="string">
            <text:p text:style-name="P716">yours</text:p>
          </table:table-cell>
        </table:table-row>
        <table:table-row table:style-name="TableLine94357571185328">
          <table:table-cell table:style-name="Table11.A2" office:value-type="string">
            <text:p text:style-name="P715">he</text:p>
          </table:table-cell>
          <table:table-cell table:style-name="Table11.A2" office:value-type="string">
            <text:p text:style-name="P715">him</text:p>
          </table:table-cell>
          <table:table-cell table:style-name="Table11.A2" office:value-type="string">
            <text:p text:style-name="P716">his</text:p>
          </table:table-cell>
          <table:table-cell table:style-name="Table11.D2" office:value-type="string">
            <text:p text:style-name="P716">his</text:p>
          </table:table-cell>
        </table:table-row>
        <table:table-row table:style-name="TableLine94357571196944">
          <table:table-cell table:style-name="Table11.A2" office:value-type="string">
            <text:p text:style-name="P715">she</text:p>
          </table:table-cell>
          <table:table-cell table:style-name="Table11.A2" office:value-type="string">
            <text:p text:style-name="P716">her</text:p>
          </table:table-cell>
          <table:table-cell table:style-name="Table11.A2" office:value-type="string">
            <text:p text:style-name="P716">her</text:p>
          </table:table-cell>
          <table:table-cell table:style-name="Table11.D2" office:value-type="string">
            <text:p text:style-name="P716">hers</text:p>
          </table:table-cell>
        </table:table-row>
        <table:table-row table:style-name="TableLine94357571200048">
          <table:table-cell table:style-name="Table11.A2" office:value-type="string">
            <text:p text:style-name="P715">it</text:p>
          </table:table-cell>
          <table:table-cell table:style-name="Table11.A2" office:value-type="string">
            <text:p text:style-name="P716">it</text:p>
          </table:table-cell>
          <table:table-cell table:style-name="Table11.A2" office:value-type="string">
            <text:p text:style-name="P716">its</text:p>
          </table:table-cell>
          <table:table-cell table:style-name="Table11.D2" office:value-type="string">
            <text:p text:style-name="P716">its</text:p>
          </table:table-cell>
        </table:table-row>
        <table:table-row table:style-name="TableLine94357571216480">
          <table:table-cell table:style-name="Table11.A2" office:value-type="string">
            <text:p text:style-name="P715">we</text:p>
          </table:table-cell>
          <table:table-cell table:style-name="Table11.A2" office:value-type="string">
            <text:p text:style-name="P716">us</text:p>
          </table:table-cell>
          <table:table-cell table:style-name="Table11.A2" office:value-type="string">
            <text:p text:style-name="P716">our</text:p>
          </table:table-cell>
          <table:table-cell table:style-name="Table11.D2" office:value-type="string">
            <text:p text:style-name="P716">ours</text:p>
          </table:table-cell>
        </table:table-row>
        <table:table-row table:style-name="TableLine94357571220784">
          <table:table-cell table:style-name="Table11.A2" office:value-type="string">
            <text:p text:style-name="P715">they</text:p>
          </table:table-cell>
          <table:table-cell table:style-name="Table11.A2" office:value-type="string">
            <text:p text:style-name="P716">them</text:p>
          </table:table-cell>
          <table:table-cell table:style-name="Table11.A2" office:value-type="string">
            <text:p text:style-name="P716">their</text:p>
          </table:table-cell>
          <table:table-cell table:style-name="Table11.D2" office:value-type="string">
            <text:p text:style-name="P716">theirs</text:p>
          </table:table-cell>
        </table:table-row>
      </table:table>
      <text:p text:style-name="P137"/>
      <text:p text:style-name="P640"><text:span text:style-name="T357">Таблица </text:span><text:span text:style-name="T358">условных предложений</text:span><text:span text:style-name="T357">:</text:span></text:p>
      <table:table table:name="Table14" table:style-name="Table14">
        <table:table-column table:style-name="Table14.A"/>
        <table:table-column table:style-name="Table14.B"/>
        <table:table-row table:style-name="TableLine94357571224192">
          <table:table-cell table:style-name="Table14.A1" office:value-type="string">
            <text:p text:style-name="P702">Тип</text:p>
          </table:table-cell>
          <table:table-cell table:style-name="Table14.B1" office:value-type="string">
            <text:p text:style-name="P702">Пример</text:p>
          </table:table-cell>
        </table:table-row>
        <table:table-row table:style-name="TableLine94357571329808">
          <table:table-cell table:style-name="Table14.A2" office:value-type="string">
            <text:p text:style-name="P717"><text:span text:style-name="T690">Z</text:span>ero <text:span text:style-name="T690">C</text:span>onditionals</text:p>
          </table:table-cell>
          <table:table-cell table:style-name="Table14.B2" office:value-type="string">
            <text:p text:style-name="P721"><text:span text:style-name="T688">If I </text:span><text:span text:style-name="T141">drive</text:span><text:span text:style-name="T688"> home early, I </text:span><text:span text:style-name="T141">watch</text:span><text:span text:style-name="T688"> some movie (уклад жизни)</text:span></text:p>
          </table:table-cell>
        </table:table-row>
        <table:table-row table:style-name="TableLine94357571345184">
          <table:table-cell table:style-name="Table14.A2" office:value-type="string">
            <text:p text:style-name="P717"><text:span text:style-name="T690">F</text:span>irst <text:span text:style-name="T690">C</text:span>onditionals</text:p>
          </table:table-cell>
          <table:table-cell table:style-name="Table14.B2" office:value-type="string">
            <text:p text:style-name="P718">If I <text:span text:style-name="T140">drive</text:span> home early today, I <text:span text:style-name="T140">will watch</text:span> some movie (планы)</text:p>
          </table:table-cell>
        </table:table-row>
        <table:table-row table:style-name="TableLine94357571348464">
          <table:table-cell table:style-name="Table14.A2" office:value-type="string">
            <text:p text:style-name="P717"><text:span text:style-name="T690">S</text:span>ec. <text:span text:style-name="T690">C</text:span>onditionals</text:p>
          </table:table-cell>
          <table:table-cell table:style-name="Table14.B2" office:value-type="string">
            <text:p text:style-name="P721"><text:span text:style-name="T688">If I </text:span><text:span text:style-name="T141">drove</text:span><text:span text:style-name="T688"> home earcly, I </text:span><text:span text:style-name="T141">would watch</text:span><text:span text:style-name="T688"> some movie (</text:span><text:span text:style-name="T689">нереальность</text:span><text:span text:style-name="T688">)</text:span></text:p>
          </table:table-cell>
        </table:table-row>
      </table:table>
      <text:p text:style-name="P138"/>
      <text:p text:style-name="P136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57571349312">
          <table:table-cell table:style-name="Table2.A1" office:value-type="string">
            <text:p text:style-name="P703">Глагол</text:p>
          </table:table-cell>
          <table:table-cell table:style-name="Table2.A1" office:value-type="string">
            <text:p text:style-name="P711"><text:span text:style-name="T421">З</text:span><text:span text:style-name="T422">начение</text:span></text:p>
          </table:table-cell>
          <table:table-cell table:style-name="Table2.C1" office:value-type="string">
            <text:p text:style-name="P711"><text:span text:style-name="T421">В</text:span><text:span text:style-name="T422">рем</text:span><text:span text:style-name="T421">я</text:span></text:p>
          </table:table-cell>
        </table:table-row>
        <table:table-row table:style-name="TableLine94357571369824">
          <table:table-cell table:style-name="Table2.A2" office:value-type="string">
            <text:p text:style-name="P719">can</text:p>
          </table:table-cell>
          <table:table-cell table:style-name="Table2.A2" office:value-type="string">
            <text:p text:style-name="P719">могу, умею</text:p>
          </table:table-cell>
          <table:table-cell table:style-name="Table2.C2" office:value-type="string">
            <text:p text:style-name="P719">настоящее и будущее</text:p>
          </table:table-cell>
        </table:table-row>
        <table:table-row table:style-name="TableLine94357571448608">
          <table:table-cell table:style-name="Table2.A2" office:value-type="string">
            <text:p text:style-name="P719">could</text:p>
          </table:table-cell>
          <table:table-cell table:style-name="Table2.A2" office:value-type="string">
            <text:p text:style-name="P719">мог, умел</text:p>
          </table:table-cell>
          <table:table-cell table:style-name="Table2.C2" office:value-type="string">
            <text:p text:style-name="P719">прошедшее</text:p>
          </table:table-cell>
        </table:table-row>
        <table:table-row table:style-name="TableLine94357571461760">
          <table:table-cell table:style-name="Table2.A2" office:value-type="string">
            <text:p text:style-name="P719">might, may</text:p>
          </table:table-cell>
          <table:table-cell table:style-name="Table2.A2" office:value-type="string">
            <text:p text:style-name="P719">может быть, мог бы,</text:p>
          </table:table-cell>
          <table:table-cell table:style-name="Table2.C2" office:value-type="string">
            <text:p text:style-name="P719">настоящее и будущие</text:p>
          </table:table-cell>
        </table:table-row>
        <table:table-row table:style-name="TableLine94357571470384">
          <table:table-cell table:style-name="Table2.A2" office:value-type="string">
            <text:p text:style-name="P719">must</text:p>
          </table:table-cell>
          <table:table-cell table:style-name="Table2.A2" office:value-type="string">
            <text:p text:style-name="P719">должен, нужно, нельзя</text:p>
          </table:table-cell>
          <table:table-cell table:style-name="Table2.C2" office:value-type="string">
            <text:p text:style-name="P719">настоящее</text:p>
          </table:table-cell>
        </table:table-row>
        <table:table-row table:style-name="TableLine94357571475392">
          <table:table-cell table:style-name="Table2.A2" office:value-type="string">
            <text:p text:style-name="P719">should</text:p>
          </table:table-cell>
          <table:table-cell table:style-name="Table2.A2" office:value-type="string">
            <text:p text:style-name="P719">следует сделать (совет)</text:p>
          </table:table-cell>
          <table:table-cell table:style-name="Table2.C2" office:value-type="string">
            <text:p text:style-name="P719">настоящее и будущие</text:p>
          </table:table-cell>
        </table:table-row>
        <table:table-row table:style-name="TableLine94357571481696">
          <table:table-cell table:style-name="Table2.A2" office:value-type="string">
            <text:p text:style-name="P719">would</text:p>
          </table:table-cell>
          <table:table-cell table:style-name="Table2.A2" office:value-type="string">
            <text:p text:style-name="P719">частица «бы»</text:p>
          </table:table-cell>
          <table:table-cell table:style-name="Table2.C2" office:value-type="string">
            <text:p text:style-name="P719">настоящ., прошед., будущ.</text:p>
          </table:table-cell>
        </table:table-row>
      </table:table>
      <text:p text:style-name="P140"/>
      <text:p text:style-name="P13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57571488912">
          <table:table-cell table:style-name="Table3.A1" office:value-type="string">
            <text:p text:style-name="P704">Конструкция</text:p>
          </table:table-cell>
          <table:table-cell table:style-name="Table3.A1" office:value-type="string">
            <text:p text:style-name="P704">Значение</text:p>
          </table:table-cell>
          <table:table-cell table:style-name="Table3.C1" office:value-type="string">
            <text:p text:style-name="P704">Время</text:p>
          </table:table-cell>
        </table:table-row>
        <table:table-row table:style-name="TableLine94357571550128">
          <table:table-cell table:style-name="Table3.A2" office:value-type="string">
            <text:p text:style-name="P720">be able to</text:p>
          </table:table-cell>
          <table:table-cell table:style-name="Table3.A2" office:value-type="string">
            <text:p text:style-name="P720">могу (близко к can)</text:p>
          </table:table-cell>
          <table:table-cell table:style-name="Table3.C2" office:value-type="string">
            <text:p text:style-name="P720">be меняется по временам</text:p>
          </table:table-cell>
        </table:table-row>
        <table:table-row table:style-name="TableLine94357571615216">
          <table:table-cell table:style-name="Table3.A2" office:value-type="string">
            <text:p text:style-name="P720">have to</text:p>
          </table:table-cell>
          <table:table-cell table:style-name="Table3.A2" office:value-type="string">
            <text:p text:style-name="P720">должен (близко к must)</text:p>
          </table:table-cell>
          <table:table-cell table:style-name="Table3.C2" office:value-type="string">
            <text:p text:style-name="P720">have меняется по временам</text:p>
          </table:table-cell>
        </table:table-row>
        <table:table-row table:style-name="TableLine94357571617968">
          <table:table-cell table:style-name="Table3.A2" office:value-type="string">
            <text:p text:style-name="P720">used to</text:p>
          </table:table-cell>
          <table:table-cell table:style-name="Table3.A2" office:value-type="string">
            <text:p text:style-name="P720">раньше делал (близко к would)</text:p>
          </table:table-cell>
          <table:table-cell table:style-name="Table3.C2" office:value-type="string">
            <text:p text:style-name="P720">всегда в прошедшем</text:p>
          </table:table-cell>
        </table:table-row>
      </table:table>
      <text:p text:style-name="P694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357571619888">
          <table:table-cell table:style-name="Table6.A1" office:value-type="string">
            <text:p text:style-name="P706">Начальная форма</text:p>
          </table:table-cell>
          <table:table-cell table:style-name="Table6.A1" office:value-type="string">
            <text:p text:style-name="P706">2я форма</text:p>
          </table:table-cell>
          <table:table-cell table:style-name="Table6.A1" office:value-type="string">
            <text:p text:style-name="P705">3я форма</text:p>
          </table:table-cell>
          <table:table-cell table:style-name="Table6.D1" office:value-type="string">
            <text:p text:style-name="P705">Перевод</text:p>
          </table:table-cell>
        </table:table-row>
        <table:table-row table:style-name="TableLine94357571810048">
          <table:table-cell table:style-name="Table6.A2" office:value-type="string">
            <text:p text:style-name="P722">begin</text:p>
          </table:table-cell>
          <table:table-cell table:style-name="Table6.A2" office:value-type="string">
            <text:p text:style-name="P722">began</text:p>
          </table:table-cell>
          <table:table-cell table:style-name="Table6.A2" office:value-type="string">
            <text:p text:style-name="P722">begun</text:p>
          </table:table-cell>
          <table:table-cell table:style-name="Table6.D2" office:value-type="string">
            <text:p text:style-name="P722">начинать</text:p>
          </table:table-cell>
        </table:table-row>
        <table:table-row table:style-name="TableLine94357571817616">
          <table:table-cell table:style-name="Table6.A2" office:value-type="string">
            <text:p text:style-name="P722">break</text:p>
          </table:table-cell>
          <table:table-cell table:style-name="Table6.A2" office:value-type="string">
            <text:p text:style-name="P722">broke</text:p>
          </table:table-cell>
          <table:table-cell table:style-name="Table6.A2" office:value-type="string">
            <text:p text:style-name="P722">broken</text:p>
          </table:table-cell>
          <table:table-cell table:style-name="Table6.D2" office:value-type="string">
            <text:p text:style-name="P722">ломать</text:p>
          </table:table-cell>
        </table:table-row>
        <table:table-row table:style-name="TableLine94357571821184">
          <table:table-cell table:style-name="Table6.A2" office:value-type="string">
            <text:p text:style-name="P722">bring</text:p>
          </table:table-cell>
          <table:table-cell table:style-name="Table6.A2" office:value-type="string">
            <text:p text:style-name="P722">brought</text:p>
          </table:table-cell>
          <table:table-cell table:style-name="Table6.A2" office:value-type="string">
            <text:p text:style-name="P722">brought</text:p>
          </table:table-cell>
          <table:table-cell table:style-name="Table6.D2" office:value-type="string">
            <text:p text:style-name="P722">приносить</text:p>
          </table:table-cell>
        </table:table-row>
        <table:table-row table:style-name="TableLine94357571830096">
          <table:table-cell table:style-name="Table6.A2" office:value-type="string">
            <text:p text:style-name="P722">buy</text:p>
          </table:table-cell>
          <table:table-cell table:style-name="Table6.A2" office:value-type="string">
            <text:p text:style-name="P722">bought</text:p>
          </table:table-cell>
          <table:table-cell table:style-name="Table6.A2" office:value-type="string">
            <text:p text:style-name="P722">bought</text:p>
          </table:table-cell>
          <table:table-cell table:style-name="Table6.D2" office:value-type="string">
            <text:p text:style-name="P722">покупать</text:p>
          </table:table-cell>
        </table:table-row>
        <table:table-row table:style-name="TableLine94357571834496">
          <table:table-cell table:style-name="Table6.A2" office:value-type="string">
            <text:p text:style-name="P722">come</text:p>
          </table:table-cell>
          <table:table-cell table:style-name="Table6.A2" office:value-type="string">
            <text:p text:style-name="P722">came</text:p>
          </table:table-cell>
          <table:table-cell table:style-name="Table6.A2" office:value-type="string">
            <text:p text:style-name="P722">come</text:p>
          </table:table-cell>
          <table:table-cell table:style-name="Table6.D2" office:value-type="string">
            <text:p text:style-name="P722">приходить</text:p>
          </table:table-cell>
        </table:table-row>
        <table:table-row table:style-name="TableLine94357571837056">
          <table:table-cell table:style-name="Table6.A2" office:value-type="string">
            <text:p text:style-name="P722">do</text:p>
          </table:table-cell>
          <table:table-cell table:style-name="Table6.A2" office:value-type="string">
            <text:p text:style-name="P722">did</text:p>
          </table:table-cell>
          <table:table-cell table:style-name="Table6.A2" office:value-type="string">
            <text:p text:style-name="P722">done</text:p>
          </table:table-cell>
          <table:table-cell table:style-name="Table6.D2" office:value-type="string">
            <text:p text:style-name="P722">делать</text:p>
          </table:table-cell>
        </table:table-row>
        <table:table-row table:style-name="TableLine94357571828432">
          <table:table-cell table:style-name="Table6.A2" office:value-type="string">
            <text:p text:style-name="P722">drink</text:p>
          </table:table-cell>
          <table:table-cell table:style-name="Table6.A2" office:value-type="string">
            <text:p text:style-name="P722">drank</text:p>
          </table:table-cell>
          <table:table-cell table:style-name="Table6.A2" office:value-type="string">
            <text:p text:style-name="P722">drunk</text:p>
          </table:table-cell>
          <table:table-cell table:style-name="Table6.D2" office:value-type="string">
            <text:p text:style-name="P722">пить</text:p>
          </table:table-cell>
        </table:table-row>
        <table:table-row table:style-name="TableLine94357571839616">
          <table:table-cell table:style-name="Table6.A2" office:value-type="string">
            <text:p text:style-name="P722">eat</text:p>
          </table:table-cell>
          <table:table-cell table:style-name="Table6.A2" office:value-type="string">
            <text:p text:style-name="P722">ate</text:p>
          </table:table-cell>
          <table:table-cell table:style-name="Table6.A2" office:value-type="string">
            <text:p text:style-name="P722">eaten</text:p>
          </table:table-cell>
          <table:table-cell table:style-name="Table6.D2" office:value-type="string">
            <text:p text:style-name="P722">есть</text:p>
          </table:table-cell>
        </table:table-row>
        <table:table-row table:style-name="TableLine94357571843488">
          <table:table-cell table:style-name="Table6.A2" office:value-type="string">
            <text:p text:style-name="P722">fall</text:p>
          </table:table-cell>
          <table:table-cell table:style-name="Table6.A2" office:value-type="string">
            <text:p text:style-name="P722">fell</text:p>
          </table:table-cell>
          <table:table-cell table:style-name="Table6.A2" office:value-type="string">
            <text:p text:style-name="P722">fallen</text:p>
          </table:table-cell>
          <table:table-cell table:style-name="Table6.D2" office:value-type="string">
            <text:p text:style-name="P722">падать</text:p>
          </table:table-cell>
        </table:table-row>
        <table:table-row table:style-name="TableLine94357571846048">
          <table:table-cell table:style-name="Table6.A2" office:value-type="string">
            <text:p text:style-name="P722">fly</text:p>
          </table:table-cell>
          <table:table-cell table:style-name="Table6.A2" office:value-type="string">
            <text:p text:style-name="P722">flew</text:p>
          </table:table-cell>
          <table:table-cell table:style-name="Table6.A2" office:value-type="string">
            <text:p text:style-name="P722">flown</text:p>
          </table:table-cell>
          <table:table-cell table:style-name="Table6.D2" office:value-type="string">
            <text:p text:style-name="P722">летать</text:p>
          </table:table-cell>
        </table:table-row>
        <table:table-row table:style-name="TableLine94357571850240">
          <table:table-cell table:style-name="Table6.A2" office:value-type="string">
            <text:p text:style-name="P722">forget</text:p>
          </table:table-cell>
          <table:table-cell table:style-name="Table6.A2" office:value-type="string">
            <text:p text:style-name="P722">forgot</text:p>
          </table:table-cell>
          <table:table-cell table:style-name="Table6.A2" office:value-type="string">
            <text:p text:style-name="P722">forgotten</text:p>
          </table:table-cell>
          <table:table-cell table:style-name="Table6.D2" office:value-type="string">
            <text:p text:style-name="P722">забывать</text:p>
          </table:table-cell>
        </table:table-row>
        <table:table-row table:style-name="TableLine94357571853952">
          <table:table-cell table:style-name="Table6.A2" office:value-type="string">
            <text:p text:style-name="P722">get</text:p>
          </table:table-cell>
          <table:table-cell table:style-name="Table6.A2" office:value-type="string">
            <text:p text:style-name="P722">got</text:p>
          </table:table-cell>
          <table:table-cell table:style-name="Table6.A2" office:value-type="string">
            <text:p text:style-name="P722">got</text:p>
          </table:table-cell>
          <table:table-cell table:style-name="Table6.D2" office:value-type="string">
            <text:p text:style-name="P722">получать</text:p>
          </table:table-cell>
        </table:table-row>
        <table:table-row table:style-name="TableLine94357571607648">
          <table:table-cell table:style-name="Table6.A2" office:value-type="string">
            <text:p text:style-name="P723">give</text:p>
          </table:table-cell>
          <table:table-cell table:style-name="Table6.A2" office:value-type="string">
            <text:p text:style-name="P723">gave</text:p>
          </table:table-cell>
          <table:table-cell table:style-name="Table6.A2" office:value-type="string">
            <text:p text:style-name="P723">given</text:p>
          </table:table-cell>
          <table:table-cell table:style-name="Table6.D2" office:value-type="string">
            <text:p text:style-name="P723">давать</text:p>
          </table:table-cell>
        </table:table-row>
        <table:table-row table:style-name="TableLine94357571613712">
          <table:table-cell table:style-name="Table6.A2" office:value-type="string">
            <text:p text:style-name="P723">go</text:p>
          </table:table-cell>
          <table:table-cell table:style-name="Table6.A2" office:value-type="string">
            <text:p text:style-name="P723">went</text:p>
          </table:table-cell>
          <table:table-cell table:style-name="Table6.A2" office:value-type="string">
            <text:p text:style-name="P723">gone</text:p>
          </table:table-cell>
          <table:table-cell table:style-name="Table6.D2" office:value-type="string">
            <text:p text:style-name="P723">идти</text:p>
          </table:table-cell>
        </table:table-row>
        <table:table-row table:style-name="TableLine94357571879568">
          <table:table-cell table:style-name="Table6.A2" office:value-type="string">
            <text:p text:style-name="P724">have</text:p>
          </table:table-cell>
          <table:table-cell table:style-name="Table6.A2" office:value-type="string">
            <text:p text:style-name="P724">had</text:p>
          </table:table-cell>
          <table:table-cell table:style-name="Table6.A2" office:value-type="string">
            <text:p text:style-name="P724">had</text:p>
          </table:table-cell>
          <table:table-cell table:style-name="Table6.D2" office:value-type="string">
            <text:p text:style-name="P724">иметь </text:p>
          </table:table-cell>
        </table:table-row>
        <table:table-row table:style-name="TableLine94357571882304">
          <table:table-cell table:style-name="Table6.A2" office:value-type="string">
            <text:p text:style-name="P724">hear</text:p>
          </table:table-cell>
          <table:table-cell table:style-name="Table6.A2" office:value-type="string">
            <text:p text:style-name="P724">heard</text:p>
          </table:table-cell>
          <table:table-cell table:style-name="Table6.A2" office:value-type="string">
            <text:p text:style-name="P724">heard</text:p>
          </table:table-cell>
          <table:table-cell table:style-name="Table6.D2" office:value-type="string">
            <text:p text:style-name="P724">слышать</text:p>
          </table:table-cell>
        </table:table-row>
        <table:table-row table:style-name="TableLine94357571894080">
          <table:table-cell table:style-name="Table6.A2" office:value-type="string">
            <text:p text:style-name="P724">know</text:p>
          </table:table-cell>
          <table:table-cell table:style-name="Table6.A2" office:value-type="string">
            <text:p text:style-name="P724">knew</text:p>
          </table:table-cell>
          <table:table-cell table:style-name="Table6.A2" office:value-type="string">
            <text:p text:style-name="P724">known</text:p>
          </table:table-cell>
          <table:table-cell table:style-name="Table6.D2" office:value-type="string">
            <text:p text:style-name="P724">знать</text:p>
          </table:table-cell>
        </table:table-row>
        <table:table-row table:style-name="TableLine94357571898128">
          <table:table-cell table:style-name="Table6.A2" office:value-type="string">
            <text:p text:style-name="P724">lose</text:p>
          </table:table-cell>
          <table:table-cell table:style-name="Table6.A2" office:value-type="string">
            <text:p text:style-name="P724">lost</text:p>
          </table:table-cell>
          <table:table-cell table:style-name="Table6.A2" office:value-type="string">
            <text:p text:style-name="P724">lost</text:p>
          </table:table-cell>
          <table:table-cell table:style-name="Table6.D2" office:value-type="string">
            <text:p text:style-name="P724">терять</text:p>
          </table:table-cell>
        </table:table-row>
        <table:table-row table:style-name="TableLine94357571901952">
          <table:table-cell table:style-name="Table6.A2" office:value-type="string">
            <text:p text:style-name="P724">make</text:p>
          </table:table-cell>
          <table:table-cell table:style-name="Table6.A2" office:value-type="string">
            <text:p text:style-name="P724">made</text:p>
          </table:table-cell>
          <table:table-cell table:style-name="Table6.A2" office:value-type="string">
            <text:p text:style-name="P724">made</text:p>
          </table:table-cell>
          <table:table-cell table:style-name="Table6.D2" office:value-type="string">
            <text:p text:style-name="P724">делать</text:p>
          </table:table-cell>
        </table:table-row>
        <table:table-row table:style-name="TableLine94357571912032">
          <table:table-cell table:style-name="Table6.A2" office:value-type="string">
            <text:p text:style-name="P724">pay</text:p>
          </table:table-cell>
          <table:table-cell table:style-name="Table6.A2" office:value-type="string">
            <text:p text:style-name="P724">paid</text:p>
          </table:table-cell>
          <table:table-cell table:style-name="Table6.A2" office:value-type="string">
            <text:p text:style-name="P724">paid</text:p>
          </table:table-cell>
          <table:table-cell table:style-name="Table6.D2" office:value-type="string">
            <text:p text:style-name="P724">платить</text:p>
          </table:table-cell>
        </table:table-row>
        <table:table-row table:style-name="TableLine94357571914784">
          <table:table-cell table:style-name="Table6.A2" office:value-type="string">
            <text:p text:style-name="P724">put</text:p>
          </table:table-cell>
          <table:table-cell table:style-name="Table6.A2" office:value-type="string">
            <text:p text:style-name="P724">put</text:p>
          </table:table-cell>
          <table:table-cell table:style-name="Table6.A2" office:value-type="string">
            <text:p text:style-name="P724">put</text:p>
          </table:table-cell>
          <table:table-cell table:style-name="Table6.D2" office:value-type="string">
            <text:p text:style-name="P724">класть</text:p>
          </table:table-cell>
        </table:table-row>
        <table:table-row table:style-name="TableLine94357571918176">
          <table:table-cell table:style-name="Table6.A2" office:value-type="string">
            <text:p text:style-name="P724">read</text:p>
          </table:table-cell>
          <table:table-cell table:style-name="Table6.A2" office:value-type="string">
            <text:p text:style-name="P724">read</text:p>
          </table:table-cell>
          <table:table-cell table:style-name="Table6.A2" office:value-type="string">
            <text:p text:style-name="P724">read</text:p>
          </table:table-cell>
          <table:table-cell table:style-name="Table6.D2" office:value-type="string">
            <text:p text:style-name="P724">читать</text:p>
          </table:table-cell>
        </table:table-row>
        <table:table-row table:style-name="TableLine94357571924352">
          <table:table-cell table:style-name="Table6.A2" office:value-type="string">
            <text:p text:style-name="P724">say</text:p>
          </table:table-cell>
          <table:table-cell table:style-name="Table6.A2" office:value-type="string">
            <text:p text:style-name="P724">said</text:p>
          </table:table-cell>
          <table:table-cell table:style-name="Table6.A2" office:value-type="string">
            <text:p text:style-name="P724">said</text:p>
          </table:table-cell>
          <table:table-cell table:style-name="Table6.D2" office:value-type="string">
            <text:p text:style-name="P724">сказать</text:p>
          </table:table-cell>
        </table:table-row>
        <table:table-row table:style-name="TableLine94357571929680">
          <table:table-cell table:style-name="Table6.A2" office:value-type="string">
            <text:p text:style-name="P724">speak</text:p>
          </table:table-cell>
          <table:table-cell table:style-name="Table6.A2" office:value-type="string">
            <text:p text:style-name="P724">spoke</text:p>
          </table:table-cell>
          <table:table-cell table:style-name="Table6.A2" office:value-type="string">
            <text:p text:style-name="P724">spoken</text:p>
          </table:table-cell>
          <table:table-cell table:style-name="Table6.D2" office:value-type="string">
            <text:p text:style-name="P724">говорить</text:p>
          </table:table-cell>
        </table:table-row>
        <table:table-row table:style-name="TableLine94357571932352">
          <table:table-cell table:style-name="Table6.A2" office:value-type="string">
            <text:p text:style-name="P724">see</text:p>
          </table:table-cell>
          <table:table-cell table:style-name="Table6.A2" office:value-type="string">
            <text:p text:style-name="P724">saw</text:p>
          </table:table-cell>
          <table:table-cell table:style-name="Table6.A2" office:value-type="string">
            <text:p text:style-name="P724">seen</text:p>
          </table:table-cell>
          <table:table-cell table:style-name="Table6.D2" office:value-type="string">
            <text:p text:style-name="P724">видеть</text:p>
          </table:table-cell>
        </table:table-row>
        <table:table-row table:style-name="TableLine94357571936000">
          <table:table-cell table:style-name="Table6.A2" office:value-type="string">
            <text:p text:style-name="P724">sit</text:p>
          </table:table-cell>
          <table:table-cell table:style-name="Table6.A2" office:value-type="string">
            <text:p text:style-name="P724">sat</text:p>
          </table:table-cell>
          <table:table-cell table:style-name="Table6.A2" office:value-type="string">
            <text:p text:style-name="P724">sat</text:p>
          </table:table-cell>
          <table:table-cell table:style-name="Table6.D2" office:value-type="string">
            <text:p text:style-name="P724">сидеть</text:p>
          </table:table-cell>
        </table:table-row>
        <table:table-row table:style-name="TableLine94357571939744">
          <table:table-cell table:style-name="Table6.A2" office:value-type="string">
            <text:p text:style-name="P724">take</text:p>
          </table:table-cell>
          <table:table-cell table:style-name="Table6.A2" office:value-type="string">
            <text:p text:style-name="P724">took</text:p>
          </table:table-cell>
          <table:table-cell table:style-name="Table6.A2" office:value-type="string">
            <text:p text:style-name="P724">taken</text:p>
          </table:table-cell>
          <table:table-cell table:style-name="Table6.D2" office:value-type="string">
            <text:p text:style-name="P724">брать</text:p>
          </table:table-cell>
        </table:table-row>
        <table:table-row table:style-name="TableLine94357571945200">
          <table:table-cell table:style-name="Table6.A2" office:value-type="string">
            <text:p text:style-name="P725">teach</text:p>
          </table:table-cell>
          <table:table-cell table:style-name="Table6.A2" office:value-type="string">
            <text:p text:style-name="P726">taught</text:p>
          </table:table-cell>
          <table:table-cell table:style-name="Table6.A2" office:value-type="string">
            <text:p text:style-name="P725">taught</text:p>
          </table:table-cell>
          <table:table-cell table:style-name="Table6.D2" office:value-type="string">
            <text:p text:style-name="P725">обучать</text:p>
          </table:table-cell>
        </table:table-row>
        <table:table-row table:style-name="TableLine94357571947760">
          <table:table-cell table:style-name="Table6.A2" office:value-type="string">
            <text:p text:style-name="P724">tell</text:p>
          </table:table-cell>
          <table:table-cell table:style-name="Table6.A2" office:value-type="string">
            <text:p text:style-name="P724">told</text:p>
          </table:table-cell>
          <table:table-cell table:style-name="Table6.A2" office:value-type="string">
            <text:p text:style-name="P724">told</text:p>
          </table:table-cell>
          <table:table-cell table:style-name="Table6.D2" office:value-type="string">
            <text:p text:style-name="P724">рассказывать</text:p>
          </table:table-cell>
        </table:table-row>
        <table:table-row table:style-name="TableLine94357571953616">
          <table:table-cell table:style-name="Table6.A2" office:value-type="string">
            <text:p text:style-name="P724">think</text:p>
          </table:table-cell>
          <table:table-cell table:style-name="Table6.A2" office:value-type="string">
            <text:p text:style-name="P724">thought</text:p>
          </table:table-cell>
          <table:table-cell table:style-name="Table6.A2" office:value-type="string">
            <text:p text:style-name="P724">thought</text:p>
          </table:table-cell>
          <table:table-cell table:style-name="Table6.D2" office:value-type="string">
            <text:p text:style-name="P724">думать</text:p>
          </table:table-cell>
        </table:table-row>
        <table:table-row table:style-name="TableLine94357571957232">
          <table:table-cell table:style-name="Table6.A2" office:value-type="string">
            <text:p text:style-name="P724">win</text:p>
          </table:table-cell>
          <table:table-cell table:style-name="Table6.A2" office:value-type="string">
            <text:p text:style-name="P724">won</text:p>
          </table:table-cell>
          <table:table-cell table:style-name="Table6.A2" office:value-type="string">
            <text:p text:style-name="P724">won</text:p>
          </table:table-cell>
          <table:table-cell table:style-name="Table6.D2" office:value-type="string">
            <text:p text:style-name="P724">побеждать</text:p>
          </table:table-cell>
        </table:table-row>
        <table:table-row table:style-name="TableLine94357571960752">
          <table:table-cell table:style-name="Table6.A2" office:value-type="string">
            <text:p text:style-name="P724">write</text:p>
          </table:table-cell>
          <table:table-cell table:style-name="Table6.A2" office:value-type="string">
            <text:p text:style-name="P724">wrote</text:p>
          </table:table-cell>
          <table:table-cell table:style-name="Table6.A2" office:value-type="string">
            <text:p text:style-name="P724">written</text:p>
          </table:table-cell>
          <table:table-cell table:style-name="Table6.D2" office:value-type="string">
            <text:p text:style-name="P724">писать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5-15T16:45:05.204583275</dc:date>
    <meta:editing-duration>P1DT3H55M13S</meta:editing-duration>
    <meta:editing-cycles>334</meta:editing-cycles>
    <meta:document-statistic meta:table-count="6" meta:image-count="0" meta:object-count="0" meta:page-count="37" meta:paragraph-count="1400" meta:word-count="11238" meta:character-count="70373" meta:non-whitespace-character-count="60116"/>
  </office:meta>
</office:document-meta>
</file>